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9.7mm"/>
    </style:style>
    <style:style style:name="co12" style:family="table-column">
      <style:table-column-properties fo:break-before="auto" style:column-width="26.88mm"/>
    </style:style>
    <style:style style:name="co13" style:family="table-column">
      <style:table-column-properties fo:break-before="auto" style:column-width="35.05mm"/>
    </style:style>
    <style:style style:name="co14" style:family="table-column">
      <style:table-column-properties fo:break-before="auto" style:column-width="17.18mm"/>
    </style:style>
    <style:style style:name="co15" style:family="table-column">
      <style:table-column-properties fo:break-before="auto" style:column-width="6.79mm"/>
    </style:style>
    <style:style style:name="co16" style:family="table-column">
      <style:table-column-properties fo:break-before="auto" style:column-width="65.53mm"/>
    </style:style>
    <style:style style:name="co23" style:family="table-column">
      <style:table-column-properties fo:break-before="auto" style:column-width="6.35mm"/>
    </style:style>
    <style:style style:name="co24" style:family="table-column">
      <style:table-column-properties fo:break-before="auto" style:column-width="10.3mm"/>
    </style:style>
    <style:style style:name="co25" style:family="table-column">
      <style:table-column-properties fo:break-before="auto" style:column-width="16.62mm"/>
    </style:style>
    <style:style style:name="co26" style:family="table-column">
      <style:table-column-properties fo:break-before="auto" style:column-width="29.49mm"/>
    </style:style>
    <style:style style:name="co27" style:family="table-column">
      <style:table-column-properties fo:break-before="auto" style:column-width="14.55mm"/>
    </style:style>
    <style:style style:name="co28" style:family="table-column">
      <style:table-column-properties fo:break-before="auto" style:column-width="33.95mm"/>
    </style:style>
    <style:style style:name="co29" style:family="table-column">
      <style:table-column-properties fo:break-before="auto" style:column-width="11.8mm"/>
    </style:style>
    <style:style style:name="co30" style:family="table-column">
      <style:table-column-properties fo:break-before="auto" style:column-width="44.24mm"/>
    </style:style>
    <style:style style:name="co31" style:family="table-column">
      <style:table-column-properties fo:break-before="auto" style:column-width="31.52mm"/>
    </style:style>
    <style:style style:name="co42" style:family="table-column">
      <style:table-column-properties fo:break-before="auto" style:column-width="49.02mm"/>
    </style:style>
    <style:style style:name="co33" style:family="table-column">
      <style:table-column-properties fo:break-before="auto" style:column-width="15.15mm"/>
    </style:style>
    <style:style style:name="co34" style:family="table-column">
      <style:table-column-properties fo:break-before="auto" style:column-width="13.93mm"/>
    </style:style>
    <style:style style:name="co35" style:family="table-column">
      <style:table-column-properties fo:break-before="auto" style:column-width="9.38mm"/>
    </style:style>
    <style:style style:name="co36" style:family="table-column">
      <style:table-column-properties fo:break-before="auto" style:column-width="22.63mm"/>
    </style:style>
    <style:style style:name="co37" style:family="table-column">
      <style:table-column-properties fo:break-before="auto" style:column-width="23.34mm"/>
    </style:style>
    <style:style style:name="co38" style:family="table-column">
      <style:table-column-properties fo:break-before="auto" style:column-width="11.22mm"/>
    </style:style>
    <style:style style:name="co39" style:family="table-column">
      <style:table-column-properties fo:break-before="auto" style:column-width="11.06mm"/>
    </style:style>
    <style:style style:name="co40" style:family="table-column">
      <style:table-column-properties fo:break-before="auto" style:column-width="15.17mm"/>
    </style:style>
    <style:style style:name="co41" style:family="table-column">
      <style:table-column-properties fo:break-before="auto" style:column-width="83.38mm"/>
    </style:style>
    <style:style style:name="co43" style:family="table-column">
      <style:table-column-properties fo:break-before="auto" style:column-width="26.14mm"/>
    </style:style>
    <style:style style:name="co44" style:family="table-column">
      <style:table-column-properties fo:break-before="auto" style:column-width="21.5mm"/>
    </style:style>
    <style:style style:name="co45" style:family="table-column">
      <style:table-column-properties fo:break-before="auto" style:column-width="16.05mm"/>
    </style:style>
    <style:style style:name="co46" style:family="table-column">
      <style:table-column-properties fo:break-before="auto" style:column-width="20.41mm"/>
    </style:style>
    <style:style style:name="co47" style:family="table-column">
      <style:table-column-properties fo:break-before="auto" style:column-width="17.13mm"/>
    </style:style>
    <style:style style:name="co48" style:family="table-column">
      <style:table-column-properties fo:break-before="auto" style:column-width="35.37mm"/>
    </style:style>
    <style:style style:name="co49" style:family="table-column">
      <style:table-column-properties fo:break-before="auto" style:column-width="16.14mm"/>
    </style:style>
    <style:style style:name="co50" style:family="table-column">
      <style:table-column-properties fo:break-before="auto" style:column-width="14.52mm"/>
    </style:style>
    <style:style style:name="co51" style:family="table-column">
      <style:table-column-properties fo:break-before="auto" style:column-width="16.42mm"/>
    </style:style>
    <style:style style:name="co52" style:family="table-column">
      <style:table-column-properties fo:break-before="auto" style:column-width="21.87mm"/>
    </style:style>
    <style:style style:name="co53" style:family="table-column">
      <style:table-column-properties fo:break-before="auto" style:column-width="18.04mm"/>
    </style:style>
    <style:style style:name="co54" style:family="table-column">
      <style:table-column-properties fo:break-before="auto" style:column-width="22.28mm"/>
    </style:style>
    <style:style style:name="co55" style:family="table-column">
      <style:table-column-properties fo:break-before="auto" style:column-width="17.23mm"/>
    </style:style>
    <style:style style:name="co56" style:family="table-column">
      <style:table-column-properties fo:break-before="auto" style:column-width="20.23mm"/>
    </style:style>
    <style:style style:name="co57" style:family="table-column">
      <style:table-column-properties fo:break-before="auto" style:column-width="19.97mm"/>
    </style:style>
    <style:style style:name="co58" style:family="table-column">
      <style:table-column-properties fo:break-before="auto" style:column-width="19.42mm"/>
    </style:style>
    <style:style style:name="ro1" style:family="table-row">
      <style:table-row-properties style:row-height="9.37mm" fo:break-before="auto" style:use-optimal-row-height="fals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4mm" fo:break-before="auto" style:use-optimal-row-height="false"/>
    </style:style>
    <style:style style:name="ro6" style:family="table-row">
      <style:table-row-properties style:row-height="5.7mm" fo:break-before="auto" style:use-optimal-row-height="tru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5.27mm" fo:break-before="auto" style:use-optimal-row-height="false"/>
    </style:style>
    <style:style style:name="ro9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9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0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0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1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2"/>
    </style:style>
    <style:style style:name="ce21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3"/>
    </style:style>
    <style:style style:name="ce21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C2"/>
    </style:style>
    <style:style style:name="ce214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"/>
    </style:style>
    <style:style style:name="ce21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"/>
    </style:style>
    <style:style style:name="ce2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"/>
    </style:style>
    <style:style style:name="ce21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"/>
    </style:style>
    <style:style style:name="ce2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"/>
    </style:style>
    <style:style style:name="ce22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"/>
    </style:style>
    <style:style style:name="ce2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6"/>
    </style:style>
    <style:style style:name="ce2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0"/>
    </style:style>
    <style:style style:name="ce2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8"/>
    </style:style>
    <style:style style:name="ce2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8"/>
    </style:style>
    <style:style style:name="ce23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0"/>
    </style:style>
    <style:style style:name="ce24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6"/>
    </style:style>
    <style:style style:name="ce24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8"/>
    </style:style>
    <style:style style:name="ce24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2"/>
    </style:style>
    <style:style style:name="ce24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0"/>
    </style:style>
    <style:style style:name="ce24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2"/>
    </style:style>
    <style:style style:name="ce253" style:family="table-cell" style:parent-style-name="Default">
      <style:text-properties fo:font-size="10.5pt" style:font-size-asian="10.5pt" style:font-size-complex="10.5pt"/>
    </style:style>
    <style:style style:name="ce2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4"/>
    </style:style>
    <style:style style:name="ce25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4"/>
    </style:style>
    <style:style style:name="ce2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6"/>
    </style:style>
    <style:style style:name="ce2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6"/>
    </style:style>
    <style:style style:name="ce2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8"/>
    </style:style>
    <style:style style:name="ce26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0"/>
    </style:style>
    <style:style style:name="ce26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2"/>
    </style:style>
    <style:style style:name="ce26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2"/>
    </style:style>
    <style:style style:name="ce26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4"/>
    </style:style>
    <style:style style:name="ce2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6"/>
    </style:style>
    <style:style style:name="ce27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2"/>
    </style:style>
    <style:style style:name="ce2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0"/>
    </style:style>
    <style:style style:name="ce27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4"/>
    </style:style>
    <style:style style:name="ce2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2"/>
    </style:style>
    <style:style style:name="ce27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4"/>
    </style:style>
    <style:style style:name="ce2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6"/>
    </style:style>
    <style:style style:name="ce28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8"/>
    </style:style>
    <style:style style:name="ce2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0"/>
    </style:style>
    <style:style style:name="ce28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2"/>
    </style:style>
    <style:style style:name="ce28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6"/>
    </style:style>
    <style:style style:name="ce28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4"/>
    </style:style>
    <style:style style:name="ce29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6"/>
    </style:style>
    <style:style style:name="ce29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6"/>
    </style:style>
    <style:style style:name="ce29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4"/>
    </style:style>
    <style:style style:name="ce30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0"/>
    </style:style>
    <style:style style:name="ce30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2"/>
    </style:style>
    <style:style style:name="ce30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6"/>
    </style:style>
    <style:style style:name="ce30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0"/>
    </style:style>
    <style:style style:name="ce31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8"/>
    </style:style>
    <style:style style:name="ce31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0"/>
    </style:style>
    <style:style style:name="ce31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2"/>
    </style:style>
    <style:style style:name="ce3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8"/>
    </style:style>
    <style:style style:name="ce3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4"/>
    </style:style>
    <style:style style:name="ce32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6"/>
    </style:style>
    <style:style style:name="ce32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8"/>
    </style:style>
    <style:style style:name="ce32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0"/>
    </style:style>
    <style:style style:name="ce3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6"/>
    </style:style>
    <style:style style:name="ce32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8"/>
    </style:style>
    <style:style style:name="ce32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0"/>
    </style:style>
    <style:style style:name="ce32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2"/>
    </style:style>
    <style:style style:name="ce3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4"/>
    </style:style>
    <style:style style:name="ce3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8"/>
    </style:style>
    <style:style style:name="ce33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0"/>
    </style:style>
    <style:style style:name="ce3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2"/>
    </style:style>
    <style:style style:name="ce33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4"/>
    </style:style>
    <style:style style:name="ce33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8"/>
    </style:style>
    <style:style style:name="ce3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0"/>
    </style:style>
    <style:style style:name="ce3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2"/>
    </style:style>
    <style:style style:name="ce34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4"/>
    </style:style>
    <style:style style:name="ce34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8"/>
    </style:style>
    <style:style style:name="ce35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4"/>
    </style:style>
    <style:style style:name="ce3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6"/>
    </style:style>
    <style:style style:name="ce35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8"/>
    </style:style>
    <style:style style:name="ce35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2"/>
    </style:style>
    <style:style style:name="ce3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4"/>
    </style:style>
    <style:style style:name="ce35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6"/>
    </style:style>
    <style:style style:name="ce3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F2"/>
    </style:style>
    <style:style style:name="ce36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6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H4"/>
    </style:style>
    <style:style style:name="ce36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6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6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282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ext-properties style:font-name="Liberation Sans" fo:font-size="11pt" style:font-size-asian="11pt" style:font-size-complex="11pt"/>
    </style:style>
    <style:style style:name="ce426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27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4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font-name="Liberation Sans" fo:font-size="11pt" style:font-size-asian="11pt" style:font-size-complex="11pt"/>
    </style:style>
    <style:style style:name="ce4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78" style:family="table-cell" style:parent-style-name="Default">
      <style:table-cell-properties fo:border="none"/>
      <style:text-properties fo:font-size="13pt" style:font-size-asian="13pt" style:font-size-complex="13pt"/>
    </style:style>
    <style:style style:name="ce423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432" style:family="table-cell" style:parent-style-name="Default">
      <style:table-cell-properties fo:border="none"/>
      <style:text-properties style:font-name="Linux Libertine G" fo:font-size="13pt" style:font-size-asian="13pt" style:font-size-complex="13pt"/>
    </style:style>
    <style:style style:name="ce569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Default">
      <style:text-properties style:font-name="Arial" fo:font-size="12pt" style:font-size-asian="12pt" style:font-size-complex="12pt"/>
    </style:style>
    <style:style style:name="ce19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1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8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3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4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76" style:family="table-cell" style:parent-style-name="Default">
      <style:text-properties fo:font-size="10.5pt" style:font-size-asian="10.5pt" style:font-size-complex="10.5pt"/>
    </style:style>
    <style:style style:name="ce5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56" style:family="table-cell" style:parent-style-name="Default">
      <style:text-properties fo:font-size="10.5pt" style:font-size-asian="10.5pt" style:font-size-complex="10.5pt"/>
    </style:style>
    <style:style style:name="ce57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66"/>
    </style:style>
    <style:style style:name="ce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68"/>
    </style:style>
    <style:style style:name="ce7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0"/>
    </style:style>
    <style:style style:name="ce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1"/>
    </style:style>
    <style:style style:name="ce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2"/>
    </style:style>
    <style:style style:name="ce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3"/>
    </style:style>
    <style:style style:name="ce8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C2"/>
    </style:style>
    <style:style style:name="ce86" style:family="table-cell" style:parent-style-name="Default">
      <style:text-properties fo:font-size="10.5pt" style:font-size-asian="10.5pt" style:font-size-complex="10.5pt"/>
    </style:style>
    <style:style style:name="ce8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63"/>
    </style:style>
    <style:style style:name="ce10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68"/>
    </style:style>
    <style:style style:name="ce108" style:family="table-cell" style:parent-style-name="Default">
      <style:text-properties fo:font-size="10.5pt" style:font-size-asian="10.5pt" style:font-size-complex="10.5pt"/>
    </style:style>
    <style:style style:name="ce11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70"/>
    </style:style>
    <style:style style:name="ce120" style:family="table-cell" style:parent-style-name="Default">
      <style:text-properties fo:font-size="10.5pt" style:font-size-asian="10.5pt" style:font-size-complex="10.5pt"/>
    </style:style>
    <style:style style:name="ce121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22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23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4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49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50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68"/>
    </style:style>
    <style:style style:name="ce151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68"/>
    </style:style>
    <style:style style:name="ce154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70"/>
    </style:style>
    <style:style style:name="ce15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70"/>
    </style:style>
    <style:style style:name="ce156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57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58" style:family="table-cell" style:parent-style-name="Default">
      <style:text-properties fo:font-size="10.5pt" style:font-size-asian="10.5pt" style:font-size-complex="10.5pt"/>
    </style:style>
    <style:style style:name="ce159" style:family="table-cell" style:parent-style-name="Default">
      <style:text-properties fo:font-size="10.5pt" style:font-size-asian="10.5pt" style:font-size-complex="10.5pt"/>
    </style:style>
    <style:style style:name="ce1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E68"/>
    </style:style>
    <style:style style:name="ce161" style:family="table-cell" style:parent-style-name="Default">
      <style:text-properties fo:font-size="10.5pt" style:font-size-asian="10.5pt" style:font-size-complex="10.5pt"/>
    </style:style>
    <style:style style:name="ce16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E70"/>
    </style:style>
    <style:style style:name="ce163" style:family="table-cell" style:parent-style-name="Default">
      <style:text-properties fo:font-size="10.5pt" style:font-size-asian="10.5pt" style:font-size-complex="10.5pt"/>
    </style:style>
    <style:style style:name="ce1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22"/>
    </style:style>
    <style:style style:name="ce16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68"/>
    </style:style>
    <style:style style:name="ce16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70"/>
    </style:style>
    <style:style style:name="ce1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G68"/>
    </style:style>
    <style:style style:name="ce1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G70"/>
    </style:style>
    <style:style style:name="ce170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G72"/>
    </style:style>
    <style:style style:name="ce46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23"/>
    </style:style>
    <style:style style:name="ce17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70"/>
    </style:style>
    <style:style style:name="ce1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71"/>
    </style:style>
    <style:style style:name="ce181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82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I26"/>
    </style:style>
    <style:style style:name="ce18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85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K26"/>
    </style:style>
    <style:style style:name="ce47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92" style:family="table-cell" style:parent-style-name="Default">
      <style:text-properties fo:font-size="10.5pt" style:font-size-asian="10.5pt" style:font-size-complex="10.5pt"/>
      <style:map style:condition="is-true-formula([$'falshCardA1-1'.$D12]=rzeczownik)" style:apply-style-name="Безымянный2" style:base-cell-address="'falshCardA1-1'.M12"/>
    </style:style>
    <style:style style:name="ce195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M26"/>
    </style:style>
    <style:style style:name="ce197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M72"/>
    </style:style>
    <style:style style:name="ce198" style:family="table-cell" style:parent-style-name="Default">
      <style:text-properties style:font-name="Liberation Sans" fo:font-size="10.5pt" style:font-name-asian="Microsoft YaHei" style:font-size-asian="10.5pt" style:font-name-complex="Lucida Sans" style:font-size-complex="10.5pt"/>
      <style:map style:condition="is-true-formula([$'falshCardA1-1'.$D2]=rzeczownik)" style:apply-style-name="Безымянный2" style:base-cell-address="'falshCardA1-1'.B2"/>
    </style:style>
    <style:style style:name="ce199" style:family="table-cell" style:parent-style-name="Default">
      <style:text-properties style:font-name="Liberation Sans" fo:font-size="10.5pt" style:font-name-asian="Microsoft YaHei" style:font-size-asian="10.5pt" style:font-name-complex="Lucida Sans" style:font-size-complex="10.5pt"/>
      <style:map style:condition="is-true-formula([$'falshCardA1-1'.$D72]=rzeczownik)" style:apply-style-name="Безымянный2" style:base-cell-address="'falshCardA1-1'.G72"/>
    </style:style>
    <style:style style:name="ce47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01" style:family="table-cell" style:parent-style-name="Default">
      <style:text-properties fo:font-size="10.5pt" style:font-size-asian="10.5pt" style:font-size-complex="10.5pt"/>
    </style:style>
    <style:style style:name="ce20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O22"/>
    </style:style>
    <style:style style:name="ce20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48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85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486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8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2"/>
    </style:style>
    <style:style style:name="ce48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3"/>
    </style:style>
    <style:style style:name="ce48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C2"/>
    </style:style>
    <style:style style:name="ce490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"/>
    </style:style>
    <style:style style:name="ce49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"/>
    </style:style>
    <style:style style:name="ce49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"/>
    </style:style>
    <style:style style:name="ce49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"/>
    </style:style>
    <style:style style:name="ce49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"/>
    </style:style>
    <style:style style:name="ce49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"/>
    </style:style>
    <style:style style:name="ce49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6"/>
    </style:style>
    <style:style style:name="ce50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8"/>
    </style:style>
    <style:style style:name="ce50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0"/>
    </style:style>
    <style:style style:name="ce50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2"/>
    </style:style>
    <style:style style:name="ce50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4"/>
    </style:style>
    <style:style style:name="ce50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6"/>
    </style:style>
    <style:style style:name="ce50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8"/>
    </style:style>
    <style:style style:name="ce50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0"/>
    </style:style>
    <style:style style:name="ce50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2"/>
    </style:style>
    <style:style style:name="ce50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4"/>
    </style:style>
    <style:style style:name="ce50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6"/>
    </style:style>
    <style:style style:name="ce51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8"/>
    </style:style>
    <style:style style:name="ce51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0"/>
    </style:style>
    <style:style style:name="ce51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2"/>
    </style:style>
    <style:style style:name="ce51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4"/>
    </style:style>
    <style:style style:name="ce51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6"/>
    </style:style>
    <style:style style:name="ce51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8"/>
    </style:style>
    <style:style style:name="ce51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0"/>
    </style:style>
    <style:style style:name="ce5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2"/>
    </style:style>
    <style:style style:name="ce51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4"/>
    </style:style>
    <style:style style:name="ce5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6"/>
    </style:style>
    <style:style style:name="ce52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8"/>
    </style:style>
    <style:style style:name="ce52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0"/>
    </style:style>
    <style:style style:name="ce52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2"/>
    </style:style>
    <style:style style:name="ce52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4"/>
    </style:style>
    <style:style style:name="ce5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6"/>
    </style:style>
    <style:style style:name="ce52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8"/>
    </style:style>
    <style:style style:name="ce52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0"/>
    </style:style>
    <style:style style:name="ce52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2"/>
    </style:style>
    <style:style style:name="ce5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4"/>
    </style:style>
    <style:style style:name="ce53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6"/>
    </style:style>
    <style:style style:name="ce5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8"/>
    </style:style>
    <style:style style:name="ce53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0"/>
    </style:style>
    <style:style style:name="ce53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2"/>
    </style:style>
    <style:style style:name="ce5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4"/>
    </style:style>
    <style:style style:name="ce53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6"/>
    </style:style>
    <style:style style:name="ce53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8"/>
    </style:style>
    <style:style style:name="ce53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0"/>
    </style:style>
    <style:style style:name="ce5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2"/>
    </style:style>
    <style:style style:name="ce5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4"/>
    </style:style>
    <style:style style:name="ce54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6"/>
    </style:style>
    <style:style style:name="ce54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8"/>
    </style:style>
    <style:style style:name="ce54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0"/>
    </style:style>
    <style:style style:name="ce54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2"/>
    </style:style>
    <style:style style:name="ce54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4"/>
    </style:style>
    <style:style style:name="ce54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6"/>
    </style:style>
    <style:style style:name="ce54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8"/>
    </style:style>
    <style:style style:name="ce54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0"/>
    </style:style>
    <style:style style:name="ce55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2"/>
    </style:style>
    <style:style style:name="ce55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4"/>
    </style:style>
    <style:style style:name="ce5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6"/>
    </style:style>
    <style:style style:name="ce55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8"/>
    </style:style>
    <style:style style:name="ce55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0"/>
    </style:style>
    <style:style style:name="ce55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2"/>
    </style:style>
    <style:style style:name="ce5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4"/>
    </style:style>
    <style:style style:name="ce55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6"/>
    </style:style>
    <style:style style:name="ce5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8"/>
    </style:style>
    <style:style style:name="ce5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0"/>
    </style:style>
    <style:style style:name="ce5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2"/>
    </style:style>
    <style:style style:name="ce56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4"/>
    </style:style>
    <style:style style:name="ce56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6"/>
    </style:style>
    <style:style style:name="ce56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8"/>
    </style:style>
    <style:style style:name="ce5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0"/>
    </style:style>
    <style:style style:name="ce56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2"/>
    </style:style>
    <style:style style:name="ce56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4"/>
    </style:style>
    <style:style style:name="ce5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6"/>
    </style:style>
    <style:style style:name="ce5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F2"/>
    </style:style>
    <style:style style:name="ce57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7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H4"/>
    </style:style>
    <style:style style:name="ce57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75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7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8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1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1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2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2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8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8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8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8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8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8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68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B2"/>
    </style:style>
    <style:style style:name="ce369" style:family="table-cell" style:parent-style-name="Default">
      <style:text-properties fo:font-size="10.5pt" style:font-size-asian="10.5pt" style:font-size-complex="10.5pt"/>
    </style:style>
    <style:style style:name="ce342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B8"/>
    </style:style>
    <style:style style:name="ce343" style:family="table-cell" style:parent-style-name="Default">
      <style:text-properties fo:font-size="10.5pt" style:font-size-asian="10.5pt" style:font-size-complex="10.5pt"/>
    </style:style>
    <style:style style:name="ce34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B10"/>
    </style:style>
    <style:style style:name="ce347" style:family="table-cell" style:parent-style-name="Default">
      <style:text-properties fo:font-size="10.5pt" style:font-size-asian="10.5pt" style:font-size-complex="10.5pt"/>
    </style:style>
    <style:style style:name="ce41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59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59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8"/>
    </style:style>
    <style:style style:name="ce371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43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C23"/>
    </style:style>
    <style:style style:name="ce37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D2"/>
    </style:style>
    <style:style style:name="ce380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35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D8"/>
    </style:style>
    <style:style style:name="ce366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370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D10"/>
    </style:style>
    <style:style style:name="ce372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46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466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607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08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09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28"/>
    </style:style>
    <style:style style:name="ce610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28"/>
    </style:style>
    <style:style style:name="ce381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E2"/>
    </style:style>
    <style:style style:name="ce522" style:family="table-cell" style:parent-style-name="Default">
      <style:text-properties fo:font-size="10.5pt" style:font-size-asian="10.5pt" style:font-size-complex="10.5pt"/>
      <style:map style:condition="is-true-formula([$'falshCardA1-1'.$D4]=rzeczownik)" style:apply-style-name="Безымянный2" style:base-cell-address="'falshCardA2-2'.D3"/>
    </style:style>
    <style:style style:name="ce376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E8"/>
    </style:style>
    <style:style style:name="ce614" style:family="table-cell" style:parent-style-name="Default">
      <style:text-properties fo:font-size="10.5pt" style:font-size-asian="10.5pt" style:font-size-complex="10.5pt"/>
      <style:map style:condition="is-true-formula([$'falshCardA1-1'.$D10]=rzeczownik)" style:apply-style-name="Безымянный2" style:base-cell-address="'falshCardA2-2'.D9"/>
    </style:style>
    <style:style style:name="ce378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E10"/>
    </style:style>
    <style:style style:name="ce389" style:family="table-cell" style:parent-style-name="Default">
      <style:text-properties fo:font-size="10.5pt" style:font-size-asian="10.5pt" style:font-size-complex="10.5pt"/>
      <style:map style:condition="is-true-formula([$'falshCardA1-1'.$D12]=rzeczownik)" style:apply-style-name="Безымянный2" style:base-cell-address="'falshCardA2-2'.D11"/>
    </style:style>
    <style:style style:name="ce473" style:family="table-cell" style:parent-style-name="Default">
      <style:text-properties fo:font-size="10.5pt" style:font-size-asian="10.5pt" style:font-size-complex="10.5pt"/>
    </style:style>
    <style:style style:name="ce618" style:family="table-cell" style:parent-style-name="Default">
      <style:text-properties fo:font-size="10.5pt" style:font-size-asian="10.5pt" style:font-size-complex="10.5pt"/>
    </style:style>
    <style:style style:name="ce619" style:family="table-cell" style:parent-style-name="Default">
      <style:text-properties fo:font-size="10.5pt" style:font-size-asian="10.5pt" style:font-size-complex="10.5pt"/>
    </style:style>
    <style:style style:name="ce382" style:family="table-cell" style:parent-style-name="Default">
      <style:text-properties fo:font-size="10.5pt" style:font-size-asian="10.5pt" style:font-size-complex="10.5pt"/>
    </style:style>
    <style:style style:name="ce383" style:family="table-cell" style:parent-style-name="Default">
      <style:text-properties fo:font-size="10.5pt" style:font-size-asian="10.5pt" style:font-size-complex="10.5pt"/>
    </style:style>
    <style:style style:name="ce622" style:family="table-cell" style:parent-style-name="Default">
      <style:text-properties fo:font-size="10.5pt" style:font-size-asian="10.5pt" style:font-size-complex="10.5pt"/>
    </style:style>
    <style:style style:name="ce385" style:family="table-cell" style:parent-style-name="Default">
      <style:text-properties fo:font-size="10.5pt" style:font-size-asian="10.5pt" style:font-size-complex="10.5pt"/>
    </style:style>
    <style:style style:name="ce38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8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H3"/>
    </style:style>
    <style:style style:name="ce6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H26"/>
    </style:style>
    <style:style style:name="ce62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H28"/>
    </style:style>
    <style:style style:name="ce388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I2"/>
    </style:style>
    <style:style style:name="ce4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"/>
    </style:style>
    <style:style style:name="ce419" style:family="table-cell" style:parent-style-name="Default">
      <style:text-properties fo:font-size="10.5pt" style:font-size-asian="10.5pt" style:font-size-complex="10.5pt"/>
      <style:map style:condition="is-true-formula([$'falshCardA1-1'.$D5]=rzeczownik)" style:apply-style-name="Безымянный2" style:base-cell-address="'falshCardA2-2'.I4"/>
    </style:style>
    <style:style style:name="ce4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5"/>
    </style:style>
    <style:style style:name="ce421" style:family="table-cell" style:parent-style-name="Default">
      <style:text-properties fo:font-size="10.5pt" style:font-size-asian="10.5pt" style:font-size-complex="10.5pt"/>
      <style:map style:condition="is-true-formula([$'falshCardA1-1'.$D7]=rzeczownik)" style:apply-style-name="Безымянный2" style:base-cell-address="'falshCardA2-2'.I6"/>
    </style:style>
    <style:style style:name="ce42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7"/>
    </style:style>
    <style:style style:name="ce424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I8"/>
    </style:style>
    <style:style style:name="ce43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9"/>
    </style:style>
    <style:style style:name="ce434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I10"/>
    </style:style>
    <style:style style:name="ce4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11"/>
    </style:style>
    <style:style style:name="ce49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49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6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4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28"/>
    </style:style>
    <style:style style:name="ce64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29"/>
    </style:style>
    <style:style style:name="ce390" style:family="table-cell" style:parent-style-name="Default">
      <style:text-properties fo:font-size="10.5pt" style:font-size-asian="10.5pt" style:font-size-complex="10.5pt"/>
    </style:style>
    <style:style style:name="ce64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"/>
    </style:style>
    <style:style style:name="ce438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K2"/>
    </style:style>
    <style:style style:name="ce43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3"/>
    </style:style>
    <style:style style:name="ce440" style:family="table-cell" style:parent-style-name="Default">
      <style:text-properties fo:font-size="10.5pt" style:font-size-asian="10.5pt" style:font-size-complex="10.5pt"/>
      <style:map style:condition="is-true-formula([$'falshCardA1-1'.$D5]=rzeczownik)" style:apply-style-name="Безымянный2" style:base-cell-address="'falshCardA2-2'.K4"/>
    </style:style>
    <style:style style:name="ce4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5"/>
    </style:style>
    <style:style style:name="ce442" style:family="table-cell" style:parent-style-name="Default">
      <style:text-properties fo:font-size="10.5pt" style:font-size-asian="10.5pt" style:font-size-complex="10.5pt"/>
      <style:map style:condition="is-true-formula([$'falshCardA1-1'.$D7]=rzeczownik)" style:apply-style-name="Безымянный2" style:base-cell-address="'falshCardA2-2'.K6"/>
    </style:style>
    <style:style style:name="ce44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7"/>
    </style:style>
    <style:style style:name="ce444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K8"/>
    </style:style>
    <style:style style:name="ce44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9"/>
    </style:style>
    <style:style style:name="ce446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K10"/>
    </style:style>
    <style:style style:name="ce44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11"/>
    </style:style>
    <style:style style:name="ce39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49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M2"/>
    </style:style>
    <style:style style:name="ce45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3"/>
    </style:style>
    <style:style style:name="ce451" style:family="table-cell" style:parent-style-name="Default">
      <style:text-properties fo:font-size="10.5pt" style:font-size-asian="10.5pt" style:font-size-complex="10.5pt"/>
      <style:map style:condition="is-true-formula([$'falshCardA1-1'.$D5]=rzeczownik)" style:apply-style-name="Безымянный2" style:base-cell-address="'falshCardA2-2'.M4"/>
    </style:style>
    <style:style style:name="ce4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5"/>
    </style:style>
    <style:style style:name="ce453" style:family="table-cell" style:parent-style-name="Default">
      <style:text-properties fo:font-size="10.5pt" style:font-size-asian="10.5pt" style:font-size-complex="10.5pt"/>
      <style:map style:condition="is-true-formula([$'falshCardA1-1'.$D7]=rzeczownik)" style:apply-style-name="Безымянный2" style:base-cell-address="'falshCardA2-2'.M6"/>
    </style:style>
    <style:style style:name="ce45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7"/>
    </style:style>
    <style:style style:name="ce455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M8"/>
    </style:style>
    <style:style style:name="ce4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9"/>
    </style:style>
    <style:style style:name="ce457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M10"/>
    </style:style>
    <style:style style:name="ce4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11"/>
    </style:style>
    <style:style style:name="ce667" style:family="table-cell" style:parent-style-name="Default">
      <style:text-properties fo:font-size="10.5pt" style:font-size-asian="10.5pt" style:font-size-complex="10.5pt"/>
      <style:map style:condition="is-true-formula([$'falshCardA1-1'.$D27]=rzeczownik)" style:apply-style-name="Безымянный2" style:base-cell-address="'falshCardA2-2'.M26"/>
    </style:style>
    <style:style style:name="ce6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27"/>
    </style:style>
    <style:style style:name="ce39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94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I2"/>
    </style:style>
    <style:style style:name="ce51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O14"/>
    </style:style>
    <style:style style:name="ce6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O28"/>
    </style:style>
    <style:style style:name="ce67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O29"/>
    </style:style>
    <style:style style:name="ce46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97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0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40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681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B2"/>
    </style:style>
    <style:style style:name="ce682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C2"/>
    </style:style>
    <style:style style:name="ce40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405" style:family="table-cell" style:parent-style-name="Default">
      <style:text-properties fo:font-size="10.5pt" style:font-size-asian="10.5pt" style:font-size-complex="10.5pt"/>
    </style:style>
    <style:style style:name="ce685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07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68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8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89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690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412" style:family="table-cell" style:parent-style-name="Default" style:data-style-name="N99">
      <style:text-properties fo:font-size="12pt" style:font-size-asian="12pt" style:font-size-complex="12pt"/>
    </style:style>
    <style:style style:name="ce413" style:family="table-cell" style:parent-style-name="Default">
      <style:text-properties fo:font-size="12pt" style:font-size-asian="12pt" style:font-size-complex="12pt"/>
    </style:style>
    <style:style style:name="ce693" style:family="table-cell" style:parent-style-name="Default">
      <style:table-cell-properties fo:border="none"/>
      <style:text-properties fo:font-size="12pt" style:font-size-asian="12pt" style:font-size-complex="12pt"/>
    </style:style>
    <style:style style:name="ce415" style:family="table-cell" style:parent-style-name="Default">
      <style:table-cell-properties fo:border="none"/>
      <style:text-properties fo:font-size="12pt" fo:language="ru" fo:country="RU" style:font-size-asian="12pt" style:font-size-complex="12pt"/>
    </style:style>
    <style:style style:name="ce695" style:family="table-cell" style:parent-style-name="Default">
      <style:text-properties style:font-name="Liberation Sans" fo:font-size="11pt" style:font-size-asian="11pt" style:font-size-complex="11pt"/>
    </style:style>
    <style:style style:name="ce696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97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6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9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font-name="Liberation Sans" fo:font-size="11pt" style:font-size-asian="11pt" style:font-size-complex="11pt"/>
    </style:style>
    <style:style style:name="ce7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2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03" style:family="table-cell" style:parent-style-name="Default">
      <style:table-cell-properties fo:border="none"/>
      <style:text-properties fo:font-size="13pt" style:font-size-asian="13pt" style:font-size-complex="13pt"/>
    </style:style>
    <style:style style:name="ce704" style:family="table-cell" style:parent-style-name="Default">
      <style:table-cell-properties fo:border="none"/>
      <style:text-properties style:font-name="Linux Libertine G" fo:font-size="13pt" style:font-size-asian="13pt" style:font-size-complex="13pt"/>
    </style:style>
    <style:style style:name="ce705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  <style:style style:name="ce708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0" style:family="table-cell" style:parent-style-name="Default"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a.$H$12:$Lista.$H$20])" table:allow-empty-cell="true" table:display-list="unsorted" table:base-cell-address="Liczebniki.B2">
          <table:error-message table:message-type="stop" table:display="true"/>
        </table:content-validation>
        <table:content-validation table:name="val2" table:condition="of:cell-content-is-in-list([$Lista.$J$12:$Lista.$J$20])" table:allow-empty-cell="true" table:display-list="unsorted" table:base-cell-address="'falshCardA2-1'.D2">
          <table:error-message table:message-type="stop" table:display="true"/>
        </table:content-validation>
        <table:content-validation table:name="val3" table:condition="of:cell-content-is-in-list([$Lista.$C$3:$Lista.$C$9])" table:allow-empty-cell="true" table:display-list="unsorted" table:base-cell-address="'falshCardA1-1'.I2">
          <table:error-message table:message-type="stop" table:display="true"/>
        </table:content-validation>
        <table:content-validation table:name="val4" table:condition="of:cell-content-is-in-list([$Lista.$C$3:$Lista.$C$20])" table:allow-empty-cell="true" table:display-list="unsorted" table:base-cell-address="'falshCardA2-1'.I25">
          <table:error-message table:message-type="stop" table:display="true"/>
        </table:content-validation>
        <table:content-validation table:name="val5" table:condition="of:cell-content-is-in-list([$Lista.$E$3:$Lista.$E$9])" table:allow-empty-cell="true" table:display-list="unsorted" table:base-cell-address="'falshCardA2-1'.I64">
          <table:error-message table:message-type="stop" table:display="true"/>
        </table:content-validation>
        <table:content-validation table:name="val6" table:condition="of:cell-content-is-in-list([$Lista.$E$3:$Lista.$E$9])" table:allow-empty-cell="true" table:display-list="unsorted" table:base-cell-address="'falshCardA2-2'.I3">
          <table:error-message table:message-type="stop" table:display="true"/>
        </table:content-validation>
      </table:content-validations>
      <table:table table:name="falshCardA1-1" table:style-name="ta1">
        <office:forms form:automatic-focus="false" form:apply-design-mode="false"/>
        <table:table-column table:style-name="co33" table:default-cell-style-name="ce276"/>
        <table:table-column table:style-name="co34" table:default-cell-style-name="ce276"/>
        <table:table-column table:style-name="co35" table:default-cell-style-name="ce276"/>
        <table:table-column table:style-name="co36" table:default-cell-style-name="ce276"/>
        <table:table-column table:style-name="co35" table:default-cell-style-name="ce276"/>
        <table:table-column table:style-name="co5" table:default-cell-style-name="ce276"/>
        <table:table-column table:style-name="co35" table:default-cell-style-name="ce276"/>
        <table:table-column table:style-name="co37" table:default-cell-style-name="ce276"/>
        <table:table-column table:style-name="co38" table:default-cell-style-name="ce276"/>
        <table:table-column table:style-name="co5" table:default-cell-style-name="ce276"/>
        <table:table-column table:style-name="co39" table:default-cell-style-name="ce276"/>
        <table:table-column table:style-name="co5" table:default-cell-style-name="ce276"/>
        <table:table-column table:style-name="co40" table:default-cell-style-name="ce276"/>
        <table:table-column table:style-name="co5" table:default-cell-style-name="ce276"/>
        <table:table-column table:style-name="co41" table:default-cell-style-name="ce276"/>
        <table:table-column table:style-name="co5" table:number-columns-repeated="1009" table:default-cell-style-name="ce276"/>
        <table:table-row table:style-name="ro1">
          <table:table-cell table:style-name="ce196" office:value-type="string" calcext:value-type="string">
            <text:p>L1_level</text:p>
          </table:table-cell>
          <table:table-cell table:style-name="ce196" office:value-type="string" calcext:value-type="string">
            <text:p>L1_title</text:p>
          </table:table-cell>
          <table:table-cell table:style-name="ce196" office:value-type="string" calcext:value-type="string">
            <text:p>L1_ident</text:p>
          </table:table-cell>
          <table:table-cell table:style-name="ce196" office:value-type="string" calcext:value-type="string">
            <text:p>L1_type</text:p>
          </table:table-cell>
          <table:table-cell table:style-name="ce196" office:value-type="string" calcext:value-type="string">
            <text:p>L1_single</text:p>
          </table:table-cell>
          <table:table-cell table:style-name="ce196" office:value-type="string" calcext:value-type="string">
            <text:p>L1_word</text:p>
          </table:table-cell>
          <table:table-cell table:style-name="ce196" office:value-type="string" calcext:value-type="string">
            <text:p>L1_plural</text:p>
          </table:table-cell>
          <table:table-cell table:style-name="ce460" office:value-type="string" calcext:value-type="string">
            <text:p>L1_aword</text:p>
          </table:table-cell>
          <table:table-cell table:style-name="ce196" office:value-type="string" calcext:value-type="string">
            <text:p>L1_p1desc</text:p>
          </table:table-cell>
          <table:table-cell table:style-name="ce196" office:value-type="string" calcext:value-type="string">
            <text:p>L1_p1word</text:p>
          </table:table-cell>
          <table:table-cell table:style-name="ce196" office:value-type="string" calcext:value-type="string">
            <text:p>L1_p2desc</text:p>
          </table:table-cell>
          <table:table-cell table:style-name="ce196" office:value-type="string" calcext:value-type="string">
            <text:p>L1_p2word</text:p>
          </table:table-cell>
          <table:table-cell table:style-name="ce472" office:value-type="string" calcext:value-type="string">
            <text:p>L1_p3desc</text:p>
          </table:table-cell>
          <table:table-cell table:style-name="ce472" office:value-type="string" calcext:value-type="string">
            <text:p>L1_p3word</text:p>
          </table:table-cell>
          <table:table-cell table:style-name="ce479" office:value-type="string" calcext:value-type="string">
            <text:p>L1_example</text:p>
          </table:table-cell>
          <table:table-cell table:style-name="ce204" office:value-type="string" calcext:value-type="string">
            <text:p>L1_counter</text:p>
          </table:table-cell>
          <table:table-cell table:style-name="ce483" table:number-columns-repeated="1008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55" table:content-validation-name="val1" office:value-type="string" calcext:value-type="string">
            <text:p>Ogólne </text:p>
          </table:table-cell>
          <table:table-cell table:style-name="ce85" table:content-validation-name="val1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Ogród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ogrody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ogrodu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ogrodzie</text:p>
          </table:table-cell>
          <table:table-cell table:style-name="ce56" office:value-type="string" calcext:value-type="string">
            <text:p>Narz</text:p>
          </table:table-cell>
          <table:table-cell table:style-name="ce56" office:value-type="string" calcext:value-type="string">
            <text:p>ogrodem</text:p>
          </table:table-cell>
          <table:table-cell table:style-name="ce57" office:value-type="string" calcext:value-type="string">
            <text:p>Stwórz z nami swój piękny ogród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Сад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сады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саду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саду</text:p>
          </table:table-cell>
          <table:table-cell table:style-name="ce56" table:number-columns-repeated="2"/>
          <table:table-cell table:style-name="ce57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Książka</text:p>
          </table:table-cell>
          <table:table-cell table:style-name="ce56" office:value-type="string" calcext:value-type="string">
            <text:p>l.z.</text:p>
          </table:table-cell>
          <table:table-cell table:style-name="ce56" office:value-type="string" calcext:value-type="string">
            <text:p>książki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książki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książce</text:p>
          </table:table-cell>
          <table:table-cell table:style-name="ce56" table:number-columns-repeated="2"/>
          <table:table-cell table:style-name="ce57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ж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Книга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книги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книги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книге</text:p>
          </table:table-cell>
          <table:table-cell table:style-name="ce56" table:number-columns-repeated="2"/>
          <table:table-cell table:style-name="ce57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Społeczność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społeczności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społeczności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społeczności</text:p>
          </table:table-cell>
          <table:table-cell table:style-name="ce56" table:number-columns-repeated="2"/>
          <table:table-cell table:style-name="ce57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Сообщество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сообщества</text:p>
          </table:table-cell>
          <table:table-cell table:style-name="ce56" office:value-type="string" calcext:value-type="string">
            <text:p>Рд.</text:p>
          </table:table-cell>
          <table:table-cell table:style-name="ce56"/>
          <table:table-cell table:style-name="ce56" office:value-type="string" calcext:value-type="string">
            <text:p>Пр.</text:p>
          </table:table-cell>
          <table:table-cell table:style-name="ce56" table:number-columns-repeated="3"/>
          <table:table-cell table:style-name="ce57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Księżyc <text:s/>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księżyce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księżyca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księżycu</text:p>
          </table:table-cell>
          <table:table-cell table:style-name="ce56" table:number-columns-repeated="2"/>
          <table:table-cell table:style-name="ce57" office:value-type="string" calcext:value-type="string">
            <text:p>ludzie marzyli dostać się księżyca oraz zostać na księżycu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Месяц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месяцы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месяца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месяце</text:p>
          </table:table-cell>
          <table:table-cell table:style-name="ce56" table:number-columns-repeated="2"/>
          <table:table-cell table:style-name="ce57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przyimek</text:p>
          </table:table-cell>
          <table:table-cell table:style-name="ce56"/>
          <table:table-cell table:style-name="ce56" office:value-type="string" calcext:value-type="string">
            <text:p>Według</text:p>
          </table:table-cell>
          <table:table-cell table:style-name="ce56" office:value-type="string" calcext:value-type="string">
            <text:p>Syn</text:p>
          </table:table-cell>
          <table:table-cell table:style-name="ce56" office:value-type="string" calcext:value-type="string">
            <text:p>zgodnie z</text:p>
          </table:table-cell>
          <table:table-cell table:style-name="ce56" table:number-columns-repeated="6"/>
          <table:table-cell table:style-name="ce201" office:value-type="string" calcext:value-type="string">
            <text:p>Mapa świata antycznego według Herodota…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/>
          <table:table-cell table:style-name="ce123" table:content-validation-name="val2" office:value-type="string" calcext:value-type="string">
            <text:p>предлог</text:p>
          </table:table-cell>
          <table:table-cell table:style-name="ce56"/>
          <table:table-cell table:style-name="ce56" office:value-type="string" calcext:value-type="string">
            <text:p>Согласно</text:p>
          </table:table-cell>
          <table:table-cell table:style-name="ce56" office:value-type="string" calcext:value-type="string">
            <text:p>Вар</text:p>
          </table:table-cell>
          <table:table-cell table:style-name="ce56" office:value-type="string" calcext:value-type="string">
            <text:p>по мнению</text:p>
          </table:table-cell>
          <table:table-cell table:style-name="ce56" table:number-columns-repeated="6"/>
          <table:table-cell table:style-name="ce201" office:value-type="string" calcext:value-type="string">
            <text:p>Карта мира по мнению Геродота…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A1</text:p>
          </table:table-cell>
          <table:table-cell table:style-name="ce57" office:value-type="string" calcext:value-type="string">
            <text:p>Ogólne </text:p>
          </table:table-cell>
          <table:table-cell table:style-name="ce57" office:value-type="string" calcext:value-type="string">
            <text:p>dkn</text:p>
          </table:table-cell>
          <table:table-cell table:style-name="ce122" table:content-validation-name="val1" office:value-type="string" calcext:value-type="string">
            <text:p>czasownik </text:p>
          </table:table-cell>
          <table:table-cell table:style-name="ce57"/>
          <table:table-cell table:style-name="ce57" office:value-type="string" calcext:value-type="string">
            <text:p>Uruchomić</text:p>
          </table:table-cell>
          <table:table-cell table:style-name="ce57" office:value-type="string" calcext:value-type="string">
            <text:p>Ja</text:p>
          </table:table-cell>
          <table:table-cell table:style-name="ce57" office:value-type="string" calcext:value-type="string">
            <text:p>uruchomię</text:p>
          </table:table-cell>
          <table:table-cell table:style-name="ce57" office:value-type="string" calcext:value-type="string">
            <text:p>Ty</text:p>
          </table:table-cell>
          <table:table-cell table:style-name="ce57" office:value-type="string" calcext:value-type="string">
            <text:p>uruchomiesz</text:p>
          </table:table-cell>
          <table:table-cell table:style-name="ce57" office:value-type="string" calcext:value-type="string">
            <text:p>Ja (prze)</text:p>
          </table:table-cell>
          <table:table-cell table:style-name="ce57" office:value-type="string" calcext:value-type="string">
            <text:p>uruchomiłem</text:p>
          </table:table-cell>
          <table:table-cell table:style-name="ce192" office:value-type="string" calcext:value-type="string">
            <text:p>Ty (tr)</text:p>
          </table:table-cell>
          <table:table-cell table:style-name="ce198" office:value-type="string" calcext:value-type="string">
            <text:p>uruchom!</text:p>
          </table:table-cell>
          <table:table-cell table:style-name="ce57" office:value-type="string" calcext:value-type="string">
            <text:p>Aplikacja uruchamia się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A1</text:p>
          </table:table-cell>
          <table:table-cell table:style-name="ce57" office:value-type="string" calcext:value-type="string">
            <text:p>Обшее </text:p>
          </table:table-cell>
          <table:table-cell table:style-name="ce57"/>
          <table:table-cell table:style-name="ce123" table:content-validation-name="val2" office:value-type="string" calcext:value-type="string">
            <text:p>глагол</text:p>
          </table:table-cell>
          <table:table-cell table:style-name="ce57"/>
          <table:table-cell table:style-name="ce57" office:value-type="string" calcext:value-type="string">
            <text:p>Запустить</text:p>
          </table:table-cell>
          <table:table-cell table:style-name="ce57" office:value-type="string" calcext:value-type="string">
            <text:p>Я</text:p>
          </table:table-cell>
          <table:table-cell table:style-name="ce57" office:value-type="string" calcext:value-type="string">
            <text:p>запускаю</text:p>
          </table:table-cell>
          <table:table-cell table:style-name="ce57" office:value-type="string" calcext:value-type="string">
            <text:p>Ты</text:p>
          </table:table-cell>
          <table:table-cell table:style-name="ce57" office:value-type="string" calcext:value-type="string">
            <text:p>запускаешь</text:p>
          </table:table-cell>
          <table:table-cell table:style-name="ce57" office:value-type="string" calcext:value-type="string">
            <text:p>Я</text:p>
          </table:table-cell>
          <table:table-cell table:style-name="ce57" office:value-type="string" calcext:value-type="string">
            <text:p>запустил</text:p>
          </table:table-cell>
          <table:table-cell table:style-name="ce57"/>
          <table:table-cell table:style-name="ce57" office:value-type="string" calcext:value-type="string">
            <text:p>запусти!</text:p>
          </table:table-cell>
          <table:table-cell table:style-name="ce57" office:value-type="string" calcext:value-type="string">
            <text:p>Приложение запускается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A1</text:p>
          </table:table-cell>
          <table:table-cell table:style-name="ce57" office:value-type="string" calcext:value-type="string">
            <text:p>Ogólne </text:p>
          </table:table-cell>
          <table:table-cell table:style-name="ce57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 </text:p>
          </table:table-cell>
          <table:table-cell table:style-name="ce57" office:value-type="string" calcext:value-type="string">
            <text:p>l.p.</text:p>
          </table:table-cell>
          <table:table-cell table:style-name="ce57" office:value-type="string" calcext:value-type="string">
            <text:p>Błąd</text:p>
          </table:table-cell>
          <table:table-cell table:style-name="ce57" office:value-type="string" calcext:value-type="string">
            <text:p>l.m.</text:p>
          </table:table-cell>
          <table:table-cell table:style-name="ce57" office:value-type="string" calcext:value-type="string">
            <text:p>błędy</text:p>
          </table:table-cell>
          <table:table-cell table:style-name="ce57" table:number-columns-repeated="6"/>
          <table:table-cell table:style-name="ce57" office:value-type="string" calcext:value-type="string">
            <text:p>W tym zdaniu są dużo błędów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A1</text:p>
          </table:table-cell>
          <table:table-cell table:style-name="ce57" office:value-type="string" calcext:value-type="string">
            <text:p>Обшее </text:p>
          </table:table-cell>
          <table:table-cell table:style-name="ce57"/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158" office:value-type="string" calcext:value-type="string">
            <text:p>ед.ч.</text:p>
          </table:table-cell>
          <table:table-cell table:style-name="ce57" office:value-type="string" calcext:value-type="string">
            <text:p>Ошибка</text:p>
          </table:table-cell>
          <table:table-cell table:style-name="ce57" office:value-type="string" calcext:value-type="string">
            <text:p>мн.ч</text:p>
          </table:table-cell>
          <table:table-cell table:style-name="ce57" office:value-type="string" calcext:value-type="string">
            <text:p>ошибки</text:p>
          </table:table-cell>
          <table:table-cell table:style-name="ce57" table:number-columns-repeated="6"/>
          <table:table-cell table:style-name="ce57" office:value-type="string" calcext:value-type="string">
            <text:p>В предложении много ошибок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Zachowa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zachowania</text:p>
          </table:table-cell>
          <table:table-cell table:style-name="ce58" table:number-columns-repeated="2"/>
          <table:table-cell table:style-name="ce183" table:content-validation-name="val3" office:value-type="string" calcext:value-type="string">
            <text:p>Msc</text:p>
          </table:table-cell>
          <table:table-cell table:style-name="ce58" table:number-columns-repeated="4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овед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оведения</text:p>
          </table:table-cell>
          <table:table-cell table:style-name="ce58" table:number-columns-repeated="2"/>
          <table:table-cell table:style-name="ce183" table:content-validation-name="val3"/>
          <table:table-cell table:style-name="ce58" table:number-columns-repeated="4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pi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pinia</text:p>
          </table:table-cell>
          <table:table-cell table:style-name="ce58" table:number-columns-repeated="7"/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Мн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мнения</text:p>
          </table:table-cell>
          <table:table-cell table:style-name="ce58" table:number-columns-repeated="7"/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pęta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pętania</text:p>
          </table:table-cell>
          <table:table-cell table:style-name="ce58" table:number-columns-repeated="7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Одержимост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одержимости</text:p>
          </table:table-cell>
          <table:table-cell table:style-name="ce58" table:number-columns-repeated="7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164" office:value-type="string" calcext:value-type="string">
            <text:p>Bezczel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bezczelności</text:p>
          </table:table-cell>
          <table:table-cell table:style-name="ce58" table:number-columns-repeated="6"/>
          <table:table-cell table:style-name="ce202" office:value-type="string" calcext:value-type="string">
            <text:p>swoją bezczelnością zburzyl wszędzie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1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86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Наглость</text:p>
          </table:table-cell>
          <table:table-cell table:style-name="ce58" office:value-type="string" calcext:value-type="string">
            <text:p>мн.ч</text:p>
          </table:table-cell>
          <table:table-cell table:style-name="ce174" office:value-type="string" calcext:value-type="string">
            <text:p>наглости</text:p>
          </table:table-cell>
          <table:table-cell table:style-name="ce58" table:number-columns-repeated="7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Czyn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czyny</text:p>
          </table:table-cell>
          <table:table-cell table:style-name="ce58" table:number-columns-repeated="7"/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1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Дейст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действия</text:p>
          </table:table-cell>
          <table:table-cell table:style-name="ce58" table:number-columns-repeated="7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Kłamstwo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kłamstwa</text:p>
          </table:table-cell>
          <table:table-cell table:style-name="ce182" table:content-validation-name="val4" office:value-type="string" calcext:value-type="string">
            <text:p>Dop</text:p>
          </table:table-cell>
          <table:table-cell table:style-name="ce58" office:value-type="string" calcext:value-type="string">
            <text:p>kłamstwa</text:p>
          </table:table-cell>
          <table:table-cell table:style-name="ce185" table:content-validation-name="val4" office:value-type="string" calcext:value-type="string">
            <text:p>Narz</text:p>
          </table:table-cell>
          <table:table-cell table:style-name="ce58" office:value-type="string" calcext:value-type="string">
            <text:p>kłamstwem</text:p>
          </table:table-cell>
          <table:table-cell table:style-name="ce195" table:content-validation-name="val4" office:value-type="string" calcext:value-type="string">
            <text:p>Bier</text:p>
          </table:table-cell>
          <table:table-cell table:style-name="ce58" office:value-type="string" calcext:value-type="string">
            <text:p>kłamstwo</text:p>
          </table:table-cell>
          <table:table-cell table:style-name="ce58" office:value-type="string" calcext:value-type="string">
            <text:p>Kłamstwa i oszczerstwa to bardzo skuteczna broń.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1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Врань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-</text:p>
          </table:table-cell>
          <table:table-cell table:style-name="ce58" table:number-columns-repeated="7"/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in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iny</text:p>
          </table:table-cell>
          <table:table-cell table:style-name="ce58" table:number-columns-repeated="7"/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емья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емьи</text:p>
          </table:table-cell>
          <table:table-cell table:style-name="ce58" table:number-columns-repeated="7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ic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ice</text:p>
          </table:table-cell>
          <table:table-cell table:style-name="ce58" table:number-columns-repeated="7"/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Родител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родители</text:p>
          </table:table-cell>
          <table:table-cell table:style-name="ce58" table:number-columns-repeated="7"/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eństwo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eństwo</text:p>
          </table:table-cell>
          <table:table-cell table:style-name="ce58" table:number-columns-repeated="7"/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Братья сестры</text:p>
          </table:table-cell>
          <table:table-cell table:style-name="ce58" office:value-type="string" calcext:value-type="string">
            <text:p>мн.ч</text:p>
          </table:table-cell>
          <table:table-cell table:style-name="ce58" table:number-columns-repeated="8"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2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Klisz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klisze</text:p>
          </table:table-cell>
          <table:table-cell table:style-name="ce58" table:number-columns-repeated="7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2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Фотоплен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фотопленки</text:p>
          </table:table-cell>
          <table:table-cell table:style-name="ce58" table:number-columns-repeated="7"/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2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kut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kutki</text:p>
          </table:table-cell>
          <table:table-cell table:style-name="ce58" table:number-columns-repeated="7"/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ce2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Эффект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эффекты</text:p>
          </table:table-cell>
          <table:table-cell table:style-name="ce58" table:number-columns-repeated="7"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Warun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warunki</text:p>
          </table:table-cell>
          <table:table-cell table:style-name="ce58" table:number-columns-repeated="6"/>
          <table:table-cell office:value-type="string" calcext:value-type="string">
            <text:p>w swą drogą życiową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Усло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условия</text:p>
          </table:table-cell>
          <table:table-cell table:style-name="ce58" table:number-columns-repeated="7"/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ebieg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ebiegi</text:p>
          </table:table-cell>
          <table:table-cell table:style-name="ce58" table:number-columns-repeated="7"/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оцесс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оцессы</text:p>
          </table:table-cell>
          <table:table-cell table:style-name="ce58" table:number-columns-repeated="7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Wydarze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wydarzenia</text:p>
          </table:table-cell>
          <table:table-cell table:style-name="ce58" table:number-columns-repeated="7"/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обыт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обытия</text:p>
          </table:table-cell>
          <table:table-cell table:style-name="ce58" table:number-columns-repeated="7"/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 table:style-name="ce2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bojęt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bojętność</text:p>
          </table:table-cell>
          <table:table-cell table:style-name="ce58" table:number-columns-repeated="7"/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Безразлич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безразличия</text:p>
          </table:table-cell>
          <table:table-cell table:style-name="ce58" table:number-columns-repeated="7"/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table:style-name="ce2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Ustawie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ustawienia</text:p>
          </table:table-cell>
          <table:table-cell table:style-name="ce58" table:number-columns-repeated="6"/>
          <table:table-cell table:style-name="ce58" office:value-type="string" calcext:value-type="string">
            <text:p>ustawienia domyślne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араметр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араметры</text:p>
          </table:table-cell>
          <table:table-cell table:style-name="ce58" table:number-columns-repeated="6"/>
          <table:table-cell table:style-name="ce58" office:value-type="string" calcext:value-type="string">
            <text:p>параметры по умолчанию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Domysł 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domysły </text:p>
          </table:table-cell>
          <table:table-cell table:style-name="ce58" table:number-columns-repeated="7"/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Догад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догадки</text:p>
          </table:table-cell>
          <table:table-cell table:style-name="ce58" table:number-columns-repeated="7"/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ydom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ydomki</text:p>
          </table:table-cell>
          <table:table-cell table:style-name="ce58" table:number-columns-repeated="7"/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озвищ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озвища</text:p>
          </table:table-cell>
          <table:table-cell table:style-name="ce58" table:number-columns-repeated="7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Gałąź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gałęzie</text:p>
          </table:table-cell>
          <table:table-cell table:style-name="ce58" table:number-columns-repeated="7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Вет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ветки</text:p>
          </table:table-cell>
          <table:table-cell table:style-name="ce58" table:number-columns-repeated="7"/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2">
          <table:table-cell table:style-name="ce28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Lącznościowiec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lącznościowcy</text:p>
          </table:table-cell>
          <table:table-cell table:style-name="ce58" table:number-columns-repeated="7"/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 table:style-name="ce29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м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ист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сты</text:p>
          </table:table-cell>
          <table:table-cell table:style-name="ce58" table:number-columns-repeated="7"/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 table:style-name="ce28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Lącz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lączność</text:p>
          </table:table-cell>
          <table:table-cell table:style-name="ce58" table:number-columns-repeated="7"/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 table:style-name="ce29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</text:p>
          </table:table-cell>
          <table:table-cell table:style-name="ce58" table:number-columns-repeated="7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yczyn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yczyny</text:p>
          </table:table-cell>
          <table:table-cell table:style-name="ce58" table:number-columns-repeated="7"/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ичин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ичины</text:p>
          </table:table-cell>
          <table:table-cell table:style-name="ce58" table:number-columns-repeated="7"/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tosun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tosunki</text:p>
          </table:table-cell>
          <table:table-cell table:style-name="ce58" table:number-columns-repeated="6"/>
          <table:table-cell table:style-name="ce58" office:value-type="string" calcext:value-type="string">
            <text:p>on ma stosunki z tą laską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ь отнош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</text:p>
          </table:table-cell>
          <table:table-cell table:style-name="ce58" table:number-columns-repeated="7"/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kut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kutki</text:p>
          </table:table-cell>
          <table:table-cell table:style-name="ce58" table:number-columns-repeated="7"/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87" office:value-type="string" calcext:value-type="string">
            <text:p>с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ледст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ледствия</text:p>
          </table:table-cell>
          <table:table-cell table:style-name="ce58" table:number-columns-repeated="7"/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n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ojęc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ojęcia</text:p>
          </table:table-cell>
          <table:table-cell table:style-name="ce183" table:content-validation-name="val3" office:value-type="string" calcext:value-type="string">
            <text:p>Dop</text:p>
          </table:table-cell>
          <table:table-cell table:style-name="ce58" office:value-type="string" calcext:value-type="string">
            <text:p>pojęcia</text:p>
          </table:table-cell>
          <table:table-cell table:style-name="ce183" table:content-validation-name="val3" office:value-type="string" calcext:value-type="string">
            <text:p>Msc</text:p>
          </table:table-cell>
          <table:table-cell table:style-name="ce58" office:value-type="string" calcext:value-type="string">
            <text:p>pojęciu</text:p>
          </table:table-cell>
          <table:table-cell table:style-name="ce58" table:number-columns-repeated="2"/>
          <table:table-cell table:style-name="ce58" office:value-type="string" calcext:value-type="string">
            <text:p>nie mam zadnego pojęcia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 table:style-name="ce3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с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онят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онятия</text:p>
          </table:table-cell>
          <table:table-cell table:style-name="ce184" table:content-validation-name="val5" office:value-type="string" calcext:value-type="string">
            <text:p>Род</text:p>
          </table:table-cell>
          <table:table-cell table:style-name="ce58" office:value-type="string" calcext:value-type="string">
            <text:p>понятия</text:p>
          </table:table-cell>
          <table:table-cell table:style-name="ce184" table:content-validation-name="val5" office:value-type="string" calcext:value-type="string">
            <text:p>Пре</text:p>
          </table:table-cell>
          <table:table-cell table:style-name="ce58" office:value-type="string" calcext:value-type="string">
            <text:p>понятии</text:p>
          </table:table-cell>
          <table:table-cell table:style-name="ce58" table:number-columns-repeated="2"/>
          <table:table-cell table:style-name="ce58" office:value-type="string" calcext:value-type="string">
            <text:p>без малейшего понятия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33" office:value-type="string" calcext:value-type="string">
            <text:p>A1</text:p>
          </table:table-cell>
          <table:table-cell table:style-name="ce59" office:value-type="string" calcext:value-type="string">
            <text:p>Ogólne </text:p>
          </table:table-cell>
          <table:table-cell table:style-name="ce58"/>
          <table:table-cell table:style-name="ce145" table:content-validation-name="val1" office:value-type="string" calcext:value-type="string">
            <text:p>spójnik</text:p>
          </table:table-cell>
          <table:table-cell table:style-name="ce58"/>
          <table:table-cell table:style-name="ce58" office:value-type="string" calcext:value-type="string">
            <text:p>Ponieważ</text:p>
          </table:table-cell>
          <table:table-cell table:style-name="ce58" table:number-columns-repeated="8"/>
          <table:table-cell table:style-name="ce58" office:value-type="string" calcext:value-type="string">
            <text:p>ponieważ, ze względu na go osobistość oraz zachowanie musieliśmy to zrobić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table:style-name="ce35" office:value-type="string" calcext:value-type="string">
            <text:p>A1</text:p>
          </table:table-cell>
          <table:table-cell table:style-name="ce59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оюз</text:p>
          </table:table-cell>
          <table:table-cell table:style-name="ce58"/>
          <table:table-cell table:style-name="ce58" office:value-type="string" calcext:value-type="string">
            <text:p>Потому что</text:p>
          </table:table-cell>
          <table:table-cell table:style-name="ce58" table:number-columns-repeated="9"/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 table:style-name="ce36" office:value-type="string" calcext:value-type="string">
            <text:p>A1</text:p>
          </table:table-cell>
          <table:table-cell table:style-name="ce60" office:value-type="string" calcext:value-type="string">
            <text:p>Ogólne </text:p>
          </table:table-cell>
          <table:table-cell table:style-name="ce103" office:value-type="string" calcext:value-type="string">
            <text:p>r.m.</text:p>
          </table:table-cell>
          <table:table-cell table:style-name="ce150" table:content-validation-name="val1" office:value-type="string" calcext:value-type="string">
            <text:p>rzeczownik</text:p>
          </table:table-cell>
          <table:table-cell table:style-name="ce160" office:value-type="string" calcext:value-type="string">
            <text:p>l.p.</text:p>
          </table:table-cell>
          <table:table-cell table:style-name="ce165" table:formula="of:=[Slowki.C35]" office:value-type="string" office:string-value="Parawan" calcext:value-type="string">
            <text:p>Parawan</text:p>
          </table:table-cell>
          <table:table-cell table:style-name="ce167" office:value-type="string" calcext:value-type="string">
            <text:p>l.m.</text:p>
          </table:table-cell>
          <table:table-cell table:style-name="ce58" office:value-type="string" calcext:value-type="string">
            <text:p>parawany</text:p>
          </table:table-cell>
          <table:table-cell table:style-name="ce58" table:number-columns-repeated="7"/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 table:style-name="ce37" office:value-type="string" calcext:value-type="string">
            <text:p>A1</text:p>
          </table:table-cell>
          <table:table-cell table:style-name="ce71" office:value-type="string" calcext:value-type="string">
            <text:p>Обшее </text:p>
          </table:table-cell>
          <table:table-cell table:style-name="ce108" office:value-type="string" calcext:value-type="string">
            <text:p>ж.р.</text:p>
          </table:table-cell>
          <table:table-cell table:style-name="ce151" table:content-validation-name="val2" office:value-type="string" calcext:value-type="string">
            <text:p>существительное</text:p>
          </table:table-cell>
          <table:table-cell table:style-name="ce161" office:value-type="string" calcext:value-type="string">
            <text:p>ед.ч.</text:p>
          </table:table-cell>
          <table:table-cell table:style-name="ce165" table:formula="of:=[Slowki.D35]" office:value-type="string" office:string-value="Ширма" calcext:value-type="string">
            <text:p>Ширма</text:p>
          </table:table-cell>
          <table:table-cell table:style-name="ce167" office:value-type="string" calcext:value-type="string">
            <text:p>мн.ч</text:p>
          </table:table-cell>
          <table:table-cell table:style-name="ce58" office:value-type="string" calcext:value-type="string">
            <text:p>ширмы</text:p>
          </table:table-cell>
          <table:table-cell table:style-name="ce58" table:number-columns-repeated="7"/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 table:style-name="ce38" office:value-type="string" calcext:value-type="string">
            <text:p>A1</text:p>
          </table:table-cell>
          <table:table-cell table:style-name="ce72" office:value-type="string" calcext:value-type="string">
            <text:p>Ogólne </text:p>
          </table:table-cell>
          <table:table-cell table:style-name="ce113" office:value-type="string" calcext:value-type="string">
            <text:p>r.n.</text:p>
          </table:table-cell>
          <table:table-cell table:style-name="ce154" table:content-validation-name="val1" office:value-type="string" calcext:value-type="string">
            <text:p>rzeczownik</text:p>
          </table:table-cell>
          <table:table-cell table:style-name="ce162" office:value-type="string" calcext:value-type="string">
            <text:p>l.p.</text:p>
          </table:table-cell>
          <table:table-cell table:style-name="ce166" office:value-type="string" calcext:value-type="string">
            <text:p>Uczucie</text:p>
          </table:table-cell>
          <table:table-cell table:style-name="ce168" office:value-type="string" calcext:value-type="string">
            <text:p>l.m.</text:p>
          </table:table-cell>
          <table:table-cell table:style-name="ce176" office:value-type="string" calcext:value-type="string">
            <text:p>uczucia</text:p>
          </table:table-cell>
          <table:table-cell table:style-name="ce58" table:number-columns-repeated="6"/>
          <table:table-cell table:style-name="ce58" office:value-type="string" calcext:value-type="string">
            <text:p>tysiąc uczuć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 table:style-name="ce39" office:value-type="string" calcext:value-type="string">
            <text:p>A1</text:p>
          </table:table-cell>
          <table:table-cell table:style-name="ce74" office:value-type="string" calcext:value-type="string">
            <text:p>Обшее </text:p>
          </table:table-cell>
          <table:table-cell table:style-name="ce120" office:value-type="string" calcext:value-type="string">
            <text:p>с.р.</text:p>
          </table:table-cell>
          <table:table-cell table:style-name="ce155" table:content-validation-name="val2" office:value-type="string" calcext:value-type="string">
            <text:p>существительное</text:p>
          </table:table-cell>
          <table:table-cell table:style-name="ce163" office:value-type="string" calcext:value-type="string">
            <text:p>ед.ч.</text:p>
          </table:table-cell>
          <table:table-cell table:style-name="ce58" office:value-type="string" calcext:value-type="string">
            <text:p>Чувство</text:p>
          </table:table-cell>
          <table:table-cell table:style-name="ce168" office:value-type="string" calcext:value-type="string">
            <text:p>мн.ч</text:p>
          </table:table-cell>
          <table:table-cell table:style-name="ce177" office:value-type="string" calcext:value-type="string">
            <text:p>чувства</text:p>
          </table:table-cell>
          <table:table-cell table:style-name="ce58" table:number-columns-repeated="7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 table:style-name="ce40" office:value-type="string" calcext:value-type="string">
            <text:p>A1</text:p>
          </table:table-cell>
          <table:table-cell table:style-name="ce77" office:value-type="string" calcext:value-type="string">
            <text:p>Ogólne </text:p>
          </table:table-cell>
          <table:table-cell table:style-name="ce121" office:value-type="string" calcext:value-type="string">
            <text:p>ndk</text:p>
          </table:table-cell>
          <table:table-cell table:style-name="ce156" table:content-validation-name="val1" office:value-type="string" calcext:value-type="string">
            <text:p>czasownik </text:p>
          </table:table-cell>
          <table:table-cell/>
          <table:table-cell office:value-type="string" calcext:value-type="string">
            <text:p>zastanawiać</text:p>
          </table:table-cell>
          <table:table-cell table:style-name="ce170" office:value-type="string" calcext:value-type="string">
            <text:p>Ja</text:p>
          </table:table-cell>
          <table:table-cell table:style-name="ce170" office:value-type="string" calcext:value-type="string">
            <text:p>zastanawiam</text:p>
          </table:table-cell>
          <table:table-cell table:style-name="ce170" office:value-type="string" calcext:value-type="string">
            <text:p>Ty</text:p>
          </table:table-cell>
          <table:table-cell table:style-name="ce170" office:value-type="string" calcext:value-type="string">
            <text:p>zastanawiaія</text:p>
          </table:table-cell>
          <table:table-cell table:style-name="ce170" office:value-type="string" calcext:value-type="string">
            <text:p>Ja (prze)</text:p>
          </table:table-cell>
          <table:table-cell table:style-name="ce170" office:value-type="string" calcext:value-type="string">
            <text:p>zastanawiałem</text:p>
          </table:table-cell>
          <table:table-cell table:style-name="ce197" office:value-type="string" calcext:value-type="string">
            <text:p>Ty (tr)</text:p>
          </table:table-cell>
          <table:table-cell table:style-name="ce199" office:value-type="string" calcext:value-type="string">
            <text:p>zastanawiaj!</text:p>
          </table:table-cell>
          <table:table-cell office:value-type="string" calcext:value-type="string">
            <text:p>Zastanawia mnie jego zachowanie.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A1</text:p>
          </table:table-cell>
          <table:table-cell table:style-name="ce84" office:value-type="string" calcext:value-type="string">
            <text:p>Обшее </text:p>
          </table:table-cell>
          <table:table-cell table:style-name="ce121"/>
          <table:table-cell table:style-name="ce157" table:content-validation-name="val2" office:value-type="string" calcext:value-type="string">
            <text:p>глагол</text:p>
          </table:table-cell>
          <table:table-cell/>
          <table:table-cell office:value-type="string" calcext:value-type="string">
            <text:p>задумывать</text:p>
          </table:table-cell>
          <table:table-cell table:style-name="ce170" office:value-type="string" calcext:value-type="string">
            <text:p>Я</text:p>
          </table:table-cell>
          <table:table-cell table:style-name="ce170" office:value-type="string" calcext:value-type="string">
            <text:p>задумываюсь</text:p>
          </table:table-cell>
          <table:table-cell table:style-name="ce170" office:value-type="string" calcext:value-type="string">
            <text:p>Ты</text:p>
          </table:table-cell>
          <table:table-cell table:style-name="ce170" office:value-type="string" calcext:value-type="string">
            <text:p>задумываешь</text:p>
          </table:table-cell>
          <table:table-cell table:style-name="ce170" office:value-type="string" calcext:value-type="string">
            <text:p>Я</text:p>
          </table:table-cell>
          <table:table-cell table:style-name="ce170" office:value-type="string" calcext:value-type="string">
            <text:p>задумал</text:p>
          </table:table-cell>
          <table:table-cell table:style-name="ce170"/>
          <table:table-cell table:style-name="ce170" office:value-type="string" calcext:value-type="string">
            <text:p>задумай!</text:p>
          </table:table-cell>
          <table:table-cell office:value-type="string" calcext:value-type="string">
            <text:p>Беспокоит меня его поведение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lshCardA1-1'.I1:'falshCardA1-1'.L1 'falshCardA1-1'.I3:'falshCardA1-1'.N3 'falshCardA1-1'.A6:'falshCardA1-1'.A11 'falshCardA1-1'.J2:'falshCardA1-1'.N2 'falshCardA1-1'.I5:'falshCardA1-1'.N5 'falshCardA1-1'.J4:'falshCardA1-1'.N4 'falshCardA1-1'.I7:'falshCardA1-1'.N7 'falshCardA1-1'.J6:'falshCardA1-1'.N6 'falshCardA1-1'.I9:'falshCardA1-1'.N11 'falshCardA1-1'.E2:'falshCardA1-1'.H11 'falshCardA1-1'.J8:'falshCardA1-1'.N8 'falshCardA1-1'.B3:'falshCardA1-1'.C11 'falshCardA1-1'.A1:'falshCardA1-1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O1:'falshCardA1-1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:'falshCardA1-1'.A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3:'falshCardA1-1'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3:'falshCardA1-1'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6:'falshCardA1-1'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2:'falshCardA1-1'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8:'falshCardA1-1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4:'falshCardA1-1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38:'falshCardA1-1'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34:'falshCardA1-1'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48:'falshCardA1-1'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44:'falshCardA1-1'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58:'falshCardA1-1'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54:'falshCardA1-1'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O10:'falshCardA1-1'.O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5:'falshCardA1-1'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5:'falshCardA1-1'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15:'falshCardA1-1'.E15 'falshCardA1-1'.E17:'falshCardA1-1'.E17 'falshCardA1-1'.E19:'falshCardA1-1'.E19 'falshCardA1-1'.E21:'falshCardA1-1'.E21 'falshCardA1-1'.E23:'falshCardA1-1'.E23 'falshCardA1-1'.E25:'falshCardA1-1'.E25 'falshCardA1-1'.E27:'falshCardA1-1'.E27 'falshCardA1-1'.E29:'falshCardA1-1'.E29 'falshCardA1-1'.E31:'falshCardA1-1'.E31 'falshCardA1-1'.E33:'falshCardA1-1'.E33 'falshCardA1-1'.E35:'falshCardA1-1'.E35 'falshCardA1-1'.E37:'falshCardA1-1'.E37 'falshCardA1-1'.E39:'falshCardA1-1'.E39 'falshCardA1-1'.E41:'falshCardA1-1'.E41 'falshCardA1-1'.E43:'falshCardA1-1'.E43 'falshCardA1-1'.E45:'falshCardA1-1'.E45 'falshCardA1-1'.E47:'falshCardA1-1'.E47 'falshCardA1-1'.E49:'falshCardA1-1'.E49 'falshCardA1-1'.E51:'falshCardA1-1'.E51 'falshCardA1-1'.E53:'falshCardA1-1'.E53 'falshCardA1-1'.E55:'falshCardA1-1'.E55 'falshCardA1-1'.E57:'falshCardA1-1'.E57 'falshCardA1-1'.E59:'falshCardA1-1'.E59 'falshCardA1-1'.E61:'falshCardA1-1'.E61 'falshCardA1-1'.E63:'falshCardA1-1'.E63 'falshCardA1-1'.E65:'falshCardA1-1'.E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D2:'falshCardA1-1'.O2 'falshCardA1-1'.B3:'falshCardA1-1'.O11 'falshCardA1-1'.B13:'falshCardA1-1'.O15 'falshCardA1-1'.B12:'falshCardA1-1'.L12 'falshCardA1-1'.N12:'falshCardA1-1'.O12">
            <calcext:condition calcext:apply-style-name="Безымянный2" calcext:value="formula-is([$'falshCardA1-1'.$D2]=rzeczownik)" calcext:base-cell-address="'falshCardA1-1'.B2"/>
          </calcext:conditional-format>
          <calcext:conditional-format calcext:target-range-address="'falshCardA1-1'.B3:'falshCardA1-1'.B65 'falshCardA1-1'.C64:'falshCardA1-1'.C67 'falshCardA1-1'.D23:'falshCardA1-1'.G23 'falshCardA1-1'.C22:'falshCardA1-1'.E22 'falshCardA1-1'.G22:'falshCardA1-1'.N22 'falshCardA1-1'.O24:'falshCardA1-1'.O37 'falshCardA1-1'.O39:'falshCardA1-1'.O67 'falshCardA1-1'.C24:'falshCardA1-1'.C62 'falshCardA1-1'.O70:'falshCardA1-1'.O70 'falshCardA1-1'.B69:'falshCardA1-1'.B69 'falshCardA1-1'.O71:'falshCardA1-1'.O71 'falshCardA1-1'.F71:'falshCardA1-1'.F71 'falshCardA1-1'.C3:'falshCardA1-1'.O11 'falshCardA1-1'.D2:'falshCardA1-1'.O2 'falshCardA1-1'.H68:'falshCardA1-1'.O69 'falshCardA1-1'.D24:'falshCardA1-1'.N25 'falshCardA1-1'.I23:'falshCardA1-1'.O23 'falshCardA1-1'.I70:'falshCardA1-1'.N71 'falshCardA1-1'.C13:'falshCardA1-1'.O21 'falshCardA1-1'.C12:'falshCardA1-1'.L12 'falshCardA1-1'.N12:'falshCardA1-1'.O12 'falshCardA1-1'.D27:'falshCardA1-1'.N67 'falshCardA1-1'.D26:'falshCardA1-1'.H26 'falshCardA1-1'.N26:'falshCardA1-1'.N26 'falshCardA1-1'.J26:'falshCardA1-1'.J26 'falshCardA1-1'.L26:'falshCardA1-1'.L26">
            <calcext:condition calcext:apply-style-name="Безымянный2" calcext:value="=&quot;rzeczownik&quot;" calcext:base-cell-address="'falshCardA1-1'.B2"/>
          </calcext:conditional-format>
          <calcext:conditional-format calcext:target-range-address="'falshCardA1-1'.B2:'falshCardA1-1'.B2">
            <calcext:condition calcext:apply-style-name="Безымянный2" calcext:value="formula-is([$'falshCardA1-1'.$D2]=rzeczownik)" calcext:base-cell-address="'falshCardA1-1'.B2"/>
          </calcext:conditional-format>
          <calcext:conditional-format calcext:target-range-address="'falshCardA1-1'.B2:'falshCardA1-1'.B2">
            <calcext:condition calcext:apply-style-name="Безымянный2" calcext:value="=&quot;rzeczownik&quot;" calcext:base-cell-address="'falshCardA1-1'.B2"/>
          </calcext:conditional-format>
          <calcext:conditional-format calcext:target-range-address="'falshCardA1-1'.C2:'falshCardA1-1'.C2">
            <calcext:condition calcext:apply-style-name="Безымянный2" calcext:value="formula-is([$'falshCardA1-1'.$D2]=rzeczownik)" calcext:base-cell-address="'falshCardA1-1'.C2"/>
          </calcext:conditional-format>
          <calcext:conditional-format calcext:target-range-address="'falshCardA1-1'.C2:'falshCardA1-1'.C2">
            <calcext:condition calcext:apply-style-name="Безымянный2" calcext:value="=&quot;rzeczownik&quot;" calcext:base-cell-address="'falshCardA1-1'.C2"/>
          </calcext:conditional-format>
          <calcext:conditional-format calcext:target-range-address="'falshCardA1-1'.A66:'falshCardA1-1'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6:'falshCardA1-1'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7:'falshCardA1-1'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7:'falshCardA1-1'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66:'falshCardA1-1'.B67">
            <calcext:condition calcext:apply-style-name="Безымянный2" calcext:value="=&quot;rzeczownik&quot;" calcext:base-cell-address="'falshCardA1-1'.B66"/>
          </calcext:conditional-format>
          <calcext:conditional-format calcext:target-range-address="'falshCardA1-1'.A68:'falshCardA1-1'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8:'falshCardA1-1'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9:'falshCardA1-1'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9:'falshCardA1-1'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68:'falshCardA1-1'.B69">
            <calcext:condition calcext:apply-style-name="Безымянный2" calcext:value="=&quot;rzeczownik&quot;" calcext:base-cell-address="'falshCardA1-1'.B68"/>
          </calcext:conditional-format>
          <calcext:conditional-format calcext:target-range-address="'falshCardA1-1'.C68:'falshCardA1-1'.C68">
            <calcext:condition calcext:apply-style-name="Безымянный2" calcext:value="=&quot;rzeczownik&quot;" calcext:base-cell-address="'falshCardA1-1'.C68"/>
          </calcext:conditional-format>
          <calcext:conditional-format calcext:target-range-address="'falshCardA1-1'.C69:'falshCardA1-1'.C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69:'falshCardA1-1'.C69">
            <calcext:condition calcext:apply-style-name="Безымянный2" calcext:value="formula-is([$'falshCardA1-1'.$D69]=rzeczownik)" calcext:base-cell-address="'falshCardA1-1'.C69"/>
          </calcext:conditional-format>
          <calcext:conditional-format calcext:target-range-address="'falshCardA1-1'.C69:'falshCardA1-1'.C69">
            <calcext:condition calcext:apply-style-name="Безымянный2" calcext:value="=&quot;rzeczownik&quot;" calcext:base-cell-address="'falshCardA1-1'.C69"/>
          </calcext:conditional-format>
          <calcext:conditional-format calcext:target-range-address="'falshCardA1-1'.E69:'falshCardA1-1'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68:'falshCardA1-1'.E69">
            <calcext:condition calcext:apply-style-name="Безымянный2" calcext:value="=&quot;rzeczownik&quot;" calcext:base-cell-address="'falshCardA1-1'.E68"/>
          </calcext:conditional-format>
          <calcext:conditional-format calcext:target-range-address="'falshCardA1-1'.F68:'falshCardA1-1'.F69">
            <calcext:condition calcext:apply-style-name="Безымянный2" calcext:value="=&quot;rzeczownik&quot;" calcext:base-cell-address="'falshCardA1-1'.F68"/>
          </calcext:conditional-format>
          <calcext:conditional-format calcext:target-range-address="'falshCardA1-1'.D68:'falshCardA1-1'.D69">
            <calcext:condition calcext:apply-style-name="Безымянный2" calcext:value="=&quot;rzeczownik&quot;" calcext:base-cell-address="'falshCardA1-1'.D68"/>
          </calcext:conditional-format>
          <calcext:conditional-format calcext:target-range-address="'falshCardA1-1'.G68:'falshCardA1-1'.G69">
            <calcext:condition calcext:apply-style-name="Безымянный2" calcext:value="=&quot;rzeczownik&quot;" calcext:base-cell-address="'falshCardA1-1'.G68"/>
          </calcext:conditional-format>
          <calcext:conditional-format calcext:target-range-address="'falshCardA1-1'.H23:'falshCardA1-1'.H23">
            <calcext:condition calcext:apply-style-name="Безымянный2" calcext:value="=&quot;rzeczownik&quot;" calcext:base-cell-address="'falshCardA1-1'.H23"/>
          </calcext:conditional-format>
          <calcext:conditional-format calcext:target-range-address="'falshCardA1-1'.C23:'falshCardA1-1'.C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23:'falshCardA1-1'.C23">
            <calcext:condition calcext:apply-style-name="Безымянный2" calcext:value="formula-is([$'falshCardA1-1'.$D23]=rzeczownik)" calcext:base-cell-address="'falshCardA1-1'.C23"/>
          </calcext:conditional-format>
          <calcext:conditional-format calcext:target-range-address="'falshCardA1-1'.C23:'falshCardA1-1'.C23">
            <calcext:condition calcext:apply-style-name="Безымянный2" calcext:value="=&quot;rzeczownik&quot;" calcext:base-cell-address="'falshCardA1-1'.C23"/>
          </calcext:conditional-format>
          <calcext:conditional-format calcext:target-range-address="'falshCardA1-1'.F22:'falshCardA1-1'.F22">
            <calcext:condition calcext:apply-style-name="Безымянный2" calcext:value="=&quot;rzeczownik&quot;" calcext:base-cell-address="'falshCardA1-1'.F22"/>
          </calcext:conditional-format>
          <calcext:conditional-format calcext:target-range-address="'falshCardA1-1'.O22:'falshCardA1-1'.O22">
            <calcext:condition calcext:apply-style-name="Безымянный2" calcext:value="=&quot;rzeczownik&quot;" calcext:base-cell-address="'falshCardA1-1'.O22"/>
          </calcext:conditional-format>
          <calcext:conditional-format calcext:target-range-address="'falshCardA1-1'.C63:'falshCardA1-1'.C63">
            <calcext:condition calcext:apply-style-name="Безымянный2" calcext:value="=&quot;rzeczownik&quot;" calcext:base-cell-address="'falshCardA1-1'.C63"/>
          </calcext:conditional-format>
          <calcext:conditional-format calcext:target-range-address="'falshCardA1-1'.F70:'falshCardA1-1'.F70">
            <calcext:condition calcext:apply-style-name="Безымянный2" calcext:value="=&quot;rzeczownik&quot;" calcext:base-cell-address="'falshCardA1-1'.F70"/>
          </calcext:conditional-format>
          <calcext:conditional-format calcext:target-range-address="'falshCardA1-1'.B71:'falshCardA1-1'.B71">
            <calcext:condition calcext:apply-style-name="Безымянный2" calcext:value="=&quot;rzeczownik&quot;" calcext:base-cell-address="'falshCardA1-1'.B71"/>
          </calcext:conditional-format>
          <calcext:conditional-format calcext:target-range-address="'falshCardA1-1'.A70:'falshCardA1-1'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0:'falshCardA1-1'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1:'falshCardA1-1'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1:'falshCardA1-1'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70:'falshCardA1-1'.B71">
            <calcext:condition calcext:apply-style-name="Безымянный2" calcext:value="=&quot;rzeczownik&quot;" calcext:base-cell-address="'falshCardA1-1'.B70"/>
          </calcext:conditional-format>
          <calcext:conditional-format calcext:target-range-address="'falshCardA1-1'.C70:'falshCardA1-1'.C70">
            <calcext:condition calcext:apply-style-name="Безымянный2" calcext:value="=&quot;rzeczownik&quot;" calcext:base-cell-address="'falshCardA1-1'.C70"/>
          </calcext:conditional-format>
          <calcext:conditional-format calcext:target-range-address="'falshCardA1-1'.C71:'falshCardA1-1'.C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71:'falshCardA1-1'.C71">
            <calcext:condition calcext:apply-style-name="Безымянный2" calcext:value="formula-is([$'falshCardA1-1'.$D71]=rzeczownik)" calcext:base-cell-address="'falshCardA1-1'.C71"/>
          </calcext:conditional-format>
          <calcext:conditional-format calcext:target-range-address="'falshCardA1-1'.C71:'falshCardA1-1'.C71">
            <calcext:condition calcext:apply-style-name="Безымянный2" calcext:value="=&quot;rzeczownik&quot;" calcext:base-cell-address="'falshCardA1-1'.C71"/>
          </calcext:conditional-format>
          <calcext:conditional-format calcext:target-range-address="'falshCardA1-1'.E71:'falshCardA1-1'.E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70:'falshCardA1-1'.E71">
            <calcext:condition calcext:apply-style-name="Безымянный2" calcext:value="=&quot;rzeczownik&quot;" calcext:base-cell-address="'falshCardA1-1'.E70"/>
          </calcext:conditional-format>
          <calcext:conditional-format calcext:target-range-address="'falshCardA1-1'.D70:'falshCardA1-1'.D71">
            <calcext:condition calcext:apply-style-name="Безымянный2" calcext:value="=&quot;rzeczownik&quot;" calcext:base-cell-address="'falshCardA1-1'.D70"/>
          </calcext:conditional-format>
          <calcext:conditional-format calcext:target-range-address="'falshCardA1-1'.H71:'falshCardA1-1'.H71">
            <calcext:condition calcext:apply-style-name="Безымянный2" calcext:value="=&quot;rzeczownik&quot;" calcext:base-cell-address="'falshCardA1-1'.H71"/>
          </calcext:conditional-format>
          <calcext:conditional-format calcext:target-range-address="'falshCardA1-1'.H70:'falshCardA1-1'.H70">
            <calcext:condition calcext:apply-style-name="Безымянный2" calcext:value="=&quot;rzeczownik&quot;" calcext:base-cell-address="'falshCardA1-1'.H70"/>
          </calcext:conditional-format>
          <calcext:conditional-format calcext:target-range-address="'falshCardA1-1'.G70:'falshCardA1-1'.G71">
            <calcext:condition calcext:apply-style-name="Безымянный2" calcext:value="=&quot;rzeczownik&quot;" calcext:base-cell-address="'falshCardA1-1'.G70"/>
          </calcext:conditional-format>
          <calcext:conditional-format calcext:target-range-address="'falshCardA1-1'.H1:'falshCardA1-1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M1:'falshCardA1-1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M12:'falshCardA1-1'.M12">
            <calcext:condition calcext:apply-style-name="Безымянный2" calcext:value="formula-is([$'falshCardA1-1'.$D12]=rzeczownik)" calcext:base-cell-address="'falshCardA1-1'.M12"/>
          </calcext:conditional-format>
          <calcext:conditional-format calcext:target-range-address="'falshCardA1-1'.M12:'falshCardA1-1'.M12">
            <calcext:condition calcext:apply-style-name="Безымянный2" calcext:value="=&quot;rzeczownik&quot;" calcext:base-cell-address="'falshCardA1-1'.M12"/>
          </calcext:conditional-format>
          <calcext:conditional-format calcext:target-range-address="'falshCardA1-1'.I26:'falshCardA1-1'.I26">
            <calcext:condition calcext:apply-style-name="Безымянный2" calcext:value="formula-is([$'falshCardA1-1'.$D26]=rzeczownik)" calcext:base-cell-address="'falshCardA1-1'.I26"/>
          </calcext:conditional-format>
          <calcext:conditional-format calcext:target-range-address="'falshCardA1-1'.I26:'falshCardA1-1'.I26">
            <calcext:condition calcext:apply-style-name="Безымянный2" calcext:value="=&quot;rzeczownik&quot;" calcext:base-cell-address="'falshCardA1-1'.I26"/>
          </calcext:conditional-format>
          <calcext:conditional-format calcext:target-range-address="'falshCardA1-1'.K26:'falshCardA1-1'.K26">
            <calcext:condition calcext:apply-style-name="Безымянный2" calcext:value="formula-is([$'falshCardA1-1'.$D26]=rzeczownik)" calcext:base-cell-address="'falshCardA1-1'.K26"/>
          </calcext:conditional-format>
          <calcext:conditional-format calcext:target-range-address="'falshCardA1-1'.K26:'falshCardA1-1'.K26">
            <calcext:condition calcext:apply-style-name="Безымянный2" calcext:value="=&quot;rzeczownik&quot;" calcext:base-cell-address="'falshCardA1-1'.K26"/>
          </calcext:conditional-format>
          <calcext:conditional-format calcext:target-range-address="'falshCardA1-1'.M26:'falshCardA1-1'.M26">
            <calcext:condition calcext:apply-style-name="Безымянный2" calcext:value="formula-is([$'falshCardA1-1'.$D26]=rzeczownik)" calcext:base-cell-address="'falshCardA1-1'.M26"/>
          </calcext:conditional-format>
          <calcext:conditional-format calcext:target-range-address="'falshCardA1-1'.M26:'falshCardA1-1'.M26">
            <calcext:condition calcext:apply-style-name="Безымянный2" calcext:value="=&quot;rzeczownik&quot;" calcext:base-cell-address="'falshCardA1-1'.M26"/>
          </calcext:conditional-format>
          <calcext:conditional-format calcext:target-range-address="'falshCardA1-1'.B73:'falshCardA1-1'.B73">
            <calcext:condition calcext:apply-style-name="Безымянный2" calcext:value="=&quot;rzeczownik&quot;" calcext:base-cell-address="'falshCardA1-1'.B73"/>
          </calcext:conditional-format>
          <calcext:conditional-format calcext:target-range-address="'falshCardA1-1'.A72:'falshCardA1-1'.A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2:'falshCardA1-1'.A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3:'falshCardA1-1'.A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3:'falshCardA1-1'.A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72:'falshCardA1-1'.B73">
            <calcext:condition calcext:apply-style-name="Безымянный2" calcext:value="=&quot;rzeczownik&quot;" calcext:base-cell-address="'falshCardA1-1'.B72"/>
          </calcext:conditional-format>
          <calcext:conditional-format calcext:target-range-address="'falshCardA1-1'.C72:'falshCardA1-1'.D73">
            <calcext:condition calcext:apply-style-name="Безымянный2" calcext:value="formula-is([$'falshCardA1-1'.$D72]=rzeczownik)" calcext:base-cell-address="'falshCardA1-1'.C72"/>
          </calcext:conditional-format>
          <calcext:conditional-format calcext:target-range-address="'falshCardA1-1'.C72:'falshCardA1-1'.D73">
            <calcext:condition calcext:apply-style-name="Безымянный2" calcext:value="=&quot;rzeczownik&quot;" calcext:base-cell-address="'falshCardA1-1'.C72"/>
          </calcext:conditional-format>
          <calcext:conditional-format calcext:target-range-address="'falshCardA1-1'.G73:'falshCardA1-1'.N73 'falshCardA1-1'.G72:'falshCardA1-1'.L72 'falshCardA1-1'.N72:'falshCardA1-1'.N72">
            <calcext:condition calcext:apply-style-name="Безымянный2" calcext:value="formula-is([$'falshCardA1-1'.$D72]=rzeczownik)" calcext:base-cell-address="'falshCardA1-1'.G72"/>
          </calcext:conditional-format>
          <calcext:conditional-format calcext:target-range-address="'falshCardA1-1'.G73:'falshCardA1-1'.N73 'falshCardA1-1'.G72:'falshCardA1-1'.L72 'falshCardA1-1'.N72:'falshCardA1-1'.N72">
            <calcext:condition calcext:apply-style-name="Безымянный2" calcext:value="=&quot;rzeczownik&quot;" calcext:base-cell-address="'falshCardA1-1'.G72"/>
          </calcext:conditional-format>
          <calcext:conditional-format calcext:target-range-address="'falshCardA1-1'.M72:'falshCardA1-1'.M72">
            <calcext:condition calcext:apply-style-name="Безымянный2" calcext:value="formula-is([$'falshCardA1-1'.$D72]=rzeczownik)" calcext:base-cell-address="'falshCardA1-1'.M72"/>
          </calcext:conditional-format>
          <calcext:conditional-format calcext:target-range-address="'falshCardA1-1'.M72:'falshCardA1-1'.M72">
            <calcext:condition calcext:apply-style-name="Безымянный2" calcext:value="=&quot;rzeczownik&quot;" calcext:base-cell-address="'falshCardA1-1'.M72"/>
          </calcext:conditional-format>
          <calcext:conditional-format calcext:target-range-address="'falshCardA1-1'.P1:'falshCardA1-1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falshCardA2-1" table:style-name="ta1">
        <office:forms form:automatic-focus="false" form:apply-design-mode="false"/>
        <table:table-column table:style-name="co5" table:number-columns-repeated="2" table:default-cell-style-name="ce253"/>
        <table:table-column table:style-name="co11" table:default-cell-style-name="ce253"/>
        <table:table-column table:style-name="co5" table:default-cell-style-name="ce253"/>
        <table:table-column table:style-name="co12" table:default-cell-style-name="ce253"/>
        <table:table-column table:style-name="co13" table:default-cell-style-name="ce253"/>
        <table:table-column table:style-name="co14" table:number-columns-repeated="2" table:default-cell-style-name="ce253"/>
        <table:table-column table:style-name="co15" table:number-columns-repeated="6" table:default-cell-style-name="ce253"/>
        <table:table-column table:style-name="co16" table:default-cell-style-name="ce253"/>
        <table:table-column table:style-name="co5" table:number-columns-repeated="1009" table:default-cell-style-name="ce253"/>
        <table:table-row table:style-name="ro1">
          <table:table-cell table:style-name="ce206" office:value-type="string" calcext:value-type="string">
            <text:p>L1_level</text:p>
          </table:table-cell>
          <table:table-cell table:style-name="ce206" office:value-type="string" calcext:value-type="string">
            <text:p>L1_title</text:p>
          </table:table-cell>
          <table:table-cell table:style-name="ce206" office:value-type="string" calcext:value-type="string">
            <text:p>L1_ident</text:p>
          </table:table-cell>
          <table:table-cell table:style-name="ce206" office:value-type="string" calcext:value-type="string">
            <text:p>L1_type</text:p>
          </table:table-cell>
          <table:table-cell table:style-name="ce206" office:value-type="string" calcext:value-type="string">
            <text:p>L1_single</text:p>
          </table:table-cell>
          <table:table-cell table:style-name="ce206" office:value-type="string" calcext:value-type="string">
            <text:p>L1_word</text:p>
          </table:table-cell>
          <table:table-cell table:style-name="ce206" office:value-type="string" calcext:value-type="string">
            <text:p>L1_plural</text:p>
          </table:table-cell>
          <table:table-cell table:style-name="ce360" office:value-type="string" calcext:value-type="string">
            <text:p>L1_aword</text:p>
          </table:table-cell>
          <table:table-cell table:style-name="ce206" office:value-type="string" calcext:value-type="string">
            <text:p>L1_p1desc</text:p>
          </table:table-cell>
          <table:table-cell table:style-name="ce206" office:value-type="string" calcext:value-type="string">
            <text:p>L1_p1word</text:p>
          </table:table-cell>
          <table:table-cell table:style-name="ce206" office:value-type="string" calcext:value-type="string">
            <text:p>L1_p2desc</text:p>
          </table:table-cell>
          <table:table-cell table:style-name="ce206" office:value-type="string" calcext:value-type="string">
            <text:p>L1_p2word</text:p>
          </table:table-cell>
          <table:table-cell table:style-name="ce362" office:value-type="string" calcext:value-type="string">
            <text:p>L1_p3desc</text:p>
          </table:table-cell>
          <table:table-cell table:style-name="ce362" office:value-type="string" calcext:value-type="string">
            <text:p>L1_p3word</text:p>
          </table:table-cell>
          <table:table-cell table:style-name="ce363" office:value-type="string" calcext:value-type="string">
            <text:p>L1_example</text:p>
          </table:table-cell>
          <table:table-cell table:style-name="ce364" office:value-type="string" calcext:value-type="string">
            <text:p>L1_counter</text:p>
          </table:table-cell>
          <table:table-cell table:style-name="ce418"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 table:style-name="ce213"/>
          <table:table-cell office:value-type="string" calcext:value-type="string">
            <text:p>przymiotnik</text:p>
          </table:table-cell>
          <table:table-cell table:style-name="ce215" office:value-type="string" calcext:value-type="string">
            <text:p>wada</text:p>
          </table:table-cell>
          <table:table-cell table:style-name="ce359" office:value-type="string" calcext:value-type="string">
            <text:p>zły</text:p>
          </table:table-cell>
          <table:table-cell table:style-name="ce213"/>
          <table:table-cell table:style-name="ce213" office:value-type="string" calcext:value-type="string">
            <text:p>zlość</text:p>
          </table:table-cell>
          <table:table-cell table:style-name="ce213"/>
          <table:table-cell table:style-name="ce213" office:value-type="string" calcext:value-type="string">
            <text:p>zła pogoda</text:p>
          </table:table-cell>
          <table:table-cell table:style-name="ce213"/>
          <table:table-cell table:style-name="ce213" office:value-type="string" calcext:value-type="string">
            <text:p>zła wróżba</text:p>
          </table:table-cell>
          <table:table-cell table:style-name="ce213" table:number-columns-repeated="2"/>
          <table:table-cell table:style-name="ce213" office:value-type="string" calcext:value-type="string">
            <text:p>zły to ptak, co swe gniazdo plugawi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 table:style-name="ce213"/>
          <table:table-cell table:style-name="ce214" office:value-type="string" calcext:value-type="string">
            <text:p>прилагательное</text:p>
          </table:table-cell>
          <table:table-cell table:style-name="ce215" office:value-type="string" calcext:value-type="string">
            <text:p>недостаток</text:p>
          </table:table-cell>
          <table:table-cell table:style-name="ce359" office:value-type="string" calcext:value-type="string">
            <text:p>плохой</text:p>
          </table:table-cell>
          <table:table-cell table:style-name="ce213" table:number-columns-repeated="9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 table:style-name="ce213"/>
          <table:table-cell office:value-type="string" calcext:value-type="string">
            <text:p>przymiotnik</text:p>
          </table:table-cell>
          <table:table-cell table:style-name="ce215" office:value-type="string" calcext:value-type="string">
            <text:p>zaleta</text:p>
          </table:table-cell>
          <table:table-cell table:style-name="ce359" office:value-type="string" calcext:value-type="string">
            <text:p>dobry</text:p>
          </table:table-cell>
          <table:table-cell table:style-name="ce213"/>
          <table:table-cell table:style-name="ce361" office:value-type="string" calcext:value-type="string">
            <text:p>dobro</text:p>
          </table:table-cell>
          <table:table-cell table:style-name="ce213" table:number-columns-repeated="7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хороший</text:p>
          </table:table-cell>
          <table:table-cell/>
          <table:table-cell office:value-type="string" calcext:value-type="string">
            <text:p>добро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16" office:value-type="string" calcext:value-type="string">
            <text:p>wada</text:p>
          </table:table-cell>
          <table:table-cell office:value-type="string" calcext:value-type="string">
            <text:p>bezczełny</text:p>
          </table:table-cell>
          <table:table-cell/>
          <table:table-cell office:value-type="string" calcext:value-type="string">
            <text:p>bezczełność</text:p>
          </table:table-cell>
          <table:table-cell table:number-columns-repeated="6"/>
          <table:table-cell office:value-type="string" calcext:value-type="string">
            <text:p>Zamiast porządnieć, wspinasz się na szczyt bezczelności.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16" office:value-type="string" calcext:value-type="string">
            <text:p>недостаток</text:p>
          </table:table-cell>
          <table:table-cell office:value-type="string" calcext:value-type="string">
            <text:p>нахальный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17" office:value-type="string" calcext:value-type="string">
            <text:p>wada</text:p>
          </table:table-cell>
          <table:table-cell office:value-type="string" calcext:value-type="string">
            <text:p>brutałny</text:p>
          </table:table-cell>
          <table:table-cell/>
          <table:table-cell office:value-type="string" calcext:value-type="string">
            <text:p>brutałność</text:p>
          </table:table-cell>
          <table:table-cell table:number-columns-repeated="6"/>
          <table:table-cell office:value-type="string" calcext:value-type="string">
            <text:p>to było brutalne przestępstwo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17" office:value-type="string" calcext:value-type="string">
            <text:p>недостаток</text:p>
          </table:table-cell>
          <table:table-cell office:value-type="string" calcext:value-type="string">
            <text:p>зверский</text:p>
          </table:table-cell>
          <table:table-cell/>
          <table:table-cell office:value-type="string" calcext:value-type="string">
            <text:p>зверство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19" office:value-type="string" calcext:value-type="string">
            <text:p>wada</text:p>
          </table:table-cell>
          <table:table-cell office:value-type="string" calcext:value-type="string">
            <text:p>chamski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19" office:value-type="string" calcext:value-type="string">
            <text:p>недостаток</text:p>
          </table:table-cell>
          <table:table-cell office:value-type="string" calcext:value-type="string">
            <text:p>невоспитанный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0" office:value-type="string" calcext:value-type="string">
            <text:p>wada</text:p>
          </table:table-cell>
          <table:table-cell office:value-type="string" calcext:value-type="string">
            <text:p>wulgarny</text:p>
          </table:table-cell>
          <table:table-cell/>
          <table:table-cell office:value-type="string" calcext:value-type="string">
            <text:p>wulgarność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20" office:value-type="string" calcext:value-type="string">
            <text:p>недостаток</text:p>
          </table:table-cell>
          <table:table-cell office:value-type="string" calcext:value-type="string">
            <text:p>вульгарный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1" office:value-type="string" calcext:value-type="string">
            <text:p>wada</text:p>
          </table:table-cell>
          <table:table-cell office:value-type="string" calcext:value-type="string">
            <text:p>agresywny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21" office:value-type="string" calcext:value-type="string">
            <text:p>недостаток</text:p>
          </table:table-cell>
          <table:table-cell office:value-type="string" calcext:value-type="string">
            <text:p>агрессивный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6" office:value-type="string" calcext:value-type="string">
            <text:p>zaleta</text:p>
          </table:table-cell>
          <table:table-cell office:value-type="string" calcext:value-type="string">
            <text:p>wrażliwy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увствительный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2" office:value-type="string" calcext:value-type="string">
            <text:p>zaleta</text:p>
          </table:table-cell>
          <table:table-cell office:value-type="string" calcext:value-type="string">
            <text:p>koleźenski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омпанейский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8" office:value-type="string" calcext:value-type="string">
            <text:p>zaleta</text:p>
          </table:table-cell>
          <table:table-cell office:value-type="string" calcext:value-type="string">
            <text:p>miły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приятный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7" office:value-type="string" calcext:value-type="string">
            <text:p>zaleta</text:p>
          </table:table-cell>
          <table:table-cell office:value-type="string" calcext:value-type="string">
            <text:p>naiwny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аивный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6" office:value-type="string" calcext:value-type="string">
            <text:p>zaleta</text:p>
          </table:table-cell>
          <table:table-cell office:value-type="string" calcext:value-type="string">
            <text:p>nieśmialy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застенчивый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9" office:value-type="string" calcext:value-type="string">
            <text:p>zaleta</text:p>
          </table:table-cell>
          <table:table-cell office:value-type="string" calcext:value-type="string">
            <text:p>wstydliwy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застенчивый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0" office:value-type="string" calcext:value-type="string">
            <text:p>wada</text:p>
          </table:table-cell>
          <table:table-cell office:value-type="string" calcext:value-type="string">
            <text:p>obojętny</text:p>
          </table:table-cell>
          <table:table-cell/>
          <table:table-cell office:value-type="string" calcext:value-type="string">
            <text:p>obojętność</text:p>
          </table:table-cell>
          <table:table-cell table:number-columns-repeated="6"/>
          <table:table-cell office:value-type="string" calcext:value-type="string">
            <text:p>Czy to obojętność?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60" office:value-type="string" calcext:value-type="string">
            <text:p>недостаток</text:p>
          </table:table-cell>
          <table:table-cell office:value-type="string" calcext:value-type="string">
            <text:p>безразличный</text:p>
          </table:table-cell>
          <table:table-cell/>
          <table:table-cell office:value-type="string" calcext:value-type="string">
            <text:p>безразличие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0" office:value-type="string" calcext:value-type="string">
            <text:p>zaleta</text:p>
          </table:table-cell>
          <table:table-cell office:value-type="string" calcext:value-type="string">
            <text:p>odwaźny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тважный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5" office:value-type="string" calcext:value-type="string">
            <text:p>wada</text:p>
          </table:table-cell>
          <table:table-cell office:value-type="string" calcext:value-type="string">
            <text:p>tchórzliwy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65" office:value-type="string" calcext:value-type="string">
            <text:p>недостаток</text:p>
          </table:table-cell>
          <table:table-cell office:value-type="string" calcext:value-type="string">
            <text:p>трусливый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6" office:value-type="string" calcext:value-type="string">
            <text:p>wada</text:p>
          </table:table-cell>
          <table:table-cell office:value-type="string" calcext:value-type="string">
            <text:p>samolubny 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66" office:value-type="string" calcext:value-type="string">
            <text:p>недостаток</text:p>
          </table:table-cell>
          <table:table-cell office:value-type="string" calcext:value-type="string">
            <text:p>эгоистичный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7" office:value-type="string" calcext:value-type="string">
            <text:p>wada</text:p>
          </table:table-cell>
          <table:table-cell office:value-type="string" calcext:value-type="string">
            <text:p>egoista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67" office:value-type="string" calcext:value-type="string">
            <text:p>недостаток</text:p>
          </table:table-cell>
          <table:table-cell office:value-type="string" calcext:value-type="string">
            <text:p>эгоист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5" office:value-type="string" calcext:value-type="string">
            <text:p>zaleta</text:p>
          </table:table-cell>
          <table:table-cell office:value-type="string" calcext:value-type="string">
            <text:p>interesowny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любознательный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2" office:value-type="string" calcext:value-type="string">
            <text:p>zaleta</text:p>
          </table:table-cell>
          <table:table-cell office:value-type="string" calcext:value-type="string">
            <text:p>surowy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уровый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4" office:value-type="string" calcext:value-type="string">
            <text:p>zaleta</text:p>
          </table:table-cell>
          <table:table-cell office:value-type="string" calcext:value-type="string">
            <text:p>łagodny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ежный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5" office:value-type="string" calcext:value-type="string">
            <text:p>zaleta</text:p>
          </table:table-cell>
          <table:table-cell office:value-type="string" calcext:value-type="string">
            <text:p>skromny</text:p>
          </table:table-cell>
          <table:table-cell table:number-columns-repeated="9"/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кромный</text:p>
          </table:table-cell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7" office:value-type="string" calcext:value-type="string">
            <text:p>zaleta</text:p>
          </table:table-cell>
          <table:table-cell office:value-type="string" calcext:value-type="string">
            <text:p>szczery</text:p>
          </table:table-cell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естный</text:p>
          </table:table-cell>
          <table:table-cell table:number-columns-repeated="9"/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3" office:value-type="string" calcext:value-type="string">
            <text:p>wada</text:p>
          </table:table-cell>
          <table:table-cell office:value-type="string" calcext:value-type="string">
            <text:p>fałszywy</text:p>
          </table:table-cell>
          <table:table-cell table:number-columns-repeated="9"/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83" office:value-type="string" calcext:value-type="string">
            <text:p>недостаток</text:p>
          </table:table-cell>
          <table:table-cell office:value-type="string" calcext:value-type="string">
            <text:p>ложный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4" office:value-type="string" calcext:value-type="string">
            <text:p>wada</text:p>
          </table:table-cell>
          <table:table-cell office:value-type="string" calcext:value-type="string">
            <text:p>obłudny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84" office:value-type="string" calcext:value-type="string">
            <text:p>недостаток</text:p>
          </table:table-cell>
          <table:table-cell office:value-type="string" calcext:value-type="string">
            <text:p>лицемерный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5" office:value-type="string" calcext:value-type="string">
            <text:p>wada</text:p>
          </table:table-cell>
          <table:table-cell office:value-type="string" calcext:value-type="string">
            <text:p>dwulicowy</text:p>
          </table:table-cell>
          <table:table-cell table:number-columns-repeated="9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85" office:value-type="string" calcext:value-type="string">
            <text:p>недостаток</text:p>
          </table:table-cell>
          <table:table-cell office:value-type="string" calcext:value-type="string">
            <text:p>двуликий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9" office:value-type="string" calcext:value-type="string">
            <text:p>zaleta</text:p>
          </table:table-cell>
          <table:table-cell office:value-type="string" calcext:value-type="string">
            <text:p>źyczliwy</text:p>
          </table:table-cell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дружелюбный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5" office:value-type="string" calcext:value-type="string">
            <text:p>zaleta</text:p>
          </table:table-cell>
          <table:table-cell office:value-type="string" calcext:value-type="string">
            <text:p>sympatyczny</text:p>
          </table:table-cell>
          <table:table-cell table:number-columns-repeated="9"/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импатический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6" office:value-type="string" calcext:value-type="string">
            <text:p>zaleta</text:p>
          </table:table-cell>
          <table:table-cell office:value-type="string" calcext:value-type="string">
            <text:p>uroczy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чаровательный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8" office:value-type="string" calcext:value-type="string">
            <text:p>zaleta</text:p>
          </table:table-cell>
          <table:table-cell office:value-type="string" calcext:value-type="string">
            <text:p>skryty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крытный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9" office:value-type="string" calcext:value-type="string">
            <text:p>zaleta</text:p>
          </table:table-cell>
          <table:table-cell office:value-type="string" calcext:value-type="string">
            <text:p>cierpliwy</text:p>
          </table:table-cell>
          <table:table-cell table:number-columns-repeated="9"/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ерпели́вый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9" office:value-type="string" calcext:value-type="string">
            <text:p>zaleta</text:p>
          </table:table-cell>
          <table:table-cell office:value-type="string" calcext:value-type="string">
            <text:p>spokojny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покойный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02" office:value-type="string" calcext:value-type="string">
            <text:p>wada</text:p>
          </table:table-cell>
          <table:table-cell office:value-type="string" calcext:value-type="string">
            <text:p>nerwowy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02" office:value-type="string" calcext:value-type="string">
            <text:p>недостаток</text:p>
          </table:table-cell>
          <table:table-cell office:value-type="string" calcext:value-type="string">
            <text:p>нервный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0" office:value-type="string" calcext:value-type="string">
            <text:p>wada</text:p>
          </table:table-cell>
          <table:table-cell office:value-type="string" calcext:value-type="string">
            <text:p>wybuchowy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10" office:value-type="string" calcext:value-type="string">
            <text:p>недостаток</text:p>
          </table:table-cell>
          <table:table-cell office:value-type="string" calcext:value-type="string">
            <text:p>вспыльчивый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2" office:value-type="string" calcext:value-type="string">
            <text:p>zaleta</text:p>
          </table:table-cell>
          <table:table-cell office:value-type="string" calcext:value-type="string">
            <text:p>uprzejmy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чтивый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3" office:value-type="string" calcext:value-type="string">
            <text:p>zaleta</text:p>
          </table:table-cell>
          <table:table-cell office:value-type="string" calcext:value-type="string">
            <text:p>grzeczny</text:p>
          </table:table-cell>
          <table:table-cell table:number-columns-repeated="9"/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жливый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7" office:value-type="string" calcext:value-type="string">
            <text:p>zaleta</text:p>
          </table:table-cell>
          <table:table-cell office:value-type="string" calcext:value-type="string">
            <text:p>zdolny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пособный</text:p>
          </table:table-cell>
          <table:table-cell table:number-columns-repeated="9"/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8" office:value-type="string" calcext:value-type="string">
            <text:p>zaleta</text:p>
          </table:table-cell>
          <table:table-cell office:value-type="string" calcext:value-type="string">
            <text:p>dumny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гордый</text:p>
          </table:table-cell>
          <table:table-cell table:number-columns-repeated="9"/>
          <table:table-cell office:value-type="float" office:value="76" calcext:value-type="float">
            <text:p>7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7" office:value-type="string" calcext:value-type="string">
            <text:p>zaleta</text:p>
          </table:table-cell>
          <table:table-cell office:value-type="string" calcext:value-type="string">
            <text:p>utalentowany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даренный</text:p>
          </table:table-cell>
          <table:table-cell table:number-columns-repeated="9"/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2" office:value-type="string" calcext:value-type="string">
            <text:p>zaleta</text:p>
          </table:table-cell>
          <table:table-cell office:value-type="string" calcext:value-type="string">
            <text:p>pilny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тарательный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3" office:value-type="string" calcext:value-type="string">
            <text:p>zaleta</text:p>
          </table:table-cell>
          <table:table-cell office:value-type="string" calcext:value-type="string">
            <text:p>ambitny</text:p>
          </table:table-cell>
          <table:table-cell table:number-columns-repeated="9"/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естолюбивый</text:p>
          </table:table-cell>
          <table:table-cell table:number-columns-repeated="9"/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0" office:value-type="string" calcext:value-type="string">
            <text:p>zaleta</text:p>
          </table:table-cell>
          <table:table-cell office:value-type="string" calcext:value-type="string">
            <text:p>pracowity</text:p>
          </table:table-cell>
          <table:table-cell table:number-columns-repeated="9"/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рудолюбивый</text:p>
          </table:table-cell>
          <table:table-cell table:number-columns-repeated="9"/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1" office:value-type="string" calcext:value-type="string">
            <text:p>zaleta</text:p>
          </table:table-cell>
          <table:table-cell office:value-type="string" calcext:value-type="string">
            <text:p>leniwy</text:p>
          </table:table-cell>
          <table:table-cell table:number-columns-repeated="9"/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ленивый</text:p>
          </table:table-cell>
          <table:table-cell table:number-columns-repeated="9"/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2" office:value-type="string" calcext:value-type="string">
            <text:p>zaleta</text:p>
          </table:table-cell>
          <table:table-cell office:value-type="string" calcext:value-type="string">
            <text:p>obowiązkowy</text:p>
          </table:table-cell>
          <table:table-cell table:number-columns-repeated="9"/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бязательный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3" office:value-type="string" calcext:value-type="string">
            <text:p>zaleta</text:p>
          </table:table-cell>
          <table:table-cell office:value-type="string" calcext:value-type="string">
            <text:p>solidny</text:p>
          </table:table-cell>
          <table:table-cell table:number-columns-repeated="9"/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адёжный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1" office:value-type="string" calcext:value-type="string">
            <text:p>zaleta</text:p>
          </table:table-cell>
          <table:table-cell office:value-type="string" calcext:value-type="string">
            <text:p>punktualny</text:p>
          </table:table-cell>
          <table:table-cell table:number-columns-repeated="9"/>
          <table:table-cell office:value-type="float" office:value="91" calcext:value-type="float">
            <text:p>91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пунктуальный</text:p>
          </table:table-cell>
          <table:table-cell table:number-columns-repeated="9"/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3" office:value-type="string" calcext:value-type="string">
            <text:p>zaleta</text:p>
          </table:table-cell>
          <table:table-cell office:value-type="string" calcext:value-type="string">
            <text:p>madry</text:p>
          </table:table-cell>
          <table:table-cell table:number-columns-repeated="9"/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мудрый</text:p>
          </table:table-cell>
          <table:table-cell table:number-columns-repeated="9"/>
          <table:table-cell office:value-type="float" office:value="94" calcext:value-type="float">
            <text:p>9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6" office:value-type="string" calcext:value-type="string">
            <text:p>zaleta</text:p>
          </table:table-cell>
          <table:table-cell office:value-type="string" calcext:value-type="string">
            <text:p>rozwaźny</text:p>
          </table:table-cell>
          <table:table-cell table:number-columns-repeated="9"/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думчивый</text:p>
          </table:table-cell>
          <table:table-cell table:number-columns-repeated="9"/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7" office:value-type="string" calcext:value-type="string">
            <text:p>zaleta</text:p>
          </table:table-cell>
          <table:table-cell office:value-type="string" calcext:value-type="string">
            <text:p>rozsądny</text:p>
          </table:table-cell>
          <table:table-cell table:number-columns-repeated="9"/>
          <table:table-cell office:value-type="float" office:value="97" calcext:value-type="float">
            <text:p>97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рассуди́тельный</text:p>
          </table:table-cell>
          <table:table-cell table:number-columns-repeated="9"/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8" office:value-type="string" calcext:value-type="string">
            <text:p>wada</text:p>
          </table:table-cell>
          <table:table-cell office:value-type="string" calcext:value-type="string">
            <text:p>głupi</text:p>
          </table:table-cell>
          <table:table-cell table:number-columns-repeated="9"/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28" office:value-type="string" calcext:value-type="string">
            <text:p>недостаток</text:p>
          </table:table-cell>
          <table:table-cell office:value-type="string" calcext:value-type="string">
            <text:p>глупый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9" office:value-type="string" calcext:value-type="string">
            <text:p>zaleta</text:p>
          </table:table-cell>
          <table:table-cell office:value-type="string" calcext:value-type="string">
            <text:p>inteligentny</text:p>
          </table:table-cell>
          <table:table-cell table:number-columns-repeated="9"/>
          <table:table-cell office:value-type="float" office:value="101" calcext:value-type="float">
            <text:p>101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мный</text:p>
          </table:table-cell>
          <table:table-cell table:number-columns-repeated="9"/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0" office:value-type="string" calcext:value-type="string">
            <text:p>zaleta</text:p>
          </table:table-cell>
          <table:table-cell office:value-type="string" calcext:value-type="string">
            <text:p>kulturalny</text:p>
          </table:table-cell>
          <table:table-cell table:number-columns-repeated="9"/>
          <table:table-cell office:value-type="float" office:value="103" calcext:value-type="float">
            <text:p>103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ультурный</text:p>
          </table:table-cell>
          <table:table-cell table:number-columns-repeated="9"/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6" office:value-type="string" calcext:value-type="string">
            <text:p>zaleta</text:p>
          </table:table-cell>
          <table:table-cell office:value-type="string" calcext:value-type="string">
            <text:p>wychowany</text:p>
          </table:table-cell>
          <table:table-cell table:number-columns-repeated="9"/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бразованный</text:p>
          </table:table-cell>
          <table:table-cell table:number-columns-repeated="9"/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2" office:value-type="string" calcext:value-type="string">
            <text:p>zaleta</text:p>
          </table:table-cell>
          <table:table-cell office:value-type="string" calcext:value-type="string">
            <text:p>sprytny</text:p>
          </table:table-cell>
          <table:table-cell table:number-columns-repeated="9"/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мный</text:p>
          </table:table-cell>
          <table:table-cell table:number-columns-repeated="9"/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4" office:value-type="string" calcext:value-type="string">
            <text:p>zaleta</text:p>
          </table:table-cell>
          <table:table-cell office:value-type="string" calcext:value-type="string">
            <text:p>bystry</text:p>
          </table:table-cell>
          <table:table-cell table:number-columns-repeated="9"/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ообразительный</text:p>
          </table:table-cell>
          <table:table-cell table:number-columns-repeated="9"/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5" office:value-type="string" calcext:value-type="string">
            <text:p>zaleta</text:p>
          </table:table-cell>
          <table:table-cell office:value-type="string" calcext:value-type="string">
            <text:p>uparty</text:p>
          </table:table-cell>
          <table:table-cell table:number-columns-repeated="9"/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прямый</text:p>
          </table:table-cell>
          <table:table-cell table:number-columns-repeated="9"/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6" office:value-type="string" calcext:value-type="string">
            <text:p>zaleta</text:p>
          </table:table-cell>
          <table:table-cell office:value-type="string" calcext:value-type="string">
            <text:p>elokwentny</text:p>
          </table:table-cell>
          <table:table-cell table:number-columns-repeated="9"/>
          <table:table-cell office:value-type="float" office:value="113" calcext:value-type="float">
            <text:p>113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расноречивый</text:p>
          </table:table-cell>
          <table:table-cell table:number-columns-repeated="9"/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2" office:value-type="string" calcext:value-type="string">
            <text:p>wada</text:p>
          </table:table-cell>
          <table:table-cell office:value-type="string" calcext:value-type="string">
            <text:p>smutny</text:p>
          </table:table-cell>
          <table:table-cell table:number-columns-repeated="9"/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92" office:value-type="string" calcext:value-type="string">
            <text:p>недостаток</text:p>
          </table:table-cell>
          <table:table-cell office:value-type="string" calcext:value-type="string">
            <text:p>грустный</text:p>
          </table:table-cell>
          <table:table-cell table:number-columns-repeated="9"/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8" office:value-type="string" calcext:value-type="string">
            <text:p>wada</text:p>
          </table:table-cell>
          <table:table-cell office:value-type="string" calcext:value-type="string">
            <text:p>ponury</text:p>
          </table:table-cell>
          <table:table-cell table:number-columns-repeated="9"/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38" office:value-type="string" calcext:value-type="string">
            <text:p>недостаток</text:p>
          </table:table-cell>
          <table:table-cell office:value-type="string" calcext:value-type="string">
            <text:p>тоскливый</text:p>
          </table:table-cell>
          <table:table-cell table:number-columns-repeated="9"/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0" office:value-type="string" calcext:value-type="string">
            <text:p>zaleta</text:p>
          </table:table-cell>
          <table:table-cell office:value-type="string" calcext:value-type="string">
            <text:p>wesoły</text:p>
          </table:table-cell>
          <table:table-cell table:number-columns-repeated="9"/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селый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1" office:value-type="string" calcext:value-type="string">
            <text:p>zaleta</text:p>
          </table:table-cell>
          <table:table-cell office:value-type="string" calcext:value-type="string">
            <text:p>dowcipny z humorem</text:p>
          </table:table-cell>
          <table:table-cell table:number-columns-repeated="9"/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 остроумным юмором</text:p>
          </table:table-cell>
          <table:table-cell table:number-columns-repeated="9"/>
          <table:table-cell office:value-type="float" office:value="122" calcext:value-type="float">
            <text:p>12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4" office:value-type="string" calcext:value-type="string">
            <text:p>zaleta</text:p>
          </table:table-cell>
          <table:table-cell office:value-type="string" calcext:value-type="string">
            <text:p>pogodny</text:p>
          </table:table-cell>
          <table:table-cell table:number-columns-repeated="9"/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селый</text:p>
          </table:table-cell>
          <table:table-cell table:number-columns-repeated="9"/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7" office:value-type="string" calcext:value-type="string">
            <text:p>wada</text:p>
          </table:table-cell>
          <table:table-cell office:value-type="string" calcext:value-type="string">
            <text:p>skąpy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97" office:value-type="string" calcext:value-type="string">
            <text:p>недостаток</text:p>
          </table:table-cell>
          <table:table-cell office:value-type="string" calcext:value-type="string">
            <text:p>скупой</text:p>
          </table:table-cell>
          <table:table-cell table:number-columns-repeated="9"/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6" office:value-type="string" calcext:value-type="string">
            <text:p>zaleta</text:p>
          </table:table-cell>
          <table:table-cell office:value-type="string" calcext:value-type="string">
            <text:p>oszczędny</text:p>
          </table:table-cell>
          <table:table-cell table:number-columns-repeated="9"/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экономный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00" office:value-type="string" calcext:value-type="string">
            <text:p>wada</text:p>
          </table:table-cell>
          <table:table-cell office:value-type="string" calcext:value-type="string">
            <text:p>rozrzutny</text:p>
          </table:table-cell>
          <table:table-cell table:number-columns-repeated="9"/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00" office:value-type="string" calcext:value-type="string">
            <text:p>недостаток</text:p>
          </table:table-cell>
          <table:table-cell office:value-type="string" calcext:value-type="string">
            <text:p>расточать</text:p>
          </table:table-cell>
          <table:table-cell table:number-columns-repeated="9"/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01" office:value-type="string" calcext:value-type="string">
            <text:p>zaleta</text:p>
          </table:table-cell>
          <table:table-cell office:value-type="string" calcext:value-type="string">
            <text:p>gościnny</text:p>
          </table:table-cell>
          <table:table-cell table:number-columns-repeated="9"/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гостеприимный</text:p>
          </table:table-cell>
          <table:table-cell table:number-columns-repeated="9"/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1" office:value-type="string" calcext:value-type="string">
            <text:p>zaleta</text:p>
          </table:table-cell>
          <table:table-cell office:value-type="string" calcext:value-type="string">
            <text:p>tolerancyjny</text:p>
          </table:table-cell>
          <table:table-cell table:number-columns-repeated="9"/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ерпимый</text:p>
          </table:table-cell>
          <table:table-cell table:number-columns-repeated="9"/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2" office:value-type="string" calcext:value-type="string">
            <text:p>wada</text:p>
          </table:table-cell>
          <table:table-cell office:value-type="string" calcext:value-type="string">
            <text:p>zarozumiały</text:p>
          </table:table-cell>
          <table:table-cell table:number-columns-repeated="9"/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52" office:value-type="string" calcext:value-type="string">
            <text:p>недостаток</text:p>
          </table:table-cell>
          <table:table-cell office:value-type="string" calcext:value-type="string">
            <text:p>тщеславный</text:p>
          </table:table-cell>
          <table:table-cell table:number-columns-repeated="9"/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3" office:value-type="string" calcext:value-type="string">
            <text:p>zaleta</text:p>
          </table:table-cell>
          <table:table-cell office:value-type="string" calcext:value-type="string">
            <text:p>pewny sobie</text:p>
          </table:table-cell>
          <table:table-cell table:number-columns-repeated="9"/>
          <table:table-cell office:value-type="float" office:value="137" calcext:value-type="float">
            <text:p>137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веренный в себе</text:p>
          </table:table-cell>
          <table:table-cell table:number-columns-repeated="9"/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06" office:value-type="string" calcext:value-type="string">
            <text:p>wada</text:p>
          </table:table-cell>
          <table:table-cell office:value-type="string" calcext:value-type="string">
            <text:p>gadatliwy</text:p>
          </table:table-cell>
          <table:table-cell table:number-columns-repeated="9"/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06" office:value-type="string" calcext:value-type="string">
            <text:p>недостаток</text:p>
          </table:table-cell>
          <table:table-cell office:value-type="string" calcext:value-type="string">
            <text:p>болтливый</text:p>
          </table:table-cell>
          <table:table-cell table:number-columns-repeated="9"/>
          <table:table-cell office:value-type="float" office:value="140" calcext:value-type="float">
            <text:p>14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5" office:value-type="string" calcext:value-type="string">
            <text:p>zaleta</text:p>
          </table:table-cell>
          <table:table-cell office:value-type="string" calcext:value-type="string">
            <text:p>małomowny</text:p>
          </table:table-cell>
          <table:table-cell table:number-columns-repeated="9"/>
          <table:table-cell office:value-type="float" office:value="141" calcext:value-type="float">
            <text:p>141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еразговорчивый</text:p>
          </table:table-cell>
          <table:table-cell table:number-columns-repeated="9"/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6" office:value-type="string" calcext:value-type="string">
            <text:p>zaleta</text:p>
          </table:table-cell>
          <table:table-cell office:value-type="string" calcext:value-type="string">
            <text:p>optymista</text:p>
          </table:table-cell>
          <table:table-cell table:number-columns-repeated="9"/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птимист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7" office:value-type="string" calcext:value-type="string">
            <text:p>wada</text:p>
          </table:table-cell>
          <table:table-cell office:value-type="string" calcext:value-type="string">
            <text:p>pesymista</text:p>
          </table:table-cell>
          <table:table-cell table:number-columns-repeated="9"/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2">
          <table:table-cell table:style-name="ce193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57" office:value-type="string" calcext:value-type="string">
            <text:p>недостаток</text:p>
          </table:table-cell>
          <table:table-cell office:value-type="string" calcext:value-type="string">
            <text:p>пессимист</text:p>
          </table:table-cell>
          <table:table-cell table:number-columns-repeated="9"/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2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alshCardA2-1'.G2:'falshCardA2-1'.O3 'falshCardA2-1'.C2:'falshCardA2-1'.C4 'falshCardA2-1'.G4:'falshCardA2-1'.G4 'falshCardA2-1'.I4:'falshCardA2-1'.O4">
            <calcext:condition calcext:apply-style-name="Безымянный2" calcext:value="=&quot;rzeczownik&quot;" calcext:base-cell-address="'falshCardA2-1'.C2"/>
          </calcext:conditional-format>
          <calcext:conditional-format calcext:target-range-address="'falshCardA2-1'.A2:'falshCardA2-1'.A2 'falshCardA2-1'.A4:'falshCardA2-1'.A4 'falshCardA2-1'.A6:'falshCardA2-1'.A6 'falshCardA2-1'.A8:'falshCardA2-1'.A8 'falshCardA2-1'.A10:'falshCardA2-1'.A10 'falshCardA2-1'.A12:'falshCardA2-1'.A12 'falshCardA2-1'.A14:'falshCardA2-1'.A14 'falshCardA2-1'.A16:'falshCardA2-1'.A16 'falshCardA2-1'.A18:'falshCardA2-1'.A18 'falshCardA2-1'.A20:'falshCardA2-1'.A20 'falshCardA2-1'.A22:'falshCardA2-1'.A22 'falshCardA2-1'.A24:'falshCardA2-1'.A24 'falshCardA2-1'.A26:'falshCardA2-1'.A26 'falshCardA2-1'.A28:'falshCardA2-1'.A28 'falshCardA2-1'.A30:'falshCardA2-1'.A30 'falshCardA2-1'.A32:'falshCardA2-1'.A32 'falshCardA2-1'.A34:'falshCardA2-1'.A34 'falshCardA2-1'.A36:'falshCardA2-1'.A36 'falshCardA2-1'.A38:'falshCardA2-1'.A38 'falshCardA2-1'.A40:'falshCardA2-1'.A40 'falshCardA2-1'.A42:'falshCardA2-1'.A42 'falshCardA2-1'.A44:'falshCardA2-1'.A44 'falshCardA2-1'.A46:'falshCardA2-1'.A46 'falshCardA2-1'.A48:'falshCardA2-1'.A48 'falshCardA2-1'.A50:'falshCardA2-1'.A50 'falshCardA2-1'.A52:'falshCardA2-1'.A52 'falshCardA2-1'.A54:'falshCardA2-1'.A54 'falshCardA2-1'.A56:'falshCardA2-1'.A56 'falshCardA2-1'.A58:'falshCardA2-1'.A58 'falshCardA2-1'.A60:'falshCardA2-1'.A60 'falshCardA2-1'.A62:'falshCardA2-1'.A62 'falshCardA2-1'.A64:'falshCardA2-1'.A64 'falshCardA2-1'.A66:'falshCardA2-1'.A66 'falshCardA2-1'.A68:'falshCardA2-1'.A68 'falshCardA2-1'.A70:'falshCardA2-1'.A70 'falshCardA2-1'.A72:'falshCardA2-1'.A72 'falshCardA2-1'.A74:'falshCardA2-1'.A74 'falshCardA2-1'.A76:'falshCardA2-1'.A76 'falshCardA2-1'.A78:'falshCardA2-1'.A78 'falshCardA2-1'.A80:'falshCardA2-1'.A80 'falshCardA2-1'.A82:'falshCardA2-1'.A82 'falshCardA2-1'.A84:'falshCardA2-1'.A84 'falshCardA2-1'.A86:'falshCardA2-1'.A86 'falshCardA2-1'.A88:'falshCardA2-1'.A88 'falshCardA2-1'.A90:'falshCardA2-1'.A90 'falshCardA2-1'.A92:'falshCardA2-1'.A92 'falshCardA2-1'.A94:'falshCardA2-1'.A94 'falshCardA2-1'.A96:'falshCardA2-1'.A96 'falshCardA2-1'.A98:'falshCardA2-1'.A98 'falshCardA2-1'.A100:'falshCardA2-1'.A100 'falshCardA2-1'.A102:'falshCardA2-1'.A102 'falshCardA2-1'.A104:'falshCardA2-1'.A104 'falshCardA2-1'.A106:'falshCardA2-1'.A106 'falshCardA2-1'.A108:'falshCardA2-1'.A108 'falshCardA2-1'.A110:'falshCardA2-1'.A110 'falshCardA2-1'.A112:'falshCardA2-1'.A112 'falshCardA2-1'.A114:'falshCardA2-1'.A114 'falshCardA2-1'.A116:'falshCardA2-1'.A116 'falshCardA2-1'.A118:'falshCardA2-1'.A118 'falshCardA2-1'.A120:'falshCardA2-1'.A120 'falshCardA2-1'.A122:'falshCardA2-1'.A122 'falshCardA2-1'.A124:'falshCardA2-1'.A124 'falshCardA2-1'.A126:'falshCardA2-1'.A126 'falshCardA2-1'.A128:'falshCardA2-1'.A128 'falshCardA2-1'.A130:'falshCardA2-1'.A130 'falshCardA2-1'.A132:'falshCardA2-1'.A132 'falshCardA2-1'.A134:'falshCardA2-1'.A134 'falshCardA2-1'.A136:'falshCardA2-1'.A136 'falshCardA2-1'.A138:'falshCardA2-1'.A138 'falshCardA2-1'.A140:'falshCardA2-1'.A140 'falshCardA2-1'.A142:'falshCardA2-1'.A142 'falshCardA2-1'.A144:'falshCardA2-1'.A144 'falshCardA2-1'.A146:'falshCardA2-1'.A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2:'falshCardA2-1'.A2 'falshCardA2-1'.A4:'falshCardA2-1'.A4 'falshCardA2-1'.A6:'falshCardA2-1'.A6 'falshCardA2-1'.A8:'falshCardA2-1'.A8 'falshCardA2-1'.A10:'falshCardA2-1'.A10 'falshCardA2-1'.A12:'falshCardA2-1'.A12 'falshCardA2-1'.A14:'falshCardA2-1'.A14 'falshCardA2-1'.A16:'falshCardA2-1'.A16 'falshCardA2-1'.A18:'falshCardA2-1'.A18 'falshCardA2-1'.A20:'falshCardA2-1'.A20 'falshCardA2-1'.A22:'falshCardA2-1'.A22 'falshCardA2-1'.A24:'falshCardA2-1'.A24 'falshCardA2-1'.A26:'falshCardA2-1'.A26 'falshCardA2-1'.A28:'falshCardA2-1'.A28 'falshCardA2-1'.A30:'falshCardA2-1'.A30 'falshCardA2-1'.A32:'falshCardA2-1'.A32 'falshCardA2-1'.A34:'falshCardA2-1'.A34 'falshCardA2-1'.A36:'falshCardA2-1'.A36 'falshCardA2-1'.A38:'falshCardA2-1'.A38 'falshCardA2-1'.A40:'falshCardA2-1'.A40 'falshCardA2-1'.A42:'falshCardA2-1'.A42 'falshCardA2-1'.A44:'falshCardA2-1'.A44 'falshCardA2-1'.A46:'falshCardA2-1'.A46 'falshCardA2-1'.A48:'falshCardA2-1'.A48 'falshCardA2-1'.A50:'falshCardA2-1'.A50 'falshCardA2-1'.A52:'falshCardA2-1'.A52 'falshCardA2-1'.A54:'falshCardA2-1'.A54 'falshCardA2-1'.A56:'falshCardA2-1'.A56 'falshCardA2-1'.A58:'falshCardA2-1'.A58 'falshCardA2-1'.A60:'falshCardA2-1'.A60 'falshCardA2-1'.A62:'falshCardA2-1'.A62 'falshCardA2-1'.A64:'falshCardA2-1'.A64 'falshCardA2-1'.A66:'falshCardA2-1'.A66 'falshCardA2-1'.A68:'falshCardA2-1'.A68 'falshCardA2-1'.A70:'falshCardA2-1'.A70 'falshCardA2-1'.A72:'falshCardA2-1'.A72 'falshCardA2-1'.A74:'falshCardA2-1'.A74 'falshCardA2-1'.A76:'falshCardA2-1'.A76 'falshCardA2-1'.A78:'falshCardA2-1'.A78 'falshCardA2-1'.A80:'falshCardA2-1'.A80 'falshCardA2-1'.A82:'falshCardA2-1'.A82 'falshCardA2-1'.A84:'falshCardA2-1'.A84 'falshCardA2-1'.A86:'falshCardA2-1'.A86 'falshCardA2-1'.A88:'falshCardA2-1'.A88 'falshCardA2-1'.A90:'falshCardA2-1'.A90 'falshCardA2-1'.A92:'falshCardA2-1'.A92 'falshCardA2-1'.A94:'falshCardA2-1'.A94 'falshCardA2-1'.A96:'falshCardA2-1'.A96 'falshCardA2-1'.A98:'falshCardA2-1'.A98 'falshCardA2-1'.A100:'falshCardA2-1'.A100 'falshCardA2-1'.A102:'falshCardA2-1'.A102 'falshCardA2-1'.A104:'falshCardA2-1'.A104 'falshCardA2-1'.A106:'falshCardA2-1'.A106 'falshCardA2-1'.A108:'falshCardA2-1'.A108 'falshCardA2-1'.A110:'falshCardA2-1'.A110 'falshCardA2-1'.A112:'falshCardA2-1'.A112 'falshCardA2-1'.A114:'falshCardA2-1'.A114 'falshCardA2-1'.A116:'falshCardA2-1'.A116 'falshCardA2-1'.A118:'falshCardA2-1'.A118 'falshCardA2-1'.A120:'falshCardA2-1'.A120 'falshCardA2-1'.A122:'falshCardA2-1'.A122 'falshCardA2-1'.A124:'falshCardA2-1'.A124 'falshCardA2-1'.A126:'falshCardA2-1'.A126 'falshCardA2-1'.A128:'falshCardA2-1'.A128 'falshCardA2-1'.A130:'falshCardA2-1'.A130 'falshCardA2-1'.A132:'falshCardA2-1'.A132 'falshCardA2-1'.A134:'falshCardA2-1'.A134 'falshCardA2-1'.A136:'falshCardA2-1'.A136 'falshCardA2-1'.A138:'falshCardA2-1'.A138 'falshCardA2-1'.A140:'falshCardA2-1'.A140 'falshCardA2-1'.A142:'falshCardA2-1'.A142 'falshCardA2-1'.A144:'falshCardA2-1'.A144 'falshCardA2-1'.A146:'falshCardA2-1'.A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3:'falshCardA2-1'.A3 'falshCardA2-1'.A5:'falshCardA2-1'.A5 'falshCardA2-1'.A7:'falshCardA2-1'.A7 'falshCardA2-1'.A9:'falshCardA2-1'.A9 'falshCardA2-1'.A11:'falshCardA2-1'.A11 'falshCardA2-1'.A13:'falshCardA2-1'.A13 'falshCardA2-1'.A15:'falshCardA2-1'.A15 'falshCardA2-1'.A17:'falshCardA2-1'.A17 'falshCardA2-1'.A19:'falshCardA2-1'.A19 'falshCardA2-1'.A21:'falshCardA2-1'.A21 'falshCardA2-1'.A23:'falshCardA2-1'.A23 'falshCardA2-1'.A25:'falshCardA2-1'.A25 'falshCardA2-1'.A27:'falshCardA2-1'.A27 'falshCardA2-1'.A29:'falshCardA2-1'.A29 'falshCardA2-1'.A31:'falshCardA2-1'.A31 'falshCardA2-1'.A33:'falshCardA2-1'.A33 'falshCardA2-1'.A35:'falshCardA2-1'.A35 'falshCardA2-1'.A37:'falshCardA2-1'.A37 'falshCardA2-1'.A39:'falshCardA2-1'.A39 'falshCardA2-1'.A41:'falshCardA2-1'.A41 'falshCardA2-1'.A43:'falshCardA2-1'.A43 'falshCardA2-1'.A45:'falshCardA2-1'.A45 'falshCardA2-1'.A47:'falshCardA2-1'.A47 'falshCardA2-1'.A49:'falshCardA2-1'.A49 'falshCardA2-1'.A51:'falshCardA2-1'.A51 'falshCardA2-1'.A53:'falshCardA2-1'.A53 'falshCardA2-1'.A55:'falshCardA2-1'.A55 'falshCardA2-1'.A57:'falshCardA2-1'.A57 'falshCardA2-1'.A59:'falshCardA2-1'.A59 'falshCardA2-1'.A61:'falshCardA2-1'.A61 'falshCardA2-1'.A63:'falshCardA2-1'.A63 'falshCardA2-1'.A65:'falshCardA2-1'.A65 'falshCardA2-1'.A67:'falshCardA2-1'.A67 'falshCardA2-1'.A69:'falshCardA2-1'.A69 'falshCardA2-1'.A71:'falshCardA2-1'.A71 'falshCardA2-1'.A73:'falshCardA2-1'.A73 'falshCardA2-1'.A75:'falshCardA2-1'.A75 'falshCardA2-1'.A77:'falshCardA2-1'.A77 'falshCardA2-1'.A79:'falshCardA2-1'.A79 'falshCardA2-1'.A81:'falshCardA2-1'.A81 'falshCardA2-1'.A83:'falshCardA2-1'.A83 'falshCardA2-1'.A85:'falshCardA2-1'.A85 'falshCardA2-1'.A87:'falshCardA2-1'.A87 'falshCardA2-1'.A89:'falshCardA2-1'.A89 'falshCardA2-1'.A91:'falshCardA2-1'.A91 'falshCardA2-1'.A93:'falshCardA2-1'.A93 'falshCardA2-1'.A95:'falshCardA2-1'.A95 'falshCardA2-1'.A97:'falshCardA2-1'.A97 'falshCardA2-1'.A99:'falshCardA2-1'.A99 'falshCardA2-1'.A101:'falshCardA2-1'.A101 'falshCardA2-1'.A103:'falshCardA2-1'.A103 'falshCardA2-1'.A105:'falshCardA2-1'.A105 'falshCardA2-1'.A107:'falshCardA2-1'.A107 'falshCardA2-1'.A109:'falshCardA2-1'.A109 'falshCardA2-1'.A111:'falshCardA2-1'.A111 'falshCardA2-1'.A113:'falshCardA2-1'.A113 'falshCardA2-1'.A115:'falshCardA2-1'.A115 'falshCardA2-1'.A117:'falshCardA2-1'.A117 'falshCardA2-1'.A119:'falshCardA2-1'.A119 'falshCardA2-1'.A121:'falshCardA2-1'.A121 'falshCardA2-1'.A123:'falshCardA2-1'.A123 'falshCardA2-1'.A125:'falshCardA2-1'.A125 'falshCardA2-1'.A127:'falshCardA2-1'.A127 'falshCardA2-1'.A129:'falshCardA2-1'.A129 'falshCardA2-1'.A131:'falshCardA2-1'.A131 'falshCardA2-1'.A133:'falshCardA2-1'.A133 'falshCardA2-1'.A135:'falshCardA2-1'.A135 'falshCardA2-1'.A137:'falshCardA2-1'.A137 'falshCardA2-1'.A139:'falshCardA2-1'.A139 'falshCardA2-1'.A141:'falshCardA2-1'.A141 'falshCardA2-1'.A143:'falshCardA2-1'.A143 'falshCardA2-1'.A145:'falshCardA2-1'.A145 'falshCardA2-1'.A147:'falshCardA2-1'.A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3:'falshCardA2-1'.A3 'falshCardA2-1'.A5:'falshCardA2-1'.A5 'falshCardA2-1'.A7:'falshCardA2-1'.A7 'falshCardA2-1'.A9:'falshCardA2-1'.A9 'falshCardA2-1'.A11:'falshCardA2-1'.A11 'falshCardA2-1'.A13:'falshCardA2-1'.A13 'falshCardA2-1'.A15:'falshCardA2-1'.A15 'falshCardA2-1'.A17:'falshCardA2-1'.A17 'falshCardA2-1'.A19:'falshCardA2-1'.A19 'falshCardA2-1'.A21:'falshCardA2-1'.A21 'falshCardA2-1'.A23:'falshCardA2-1'.A23 'falshCardA2-1'.A25:'falshCardA2-1'.A25 'falshCardA2-1'.A27:'falshCardA2-1'.A27 'falshCardA2-1'.A29:'falshCardA2-1'.A29 'falshCardA2-1'.A31:'falshCardA2-1'.A31 'falshCardA2-1'.A33:'falshCardA2-1'.A33 'falshCardA2-1'.A35:'falshCardA2-1'.A35 'falshCardA2-1'.A37:'falshCardA2-1'.A37 'falshCardA2-1'.A39:'falshCardA2-1'.A39 'falshCardA2-1'.A41:'falshCardA2-1'.A41 'falshCardA2-1'.A43:'falshCardA2-1'.A43 'falshCardA2-1'.A45:'falshCardA2-1'.A45 'falshCardA2-1'.A47:'falshCardA2-1'.A47 'falshCardA2-1'.A49:'falshCardA2-1'.A49 'falshCardA2-1'.A51:'falshCardA2-1'.A51 'falshCardA2-1'.A53:'falshCardA2-1'.A53 'falshCardA2-1'.A55:'falshCardA2-1'.A55 'falshCardA2-1'.A57:'falshCardA2-1'.A57 'falshCardA2-1'.A59:'falshCardA2-1'.A59 'falshCardA2-1'.A61:'falshCardA2-1'.A61 'falshCardA2-1'.A63:'falshCardA2-1'.A63 'falshCardA2-1'.A65:'falshCardA2-1'.A65 'falshCardA2-1'.A67:'falshCardA2-1'.A67 'falshCardA2-1'.A69:'falshCardA2-1'.A69 'falshCardA2-1'.A71:'falshCardA2-1'.A71 'falshCardA2-1'.A73:'falshCardA2-1'.A73 'falshCardA2-1'.A75:'falshCardA2-1'.A75 'falshCardA2-1'.A77:'falshCardA2-1'.A77 'falshCardA2-1'.A79:'falshCardA2-1'.A79 'falshCardA2-1'.A81:'falshCardA2-1'.A81 'falshCardA2-1'.A83:'falshCardA2-1'.A83 'falshCardA2-1'.A85:'falshCardA2-1'.A85 'falshCardA2-1'.A87:'falshCardA2-1'.A87 'falshCardA2-1'.A89:'falshCardA2-1'.A89 'falshCardA2-1'.A91:'falshCardA2-1'.A91 'falshCardA2-1'.A93:'falshCardA2-1'.A93 'falshCardA2-1'.A95:'falshCardA2-1'.A95 'falshCardA2-1'.A97:'falshCardA2-1'.A97 'falshCardA2-1'.A99:'falshCardA2-1'.A99 'falshCardA2-1'.A101:'falshCardA2-1'.A101 'falshCardA2-1'.A103:'falshCardA2-1'.A103 'falshCardA2-1'.A105:'falshCardA2-1'.A105 'falshCardA2-1'.A107:'falshCardA2-1'.A107 'falshCardA2-1'.A109:'falshCardA2-1'.A109 'falshCardA2-1'.A111:'falshCardA2-1'.A111 'falshCardA2-1'.A113:'falshCardA2-1'.A113 'falshCardA2-1'.A115:'falshCardA2-1'.A115 'falshCardA2-1'.A117:'falshCardA2-1'.A117 'falshCardA2-1'.A119:'falshCardA2-1'.A119 'falshCardA2-1'.A121:'falshCardA2-1'.A121 'falshCardA2-1'.A123:'falshCardA2-1'.A123 'falshCardA2-1'.A125:'falshCardA2-1'.A125 'falshCardA2-1'.A127:'falshCardA2-1'.A127 'falshCardA2-1'.A129:'falshCardA2-1'.A129 'falshCardA2-1'.A131:'falshCardA2-1'.A131 'falshCardA2-1'.A133:'falshCardA2-1'.A133 'falshCardA2-1'.A135:'falshCardA2-1'.A135 'falshCardA2-1'.A137:'falshCardA2-1'.A137 'falshCardA2-1'.A139:'falshCardA2-1'.A139 'falshCardA2-1'.A141:'falshCardA2-1'.A141 'falshCardA2-1'.A143:'falshCardA2-1'.A143 'falshCardA2-1'.A145:'falshCardA2-1'.A145 'falshCardA2-1'.A147:'falshCardA2-1'.A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B2:'falshCardA2-1'.B2 'falshCardA2-1'.B4:'falshCardA2-1'.B4 'falshCardA2-1'.B6:'falshCardA2-1'.B6 'falshCardA2-1'.B8:'falshCardA2-1'.B8 'falshCardA2-1'.B10:'falshCardA2-1'.B10 'falshCardA2-1'.B12:'falshCardA2-1'.B12 'falshCardA2-1'.B14:'falshCardA2-1'.B14 'falshCardA2-1'.B16:'falshCardA2-1'.B16 'falshCardA2-1'.B18:'falshCardA2-1'.B18 'falshCardA2-1'.B20:'falshCardA2-1'.B20 'falshCardA2-1'.B22:'falshCardA2-1'.B22 'falshCardA2-1'.B24:'falshCardA2-1'.B24 'falshCardA2-1'.B26:'falshCardA2-1'.B26 'falshCardA2-1'.B28:'falshCardA2-1'.B28 'falshCardA2-1'.B30:'falshCardA2-1'.B30 'falshCardA2-1'.B32:'falshCardA2-1'.B32 'falshCardA2-1'.B34:'falshCardA2-1'.B34 'falshCardA2-1'.B36:'falshCardA2-1'.B36 'falshCardA2-1'.B38:'falshCardA2-1'.B38 'falshCardA2-1'.B40:'falshCardA2-1'.B40 'falshCardA2-1'.B42:'falshCardA2-1'.B42 'falshCardA2-1'.B44:'falshCardA2-1'.B44 'falshCardA2-1'.B46:'falshCardA2-1'.B46 'falshCardA2-1'.B48:'falshCardA2-1'.B48 'falshCardA2-1'.B50:'falshCardA2-1'.B50 'falshCardA2-1'.B52:'falshCardA2-1'.B52 'falshCardA2-1'.B54:'falshCardA2-1'.B54 'falshCardA2-1'.B56:'falshCardA2-1'.B56 'falshCardA2-1'.B58:'falshCardA2-1'.B58 'falshCardA2-1'.B60:'falshCardA2-1'.B60 'falshCardA2-1'.B62:'falshCardA2-1'.B62 'falshCardA2-1'.B64:'falshCardA2-1'.B64 'falshCardA2-1'.B66:'falshCardA2-1'.B66 'falshCardA2-1'.B68:'falshCardA2-1'.B68 'falshCardA2-1'.B70:'falshCardA2-1'.B70 'falshCardA2-1'.B72:'falshCardA2-1'.B72 'falshCardA2-1'.B74:'falshCardA2-1'.B74 'falshCardA2-1'.B76:'falshCardA2-1'.B76 'falshCardA2-1'.B78:'falshCardA2-1'.B78 'falshCardA2-1'.B80:'falshCardA2-1'.B80 'falshCardA2-1'.B82:'falshCardA2-1'.B82 'falshCardA2-1'.B84:'falshCardA2-1'.B84 'falshCardA2-1'.B86:'falshCardA2-1'.B86 'falshCardA2-1'.B88:'falshCardA2-1'.B88 'falshCardA2-1'.B90:'falshCardA2-1'.B90 'falshCardA2-1'.B92:'falshCardA2-1'.B92 'falshCardA2-1'.B94:'falshCardA2-1'.B94 'falshCardA2-1'.B96:'falshCardA2-1'.B96 'falshCardA2-1'.B98:'falshCardA2-1'.B98 'falshCardA2-1'.B100:'falshCardA2-1'.B100 'falshCardA2-1'.B102:'falshCardA2-1'.B102 'falshCardA2-1'.B104:'falshCardA2-1'.B104 'falshCardA2-1'.B106:'falshCardA2-1'.B106 'falshCardA2-1'.B108:'falshCardA2-1'.B108 'falshCardA2-1'.B110:'falshCardA2-1'.B110 'falshCardA2-1'.B112:'falshCardA2-1'.B112 'falshCardA2-1'.B114:'falshCardA2-1'.B114 'falshCardA2-1'.B116:'falshCardA2-1'.B116 'falshCardA2-1'.B118:'falshCardA2-1'.B118 'falshCardA2-1'.B120:'falshCardA2-1'.B120 'falshCardA2-1'.B122:'falshCardA2-1'.B122 'falshCardA2-1'.B124:'falshCardA2-1'.B124 'falshCardA2-1'.B126:'falshCardA2-1'.B126 'falshCardA2-1'.B128:'falshCardA2-1'.B128 'falshCardA2-1'.B130:'falshCardA2-1'.B130 'falshCardA2-1'.B132:'falshCardA2-1'.B132 'falshCardA2-1'.B134:'falshCardA2-1'.B134 'falshCardA2-1'.B136:'falshCardA2-1'.B136 'falshCardA2-1'.B138:'falshCardA2-1'.B138 'falshCardA2-1'.B140:'falshCardA2-1'.B140 'falshCardA2-1'.B142:'falshCardA2-1'.B142 'falshCardA2-1'.B144:'falshCardA2-1'.B144 'falshCardA2-1'.B146:'falshCardA2-1'.B146">
            <calcext:condition calcext:apply-style-name="Безымянный2" calcext:value="=&quot;rzeczownik&quot;" calcext:base-cell-address="'falshCardA2-1'.B2"/>
          </calcext:conditional-format>
          <calcext:conditional-format calcext:target-range-address="'falshCardA2-1'.B3:'falshCardA2-1'.B3 'falshCardA2-1'.B5:'falshCardA2-1'.B5 'falshCardA2-1'.B7:'falshCardA2-1'.B7 'falshCardA2-1'.B9:'falshCardA2-1'.B9 'falshCardA2-1'.B11:'falshCardA2-1'.B11 'falshCardA2-1'.B13:'falshCardA2-1'.B13 'falshCardA2-1'.B15:'falshCardA2-1'.B15 'falshCardA2-1'.B17:'falshCardA2-1'.B17 'falshCardA2-1'.B19:'falshCardA2-1'.B19 'falshCardA2-1'.B21:'falshCardA2-1'.B21 'falshCardA2-1'.B23:'falshCardA2-1'.B23 'falshCardA2-1'.B25:'falshCardA2-1'.B25 'falshCardA2-1'.B27:'falshCardA2-1'.B27 'falshCardA2-1'.B29:'falshCardA2-1'.B29 'falshCardA2-1'.B31:'falshCardA2-1'.B31 'falshCardA2-1'.B33:'falshCardA2-1'.B33 'falshCardA2-1'.B35:'falshCardA2-1'.B35 'falshCardA2-1'.B37:'falshCardA2-1'.B37 'falshCardA2-1'.B39:'falshCardA2-1'.B39 'falshCardA2-1'.B41:'falshCardA2-1'.B41 'falshCardA2-1'.B43:'falshCardA2-1'.B43 'falshCardA2-1'.B45:'falshCardA2-1'.B45 'falshCardA2-1'.B47:'falshCardA2-1'.B47 'falshCardA2-1'.B49:'falshCardA2-1'.B49 'falshCardA2-1'.B51:'falshCardA2-1'.B51 'falshCardA2-1'.B53:'falshCardA2-1'.B53 'falshCardA2-1'.B55:'falshCardA2-1'.B55 'falshCardA2-1'.B57:'falshCardA2-1'.B57 'falshCardA2-1'.B59:'falshCardA2-1'.B59 'falshCardA2-1'.B61:'falshCardA2-1'.B61 'falshCardA2-1'.B63:'falshCardA2-1'.B63 'falshCardA2-1'.B65:'falshCardA2-1'.B65 'falshCardA2-1'.B67:'falshCardA2-1'.B67 'falshCardA2-1'.B69:'falshCardA2-1'.B69 'falshCardA2-1'.B71:'falshCardA2-1'.B71 'falshCardA2-1'.B73:'falshCardA2-1'.B73 'falshCardA2-1'.B75:'falshCardA2-1'.B75 'falshCardA2-1'.B77:'falshCardA2-1'.B77 'falshCardA2-1'.B79:'falshCardA2-1'.B79 'falshCardA2-1'.B81:'falshCardA2-1'.B81 'falshCardA2-1'.B83:'falshCardA2-1'.B83 'falshCardA2-1'.B85:'falshCardA2-1'.B85 'falshCardA2-1'.B87:'falshCardA2-1'.B87 'falshCardA2-1'.B89:'falshCardA2-1'.B89 'falshCardA2-1'.B91:'falshCardA2-1'.B91 'falshCardA2-1'.B93:'falshCardA2-1'.B93 'falshCardA2-1'.B95:'falshCardA2-1'.B95 'falshCardA2-1'.B97:'falshCardA2-1'.B97 'falshCardA2-1'.B99:'falshCardA2-1'.B99 'falshCardA2-1'.B101:'falshCardA2-1'.B101 'falshCardA2-1'.B103:'falshCardA2-1'.B103 'falshCardA2-1'.B105:'falshCardA2-1'.B105 'falshCardA2-1'.B107:'falshCardA2-1'.B107 'falshCardA2-1'.B109:'falshCardA2-1'.B109 'falshCardA2-1'.B111:'falshCardA2-1'.B111 'falshCardA2-1'.B113:'falshCardA2-1'.B113 'falshCardA2-1'.B115:'falshCardA2-1'.B115 'falshCardA2-1'.B117:'falshCardA2-1'.B117 'falshCardA2-1'.B119:'falshCardA2-1'.B119 'falshCardA2-1'.B121:'falshCardA2-1'.B121 'falshCardA2-1'.B123:'falshCardA2-1'.B123 'falshCardA2-1'.B125:'falshCardA2-1'.B125 'falshCardA2-1'.B127:'falshCardA2-1'.B127 'falshCardA2-1'.B129:'falshCardA2-1'.B129 'falshCardA2-1'.B131:'falshCardA2-1'.B131 'falshCardA2-1'.B133:'falshCardA2-1'.B133 'falshCardA2-1'.B135:'falshCardA2-1'.B135 'falshCardA2-1'.B137:'falshCardA2-1'.B137 'falshCardA2-1'.B139:'falshCardA2-1'.B139 'falshCardA2-1'.B141:'falshCardA2-1'.B141 'falshCardA2-1'.B143:'falshCardA2-1'.B143 'falshCardA2-1'.B145:'falshCardA2-1'.B145 'falshCardA2-1'.B147:'falshCardA2-1'.B147">
            <calcext:condition calcext:apply-style-name="Безымянный2" calcext:value="=&quot;rzeczownik&quot;" calcext:base-cell-address="'falshCardA2-1'.B3"/>
          </calcext:conditional-format>
          <calcext:conditional-format calcext:target-range-address="'falshCardA2-1'.I1:'falshCardA2-1'.L1 'falshCardA2-1'.A1:'falshCardA2-1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O1:'falshCardA2-1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H1:'falshCardA2-1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M1:'falshCardA2-1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F2:'falshCardA2-1'.F4">
            <calcext:condition calcext:apply-style-name="Безымянный2" calcext:value="=&quot;rzeczownik&quot;" calcext:base-cell-address="'falshCardA2-1'.F2"/>
          </calcext:conditional-format>
          <calcext:conditional-format calcext:target-range-address="'falshCardA2-1'.E2:'falshCardA2-1'.E4">
            <calcext:condition calcext:apply-style-name="Безымянный2" calcext:value="=&quot;rzeczownik&quot;" calcext:base-cell-address="'falshCardA2-1'.E2"/>
          </calcext:conditional-format>
          <calcext:conditional-format calcext:target-range-address="'falshCardA2-1'.E16:'falshCardA2-1'.E16">
            <calcext:condition calcext:apply-style-name="Безымянный2" calcext:value="=&quot;rzeczownik&quot;" calcext:base-cell-address="'falshCardA2-1'.E16"/>
          </calcext:conditional-format>
          <calcext:conditional-format calcext:target-range-address="'falshCardA2-1'.E18:'falshCardA2-1'.E18">
            <calcext:condition calcext:apply-style-name="Безымянный2" calcext:value="=&quot;rzeczownik&quot;" calcext:base-cell-address="'falshCardA2-1'.E18"/>
          </calcext:conditional-format>
          <calcext:conditional-format calcext:target-range-address="'falshCardA2-1'.E20:'falshCardA2-1'.E20">
            <calcext:condition calcext:apply-style-name="Безымянный2" calcext:value="=&quot;rzeczownik&quot;" calcext:base-cell-address="'falshCardA2-1'.E20"/>
          </calcext:conditional-format>
          <calcext:conditional-format calcext:target-range-address="'falshCardA2-1'.E144:'falshCardA2-1'.E144">
            <calcext:condition calcext:apply-style-name="Безымянный2" calcext:value="=&quot;rzeczownik&quot;" calcext:base-cell-address="'falshCardA2-1'.E144"/>
          </calcext:conditional-format>
          <calcext:conditional-format calcext:target-range-address="'falshCardA2-1'.E142:'falshCardA2-1'.E142">
            <calcext:condition calcext:apply-style-name="Безымянный2" calcext:value="=&quot;rzeczownik&quot;" calcext:base-cell-address="'falshCardA2-1'.E142"/>
          </calcext:conditional-format>
          <calcext:conditional-format calcext:target-range-address="'falshCardA2-1'.E138:'falshCardA2-1'.E138">
            <calcext:condition calcext:apply-style-name="Безымянный2" calcext:value="=&quot;rzeczownik&quot;" calcext:base-cell-address="'falshCardA2-1'.E138"/>
          </calcext:conditional-format>
          <calcext:conditional-format calcext:target-range-address="'falshCardA2-1'.E134:'falshCardA2-1'.E134">
            <calcext:condition calcext:apply-style-name="Безымянный2" calcext:value="=&quot;rzeczownik&quot;" calcext:base-cell-address="'falshCardA2-1'.E134"/>
          </calcext:conditional-format>
          <calcext:conditional-format calcext:target-range-address="'falshCardA2-1'.E132:'falshCardA2-1'.E132">
            <calcext:condition calcext:apply-style-name="Безымянный2" calcext:value="=&quot;rzeczownik&quot;" calcext:base-cell-address="'falshCardA2-1'.E132"/>
          </calcext:conditional-format>
          <calcext:conditional-format calcext:target-range-address="'falshCardA2-1'.E128:'falshCardA2-1'.E128">
            <calcext:condition calcext:apply-style-name="Безымянный2" calcext:value="=&quot;rzeczownik&quot;" calcext:base-cell-address="'falshCardA2-1'.E128"/>
          </calcext:conditional-format>
          <calcext:conditional-format calcext:target-range-address="'falshCardA2-1'.E124:'falshCardA2-1'.E124">
            <calcext:condition calcext:apply-style-name="Безымянный2" calcext:value="=&quot;rzeczownik&quot;" calcext:base-cell-address="'falshCardA2-1'.E124"/>
          </calcext:conditional-format>
          <calcext:conditional-format calcext:target-range-address="'falshCardA2-1'.E122:'falshCardA2-1'.E122">
            <calcext:condition calcext:apply-style-name="Безымянный2" calcext:value="=&quot;rzeczownik&quot;" calcext:base-cell-address="'falshCardA2-1'.E122"/>
          </calcext:conditional-format>
          <calcext:conditional-format calcext:target-range-address="'falshCardA2-1'.E120:'falshCardA2-1'.E120">
            <calcext:condition calcext:apply-style-name="Безымянный2" calcext:value="=&quot;rzeczownik&quot;" calcext:base-cell-address="'falshCardA2-1'.E120"/>
          </calcext:conditional-format>
          <calcext:conditional-format calcext:target-range-address="'falshCardA2-1'.E114:'falshCardA2-1'.E114">
            <calcext:condition calcext:apply-style-name="Безымянный2" calcext:value="=&quot;rzeczownik&quot;" calcext:base-cell-address="'falshCardA2-1'.E114"/>
          </calcext:conditional-format>
          <calcext:conditional-format calcext:target-range-address="'falshCardA2-1'.E112:'falshCardA2-1'.E112">
            <calcext:condition calcext:apply-style-name="Безымянный2" calcext:value="=&quot;rzeczownik&quot;" calcext:base-cell-address="'falshCardA2-1'.E112"/>
          </calcext:conditional-format>
          <calcext:conditional-format calcext:target-range-address="'falshCardA2-1'.E110:'falshCardA2-1'.E110">
            <calcext:condition calcext:apply-style-name="Безымянный2" calcext:value="=&quot;rzeczownik&quot;" calcext:base-cell-address="'falshCardA2-1'.E110"/>
          </calcext:conditional-format>
          <calcext:conditional-format calcext:target-range-address="'falshCardA2-1'.E108:'falshCardA2-1'.E108">
            <calcext:condition calcext:apply-style-name="Безымянный2" calcext:value="=&quot;rzeczownik&quot;" calcext:base-cell-address="'falshCardA2-1'.E108"/>
          </calcext:conditional-format>
          <calcext:conditional-format calcext:target-range-address="'falshCardA2-1'.E106:'falshCardA2-1'.E106">
            <calcext:condition calcext:apply-style-name="Безымянный2" calcext:value="=&quot;rzeczownik&quot;" calcext:base-cell-address="'falshCardA2-1'.E106"/>
          </calcext:conditional-format>
          <calcext:conditional-format calcext:target-range-address="'falshCardA2-1'.E104:'falshCardA2-1'.E104">
            <calcext:condition calcext:apply-style-name="Безымянный2" calcext:value="=&quot;rzeczownik&quot;" calcext:base-cell-address="'falshCardA2-1'.E104"/>
          </calcext:conditional-format>
          <calcext:conditional-format calcext:target-range-address="'falshCardA2-1'.E102:'falshCardA2-1'.E102">
            <calcext:condition calcext:apply-style-name="Безымянный2" calcext:value="=&quot;rzeczownik&quot;" calcext:base-cell-address="'falshCardA2-1'.E102"/>
          </calcext:conditional-format>
          <calcext:conditional-format calcext:target-range-address="'falshCardA2-1'.E98:'falshCardA2-1'.E98">
            <calcext:condition calcext:apply-style-name="Безымянный2" calcext:value="=&quot;rzeczownik&quot;" calcext:base-cell-address="'falshCardA2-1'.E98"/>
          </calcext:conditional-format>
          <calcext:conditional-format calcext:target-range-address="'falshCardA2-1'.E96:'falshCardA2-1'.E96">
            <calcext:condition calcext:apply-style-name="Безымянный2" calcext:value="=&quot;rzeczownik&quot;" calcext:base-cell-address="'falshCardA2-1'.E96"/>
          </calcext:conditional-format>
          <calcext:conditional-format calcext:target-range-address="'falshCardA2-1'.E94:'falshCardA2-1'.E94">
            <calcext:condition calcext:apply-style-name="Безымянный2" calcext:value="=&quot;rzeczownik&quot;" calcext:base-cell-address="'falshCardA2-1'.E94"/>
          </calcext:conditional-format>
          <calcext:conditional-format calcext:target-range-address="'falshCardA2-1'.E92:'falshCardA2-1'.E92">
            <calcext:condition calcext:apply-style-name="Безымянный2" calcext:value="=&quot;rzeczownik&quot;" calcext:base-cell-address="'falshCardA2-1'.E92"/>
          </calcext:conditional-format>
          <calcext:conditional-format calcext:target-range-address="'falshCardA2-1'.E90:'falshCardA2-1'.E90">
            <calcext:condition calcext:apply-style-name="Безымянный2" calcext:value="=&quot;rzeczownik&quot;" calcext:base-cell-address="'falshCardA2-1'.E90"/>
          </calcext:conditional-format>
          <calcext:conditional-format calcext:target-range-address="'falshCardA2-1'.E88:'falshCardA2-1'.E88">
            <calcext:condition calcext:apply-style-name="Безымянный2" calcext:value="=&quot;rzeczownik&quot;" calcext:base-cell-address="'falshCardA2-1'.E88"/>
          </calcext:conditional-format>
          <calcext:conditional-format calcext:target-range-address="'falshCardA2-1'.E86:'falshCardA2-1'.E86">
            <calcext:condition calcext:apply-style-name="Безымянный2" calcext:value="=&quot;rzeczownik&quot;" calcext:base-cell-address="'falshCardA2-1'.E86"/>
          </calcext:conditional-format>
          <calcext:conditional-format calcext:target-range-address="'falshCardA2-1'.E84:'falshCardA2-1'.E84">
            <calcext:condition calcext:apply-style-name="Безымянный2" calcext:value="=&quot;rzeczownik&quot;" calcext:base-cell-address="'falshCardA2-1'.E84"/>
          </calcext:conditional-format>
          <calcext:conditional-format calcext:target-range-address="'falshCardA2-1'.E82:'falshCardA2-1'.E82">
            <calcext:condition calcext:apply-style-name="Безымянный2" calcext:value="=&quot;rzeczownik&quot;" calcext:base-cell-address="'falshCardA2-1'.E82"/>
          </calcext:conditional-format>
          <calcext:conditional-format calcext:target-range-address="'falshCardA2-1'.E80:'falshCardA2-1'.E80">
            <calcext:condition calcext:apply-style-name="Безымянный2" calcext:value="=&quot;rzeczownik&quot;" calcext:base-cell-address="'falshCardA2-1'.E80"/>
          </calcext:conditional-format>
          <calcext:conditional-format calcext:target-range-address="'falshCardA2-1'.E78:'falshCardA2-1'.E78">
            <calcext:condition calcext:apply-style-name="Безымянный2" calcext:value="=&quot;rzeczownik&quot;" calcext:base-cell-address="'falshCardA2-1'.E78"/>
          </calcext:conditional-format>
          <calcext:conditional-format calcext:target-range-address="'falshCardA2-1'.E76:'falshCardA2-1'.E76">
            <calcext:condition calcext:apply-style-name="Безымянный2" calcext:value="=&quot;rzeczownik&quot;" calcext:base-cell-address="'falshCardA2-1'.E76"/>
          </calcext:conditional-format>
          <calcext:conditional-format calcext:target-range-address="'falshCardA2-1'.E74:'falshCardA2-1'.E74">
            <calcext:condition calcext:apply-style-name="Безымянный2" calcext:value="=&quot;rzeczownik&quot;" calcext:base-cell-address="'falshCardA2-1'.E74"/>
          </calcext:conditional-format>
          <calcext:conditional-format calcext:target-range-address="'falshCardA2-1'.E72:'falshCardA2-1'.E72">
            <calcext:condition calcext:apply-style-name="Безымянный2" calcext:value="=&quot;rzeczownik&quot;" calcext:base-cell-address="'falshCardA2-1'.E72"/>
          </calcext:conditional-format>
          <calcext:conditional-format calcext:target-range-address="'falshCardA2-1'.E70:'falshCardA2-1'.E70">
            <calcext:condition calcext:apply-style-name="Безымянный2" calcext:value="=&quot;rzeczownik&quot;" calcext:base-cell-address="'falshCardA2-1'.E70"/>
          </calcext:conditional-format>
          <calcext:conditional-format calcext:target-range-address="'falshCardA2-1'.E64:'falshCardA2-1'.E64">
            <calcext:condition calcext:apply-style-name="Безымянный2" calcext:value="=&quot;rzeczownik&quot;" calcext:base-cell-address="'falshCardA2-1'.E64"/>
          </calcext:conditional-format>
          <calcext:conditional-format calcext:target-range-address="'falshCardA2-1'.E62:'falshCardA2-1'.E62">
            <calcext:condition calcext:apply-style-name="Безымянный2" calcext:value="=&quot;rzeczownik&quot;" calcext:base-cell-address="'falshCardA2-1'.E62"/>
          </calcext:conditional-format>
          <calcext:conditional-format calcext:target-range-address="'falshCardA2-1'.E60:'falshCardA2-1'.E60">
            <calcext:condition calcext:apply-style-name="Безымянный2" calcext:value="=&quot;rzeczownik&quot;" calcext:base-cell-address="'falshCardA2-1'.E60"/>
          </calcext:conditional-format>
          <calcext:conditional-format calcext:target-range-address="'falshCardA2-1'.E58:'falshCardA2-1'.E58">
            <calcext:condition calcext:apply-style-name="Безымянный2" calcext:value="=&quot;rzeczownik&quot;" calcext:base-cell-address="'falshCardA2-1'.E58"/>
          </calcext:conditional-format>
          <calcext:conditional-format calcext:target-range-address="'falshCardA2-1'.E56:'falshCardA2-1'.E56">
            <calcext:condition calcext:apply-style-name="Безымянный2" calcext:value="=&quot;rzeczownik&quot;" calcext:base-cell-address="'falshCardA2-1'.E56"/>
          </calcext:conditional-format>
          <calcext:conditional-format calcext:target-range-address="'falshCardA2-1'.E54:'falshCardA2-1'.E54">
            <calcext:condition calcext:apply-style-name="Безымянный2" calcext:value="=&quot;rzeczownik&quot;" calcext:base-cell-address="'falshCardA2-1'.E54"/>
          </calcext:conditional-format>
          <calcext:conditional-format calcext:target-range-address="'falshCardA2-1'.E46:'falshCardA2-1'.E46">
            <calcext:condition calcext:apply-style-name="Безымянный2" calcext:value="=&quot;rzeczownik&quot;" calcext:base-cell-address="'falshCardA2-1'.E46"/>
          </calcext:conditional-format>
          <calcext:conditional-format calcext:target-range-address="'falshCardA2-1'.E44:'falshCardA2-1'.E44">
            <calcext:condition calcext:apply-style-name="Безымянный2" calcext:value="=&quot;rzeczownik&quot;" calcext:base-cell-address="'falshCardA2-1'.E44"/>
          </calcext:conditional-format>
          <calcext:conditional-format calcext:target-range-address="'falshCardA2-1'.E42:'falshCardA2-1'.E42">
            <calcext:condition calcext:apply-style-name="Безымянный2" calcext:value="=&quot;rzeczownik&quot;" calcext:base-cell-address="'falshCardA2-1'.E42"/>
          </calcext:conditional-format>
          <calcext:conditional-format calcext:target-range-address="'falshCardA2-1'.E40:'falshCardA2-1'.E40">
            <calcext:condition calcext:apply-style-name="Безымянный2" calcext:value="=&quot;rzeczownik&quot;" calcext:base-cell-address="'falshCardA2-1'.E40"/>
          </calcext:conditional-format>
          <calcext:conditional-format calcext:target-range-address="'falshCardA2-1'.E38:'falshCardA2-1'.E38">
            <calcext:condition calcext:apply-style-name="Безымянный2" calcext:value="=&quot;rzeczownik&quot;" calcext:base-cell-address="'falshCardA2-1'.E38"/>
          </calcext:conditional-format>
          <calcext:conditional-format calcext:target-range-address="'falshCardA2-1'.E30:'falshCardA2-1'.E30">
            <calcext:condition calcext:apply-style-name="Безымянный2" calcext:value="=&quot;rzeczownik&quot;" calcext:base-cell-address="'falshCardA2-1'.E30"/>
          </calcext:conditional-format>
          <calcext:conditional-format calcext:target-range-address="'falshCardA2-1'.E26:'falshCardA2-1'.E26">
            <calcext:condition calcext:apply-style-name="Безымянный2" calcext:value="=&quot;rzeczownik&quot;" calcext:base-cell-address="'falshCardA2-1'.E26"/>
          </calcext:conditional-format>
          <calcext:conditional-format calcext:target-range-address="'falshCardA2-1'.E24:'falshCardA2-1'.E24">
            <calcext:condition calcext:apply-style-name="Безымянный2" calcext:value="=&quot;rzeczownik&quot;" calcext:base-cell-address="'falshCardA2-1'.E24"/>
          </calcext:conditional-format>
          <calcext:conditional-format calcext:target-range-address="'falshCardA2-1'.E22:'falshCardA2-1'.E22">
            <calcext:condition calcext:apply-style-name="Безымянный2" calcext:value="=&quot;rzeczownik&quot;" calcext:base-cell-address="'falshCardA2-1'.E22"/>
          </calcext:conditional-format>
          <calcext:conditional-format calcext:target-range-address="'falshCardA2-1'.E146:'falshCardA2-1'.E147">
            <calcext:condition calcext:apply-style-name="Безымянный2" calcext:value="=&quot;rzeczownik&quot;" calcext:base-cell-address="'falshCardA2-1'.E146"/>
          </calcext:conditional-format>
          <calcext:conditional-format calcext:target-range-address="'falshCardA2-1'.E140:'falshCardA2-1'.E141">
            <calcext:condition calcext:apply-style-name="Безымянный2" calcext:value="=&quot;rzeczownik&quot;" calcext:base-cell-address="'falshCardA2-1'.E140"/>
          </calcext:conditional-format>
          <calcext:conditional-format calcext:target-range-address="'falshCardA2-1'.E136:'falshCardA2-1'.E137">
            <calcext:condition calcext:apply-style-name="Безымянный2" calcext:value="=&quot;rzeczownik&quot;" calcext:base-cell-address="'falshCardA2-1'.E136"/>
          </calcext:conditional-format>
          <calcext:conditional-format calcext:target-range-address="'falshCardA2-1'.E130:'falshCardA2-1'.E131">
            <calcext:condition calcext:apply-style-name="Безымянный2" calcext:value="=&quot;rzeczownik&quot;" calcext:base-cell-address="'falshCardA2-1'.E130"/>
          </calcext:conditional-format>
          <calcext:conditional-format calcext:target-range-address="'falshCardA2-1'.E126:'falshCardA2-1'.E127">
            <calcext:condition calcext:apply-style-name="Безымянный2" calcext:value="=&quot;rzeczownik&quot;" calcext:base-cell-address="'falshCardA2-1'.E126"/>
          </calcext:conditional-format>
          <calcext:conditional-format calcext:target-range-address="'falshCardA2-1'.E116:'falshCardA2-1'.E117">
            <calcext:condition calcext:apply-style-name="Безымянный2" calcext:value="=&quot;rzeczownik&quot;" calcext:base-cell-address="'falshCardA2-1'.E116"/>
          </calcext:conditional-format>
          <calcext:conditional-format calcext:target-range-address="'falshCardA2-1'.E118:'falshCardA2-1'.E119">
            <calcext:condition calcext:apply-style-name="Безымянный2" calcext:value="=&quot;rzeczownik&quot;" calcext:base-cell-address="'falshCardA2-1'.E118"/>
          </calcext:conditional-format>
          <calcext:conditional-format calcext:target-range-address="'falshCardA2-1'.E100:'falshCardA2-1'.E101">
            <calcext:condition calcext:apply-style-name="Безымянный2" calcext:value="=&quot;rzeczownik&quot;" calcext:base-cell-address="'falshCardA2-1'.E100"/>
          </calcext:conditional-format>
          <calcext:conditional-format calcext:target-range-address="'falshCardA2-1'.E66:'falshCardA2-1'.E67">
            <calcext:condition calcext:apply-style-name="Безымянный2" calcext:value="=&quot;rzeczownik&quot;" calcext:base-cell-address="'falshCardA2-1'.E66"/>
          </calcext:conditional-format>
          <calcext:conditional-format calcext:target-range-address="'falshCardA2-1'.E68:'falshCardA2-1'.E69">
            <calcext:condition calcext:apply-style-name="Безымянный2" calcext:value="=&quot;rzeczownik&quot;" calcext:base-cell-address="'falshCardA2-1'.E68"/>
          </calcext:conditional-format>
          <calcext:conditional-format calcext:target-range-address="'falshCardA2-1'.E48:'falshCardA2-1'.E49">
            <calcext:condition calcext:apply-style-name="Безымянный2" calcext:value="=&quot;rzeczownik&quot;" calcext:base-cell-address="'falshCardA2-1'.E48"/>
          </calcext:conditional-format>
          <calcext:conditional-format calcext:target-range-address="'falshCardA2-1'.E50:'falshCardA2-1'.E51">
            <calcext:condition calcext:apply-style-name="Безымянный2" calcext:value="=&quot;rzeczownik&quot;" calcext:base-cell-address="'falshCardA2-1'.E50"/>
          </calcext:conditional-format>
          <calcext:conditional-format calcext:target-range-address="'falshCardA2-1'.E52:'falshCardA2-1'.E53">
            <calcext:condition calcext:apply-style-name="Безымянный2" calcext:value="=&quot;rzeczownik&quot;" calcext:base-cell-address="'falshCardA2-1'.E52"/>
          </calcext:conditional-format>
          <calcext:conditional-format calcext:target-range-address="'falshCardA2-1'.E32:'falshCardA2-1'.E33">
            <calcext:condition calcext:apply-style-name="Безымянный2" calcext:value="=&quot;rzeczownik&quot;" calcext:base-cell-address="'falshCardA2-1'.E32"/>
          </calcext:conditional-format>
          <calcext:conditional-format calcext:target-range-address="'falshCardA2-1'.E34:'falshCardA2-1'.E35">
            <calcext:condition calcext:apply-style-name="Безымянный2" calcext:value="=&quot;rzeczownik&quot;" calcext:base-cell-address="'falshCardA2-1'.E34"/>
          </calcext:conditional-format>
          <calcext:conditional-format calcext:target-range-address="'falshCardA2-1'.E36:'falshCardA2-1'.E37">
            <calcext:condition calcext:apply-style-name="Безымянный2" calcext:value="=&quot;rzeczownik&quot;" calcext:base-cell-address="'falshCardA2-1'.E36"/>
          </calcext:conditional-format>
          <calcext:conditional-format calcext:target-range-address="'falshCardA2-1'.E28:'falshCardA2-1'.E29">
            <calcext:condition calcext:apply-style-name="Безымянный2" calcext:value="=&quot;rzeczownik&quot;" calcext:base-cell-address="'falshCardA2-1'.E28"/>
          </calcext:conditional-format>
          <calcext:conditional-format calcext:target-range-address="'falshCardA2-1'.E6:'falshCardA2-1'.E7">
            <calcext:condition calcext:apply-style-name="Безымянный2" calcext:value="=&quot;rzeczownik&quot;" calcext:base-cell-address="'falshCardA2-1'.E6"/>
          </calcext:conditional-format>
          <calcext:conditional-format calcext:target-range-address="'falshCardA2-1'.E8:'falshCardA2-1'.E9">
            <calcext:condition calcext:apply-style-name="Безымянный2" calcext:value="=&quot;rzeczownik&quot;" calcext:base-cell-address="'falshCardA2-1'.E8"/>
          </calcext:conditional-format>
          <calcext:conditional-format calcext:target-range-address="'falshCardA2-1'.E10:'falshCardA2-1'.E11">
            <calcext:condition calcext:apply-style-name="Безымянный2" calcext:value="=&quot;rzeczownik&quot;" calcext:base-cell-address="'falshCardA2-1'.E10"/>
          </calcext:conditional-format>
          <calcext:conditional-format calcext:target-range-address="'falshCardA2-1'.E12:'falshCardA2-1'.E13">
            <calcext:condition calcext:apply-style-name="Безымянный2" calcext:value="=&quot;rzeczownik&quot;" calcext:base-cell-address="'falshCardA2-1'.E12"/>
          </calcext:conditional-format>
          <calcext:conditional-format calcext:target-range-address="'falshCardA2-1'.E14:'falshCardA2-1'.E15">
            <calcext:condition calcext:apply-style-name="Безымянный2" calcext:value="=&quot;rzeczownik&quot;" calcext:base-cell-address="'falshCardA2-1'.E14"/>
          </calcext:conditional-format>
          <calcext:conditional-format calcext:target-range-address="'falshCardA2-1'.H4:'falshCardA2-1'.H4">
            <calcext:condition calcext:apply-style-name="Безымянный2" calcext:value="=&quot;rzeczownik&quot;" calcext:base-cell-address="'falshCardA2-1'.H4"/>
          </calcext:conditional-format>
          <calcext:conditional-format calcext:target-range-address="'falshCardA2-1'.P1:'falshCardA2-1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falshCardA2-2" table:style-name="ta1">
        <office:forms form:automatic-focus="false" form:apply-design-mode="false"/>
        <table:table-column table:style-name="co5" table:number-columns-repeated="2" table:default-cell-style-name="ce276"/>
        <table:table-column table:style-name="co11" table:default-cell-style-name="ce276"/>
        <table:table-column table:style-name="co5" table:default-cell-style-name="ce276"/>
        <table:table-column table:style-name="co12" table:default-cell-style-name="ce276"/>
        <table:table-column table:style-name="co13" table:default-cell-style-name="ce276"/>
        <table:table-column table:style-name="co14" table:default-cell-style-name="ce276"/>
        <table:table-column table:style-name="co43" table:default-cell-style-name="ce276"/>
        <table:table-column table:style-name="co44" table:default-cell-style-name="ce276"/>
        <table:table-column table:style-name="co45" table:number-columns-repeated="5" table:default-cell-style-name="ce276"/>
        <table:table-column table:style-name="co16" table:default-cell-style-name="ce276"/>
        <table:table-column table:style-name="co5" table:number-columns-repeated="1009" table:default-cell-style-name="ce276"/>
        <table:table-row table:style-name="ro1">
          <table:table-cell table:style-name="ce180" office:value-type="string" calcext:value-type="string">
            <text:p>L1_level</text:p>
          </table:table-cell>
          <table:table-cell table:style-name="ce180" office:value-type="string" calcext:value-type="string">
            <text:p>L1_title</text:p>
          </table:table-cell>
          <table:table-cell table:style-name="ce180" office:value-type="string" calcext:value-type="string">
            <text:p>L1_ident</text:p>
          </table:table-cell>
          <table:table-cell table:style-name="ce180" office:value-type="string" calcext:value-type="string">
            <text:p>L1_type</text:p>
          </table:table-cell>
          <table:table-cell table:style-name="ce180" office:value-type="string" calcext:value-type="string">
            <text:p>L1_single</text:p>
          </table:table-cell>
          <table:table-cell table:style-name="ce180" office:value-type="string" calcext:value-type="string">
            <text:p>L1_word</text:p>
          </table:table-cell>
          <table:table-cell table:style-name="ce180" office:value-type="string" calcext:value-type="string">
            <text:p>L1_plural</text:p>
          </table:table-cell>
          <table:table-cell table:style-name="ce386" office:value-type="string" calcext:value-type="string">
            <text:p>L1_aword</text:p>
          </table:table-cell>
          <table:table-cell table:style-name="ce180" office:value-type="string" calcext:value-type="string">
            <text:p>L1_p1desc</text:p>
          </table:table-cell>
          <table:table-cell table:style-name="ce180" office:value-type="string" calcext:value-type="string">
            <text:p>L1_p1word</text:p>
          </table:table-cell>
          <table:table-cell table:style-name="ce180" office:value-type="string" calcext:value-type="string">
            <text:p>L1_p2desc</text:p>
          </table:table-cell>
          <table:table-cell table:style-name="ce180" office:value-type="string" calcext:value-type="string">
            <text:p>L1_p2word</text:p>
          </table:table-cell>
          <table:table-cell table:style-name="ce391" office:value-type="string" calcext:value-type="string">
            <text:p>L1_p3desc</text:p>
          </table:table-cell>
          <table:table-cell table:style-name="ce391" office:value-type="string" calcext:value-type="string">
            <text:p>L1_p3word</text:p>
          </table:table-cell>
          <table:table-cell table:style-name="ce392" office:value-type="string" calcext:value-type="string">
            <text:p>L1_example</text:p>
          </table:table-cell>
          <table:table-cell table:style-name="ce461" office:value-type="string" calcext:value-type="string">
            <text:p>L1_counter</text:p>
          </table:table-cell>
          <table:table-cell table:style-name="ce483" table:number-columns-repeated="1008"/>
        </table:table-row>
        <table:table-row table:style-name="ro2">
          <table:table-cell table:style-name="ce318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table:style-name="ce382" office:value-type="string" calcext:value-type="string">
            <text:p>Złuda</text:p>
          </table:table-cell>
          <table:table-cell table:style-name="ce622" office:value-type="string" calcext:value-type="string">
            <text:p>l.m.</text:p>
          </table:table-cell>
          <table:table-cell office:value-type="string" calcext:value-type="string">
            <text:p>złudy</text:p>
          </table:table-cell>
          <table:table-cell table:style-name="ce388" table:content-validation-name="val3" office:value-type="string" calcext:value-type="string">
            <text:p>Dop</text:p>
          </table:table-cell>
          <table:table-cell table:style-name="ce390" office:value-type="string" calcext:value-type="string">
            <text:p>złudy</text:p>
          </table:table-cell>
          <table:table-cell table:style-name="ce438" table:content-validation-name="val3" office:value-type="string" calcext:value-type="string">
            <text:p>Msc</text:p>
          </table:table-cell>
          <table:table-cell table:style-name="ce390" office:value-type="string" calcext:value-type="string">
            <text:p>złudzie</text:p>
          </table:table-cell>
          <table:table-cell table:style-name="ce449" table:content-validation-name="val3" office:value-type="string" calcext:value-type="string">
            <text:p>Narz</text:p>
          </table:table-cell>
          <table:table-cell table:style-name="ce390" office:value-type="string" calcext:value-type="string">
            <text:p>złudą</text:p>
          </table:table-cell>
          <table:table-cell table:style-name="ce394" office:value-type="string" calcext:value-type="string">
            <text:p>Platon argumentuje, że między sztuką a złudą nie istnieją żadne związki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19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table:style-name="ce383" office:value-type="string" calcext:value-type="string">
            <text:p>Обман</text:p>
          </table:table-cell>
          <table:table-cell table:style-name="ce385" office:value-type="string" calcext:value-type="string">
            <text:p>мн.ч</text:p>
          </table:table-cell>
          <table:table-cell table:style-name="ce387" office:value-type="string" calcext:value-type="string">
            <text:p>обманы</text:p>
          </table:table-cell>
          <table:table-cell table:style-name="ce417" table:content-validation-name="val6" office:value-type="string" calcext:value-type="string">
            <text:p>Род</text:p>
          </table:table-cell>
          <table:table-cell table:style-name="ce645"/>
          <table:table-cell table:style-name="ce439" table:content-validation-name="val6" office:value-type="string" calcext:value-type="string">
            <text:p>Пре</text:p>
          </table:table-cell>
          <table:table-cell table:style-name="ce645"/>
          <table:table-cell table:style-name="ce450" table:content-validation-name="val6" office:value-type="string" calcext:value-type="string">
            <text:p>Тво</text:p>
          </table:table-cell>
          <table:table-cell table:style-name="ce645" table:number-columns-repeated="2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318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office:value-type="string" calcext:value-type="string">
            <text:p>Sprzęt</text:p>
          </table:table-cell>
          <table:table-cell table:style-name="ce622" office:value-type="string" calcext:value-type="string">
            <text:p>l.m.</text:p>
          </table:table-cell>
          <table:table-cell office:value-type="string" calcext:value-type="string">
            <text:p>sprzęty</text:p>
          </table:table-cell>
          <table:table-cell table:style-name="ce419" table:content-validation-name="val3" office:value-type="string" calcext:value-type="string">
            <text:p>Dop</text:p>
          </table:table-cell>
          <table:table-cell office:value-type="string" calcext:value-type="string">
            <text:p>sprzętu</text:p>
          </table:table-cell>
          <table:table-cell table:style-name="ce440" table:content-validation-name="val3" office:value-type="string" calcext:value-type="string">
            <text:p>Msc</text:p>
          </table:table-cell>
          <table:table-cell office:value-type="string" calcext:value-type="string">
            <text:p>sprzęcie</text:p>
          </table:table-cell>
          <table:table-cell table:style-name="ce451" table:content-validation-name="val3" office:value-type="string" calcext:value-type="string">
            <text:p>Narz</text:p>
          </table:table-cell>
          <table:table-cell office:value-type="string" calcext:value-type="string">
            <text:p>sprzętem</text:p>
          </table:table-cell>
          <table:table-cell office:value-type="string" calcext:value-type="string">
            <text:p>Ogólnie hardware'em nazywa się sprzęt komputerowy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319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office:value-type="string" calcext:value-type="string">
            <text:p>Утварь, прибор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утварь, приборы</text:p>
          </table:table-cell>
          <table:table-cell table:style-name="ce420" table:content-validation-name="val6" office:value-type="string" calcext:value-type="string">
            <text:p>Род</text:p>
          </table:table-cell>
          <table:table-cell/>
          <table:table-cell table:style-name="ce441" table:content-validation-name="val6" office:value-type="string" calcext:value-type="string">
            <text:p>Пре</text:p>
          </table:table-cell>
          <table:table-cell/>
          <table:table-cell table:style-name="ce452" table:content-validation-name="val6" office:value-type="string" calcext:value-type="string">
            <text:p>Тво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318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office:value-type="string" calcext:value-type="string">
            <text:p>Narzędzie</text:p>
          </table:table-cell>
          <table:table-cell table:style-name="ce622" office:value-type="string" calcext:value-type="string">
            <text:p>l.m.</text:p>
          </table:table-cell>
          <table:table-cell office:value-type="string" calcext:value-type="string">
            <text:p>narzędzia</text:p>
          </table:table-cell>
          <table:table-cell table:style-name="ce421" table:content-validation-name="val3" office:value-type="string" calcext:value-type="string">
            <text:p>Dop</text:p>
          </table:table-cell>
          <table:table-cell office:value-type="string" calcext:value-type="string">
            <text:p>narzędzia</text:p>
          </table:table-cell>
          <table:table-cell table:style-name="ce442" table:content-validation-name="val3" office:value-type="string" calcext:value-type="string">
            <text:p>Msc</text:p>
          </table:table-cell>
          <table:table-cell office:value-type="string" calcext:value-type="string">
            <text:p>narzędziu</text:p>
          </table:table-cell>
          <table:table-cell table:style-name="ce453" table:content-validation-name="val3" office:value-type="string" calcext:value-type="string">
            <text:p>Narz</text:p>
          </table:table-cell>
          <table:table-cell office:value-type="string" calcext:value-type="string">
            <text:p>narzędziem</text:p>
          </table:table-cell>
          <table:table-cell office:value-type="string" calcext:value-type="string">
            <text:p>To wciągające narzędzie, które pozwala na wyszukiwanie słów i pomysłów w bazie danych obejmującej 5 milionów książek z różnych wieków.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319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office:value-type="string" calcext:value-type="string">
            <text:p>Инструмент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инструменты</text:p>
          </table:table-cell>
          <table:table-cell table:style-name="ce422" table:content-validation-name="val6" office:value-type="string" calcext:value-type="string">
            <text:p>Род</text:p>
          </table:table-cell>
          <table:table-cell/>
          <table:table-cell table:style-name="ce443" table:content-validation-name="val6" office:value-type="string" calcext:value-type="string">
            <text:p>Пре</text:p>
          </table:table-cell>
          <table:table-cell/>
          <table:table-cell table:style-name="ce454" table:content-validation-name="val6" office:value-type="string" calcext:value-type="string">
            <text:p>Тво</text:p>
          </table:table-cell>
          <table:table-cell/>
          <table:table-cell office:value-type="string" calcext:value-type="string">
            <text:p>Этот увлекательный инструмент позволяет искать слова и идеи в базе данных из 5 миллионов книг за многие века. 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324" office:value-type="string" calcext:value-type="string">
            <text:p>A2 1</text:p>
          </table:table-cell>
          <table:table-cell table:style-name="ce342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54" table:content-validation-name="val1" office:value-type="string" calcext:value-type="string">
            <text:p>rzeczownik</text:p>
          </table:table-cell>
          <table:table-cell table:style-name="ce376" office:value-type="string" calcext:value-type="string">
            <text:p>l.p.</text:p>
          </table:table-cell>
          <table:table-cell office:value-type="string" calcext:value-type="string">
            <text:p>Stół</text:p>
          </table:table-cell>
          <table:table-cell table:style-name="ce622" office:value-type="string" calcext:value-type="string">
            <text:p>l.m.</text:p>
          </table:table-cell>
          <table:table-cell office:value-type="string" calcext:value-type="string">
            <text:p>stoły</text:p>
          </table:table-cell>
          <table:table-cell table:style-name="ce424" table:content-validation-name="val3" office:value-type="string" calcext:value-type="string">
            <text:p>Dop</text:p>
          </table:table-cell>
          <table:table-cell office:value-type="string" calcext:value-type="string">
            <text:p>stołu</text:p>
          </table:table-cell>
          <table:table-cell table:style-name="ce444" table:content-validation-name="val3" office:value-type="string" calcext:value-type="string">
            <text:p>Msc</text:p>
          </table:table-cell>
          <table:table-cell office:value-type="string" calcext:value-type="string">
            <text:p>stole</text:p>
          </table:table-cell>
          <table:table-cell table:style-name="ce455" table:content-validation-name="val3" office:value-type="string" calcext:value-type="string">
            <text:p>Narz</text:p>
          </table:table-cell>
          <table:table-cell office:value-type="string" calcext:value-type="string">
            <text:p>stołem</text:p>
          </table:table-cell>
          <table:table-cell office:value-type="string" calcext:value-type="string">
            <text:p>Na stole, w talerzu, leżały duże, dorodne gruszki.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325" office:value-type="string" calcext:value-type="string">
            <text:p>A2 1</text:p>
          </table:table-cell>
          <table:table-cell table:style-name="ce343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66" table:content-validation-name="val2" office:value-type="string" calcext:value-type="string">
            <text:p>существительное</text:p>
          </table:table-cell>
          <table:table-cell table:style-name="ce614" office:value-type="string" calcext:value-type="string">
            <text:p>ед.ч.</text:p>
          </table:table-cell>
          <table:table-cell office:value-type="string" calcext:value-type="string">
            <text:p>Стол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столы</text:p>
          </table:table-cell>
          <table:table-cell table:style-name="ce433" table:content-validation-name="val6" office:value-type="string" calcext:value-type="string">
            <text:p>Род</text:p>
          </table:table-cell>
          <table:table-cell/>
          <table:table-cell table:style-name="ce445" table:content-validation-name="val6" office:value-type="string" calcext:value-type="string">
            <text:p>Пре</text:p>
          </table:table-cell>
          <table:table-cell/>
          <table:table-cell table:style-name="ce456" table:content-validation-name="val6" office:value-type="string" calcext:value-type="string">
            <text:p>Тво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345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378" office:value-type="string" calcext:value-type="string">
            <text:p>l.p.</text:p>
          </table:table-cell>
          <table:table-cell office:value-type="string" calcext:value-type="string">
            <text:p>Talerz</text:p>
          </table:table-cell>
          <table:table-cell table:style-name="ce622" office:value-type="string" calcext:value-type="string">
            <text:p>l.m.</text:p>
          </table:table-cell>
          <table:table-cell office:value-type="string" calcext:value-type="string">
            <text:p>talerze</text:p>
          </table:table-cell>
          <table:table-cell table:style-name="ce434" table:content-validation-name="val3" office:value-type="string" calcext:value-type="string">
            <text:p>Dop</text:p>
          </table:table-cell>
          <table:table-cell office:value-type="string" calcext:value-type="string">
            <text:p>talerza</text:p>
          </table:table-cell>
          <table:table-cell table:style-name="ce446" table:content-validation-name="val3" office:value-type="string" calcext:value-type="string">
            <text:p>Msc</text:p>
          </table:table-cell>
          <table:table-cell office:value-type="string" calcext:value-type="string">
            <text:p>talerzu</text:p>
          </table:table-cell>
          <table:table-cell table:style-name="ce457" table:content-validation-name="val3" office:value-type="string" calcext:value-type="string">
            <text:p>Narz</text:p>
          </table:table-cell>
          <table:table-cell office:value-type="string" calcext:value-type="string">
            <text:p>talerzem</text:p>
          </table:table-cell>
          <table:table-cell office:value-type="string" calcext:value-type="string">
            <text:p>Na stole, w talerzu, leżały duże, dorodne gruszki.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347"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389" office:value-type="string" calcext:value-type="string">
            <text:p>ед.ч.</text:p>
          </table:table-cell>
          <table:table-cell office:value-type="string" calcext:value-type="string">
            <text:p>Тарелка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тарелк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/>
          <table:table-cell table:style-name="ce447" table:content-validation-name="val6" office:value-type="string" calcext:value-type="string">
            <text:p>Пре</text:p>
          </table:table-cell>
          <table:table-cell/>
          <table:table-cell table:style-name="ce458" table:content-validation-name="val6" office:value-type="string" calcext:value-type="string">
            <text:p>Тво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Ustawienie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ustawienia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ustawienia domyślne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Параметр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параметры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/>
          <table:table-cell table:style-name="ce416" office:value-type="string" calcext:value-type="string">
            <text:p>параметры по умолчанию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Domysł 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domysły 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518" office:value-type="string" calcext:value-type="string">
            <text:p>ustawienia domyślne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Догадка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догадк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/>
          <table:table-cell table:style-name="ce518" office:value-type="string" calcext:value-type="string">
            <text:p>параметры по умолчанию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Przydomek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przydomki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 table:number-columns-repeated="2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Прозвищ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прозвища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z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Lączność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lączność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 table:number-columns-repeated="2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16" office:value-type="string" calcext:value-type="string">
            <text:p>ж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Связь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связ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465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Stosunek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stosunki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on ma stosunki z tą laską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16" office:value-type="string" calcext:value-type="string">
            <text:p>ж.р.</text:p>
          </table:table-cell>
          <table:table-cell table:style-name="ce466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Связь отношени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связ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465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Skutek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skutki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do czasu, aż wyginęły na skutek polowań.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37" office:value-type="string" calcext:value-type="string">
            <text:p>с.р.</text:p>
          </table:table-cell>
          <table:table-cell table:style-name="ce466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Следстви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следствия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n.</text:p>
          </table:table-cell>
          <table:table-cell table:style-name="ce465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Pojęcie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pojęcia</text:p>
          </table:table-cell>
          <table:table-cell table:style-name="ce491" table:content-validation-name="val3" office:value-type="string" calcext:value-type="string">
            <text:p>Dop</text:p>
          </table:table-cell>
          <table:table-cell table:style-name="ce416" office:value-type="string" calcext:value-type="string">
            <text:p>pojęcia</text:p>
          </table:table-cell>
          <table:table-cell table:style-name="ce491" table:content-validation-name="val3" office:value-type="string" calcext:value-type="string">
            <text:p>Msc</text:p>
          </table:table-cell>
          <table:table-cell table:style-name="ce416" office:value-type="string" calcext:value-type="string">
            <text:p>pojęciu</text:p>
          </table:table-cell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nie mam zadnego pojęcia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16" office:value-type="string" calcext:value-type="string">
            <text:p>с.р.</text:p>
          </table:table-cell>
          <table:table-cell table:style-name="ce466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Поняти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понятия</text:p>
          </table:table-cell>
          <table:table-cell table:style-name="ce492" table:content-validation-name="val5" office:value-type="string" calcext:value-type="string">
            <text:p>Род</text:p>
          </table:table-cell>
          <table:table-cell table:style-name="ce416" office:value-type="string" calcext:value-type="string">
            <text:p>понятия</text:p>
          </table:table-cell>
          <table:table-cell table:style-name="ce492" table:content-validation-name="val5" office:value-type="string" calcext:value-type="string">
            <text:p>Пре</text:p>
          </table:table-cell>
          <table:table-cell table:style-name="ce416" office:value-type="string" calcext:value-type="string">
            <text:p>понятии</text:p>
          </table:table-cell>
          <table:table-cell table:style-name="ce458" table:content-validation-name="val6" office:value-type="string" calcext:value-type="string">
            <text:p>Тво</text:p>
          </table:table-cell>
          <table:table-cell table:style-name="ce416"/>
          <table:table-cell table:style-name="ce416" office:value-type="string" calcext:value-type="string">
            <text:p>без малейшего понятия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584" office:value-type="string" calcext:value-type="string">
            <text:p>A2 1</text:p>
          </table:table-cell>
          <table:table-cell table:style-name="ce595" office:value-type="string" calcext:value-type="string">
            <text:p>Ogólne </text:p>
          </table:table-cell>
          <table:table-cell table:style-name="ce595" office:value-type="string" calcext:value-type="string">
            <text:p>r.n.</text:p>
          </table:table-cell>
          <table:table-cell table:style-name="ce607" table:content-validation-name="val1" office:value-type="string" calcext:value-type="string">
            <text:p>przyimek</text:p>
          </table:table-cell>
          <table:table-cell table:style-name="ce595" office:value-type="string" calcext:value-type="string">
            <text:p>l.p.</text:p>
          </table:table-cell>
          <table:table-cell table:style-name="ce595" office:value-type="string" calcext:value-type="string">
            <text:p>Według</text:p>
          </table:table-cell>
          <table:table-cell table:style-name="ce595"/>
          <table:table-cell table:style-name="ce626" office:value-type="string" calcext:value-type="string">
            <text:p>Według mnie</text:p>
          </table:table-cell>
          <table:table-cell table:style-name="ce640" table:content-validation-name="val3"/>
          <table:table-cell table:style-name="ce595"/>
          <table:table-cell table:style-name="ce640" table:content-validation-name="val3"/>
          <table:table-cell table:style-name="ce595"/>
          <table:table-cell table:style-name="ce667" table:content-validation-name="val3"/>
          <table:table-cell table:style-name="ce595" table:number-columns-repeated="2"/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585" office:value-type="string" calcext:value-type="string">
            <text:p>A2 1</text:p>
          </table:table-cell>
          <table:table-cell table:style-name="ce595" office:value-type="string" calcext:value-type="string">
            <text:p>Обшее </text:p>
          </table:table-cell>
          <table:table-cell table:style-name="ce595" office:value-type="string" calcext:value-type="string">
            <text:p>с.р.</text:p>
          </table:table-cell>
          <table:table-cell table:style-name="ce608" table:content-validation-name="val2" office:value-type="string" calcext:value-type="string">
            <text:p>предлог</text:p>
          </table:table-cell>
          <table:table-cell table:style-name="ce618" office:value-type="string" calcext:value-type="string">
            <text:p>ед.ч.</text:p>
          </table:table-cell>
          <table:table-cell table:style-name="ce595" office:value-type="string" calcext:value-type="string">
            <text:p>По</text:p>
          </table:table-cell>
          <table:table-cell table:style-name="ce595"/>
          <table:table-cell table:style-name="ce595" office:value-type="string" calcext:value-type="string">
            <text:p>По моему</text:p>
          </table:table-cell>
          <table:table-cell table:style-name="ce641" table:content-validation-name="val5"/>
          <table:table-cell table:style-name="ce595"/>
          <table:table-cell table:style-name="ce641" table:content-validation-name="val5"/>
          <table:table-cell table:style-name="ce595"/>
          <table:table-cell table:style-name="ce668" table:content-validation-name="val6"/>
          <table:table-cell table:style-name="ce595" table:number-columns-repeated="2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586" office:value-type="string" calcext:value-type="string">
            <text:p>A2 1</text:p>
          </table:table-cell>
          <table:table-cell table:style-name="ce596" office:value-type="string" calcext:value-type="string">
            <text:p>Ogólne </text:p>
          </table:table-cell>
          <table:table-cell table:style-name="ce596" office:value-type="string" calcext:value-type="string">
            <text:p>r.n.</text:p>
          </table:table-cell>
          <table:table-cell table:style-name="ce609" table:content-validation-name="val1" office:value-type="string" calcext:value-type="string">
            <text:p>rzeczownik</text:p>
          </table:table-cell>
          <table:table-cell table:style-name="ce596" office:value-type="string" calcext:value-type="string">
            <text:p>l.p.</text:p>
          </table:table-cell>
          <table:table-cell table:style-name="ce596" office:value-type="string" calcext:value-type="string">
            <text:p>Zdanie</text:p>
          </table:table-cell>
          <table:table-cell table:style-name="ce596"/>
          <table:table-cell table:style-name="ce627" office:value-type="string" calcext:value-type="string">
            <text:p>Zdania</text:p>
          </table:table-cell>
          <table:table-cell table:style-name="ce642" table:content-validation-name="val3" office:value-type="string" calcext:value-type="string">
            <text:p>Narz</text:p>
          </table:table-cell>
          <table:table-cell office:value-type="string" calcext:value-type="string">
            <text:p>zdanem</text:p>
          </table:table-cell>
          <table:table-cell table:number-columns-repeated="4"/>
          <table:table-cell table:style-name="ce672" office:value-type="string" calcext:value-type="string">
            <text:p>Jego zdaniem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587" office:value-type="string" calcext:value-type="string">
            <text:p>A2 1</text:p>
          </table:table-cell>
          <table:table-cell table:style-name="ce596" office:value-type="string" calcext:value-type="string">
            <text:p>Обшее </text:p>
          </table:table-cell>
          <table:table-cell table:style-name="ce596" office:value-type="string" calcext:value-type="string">
            <text:p>с.р.</text:p>
          </table:table-cell>
          <table:table-cell table:style-name="ce610" table:content-validation-name="val2" office:value-type="string" calcext:value-type="string">
            <text:p>существительное</text:p>
          </table:table-cell>
          <table:table-cell table:style-name="ce619" office:value-type="string" calcext:value-type="string">
            <text:p>ед.ч.</text:p>
          </table:table-cell>
          <table:table-cell table:style-name="ce596" office:value-type="string" calcext:value-type="string">
            <text:p>Предложение</text:p>
          </table:table-cell>
          <table:table-cell table:style-name="ce596"/>
          <table:table-cell table:style-name="ce627" office:value-type="string" calcext:value-type="string">
            <text:p>Предложения</text:p>
          </table:table-cell>
          <table:table-cell table:style-name="ce643" table:content-validation-name="val5" office:value-type="string" calcext:value-type="string">
            <text:p>Тво</text:p>
          </table:table-cell>
          <table:table-cell office:value-type="string" calcext:value-type="string">
            <text:p>предложением</text:p>
          </table:table-cell>
          <table:table-cell table:number-columns-repeated="4"/>
          <table:table-cell table:style-name="ce673" office:value-type="string" calcext:value-type="string">
            <text:p>По его мнению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alshCardA2-2'.N3:'falshCardA2-2'.O3 'falshCardA2-2'.I3:'falshCardA2-2'.J3 'falshCardA2-2'.L3:'falshCardA2-2'.L3">
            <calcext:condition calcext:apply-style-name="Безымянный2" calcext:value="=&quot;rzeczownik&quot;" calcext:base-cell-address="'falshCardA2-2'.I3"/>
          </calcext:conditional-format>
          <calcext:conditional-format calcext:target-range-address="'falshCardA2-2'.I1:'falshCardA2-2'.L1 'falshCardA2-2'.A1:'falshCardA2-2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O1:'falshCardA2-2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H1:'falshCardA2-2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M1:'falshCardA2-2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P1:'falshCardA2-2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F3:'falshCardA2-2'.F3 'falshCardA2-2'.D3:'falshCardA2-2'.D3 'falshCardA2-2'.D5:'falshCardA2-2'.D5 'falshCardA2-2'.D7:'falshCardA2-2'.D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3:'falshCardA2-2'.F3 'falshCardA2-2'.D5:'falshCardA2-2'.E5 'falshCardA2-2'.D7:'falshCardA2-2'.E7">
            <calcext:condition calcext:apply-style-name="Безымянный2" calcext:value="formula-is([$'falshCardA1-1'.$D4]=rzeczownik)" calcext:base-cell-address="'falshCardA2-2'.D3"/>
          </calcext:conditional-format>
          <calcext:conditional-format calcext:target-range-address="'falshCardA2-2'.D3:'falshCardA2-2'.F3 'falshCardA2-2'.D5:'falshCardA2-2'.E5 'falshCardA2-2'.D7:'falshCardA2-2'.E7">
            <calcext:condition calcext:apply-style-name="Безымянный2" calcext:value="=&quot;rzeczownik&quot;" calcext:base-cell-address="'falshCardA2-2'.D3"/>
          </calcext:conditional-format>
          <calcext:conditional-format calcext:target-range-address="'falshCardA2-2'.F2:'falshCardA2-2'.F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2:'falshCardA2-2'.F2 'falshCardA2-2'.E4:'falshCardA2-2'.E4 'falshCardA2-2'.E6:'falshCardA2-2'.E6">
            <calcext:condition calcext:apply-style-name="Безымянный2" calcext:value="formula-is([$'falshCardA1-1'.$D3]=rzeczownik)" calcext:base-cell-address="'falshCardA2-2'.E2"/>
          </calcext:conditional-format>
          <calcext:conditional-format calcext:target-range-address="'falshCardA2-2'.E2:'falshCardA2-2'.F2 'falshCardA2-2'.E4:'falshCardA2-2'.E4 'falshCardA2-2'.E6:'falshCardA2-2'.E6">
            <calcext:condition calcext:apply-style-name="Безымянный2" calcext:value="=&quot;rzeczownik&quot;" calcext:base-cell-address="'falshCardA2-2'.E2"/>
          </calcext:conditional-format>
          <calcext:conditional-format calcext:target-range-address="'falshCardA2-2'.D2:'falshCardA2-2'.D2 'falshCardA2-2'.D4:'falshCardA2-2'.D4 'falshCardA2-2'.D6:'falshCardA2-2'.D6">
            <calcext:condition calcext:apply-style-name="Безымянный2" calcext:value="formula-is([$'falshCardA1-1'.$D3]=rzeczownik)" calcext:base-cell-address="'falshCardA2-2'.D2"/>
          </calcext:conditional-format>
          <calcext:conditional-format calcext:target-range-address="'falshCardA2-2'.D2:'falshCardA2-2'.D2 'falshCardA2-2'.D4:'falshCardA2-2'.D4 'falshCardA2-2'.D6:'falshCardA2-2'.D6">
            <calcext:condition calcext:apply-style-name="Безымянный2" calcext:value="=&quot;rzeczownik&quot;" calcext:base-cell-address="'falshCardA2-2'.D2"/>
          </calcext:conditional-format>
          <calcext:conditional-format calcext:target-range-address="'falshCardA2-2'.B2:'falshCardA2-2'.B2 'falshCardA2-2'.B4:'falshCardA2-2'.B4 'falshCardA2-2'.B6:'falshCardA2-2'.B6">
            <calcext:condition calcext:apply-style-name="Безымянный2" calcext:value="formula-is([$'falshCardA1-1'.$D3]=rzeczownik)" calcext:base-cell-address="'falshCardA2-2'.B2"/>
          </calcext:conditional-format>
          <calcext:conditional-format calcext:target-range-address="'falshCardA2-2'.B2:'falshCardA2-2'.B2 'falshCardA2-2'.B4:'falshCardA2-2'.B4 'falshCardA2-2'.B6:'falshCardA2-2'.B6">
            <calcext:condition calcext:apply-style-name="Безымянный2" calcext:value="=&quot;rzeczownik&quot;" calcext:base-cell-address="'falshCardA2-2'.B2"/>
          </calcext:conditional-format>
          <calcext:conditional-format calcext:target-range-address="'falshCardA2-2'.H3:'falshCardA2-2'.H3">
            <calcext:condition calcext:apply-style-name="Безымянный2" calcext:value="=&quot;rzeczownik&quot;" calcext:base-cell-address="'falshCardA2-2'.H3"/>
          </calcext:conditional-format>
          <calcext:conditional-format calcext:target-range-address="'falshCardA2-2'.H3:'falshCardA2-2'.H3">
            <calcext:condition calcext:apply-style-name="Безымянный2" calcext:value="=&quot;rzeczownik&quot;" calcext:base-cell-address="'falshCardA2-2'.H3"/>
          </calcext:conditional-format>
          <calcext:conditional-format calcext:target-range-address="'falshCardA2-2'.G2:'falshCardA2-2'.G2 'falshCardA2-2'.G4:'falshCardA2-2'.G4 'falshCardA2-2'.G6:'falshCardA2-2'.G6 'falshCardA2-2'.G8:'falshCardA2-2'.G8 'falshCardA2-2'.G10:'falshCardA2-2'.G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G2:'falshCardA2-2'.G2 'falshCardA2-2'.G4:'falshCardA2-2'.G4 'falshCardA2-2'.G6:'falshCardA2-2'.G6 'falshCardA2-2'.G8:'falshCardA2-2'.G8 'falshCardA2-2'.G10:'falshCardA2-2'.G10">
            <calcext:condition calcext:apply-style-name="Безымянный2" calcext:value="formula-is([$'falshCardA1-1'.$D3]=rzeczownik)" calcext:base-cell-address="'falshCardA2-2'.G2"/>
          </calcext:conditional-format>
          <calcext:conditional-format calcext:target-range-address="'falshCardA2-2'.G2:'falshCardA2-2'.G2 'falshCardA2-2'.G4:'falshCardA2-2'.G4 'falshCardA2-2'.G6:'falshCardA2-2'.G6 'falshCardA2-2'.G8:'falshCardA2-2'.G8 'falshCardA2-2'.G10:'falshCardA2-2'.G10">
            <calcext:condition calcext:apply-style-name="Безымянный2" calcext:value="=&quot;rzeczownik&quot;" calcext:base-cell-address="'falshCardA2-2'.G2"/>
          </calcext:conditional-format>
          <calcext:conditional-format calcext:target-range-address="'falshCardA2-2'.G3:'falshCardA2-2'.G3 'falshCardA2-2'.G5:'falshCardA2-2'.G5 'falshCardA2-2'.G7:'falshCardA2-2'.G7 'falshCardA2-2'.G9:'falshCardA2-2'.G9 'falshCardA2-2'.G11:'falshCardA2-2'.G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G3:'falshCardA2-2'.G3 'falshCardA2-2'.G5:'falshCardA2-2'.G5 'falshCardA2-2'.G7:'falshCardA2-2'.G7 'falshCardA2-2'.G9:'falshCardA2-2'.G9 'falshCardA2-2'.G11:'falshCardA2-2'.G11">
            <calcext:condition calcext:apply-style-name="Безымянный2" calcext:value="formula-is([$'falshCardA1-1'.$D4]=rzeczownik)" calcext:base-cell-address="'falshCardA2-2'.G3"/>
          </calcext:conditional-format>
          <calcext:conditional-format calcext:target-range-address="'falshCardA2-2'.G3:'falshCardA2-2'.G3 'falshCardA2-2'.G5:'falshCardA2-2'.G5 'falshCardA2-2'.G7:'falshCardA2-2'.G7 'falshCardA2-2'.G9:'falshCardA2-2'.G9 'falshCardA2-2'.G11:'falshCardA2-2'.G11">
            <calcext:condition calcext:apply-style-name="Безымянный2" calcext:value="=&quot;rzeczownik&quot;" calcext:base-cell-address="'falshCardA2-2'.G3"/>
          </calcext:conditional-format>
          <calcext:conditional-format calcext:target-range-address="'falshCardA2-2'.B3:'falshCardA2-2'.B3 'falshCardA2-2'.B5:'falshCardA2-2'.B5 'falshCardA2-2'.B7:'falshCardA2-2'.B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3:'falshCardA2-2'.B3 'falshCardA2-2'.B5:'falshCardA2-2'.B5 'falshCardA2-2'.B7:'falshCardA2-2'.B7">
            <calcext:condition calcext:apply-style-name="Безымянный2" calcext:value="formula-is([$'falshCardA1-1'.$D4]=rzeczownik)" calcext:base-cell-address="'falshCardA2-2'.B3"/>
          </calcext:conditional-format>
          <calcext:conditional-format calcext:target-range-address="'falshCardA2-2'.B3:'falshCardA2-2'.B3 'falshCardA2-2'.B5:'falshCardA2-2'.B5 'falshCardA2-2'.B7:'falshCardA2-2'.B7">
            <calcext:condition calcext:apply-style-name="Безымянный2" calcext:value="=&quot;rzeczownik&quot;" calcext:base-cell-address="'falshCardA2-2'.B3"/>
          </calcext:conditional-format>
          <calcext:conditional-format calcext:target-range-address="'falshCardA2-2'.N2:'falshCardA2-2'.N2 'falshCardA2-2'.J2:'falshCardA2-2'.J2 'falshCardA2-2'.L2:'falshCardA2-2'.L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N2:'falshCardA2-2'.O2 'falshCardA2-2'.I2:'falshCardA2-2'.J2 'falshCardA2-2'.L2:'falshCardA2-2'.L2">
            <calcext:condition calcext:apply-style-name="Безымянный2" calcext:value="formula-is([$'falshCardA1-1'.$D3]=rzeczownik)" calcext:base-cell-address="'falshCardA2-2'.I2"/>
          </calcext:conditional-format>
          <calcext:conditional-format calcext:target-range-address="'falshCardA2-2'.N2:'falshCardA2-2'.O2 'falshCardA2-2'.I2:'falshCardA2-2'.J2 'falshCardA2-2'.L2:'falshCardA2-2'.L2">
            <calcext:condition calcext:apply-style-name="Безымянный2" calcext:value="=&quot;rzeczownik&quot;" calcext:base-cell-address="'falshCardA2-2'.I2"/>
          </calcext:conditional-format>
          <calcext:conditional-format calcext:target-range-address="'falshCardA2-2'.A3:'falshCardA2-2'.A3 'falshCardA2-2'.A5:'falshCardA2-2'.A5 'falshCardA2-2'.A7:'falshCardA2-2'.A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:'falshCardA2-2'.A3 'falshCardA2-2'.A5:'falshCardA2-2'.A5 'falshCardA2-2'.A7:'falshCardA2-2'.A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:'falshCardA2-2'.A2 'falshCardA2-2'.A4:'falshCardA2-2'.A4 'falshCardA2-2'.A6:'falshCardA2-2'.A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:'falshCardA2-2'.A2 'falshCardA2-2'.A4:'falshCardA2-2'.A4 'falshCardA2-2'.A6:'falshCardA2-2'.A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I4:'falshCardA2-2'.I4">
            <calcext:condition calcext:apply-style-name="Безымянный2" calcext:value="formula-is([$'falshCardA1-1'.$D5]=rzeczownik)" calcext:base-cell-address="'falshCardA2-2'.I4"/>
          </calcext:conditional-format>
          <calcext:conditional-format calcext:target-range-address="'falshCardA2-2'.I4:'falshCardA2-2'.I4">
            <calcext:condition calcext:apply-style-name="Безымянный2" calcext:value="=&quot;rzeczownik&quot;" calcext:base-cell-address="'falshCardA2-2'.I4"/>
          </calcext:conditional-format>
          <calcext:conditional-format calcext:target-range-address="'falshCardA2-2'.I6:'falshCardA2-2'.I6">
            <calcext:condition calcext:apply-style-name="Безымянный2" calcext:value="formula-is([$'falshCardA1-1'.$D7]=rzeczownik)" calcext:base-cell-address="'falshCardA2-2'.I6"/>
          </calcext:conditional-format>
          <calcext:conditional-format calcext:target-range-address="'falshCardA2-2'.I6:'falshCardA2-2'.I6">
            <calcext:condition calcext:apply-style-name="Безымянный2" calcext:value="=&quot;rzeczownik&quot;" calcext:base-cell-address="'falshCardA2-2'.I6"/>
          </calcext:conditional-format>
          <calcext:conditional-format calcext:target-range-address="'falshCardA2-2'.D9:'falshCardA2-2'.D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9:'falshCardA2-2'.E9">
            <calcext:condition calcext:apply-style-name="Безымянный2" calcext:value="formula-is([$'falshCardA1-1'.$D10]=rzeczownik)" calcext:base-cell-address="'falshCardA2-2'.D9"/>
          </calcext:conditional-format>
          <calcext:conditional-format calcext:target-range-address="'falshCardA2-2'.D9:'falshCardA2-2'.E9">
            <calcext:condition calcext:apply-style-name="Безымянный2" calcext:value="=&quot;rzeczownik&quot;" calcext:base-cell-address="'falshCardA2-2'.D9"/>
          </calcext:conditional-format>
          <calcext:conditional-format calcext:target-range-address="'falshCardA2-2'.E8:'falshCardA2-2'.E8">
            <calcext:condition calcext:apply-style-name="Безымянный2" calcext:value="formula-is([$'falshCardA1-1'.$D9]=rzeczownik)" calcext:base-cell-address="'falshCardA2-2'.E8"/>
          </calcext:conditional-format>
          <calcext:conditional-format calcext:target-range-address="'falshCardA2-2'.E8:'falshCardA2-2'.E8">
            <calcext:condition calcext:apply-style-name="Безымянный2" calcext:value="=&quot;rzeczownik&quot;" calcext:base-cell-address="'falshCardA2-2'.E8"/>
          </calcext:conditional-format>
          <calcext:conditional-format calcext:target-range-address="'falshCardA2-2'.D8:'falshCardA2-2'.D8">
            <calcext:condition calcext:apply-style-name="Безымянный2" calcext:value="formula-is([$'falshCardA1-1'.$D9]=rzeczownik)" calcext:base-cell-address="'falshCardA2-2'.D8"/>
          </calcext:conditional-format>
          <calcext:conditional-format calcext:target-range-address="'falshCardA2-2'.D8:'falshCardA2-2'.D8">
            <calcext:condition calcext:apply-style-name="Безымянный2" calcext:value="=&quot;rzeczownik&quot;" calcext:base-cell-address="'falshCardA2-2'.D8"/>
          </calcext:conditional-format>
          <calcext:conditional-format calcext:target-range-address="'falshCardA2-2'.B8:'falshCardA2-2'.B8">
            <calcext:condition calcext:apply-style-name="Безымянный2" calcext:value="formula-is([$'falshCardA1-1'.$D9]=rzeczownik)" calcext:base-cell-address="'falshCardA2-2'.B8"/>
          </calcext:conditional-format>
          <calcext:conditional-format calcext:target-range-address="'falshCardA2-2'.B8:'falshCardA2-2'.B8">
            <calcext:condition calcext:apply-style-name="Безымянный2" calcext:value="=&quot;rzeczownik&quot;" calcext:base-cell-address="'falshCardA2-2'.B8"/>
          </calcext:conditional-format>
          <calcext:conditional-format calcext:target-range-address="'falshCardA2-2'.B9:'falshCardA2-2'.B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9:'falshCardA2-2'.B9">
            <calcext:condition calcext:apply-style-name="Безымянный2" calcext:value="formula-is([$'falshCardA1-1'.$D10]=rzeczownik)" calcext:base-cell-address="'falshCardA2-2'.B9"/>
          </calcext:conditional-format>
          <calcext:conditional-format calcext:target-range-address="'falshCardA2-2'.B9:'falshCardA2-2'.B9">
            <calcext:condition calcext:apply-style-name="Безымянный2" calcext:value="=&quot;rzeczownik&quot;" calcext:base-cell-address="'falshCardA2-2'.B9"/>
          </calcext:conditional-format>
          <calcext:conditional-format calcext:target-range-address="'falshCardA2-2'.A9:'falshCardA2-2'.A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9:'falshCardA2-2'.A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8:'falshCardA2-2'.A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8:'falshCardA2-2'.A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11:'falshCardA2-2'.D11 'falshCardA2-2'.D13:'falshCardA2-2'.D13 'falshCardA2-2'.D15:'falshCardA2-2'.D15 'falshCardA2-2'.D17:'falshCardA2-2'.D17 'falshCardA2-2'.D19:'falshCardA2-2'.D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11:'falshCardA2-2'.E11 'falshCardA2-2'.D13:'falshCardA2-2'.D13 'falshCardA2-2'.D15:'falshCardA2-2'.D15 'falshCardA2-2'.D17:'falshCardA2-2'.D17 'falshCardA2-2'.D19:'falshCardA2-2'.D19">
            <calcext:condition calcext:apply-style-name="Безымянный2" calcext:value="formula-is([$'falshCardA1-1'.$D12]=rzeczownik)" calcext:base-cell-address="'falshCardA2-2'.D11"/>
          </calcext:conditional-format>
          <calcext:conditional-format calcext:target-range-address="'falshCardA2-2'.D11:'falshCardA2-2'.E11 'falshCardA2-2'.D13:'falshCardA2-2'.D13 'falshCardA2-2'.D15:'falshCardA2-2'.D15 'falshCardA2-2'.D17:'falshCardA2-2'.D17 'falshCardA2-2'.D19:'falshCardA2-2'.D19">
            <calcext:condition calcext:apply-style-name="Безымянный2" calcext:value="=&quot;rzeczownik&quot;" calcext:base-cell-address="'falshCardA2-2'.D11"/>
          </calcext:conditional-format>
          <calcext:conditional-format calcext:target-range-address="'falshCardA2-2'.E10:'falshCardA2-2'.E10">
            <calcext:condition calcext:apply-style-name="Безымянный2" calcext:value="formula-is([$'falshCardA1-1'.$D11]=rzeczownik)" calcext:base-cell-address="'falshCardA2-2'.E10"/>
          </calcext:conditional-format>
          <calcext:conditional-format calcext:target-range-address="'falshCardA2-2'.E10:'falshCardA2-2'.E10">
            <calcext:condition calcext:apply-style-name="Безымянный2" calcext:value="=&quot;rzeczownik&quot;" calcext:base-cell-address="'falshCardA2-2'.E10"/>
          </calcext:conditional-format>
          <calcext:conditional-format calcext:target-range-address="'falshCardA2-2'.D10:'falshCardA2-2'.D10 'falshCardA2-2'.D12:'falshCardA2-2'.D12 'falshCardA2-2'.D14:'falshCardA2-2'.D14 'falshCardA2-2'.D16:'falshCardA2-2'.D16 'falshCardA2-2'.D18:'falshCardA2-2'.D18">
            <calcext:condition calcext:apply-style-name="Безымянный2" calcext:value="formula-is([$'falshCardA1-1'.$D11]=rzeczownik)" calcext:base-cell-address="'falshCardA2-2'.D10"/>
          </calcext:conditional-format>
          <calcext:conditional-format calcext:target-range-address="'falshCardA2-2'.D10:'falshCardA2-2'.D10 'falshCardA2-2'.D12:'falshCardA2-2'.D12 'falshCardA2-2'.D14:'falshCardA2-2'.D14 'falshCardA2-2'.D16:'falshCardA2-2'.D16 'falshCardA2-2'.D18:'falshCardA2-2'.D18">
            <calcext:condition calcext:apply-style-name="Безымянный2" calcext:value="=&quot;rzeczownik&quot;" calcext:base-cell-address="'falshCardA2-2'.D10"/>
          </calcext:conditional-format>
          <calcext:conditional-format calcext:target-range-address="'falshCardA2-2'.B10:'falshCardA2-2'.B10">
            <calcext:condition calcext:apply-style-name="Безымянный2" calcext:value="formula-is([$'falshCardA1-1'.$D11]=rzeczownik)" calcext:base-cell-address="'falshCardA2-2'.B10"/>
          </calcext:conditional-format>
          <calcext:conditional-format calcext:target-range-address="'falshCardA2-2'.B10:'falshCardA2-2'.B10">
            <calcext:condition calcext:apply-style-name="Безымянный2" calcext:value="=&quot;rzeczownik&quot;" calcext:base-cell-address="'falshCardA2-2'.B10"/>
          </calcext:conditional-format>
          <calcext:conditional-format calcext:target-range-address="'falshCardA2-2'.B11:'falshCardA2-2'.B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11:'falshCardA2-2'.B11">
            <calcext:condition calcext:apply-style-name="Безымянный2" calcext:value="formula-is([$'falshCardA1-1'.$D12]=rzeczownik)" calcext:base-cell-address="'falshCardA2-2'.B11"/>
          </calcext:conditional-format>
          <calcext:conditional-format calcext:target-range-address="'falshCardA2-2'.B11:'falshCardA2-2'.B11">
            <calcext:condition calcext:apply-style-name="Безымянный2" calcext:value="=&quot;rzeczownik&quot;" calcext:base-cell-address="'falshCardA2-2'.B11"/>
          </calcext:conditional-format>
          <calcext:conditional-format calcext:target-range-address="'falshCardA2-2'.I5:'falshCardA2-2'.I5">
            <calcext:condition calcext:apply-style-name="Безымянный2" calcext:value="=&quot;rzeczownik&quot;" calcext:base-cell-address="'falshCardA2-2'.I5"/>
          </calcext:conditional-format>
          <calcext:conditional-format calcext:target-range-address="'falshCardA2-2'.I7:'falshCardA2-2'.I7">
            <calcext:condition calcext:apply-style-name="Безымянный2" calcext:value="=&quot;rzeczownik&quot;" calcext:base-cell-address="'falshCardA2-2'.I7"/>
          </calcext:conditional-format>
          <calcext:conditional-format calcext:target-range-address="'falshCardA2-2'.I9:'falshCardA2-2'.I9">
            <calcext:condition calcext:apply-style-name="Безымянный2" calcext:value="=&quot;rzeczownik&quot;" calcext:base-cell-address="'falshCardA2-2'.I9"/>
          </calcext:conditional-format>
          <calcext:conditional-format calcext:target-range-address="'falshCardA2-2'.I11:'falshCardA2-2'.I11 'falshCardA2-2'.I13:'falshCardA2-2'.I13 'falshCardA2-2'.I15:'falshCardA2-2'.I15 'falshCardA2-2'.I17:'falshCardA2-2'.I17 'falshCardA2-2'.I19:'falshCardA2-2'.I19 'falshCardA2-2'.I21:'falshCardA2-2'.I21 'falshCardA2-2'.I23:'falshCardA2-2'.I23">
            <calcext:condition calcext:apply-style-name="Безымянный2" calcext:value="=&quot;rzeczownik&quot;" calcext:base-cell-address="'falshCardA2-2'.I11"/>
          </calcext:conditional-format>
          <calcext:conditional-format calcext:target-range-address="'falshCardA2-2'.I8:'falshCardA2-2'.I8">
            <calcext:condition calcext:apply-style-name="Безымянный2" calcext:value="formula-is([$'falshCardA1-1'.$D9]=rzeczownik)" calcext:base-cell-address="'falshCardA2-2'.I8"/>
          </calcext:conditional-format>
          <calcext:conditional-format calcext:target-range-address="'falshCardA2-2'.I8:'falshCardA2-2'.I8">
            <calcext:condition calcext:apply-style-name="Безымянный2" calcext:value="=&quot;rzeczownik&quot;" calcext:base-cell-address="'falshCardA2-2'.I8"/>
          </calcext:conditional-format>
          <calcext:conditional-format calcext:target-range-address="'falshCardA2-2'.I10:'falshCardA2-2'.I10 'falshCardA2-2'.I12:'falshCardA2-2'.I12 'falshCardA2-2'.I14:'falshCardA2-2'.I14 'falshCardA2-2'.I16:'falshCardA2-2'.I16 'falshCardA2-2'.I18:'falshCardA2-2'.I18 'falshCardA2-2'.I20:'falshCardA2-2'.I20 'falshCardA2-2'.I22:'falshCardA2-2'.I22">
            <calcext:condition calcext:apply-style-name="Безымянный2" calcext:value="formula-is([$'falshCardA1-1'.$D11]=rzeczownik)" calcext:base-cell-address="'falshCardA2-2'.I10"/>
          </calcext:conditional-format>
          <calcext:conditional-format calcext:target-range-address="'falshCardA2-2'.I10:'falshCardA2-2'.I10 'falshCardA2-2'.I12:'falshCardA2-2'.I12 'falshCardA2-2'.I14:'falshCardA2-2'.I14 'falshCardA2-2'.I16:'falshCardA2-2'.I16 'falshCardA2-2'.I18:'falshCardA2-2'.I18 'falshCardA2-2'.I20:'falshCardA2-2'.I20 'falshCardA2-2'.I22:'falshCardA2-2'.I22">
            <calcext:condition calcext:apply-style-name="Безымянный2" calcext:value="=&quot;rzeczownik&quot;" calcext:base-cell-address="'falshCardA2-2'.I10"/>
          </calcext:conditional-format>
          <calcext:conditional-format calcext:target-range-address="'falshCardA2-2'.K2:'falshCardA2-2'.K2">
            <calcext:condition calcext:apply-style-name="Безымянный2" calcext:value="formula-is([$'falshCardA1-1'.$D3]=rzeczownik)" calcext:base-cell-address="'falshCardA2-2'.K2"/>
          </calcext:conditional-format>
          <calcext:conditional-format calcext:target-range-address="'falshCardA2-2'.K2:'falshCardA2-2'.K2">
            <calcext:condition calcext:apply-style-name="Безымянный2" calcext:value="=&quot;rzeczownik&quot;" calcext:base-cell-address="'falshCardA2-2'.K2"/>
          </calcext:conditional-format>
          <calcext:conditional-format calcext:target-range-address="'falshCardA2-2'.M2:'falshCardA2-2'.M2">
            <calcext:condition calcext:apply-style-name="Безымянный2" calcext:value="formula-is([$'falshCardA1-1'.$D3]=rzeczownik)" calcext:base-cell-address="'falshCardA2-2'.M2"/>
          </calcext:conditional-format>
          <calcext:conditional-format calcext:target-range-address="'falshCardA2-2'.M2:'falshCardA2-2'.M2">
            <calcext:condition calcext:apply-style-name="Безымянный2" calcext:value="=&quot;rzeczownik&quot;" calcext:base-cell-address="'falshCardA2-2'.M2"/>
          </calcext:conditional-format>
          <calcext:conditional-format calcext:target-range-address="'falshCardA2-2'.K4:'falshCardA2-2'.K4">
            <calcext:condition calcext:apply-style-name="Безымянный2" calcext:value="formula-is([$'falshCardA1-1'.$D5]=rzeczownik)" calcext:base-cell-address="'falshCardA2-2'.K4"/>
          </calcext:conditional-format>
          <calcext:conditional-format calcext:target-range-address="'falshCardA2-2'.K4:'falshCardA2-2'.K4">
            <calcext:condition calcext:apply-style-name="Безымянный2" calcext:value="=&quot;rzeczownik&quot;" calcext:base-cell-address="'falshCardA2-2'.K4"/>
          </calcext:conditional-format>
          <calcext:conditional-format calcext:target-range-address="'falshCardA2-2'.K3:'falshCardA2-2'.K3">
            <calcext:condition calcext:apply-style-name="Безымянный2" calcext:value="=&quot;rzeczownik&quot;" calcext:base-cell-address="'falshCardA2-2'.K3"/>
          </calcext:conditional-format>
          <calcext:conditional-format calcext:target-range-address="'falshCardA2-2'.K5:'falshCardA2-2'.K5">
            <calcext:condition calcext:apply-style-name="Безымянный2" calcext:value="=&quot;rzeczownik&quot;" calcext:base-cell-address="'falshCardA2-2'.K5"/>
          </calcext:conditional-format>
          <calcext:conditional-format calcext:target-range-address="'falshCardA2-2'.K6:'falshCardA2-2'.K6">
            <calcext:condition calcext:apply-style-name="Безымянный2" calcext:value="formula-is([$'falshCardA1-1'.$D7]=rzeczownik)" calcext:base-cell-address="'falshCardA2-2'.K6"/>
          </calcext:conditional-format>
          <calcext:conditional-format calcext:target-range-address="'falshCardA2-2'.K6:'falshCardA2-2'.K6">
            <calcext:condition calcext:apply-style-name="Безымянный2" calcext:value="=&quot;rzeczownik&quot;" calcext:base-cell-address="'falshCardA2-2'.K6"/>
          </calcext:conditional-format>
          <calcext:conditional-format calcext:target-range-address="'falshCardA2-2'.K7:'falshCardA2-2'.K7">
            <calcext:condition calcext:apply-style-name="Безымянный2" calcext:value="=&quot;rzeczownik&quot;" calcext:base-cell-address="'falshCardA2-2'.K7"/>
          </calcext:conditional-format>
          <calcext:conditional-format calcext:target-range-address="'falshCardA2-2'.K8:'falshCardA2-2'.K8">
            <calcext:condition calcext:apply-style-name="Безымянный2" calcext:value="formula-is([$'falshCardA1-1'.$D9]=rzeczownik)" calcext:base-cell-address="'falshCardA2-2'.K8"/>
          </calcext:conditional-format>
          <calcext:conditional-format calcext:target-range-address="'falshCardA2-2'.K8:'falshCardA2-2'.K8">
            <calcext:condition calcext:apply-style-name="Безымянный2" calcext:value="=&quot;rzeczownik&quot;" calcext:base-cell-address="'falshCardA2-2'.K8"/>
          </calcext:conditional-format>
          <calcext:conditional-format calcext:target-range-address="'falshCardA2-2'.K9:'falshCardA2-2'.K9">
            <calcext:condition calcext:apply-style-name="Безымянный2" calcext:value="=&quot;rzeczownik&quot;" calcext:base-cell-address="'falshCardA2-2'.K9"/>
          </calcext:conditional-format>
          <calcext:conditional-format calcext:target-range-address="'falshCardA2-2'.K10:'falshCardA2-2'.K10 'falshCardA2-2'.K12:'falshCardA2-2'.K12 'falshCardA2-2'.K14:'falshCardA2-2'.K14 'falshCardA2-2'.K16:'falshCardA2-2'.K16 'falshCardA2-2'.K18:'falshCardA2-2'.K18 'falshCardA2-2'.K20:'falshCardA2-2'.K20 'falshCardA2-2'.K22:'falshCardA2-2'.K22">
            <calcext:condition calcext:apply-style-name="Безымянный2" calcext:value="formula-is([$'falshCardA1-1'.$D11]=rzeczownik)" calcext:base-cell-address="'falshCardA2-2'.K10"/>
          </calcext:conditional-format>
          <calcext:conditional-format calcext:target-range-address="'falshCardA2-2'.K10:'falshCardA2-2'.K10 'falshCardA2-2'.K12:'falshCardA2-2'.K12 'falshCardA2-2'.K14:'falshCardA2-2'.K14 'falshCardA2-2'.K16:'falshCardA2-2'.K16 'falshCardA2-2'.K18:'falshCardA2-2'.K18 'falshCardA2-2'.K20:'falshCardA2-2'.K20 'falshCardA2-2'.K22:'falshCardA2-2'.K22">
            <calcext:condition calcext:apply-style-name="Безымянный2" calcext:value="=&quot;rzeczownik&quot;" calcext:base-cell-address="'falshCardA2-2'.K10"/>
          </calcext:conditional-format>
          <calcext:conditional-format calcext:target-range-address="'falshCardA2-2'.K11:'falshCardA2-2'.K11 'falshCardA2-2'.K13:'falshCardA2-2'.K13 'falshCardA2-2'.K15:'falshCardA2-2'.K15 'falshCardA2-2'.K17:'falshCardA2-2'.K17 'falshCardA2-2'.K19:'falshCardA2-2'.K19 'falshCardA2-2'.K21:'falshCardA2-2'.K21 'falshCardA2-2'.K23:'falshCardA2-2'.K23">
            <calcext:condition calcext:apply-style-name="Безымянный2" calcext:value="=&quot;rzeczownik&quot;" calcext:base-cell-address="'falshCardA2-2'.K11"/>
          </calcext:conditional-format>
          <calcext:conditional-format calcext:target-range-address="'falshCardA2-2'.M3:'falshCardA2-2'.M3">
            <calcext:condition calcext:apply-style-name="Безымянный2" calcext:value="=&quot;rzeczownik&quot;" calcext:base-cell-address="'falshCardA2-2'.M3"/>
          </calcext:conditional-format>
          <calcext:conditional-format calcext:target-range-address="'falshCardA2-2'.M4:'falshCardA2-2'.M4">
            <calcext:condition calcext:apply-style-name="Безымянный2" calcext:value="formula-is([$'falshCardA1-1'.$D5]=rzeczownik)" calcext:base-cell-address="'falshCardA2-2'.M4"/>
          </calcext:conditional-format>
          <calcext:conditional-format calcext:target-range-address="'falshCardA2-2'.M4:'falshCardA2-2'.M4">
            <calcext:condition calcext:apply-style-name="Безымянный2" calcext:value="=&quot;rzeczownik&quot;" calcext:base-cell-address="'falshCardA2-2'.M4"/>
          </calcext:conditional-format>
          <calcext:conditional-format calcext:target-range-address="'falshCardA2-2'.M5:'falshCardA2-2'.M5">
            <calcext:condition calcext:apply-style-name="Безымянный2" calcext:value="=&quot;rzeczownik&quot;" calcext:base-cell-address="'falshCardA2-2'.M5"/>
          </calcext:conditional-format>
          <calcext:conditional-format calcext:target-range-address="'falshCardA2-2'.M6:'falshCardA2-2'.M6">
            <calcext:condition calcext:apply-style-name="Безымянный2" calcext:value="formula-is([$'falshCardA1-1'.$D7]=rzeczownik)" calcext:base-cell-address="'falshCardA2-2'.M6"/>
          </calcext:conditional-format>
          <calcext:conditional-format calcext:target-range-address="'falshCardA2-2'.M6:'falshCardA2-2'.M6">
            <calcext:condition calcext:apply-style-name="Безымянный2" calcext:value="=&quot;rzeczownik&quot;" calcext:base-cell-address="'falshCardA2-2'.M6"/>
          </calcext:conditional-format>
          <calcext:conditional-format calcext:target-range-address="'falshCardA2-2'.M7:'falshCardA2-2'.M7">
            <calcext:condition calcext:apply-style-name="Безымянный2" calcext:value="=&quot;rzeczownik&quot;" calcext:base-cell-address="'falshCardA2-2'.M7"/>
          </calcext:conditional-format>
          <calcext:conditional-format calcext:target-range-address="'falshCardA2-2'.M8:'falshCardA2-2'.M8">
            <calcext:condition calcext:apply-style-name="Безымянный2" calcext:value="formula-is([$'falshCardA1-1'.$D9]=rzeczownik)" calcext:base-cell-address="'falshCardA2-2'.M8"/>
          </calcext:conditional-format>
          <calcext:conditional-format calcext:target-range-address="'falshCardA2-2'.M8:'falshCardA2-2'.M8">
            <calcext:condition calcext:apply-style-name="Безымянный2" calcext:value="=&quot;rzeczownik&quot;" calcext:base-cell-address="'falshCardA2-2'.M8"/>
          </calcext:conditional-format>
          <calcext:conditional-format calcext:target-range-address="'falshCardA2-2'.M9:'falshCardA2-2'.M9">
            <calcext:condition calcext:apply-style-name="Безымянный2" calcext:value="=&quot;rzeczownik&quot;" calcext:base-cell-address="'falshCardA2-2'.M9"/>
          </calcext:conditional-format>
          <calcext:conditional-format calcext:target-range-address="'falshCardA2-2'.M10:'falshCardA2-2'.M10 'falshCardA2-2'.M12:'falshCardA2-2'.M12 'falshCardA2-2'.M14:'falshCardA2-2'.M14 'falshCardA2-2'.M16:'falshCardA2-2'.M16 'falshCardA2-2'.M18:'falshCardA2-2'.M18 'falshCardA2-2'.M20:'falshCardA2-2'.M20 'falshCardA2-2'.M22:'falshCardA2-2'.M22 'falshCardA2-2'.M24:'falshCardA2-2'.M24">
            <calcext:condition calcext:apply-style-name="Безымянный2" calcext:value="formula-is([$'falshCardA1-1'.$D11]=rzeczownik)" calcext:base-cell-address="'falshCardA2-2'.M10"/>
          </calcext:conditional-format>
          <calcext:conditional-format calcext:target-range-address="'falshCardA2-2'.M10:'falshCardA2-2'.M10 'falshCardA2-2'.M12:'falshCardA2-2'.M12 'falshCardA2-2'.M14:'falshCardA2-2'.M14 'falshCardA2-2'.M16:'falshCardA2-2'.M16 'falshCardA2-2'.M18:'falshCardA2-2'.M18 'falshCardA2-2'.M20:'falshCardA2-2'.M20 'falshCardA2-2'.M22:'falshCardA2-2'.M22 'falshCardA2-2'.M24:'falshCardA2-2'.M24">
            <calcext:condition calcext:apply-style-name="Безымянный2" calcext:value="=&quot;rzeczownik&quot;" calcext:base-cell-address="'falshCardA2-2'.M10"/>
          </calcext:conditional-format>
          <calcext:conditional-format calcext:target-range-address="'falshCardA2-2'.M11:'falshCardA2-2'.M11 'falshCardA2-2'.M13:'falshCardA2-2'.M13 'falshCardA2-2'.M15:'falshCardA2-2'.M15 'falshCardA2-2'.M17:'falshCardA2-2'.M17 'falshCardA2-2'.M19:'falshCardA2-2'.M19 'falshCardA2-2'.M21:'falshCardA2-2'.M21 'falshCardA2-2'.M23:'falshCardA2-2'.M23 'falshCardA2-2'.M25:'falshCardA2-2'.M25">
            <calcext:condition calcext:apply-style-name="Безымянный2" calcext:value="=&quot;rzeczownik&quot;" calcext:base-cell-address="'falshCardA2-2'.M11"/>
          </calcext:conditional-format>
          <calcext:conditional-format calcext:target-range-address="'falshCardA2-2'.E13:'falshCardA2-2'.E13 'falshCardA2-2'.E15:'falshCardA2-2'.E15 'falshCardA2-2'.E17:'falshCardA2-2'.E17 'falshCardA2-2'.E19:'falshCardA2-2'.E19 'falshCardA2-2'.E21:'falshCardA2-2'.E21 'falshCardA2-2'.E23:'falshCardA2-2'.E23 'falshCardA2-2'.E25:'falshCardA2-2'.E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12:'falshCardA2-2'.B25 'falshCardA2-2'.C24:'falshCardA2-2'.L25 'falshCardA2-2'.N24:'falshCardA2-2'.O25 'falshCardA2-2'.C18:'falshCardA2-2'.C22 'falshCardA2-2'.N18:'falshCardA2-2'.N19 'falshCardA2-2'.C12:'falshCardA2-2'.C12 'falshCardA2-2'.C14:'falshCardA2-2'.C14 'falshCardA2-2'.C16:'falshCardA2-2'.C16 'falshCardA2-2'.O12:'falshCardA2-2'.O13 'falshCardA2-2'.O18:'falshCardA2-2'.O19 'falshCardA2-2'.N12:'falshCardA2-2'.N17 'falshCardA2-2'.O16:'falshCardA2-2'.O17 'falshCardA2-2'.D20:'falshCardA2-2'.H23 'falshCardA2-2'.N20:'falshCardA2-2'.O23 'falshCardA2-2'.E12:'falshCardA2-2'.H19 'falshCardA2-2'.J12:'falshCardA2-2'.J23 'falshCardA2-2'.L12:'falshCardA2-2'.L23">
            <calcext:condition calcext:apply-style-name="Безымянный2" calcext:value="=&quot;rzeczownik&quot;" calcext:base-cell-address="'falshCardA2-2'.B12"/>
          </calcext:conditional-format>
          <calcext:conditional-format calcext:target-range-address="'falshCardA2-2'.C23:'falshCardA2-2'.C23">
            <calcext:condition calcext:apply-style-name="Безымянный2" calcext:value="=&quot;rzeczownik&quot;" calcext:base-cell-address="'falshCardA2-2'.C23"/>
          </calcext:conditional-format>
          <calcext:conditional-format calcext:target-range-address="'falshCardA2-2'.O14:'falshCardA2-2'.O15">
            <calcext:condition calcext:apply-style-name="Безымянный2" calcext:value="=&quot;rzeczownik&quot;" calcext:base-cell-address="'falshCardA2-2'.O14"/>
          </calcext:conditional-format>
          <calcext:conditional-format calcext:target-range-address="'falshCardA2-2'.A11:'falshCardA2-2'.A11 'falshCardA2-2'.A13:'falshCardA2-2'.A13 'falshCardA2-2'.A15:'falshCardA2-2'.A15 'falshCardA2-2'.A17:'falshCardA2-2'.A17 'falshCardA2-2'.A19:'falshCardA2-2'.A19 'falshCardA2-2'.A21:'falshCardA2-2'.A21 'falshCardA2-2'.A23:'falshCardA2-2'.A23 'falshCardA2-2'.A25:'falshCardA2-2'.A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1:'falshCardA2-2'.A11 'falshCardA2-2'.A13:'falshCardA2-2'.A13 'falshCardA2-2'.A15:'falshCardA2-2'.A15 'falshCardA2-2'.A17:'falshCardA2-2'.A17 'falshCardA2-2'.A19:'falshCardA2-2'.A19 'falshCardA2-2'.A21:'falshCardA2-2'.A21 'falshCardA2-2'.A23:'falshCardA2-2'.A23 'falshCardA2-2'.A25:'falshCardA2-2'.A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0:'falshCardA2-2'.A10 'falshCardA2-2'.A12:'falshCardA2-2'.A12 'falshCardA2-2'.A14:'falshCardA2-2'.A14 'falshCardA2-2'.A16:'falshCardA2-2'.A16 'falshCardA2-2'.A18:'falshCardA2-2'.A18 'falshCardA2-2'.A20:'falshCardA2-2'.A20 'falshCardA2-2'.A22:'falshCardA2-2'.A22 'falshCardA2-2'.A24:'falshCardA2-2'.A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0:'falshCardA2-2'.A10 'falshCardA2-2'.A12:'falshCardA2-2'.A12 'falshCardA2-2'.A14:'falshCardA2-2'.A14 'falshCardA2-2'.A16:'falshCardA2-2'.A16 'falshCardA2-2'.A18:'falshCardA2-2'.A18 'falshCardA2-2'.A20:'falshCardA2-2'.A20 'falshCardA2-2'.A22:'falshCardA2-2'.A22 'falshCardA2-2'.A24:'falshCardA2-2'.A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M26:'falshCardA2-2'.M26">
            <calcext:condition calcext:apply-style-name="Безымянный2" calcext:value="formula-is([$'falshCardA1-1'.$D27]=rzeczownik)" calcext:base-cell-address="'falshCardA2-2'.M26"/>
          </calcext:conditional-format>
          <calcext:conditional-format calcext:target-range-address="'falshCardA2-2'.M26:'falshCardA2-2'.M26">
            <calcext:condition calcext:apply-style-name="Безымянный2" calcext:value="=&quot;rzeczownik&quot;" calcext:base-cell-address="'falshCardA2-2'.M26"/>
          </calcext:conditional-format>
          <calcext:conditional-format calcext:target-range-address="'falshCardA2-2'.M27:'falshCardA2-2'.M27">
            <calcext:condition calcext:apply-style-name="Безымянный2" calcext:value="=&quot;rzeczownik&quot;" calcext:base-cell-address="'falshCardA2-2'.M27"/>
          </calcext:conditional-format>
          <calcext:conditional-format calcext:target-range-address="'falshCardA2-2'.E27:'falshCardA2-2'.E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27:'falshCardA2-2'.L27 'falshCardA2-2'.N26:'falshCardA2-2'.O27 'falshCardA2-2'.B26:'falshCardA2-2'.G26 'falshCardA2-2'.I26:'falshCardA2-2'.L26">
            <calcext:condition calcext:apply-style-name="Безымянный2" calcext:value="=&quot;rzeczownik&quot;" calcext:base-cell-address="'falshCardA2-2'.B26"/>
          </calcext:conditional-format>
          <calcext:conditional-format calcext:target-range-address="'falshCardA2-2'.A27:'falshCardA2-2'.A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7:'falshCardA2-2'.A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6:'falshCardA2-2'.A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6:'falshCardA2-2'.A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H26:'falshCardA2-2'.H26">
            <calcext:condition calcext:apply-style-name="Безымянный2" calcext:value="=&quot;rzeczownik&quot;" calcext:base-cell-address="'falshCardA2-2'.H26"/>
          </calcext:conditional-format>
          <calcext:conditional-format calcext:target-range-address="'falshCardA2-2'.E29:'falshCardA2-2'.E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29:'falshCardA2-2'.G29 'falshCardA2-2'.E28:'falshCardA2-2'.G28 'falshCardA2-2'.B28:'falshCardA2-2'.C29">
            <calcext:condition calcext:apply-style-name="Безымянный2" calcext:value="=&quot;rzeczownik&quot;" calcext:base-cell-address="'falshCardA2-2'.B28"/>
          </calcext:conditional-format>
          <calcext:conditional-format calcext:target-range-address="'falshCardA2-2'.A29:'falshCardA2-2'.A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9:'falshCardA2-2'.A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8:'falshCardA2-2'.A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8:'falshCardA2-2'.A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28:'falshCardA2-2'.D29">
            <calcext:condition calcext:apply-style-name="Безымянный2" calcext:value="=&quot;rzeczownik&quot;" calcext:base-cell-address="'falshCardA2-2'.D28"/>
          </calcext:conditional-format>
          <calcext:conditional-format calcext:target-range-address="'falshCardA2-2'.O29:'falshCardA2-2'.O29">
            <calcext:condition calcext:apply-style-name="Безымянный2" calcext:value="=&quot;rzeczownik&quot;" calcext:base-cell-address="'falshCardA2-2'.O29"/>
          </calcext:conditional-format>
          <calcext:conditional-format calcext:target-range-address="'falshCardA2-2'.O28:'falshCardA2-2'.O28">
            <calcext:condition calcext:apply-style-name="Безымянный2" calcext:value="=&quot;rzeczownik&quot;" calcext:base-cell-address="'falshCardA2-2'.O28"/>
          </calcext:conditional-format>
          <calcext:conditional-format calcext:target-range-address="'falshCardA2-2'.H28:'falshCardA2-2'.H29">
            <calcext:condition calcext:apply-style-name="Безымянный2" calcext:value="=&quot;rzeczownik&quot;" calcext:base-cell-address="'falshCardA2-2'.H28"/>
          </calcext:conditional-format>
          <calcext:conditional-format calcext:target-range-address="'falshCardA2-2'.I28:'falshCardA2-2'.I28">
            <calcext:condition calcext:apply-style-name="Безымянный2" calcext:value="=&quot;rzeczownik&quot;" calcext:base-cell-address="'falshCardA2-2'.I28"/>
          </calcext:conditional-format>
          <calcext:conditional-format calcext:target-range-address="'falshCardA2-2'.I29:'falshCardA2-2'.I29">
            <calcext:condition calcext:apply-style-name="Безымянный2" calcext:value="=&quot;rzeczownik&quot;" calcext:base-cell-address="'falshCardA2-2'.I29"/>
          </calcext:conditional-format>
        </calcext:conditional-formats>
      </table:table>
      <table:table table:name="Liczebniki" table:style-name="ta1">
        <table:table-column table:style-name="co46" table:default-cell-style-name="ce276"/>
        <table:table-column table:style-name="co5" table:number-columns-repeated="1023" table:default-cell-style-name="ce276"/>
        <table:table-row table:style-name="ro1">
          <table:table-cell table:style-name="ce17" office:value-type="string" calcext:value-type="string">
            <text:p>L1_level</text:p>
          </table:table-cell>
          <table:table-cell table:style-name="ce17" office:value-type="string" calcext:value-type="string">
            <text:p>L1_title</text:p>
          </table:table-cell>
          <table:table-cell table:style-name="ce17" office:value-type="string" calcext:value-type="string">
            <text:p>L1_ident</text:p>
          </table:table-cell>
          <table:table-cell table:style-name="ce17" office:value-type="string" calcext:value-type="string">
            <text:p>L1_type</text:p>
          </table:table-cell>
          <table:table-cell table:style-name="ce17" office:value-type="string" calcext:value-type="string">
            <text:p>L1_single</text:p>
          </table:table-cell>
          <table:table-cell table:style-name="ce17" office:value-type="string" calcext:value-type="string">
            <text:p>L1_word</text:p>
          </table:table-cell>
          <table:table-cell table:style-name="ce17" office:value-type="string" calcext:value-type="string">
            <text:p>L1_plural</text:p>
          </table:table-cell>
          <table:table-cell table:style-name="ce685" office:value-type="string" calcext:value-type="string">
            <text:p>L1_aword</text:p>
          </table:table-cell>
          <table:table-cell table:style-name="ce17" office:value-type="string" calcext:value-type="string">
            <text:p>L1_p1desc</text:p>
          </table:table-cell>
          <table:table-cell table:style-name="ce17" office:value-type="string" calcext:value-type="string">
            <text:p>L1_p1word</text:p>
          </table:table-cell>
          <table:table-cell table:style-name="ce17" office:value-type="string" calcext:value-type="string">
            <text:p>L1_p2desc</text:p>
          </table:table-cell>
          <table:table-cell table:style-name="ce17" office:value-type="string" calcext:value-type="string">
            <text:p>L1_p2word</text:p>
          </table:table-cell>
          <table:table-cell table:style-name="ce687" office:value-type="string" calcext:value-type="string">
            <text:p>L1_p3desc</text:p>
          </table:table-cell>
          <table:table-cell table:style-name="ce687" office:value-type="string" calcext:value-type="string">
            <text:p>L1_p3word</text:p>
          </table:table-cell>
          <table:table-cell table:style-name="ce688" office:value-type="string" calcext:value-type="string">
            <text:p>L1_example</text:p>
          </table:table-cell>
          <table:table-cell table:style-name="ce483" table:number-columns-repeated="1009"/>
        </table:table-row>
        <table:table-row table:style-name="ro2">
          <table:table-cell table:style-name="ce397" office:value-type="string" calcext:value-type="string">
            <text:p>A1</text:p>
          </table:table-cell>
          <table:table-cell table:style-name="ce681" table:content-validation-name="val1" office:value-type="string" calcext:value-type="string">
            <text:p>Ogólne </text:p>
          </table:table-cell>
          <table:table-cell table:style-name="ce682" table:content-validation-name="val1" office:value-type="string" calcext:value-type="string">
            <text:p>r.m.</text:p>
          </table:table-cell>
          <table:table-cell table:style-name="ce404" table:content-validation-name="val1" office:value-type="string" calcext:value-type="string">
            <text:p>rzeczownik</text:p>
          </table:table-cell>
          <table:table-cell table:style-name="ce405" office:value-type="string" calcext:value-type="string">
            <text:p>l.p.</text:p>
          </table:table-cell>
          <table:table-cell table:style-name="ce405" office:value-type="string" calcext:value-type="string">
            <text:p>Ogród</text:p>
          </table:table-cell>
          <table:table-cell table:style-name="ce405" office:value-type="string" calcext:value-type="string">
            <text:p>l.m.</text:p>
          </table:table-cell>
          <table:table-cell table:style-name="ce405" office:value-type="string" calcext:value-type="string">
            <text:p>ogrody</text:p>
          </table:table-cell>
          <table:table-cell table:style-name="ce407" table:content-validation-name="val3" office:value-type="string" calcext:value-type="string">
            <text:p>Dop</text:p>
          </table:table-cell>
          <table:table-cell table:style-name="ce405" office:value-type="string" calcext:value-type="string">
            <text:p>ogrodu</text:p>
          </table:table-cell>
          <table:table-cell table:style-name="ce405" office:value-type="string" calcext:value-type="string">
            <text:p>Ms.</text:p>
          </table:table-cell>
          <table:table-cell table:style-name="ce405" office:value-type="string" calcext:value-type="string">
            <text:p>ogrodzie</text:p>
          </table:table-cell>
          <table:table-cell table:style-name="ce405" office:value-type="string" calcext:value-type="string">
            <text:p>Narz</text:p>
          </table:table-cell>
          <table:table-cell table:style-name="ce405" office:value-type="string" calcext:value-type="string">
            <text:p>ogrodem</text:p>
          </table:table-cell>
          <table:table-cell table:style-name="ce689" office:value-type="string" calcext:value-type="string">
            <text:p>Stwórz z nami swój piękny ogród</text:p>
          </table:table-cell>
          <table:table-cell table:number-columns-repeated="1009"/>
        </table:table-row>
        <table:table-row table:style-name="ro2">
          <table:table-cell table:style-name="ce398" office:value-type="string" calcext:value-type="string">
            <text:p>A2</text:p>
          </table:table-cell>
          <table:table-cell office:value-type="string" calcext:value-type="string">
            <text:p>Liczebniki</text:p>
          </table:table-cell>
          <table:table-cell office:value-type="string" calcext:value-type="string">
            <text:p>liczebniki</text:p>
          </table:table-cell>
          <table:table-cell table:number-columns-repeated="2"/>
          <table:table-cell office:value-type="string" calcext:value-type="string">
            <text:p>zero</text:p>
          </table:table-cell>
          <table:table-cell table:number-columns-repeated="1018"/>
        </table:table-row>
        <table:table-row table:style-name="ro2">
          <table:table-cell table:style-name="ce399" office:value-type="string" calcext:value-type="string">
            <text:p>A2</text:p>
          </table:table-cell>
          <table:table-cell table:number-columns-repeated="4"/>
          <table:table-cell office:value-type="string" calcext:value-type="string">
            <text:p>нол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jeden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один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dw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дв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trz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три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czter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четыре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p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п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sześ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шес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siedem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сем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</text:p>
          </table:table-cell>
          <table:table-cell table:number-columns-repeated="4"/>
          <table:table-cell office:value-type="string" calcext:value-type="string">
            <text:p>osiem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</text:p>
          </table:table-cell>
          <table:table-cell table:number-columns-repeated="4"/>
          <table:table-cell office:value-type="string" calcext:value-type="string">
            <text:p>восем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1</text:p>
          </table:table-cell>
          <table:table-cell table:number-columns-repeated="4"/>
          <table:table-cell office:value-type="string" calcext:value-type="string">
            <text:p>dziew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1</text:p>
          </table:table-cell>
          <table:table-cell table:number-columns-repeated="4"/>
          <table:table-cell office:value-type="string" calcext:value-type="string">
            <text:p>дев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2</text:p>
          </table:table-cell>
          <table:table-cell table:number-columns-repeated="4"/>
          <table:table-cell office:value-type="string" calcext:value-type="string">
            <text:p>dzies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2</text:p>
          </table:table-cell>
          <table:table-cell table:number-columns-repeated="4"/>
          <table:table-cell office:value-type="string" calcext:value-type="string">
            <text:p>дес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3</text:p>
          </table:table-cell>
          <table:table-cell table:number-columns-repeated="4"/>
          <table:table-cell office:value-type="string" calcext:value-type="string">
            <text:p>jede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3</text:p>
          </table:table-cell>
          <table:table-cell table:number-columns-repeated="4"/>
          <table:table-cell office:value-type="string" calcext:value-type="string">
            <text:p>один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4</text:p>
          </table:table-cell>
          <table:table-cell table:number-columns-repeated="4"/>
          <table:table-cell office:value-type="string" calcext:value-type="string">
            <text:p>dwa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4</text:p>
          </table:table-cell>
          <table:table-cell table:number-columns-repeated="4"/>
          <table:table-cell office:value-type="string" calcext:value-type="string">
            <text:p>две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5</text:p>
          </table:table-cell>
          <table:table-cell table:number-columns-repeated="4"/>
          <table:table-cell office:value-type="string" calcext:value-type="string">
            <text:p>trzy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5</text:p>
          </table:table-cell>
          <table:table-cell table:number-columns-repeated="4"/>
          <table:table-cell office:value-type="string" calcext:value-type="string">
            <text:p>три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czter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четыр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pięt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пя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szes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шес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9</text:p>
          </table:table-cell>
          <table:table-cell table:number-columns-repeated="4"/>
          <table:table-cell office:value-type="string" calcext:value-type="string">
            <text:p>siedem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9</text:p>
          </table:table-cell>
          <table:table-cell table:number-columns-repeated="4"/>
          <table:table-cell office:value-type="string" calcext:value-type="string">
            <text:p>сем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osiem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восем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dziewięt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девя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2</text:p>
          </table:table-cell>
          <table:table-cell table:number-columns-repeated="4"/>
          <table:table-cell office:value-type="string" calcext:value-type="string">
            <text:p>dwadzieś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2</text:p>
          </table:table-cell>
          <table:table-cell table:number-columns-repeated="4"/>
          <table:table-cell office:value-type="string" calcext:value-type="string">
            <text:p>дв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3</text:p>
          </table:table-cell>
          <table:table-cell table:number-columns-repeated="4"/>
          <table:table-cell office:value-type="string" calcext:value-type="string">
            <text:p>trzydzieś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3</text:p>
          </table:table-cell>
          <table:table-cell table:number-columns-repeated="4"/>
          <table:table-cell office:value-type="string" calcext:value-type="string">
            <text:p>три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4</text:p>
          </table:table-cell>
          <table:table-cell table:number-columns-repeated="4"/>
          <table:table-cell office:value-type="string" calcext:value-type="string">
            <text:p>czterdzieś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4</text:p>
          </table:table-cell>
          <table:table-cell table:number-columns-repeated="4"/>
          <table:table-cell office:value-type="string" calcext:value-type="string">
            <text:p>сорок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5</text:p>
          </table:table-cell>
          <table:table-cell table:number-columns-repeated="4"/>
          <table:table-cell office:value-type="string" calcext:value-type="string">
            <text:p>pię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5</text:p>
          </table:table-cell>
          <table:table-cell table:number-columns-repeated="4"/>
          <table:table-cell office:value-type="string" calcext:value-type="string">
            <text:p>пят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6</text:p>
          </table:table-cell>
          <table:table-cell table:number-columns-repeated="4"/>
          <table:table-cell office:value-type="string" calcext:value-type="string">
            <text:p>sześ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6</text:p>
          </table:table-cell>
          <table:table-cell table:number-columns-repeated="4"/>
          <table:table-cell office:value-type="string" calcext:value-type="string">
            <text:p>шест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7</text:p>
          </table:table-cell>
          <table:table-cell table:number-columns-repeated="4"/>
          <table:table-cell office:value-type="string" calcext:value-type="string">
            <text:p>siedem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7</text:p>
          </table:table-cell>
          <table:table-cell table:number-columns-repeated="4"/>
          <table:table-cell office:value-type="string" calcext:value-type="string">
            <text:p>сем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8</text:p>
          </table:table-cell>
          <table:table-cell table:number-columns-repeated="4"/>
          <table:table-cell office:value-type="string" calcext:value-type="string">
            <text:p>osiem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8</text:p>
          </table:table-cell>
          <table:table-cell table:number-columns-repeated="4"/>
          <table:table-cell office:value-type="string" calcext:value-type="string">
            <text:p>восем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9</text:p>
          </table:table-cell>
          <table:table-cell table:number-columns-repeated="4"/>
          <table:table-cell office:value-type="string" calcext:value-type="string">
            <text:p>dziewię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9</text:p>
          </table:table-cell>
          <table:table-cell table:number-columns-repeated="4"/>
          <table:table-cell office:value-type="string" calcext:value-type="string">
            <text:p>девяносто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0</text:p>
          </table:table-cell>
          <table:table-cell table:number-columns-repeated="4"/>
          <table:table-cell office:value-type="string" calcext:value-type="string">
            <text:p>sto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0</text:p>
          </table:table-cell>
          <table:table-cell table:number-columns-repeated="4"/>
          <table:table-cell office:value-type="string" calcext:value-type="string">
            <text:p>сто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1</text:p>
          </table:table-cell>
          <table:table-cell table:number-columns-repeated="4"/>
          <table:table-cell office:value-type="string" calcext:value-type="string">
            <text:p>dwie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1</text:p>
          </table:table-cell>
          <table:table-cell table:number-columns-repeated="4"/>
          <table:table-cell office:value-type="string" calcext:value-type="string">
            <text:p>двести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2</text:p>
          </table:table-cell>
          <table:table-cell table:number-columns-repeated="4"/>
          <table:table-cell office:value-type="string" calcext:value-type="string">
            <text:p>trzy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2</text:p>
          </table:table-cell>
          <table:table-cell table:number-columns-repeated="4"/>
          <table:table-cell office:value-type="string" calcext:value-type="string">
            <text:p>трист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3</text:p>
          </table:table-cell>
          <table:table-cell table:number-columns-repeated="4"/>
          <table:table-cell office:value-type="string" calcext:value-type="string">
            <text:p>cztery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3</text:p>
          </table:table-cell>
          <table:table-cell table:number-columns-repeated="4"/>
          <table:table-cell office:value-type="string" calcext:value-type="string">
            <text:p>четырест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4</text:p>
          </table:table-cell>
          <table:table-cell table:number-columns-repeated="4"/>
          <table:table-cell office:value-type="string" calcext:value-type="string">
            <text:p>pię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4</text:p>
          </table:table-cell>
          <table:table-cell table:number-columns-repeated="4"/>
          <table:table-cell office:value-type="string" calcext:value-type="string">
            <text:p>пя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5</text:p>
          </table:table-cell>
          <table:table-cell table:number-columns-repeated="4"/>
          <table:table-cell office:value-type="string" calcext:value-type="string">
            <text:p>sześ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5</text:p>
          </table:table-cell>
          <table:table-cell table:number-columns-repeated="4"/>
          <table:table-cell office:value-type="string" calcext:value-type="string">
            <text:p>шес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6</text:p>
          </table:table-cell>
          <table:table-cell table:number-columns-repeated="4"/>
          <table:table-cell office:value-type="string" calcext:value-type="string">
            <text:p>siedem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6</text:p>
          </table:table-cell>
          <table:table-cell table:number-columns-repeated="4"/>
          <table:table-cell office:value-type="string" calcext:value-type="string">
            <text:p>сем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7</text:p>
          </table:table-cell>
          <table:table-cell table:number-columns-repeated="4"/>
          <table:table-cell office:value-type="string" calcext:value-type="string">
            <text:p>osiem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7</text:p>
          </table:table-cell>
          <table:table-cell table:number-columns-repeated="4"/>
          <table:table-cell office:value-type="string" calcext:value-type="string">
            <text:p>восем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8</text:p>
          </table:table-cell>
          <table:table-cell table:number-columns-repeated="4"/>
          <table:table-cell office:value-type="string" calcext:value-type="string">
            <text:p>dziewię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8</text:p>
          </table:table-cell>
          <table:table-cell table:number-columns-repeated="4"/>
          <table:table-cell office:value-type="string" calcext:value-type="string">
            <text:p>девя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9</text:p>
          </table:table-cell>
          <table:table-cell table:number-columns-repeated="3"/>
          <table:table-cell office:value-type="string" calcext:value-type="string">
            <text:p>l.p.</text:p>
          </table:table-cell>
          <table:table-cell office:value-type="string" calcext:value-type="string">
            <text:p>tysią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tysiące</text:p>
          </table:table-cell>
          <table:table-cell office:value-type="string" calcext:value-type="string">
            <text:p>2,3,4</text:p>
          </table:table-cell>
          <table:table-cell office:value-type="string" calcext:value-type="string">
            <text:p>tysiące</text:p>
          </table:table-cell>
          <table:table-cell office:value-type="string" calcext:value-type="string">
            <text:p>4,5,6..</text:p>
          </table:table-cell>
          <table:table-cell office:value-type="string" calcext:value-type="string">
            <text:p>tysięcy</text:p>
          </table:table-cell>
          <table:table-cell table:number-columns-repeated="1012"/>
        </table:table-row>
        <table:table-row table:style-name="ro2">
          <table:table-cell table:style-name="ce401" office:value-type="string" calcext:value-type="string">
            <text:p>A39</text:p>
          </table:table-cell>
          <table:table-cell table:number-columns-repeated="4"/>
          <table:table-cell office:value-type="string" calcext:value-type="string">
            <text:p>тысяч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0</text:p>
          </table:table-cell>
          <table:table-cell table:number-columns-repeated="4"/>
          <table:table-cell office:value-type="string" calcext:value-type="string">
            <text:p>perwsz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0</text:p>
          </table:table-cell>
          <table:table-cell table:number-columns-repeated="4"/>
          <table:table-cell office:value-type="string" calcext:value-type="string">
            <text:p>перв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1</text:p>
          </table:table-cell>
          <table:table-cell table:number-columns-repeated="4"/>
          <table:table-cell office:value-type="string" calcext:value-type="string">
            <text:p>drug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1</text:p>
          </table:table-cell>
          <table:table-cell table:number-columns-repeated="4"/>
          <table:table-cell office:value-type="string" calcext:value-type="string">
            <text:p>втор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2</text:p>
          </table:table-cell>
          <table:table-cell table:number-columns-repeated="4"/>
          <table:table-cell office:value-type="string" calcext:value-type="string">
            <text:p>trze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2</text:p>
          </table:table-cell>
          <table:table-cell table:number-columns-repeated="4"/>
          <table:table-cell office:value-type="string" calcext:value-type="string">
            <text:p>трети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3</text:p>
          </table:table-cell>
          <table:table-cell table:number-columns-repeated="4"/>
          <table:table-cell office:value-type="string" calcext:value-type="string">
            <text:p>czwar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3</text:p>
          </table:table-cell>
          <table:table-cell table:number-columns-repeated="4"/>
          <table:table-cell office:value-type="string" calcext:value-type="string">
            <text:p>четвер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4</text:p>
          </table:table-cell>
          <table:table-cell table:number-columns-repeated="4"/>
          <table:table-cell office:value-type="string" calcext:value-type="string">
            <text:p>piąn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4</text:p>
          </table:table-cell>
          <table:table-cell table:number-columns-repeated="4"/>
          <table:table-cell office:value-type="string" calcext:value-type="string">
            <text:p>п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5</text:p>
          </table:table-cell>
          <table:table-cell table:number-columns-repeated="4"/>
          <table:table-cell office:value-type="string" calcext:value-type="string">
            <text:p>szó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5</text:p>
          </table:table-cell>
          <table:table-cell table:number-columns-repeated="4"/>
          <table:table-cell office:value-type="string" calcext:value-type="string">
            <text:p>шест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6</text:p>
          </table:table-cell>
          <table:table-cell table:number-columns-repeated="4"/>
          <table:table-cell office:value-type="string" calcext:value-type="string">
            <text:p>siódm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6</text:p>
          </table:table-cell>
          <table:table-cell table:number-columns-repeated="4"/>
          <table:table-cell office:value-type="string" calcext:value-type="string">
            <text:p>седьм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7</text:p>
          </table:table-cell>
          <table:table-cell table:number-columns-repeated="4"/>
          <table:table-cell office:value-type="string" calcext:value-type="string">
            <text:p>ósm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7</text:p>
          </table:table-cell>
          <table:table-cell table:number-columns-repeated="4"/>
          <table:table-cell office:value-type="string" calcext:value-type="string">
            <text:p>восьм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8</text:p>
          </table:table-cell>
          <table:table-cell table:number-columns-repeated="4"/>
          <table:table-cell office:value-type="string" calcext:value-type="string">
            <text:p>dziewią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8</text:p>
          </table:table-cell>
          <table:table-cell table:number-columns-repeated="4"/>
          <table:table-cell office:value-type="string" calcext:value-type="string">
            <text:p>дев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9</text:p>
          </table:table-cell>
          <table:table-cell table:number-columns-repeated="4"/>
          <table:table-cell office:value-type="string" calcext:value-type="string">
            <text:p>dziesią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9</text:p>
          </table:table-cell>
          <table:table-cell table:number-columns-repeated="4"/>
          <table:table-cell office:value-type="string" calcext:value-type="string">
            <text:p>дес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0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0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1</text:p>
          </table:table-cell>
          <table:table-cell table:number-columns-repeated="4"/>
          <table:table-cell office:value-type="string" calcext:value-type="string">
            <text:p>trzy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1</text:p>
          </table:table-cell>
          <table:table-cell table:number-columns-repeated="4"/>
          <table:table-cell office:value-type="string" calcext:value-type="string">
            <text:p>trzydziesty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2</text:p>
          </table:table-cell>
          <table:table-cell table:number-columns-repeated="4"/>
          <table:table-cell office:value-type="string" calcext:value-type="string">
            <text:p>jede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2</text:p>
          </table:table-cell>
          <table:table-cell table:number-columns-repeated="4"/>
          <table:table-cell office:value-type="string" calcext:value-type="string">
            <text:p>оди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3</text:p>
          </table:table-cell>
          <table:table-cell table:number-columns-repeated="4"/>
          <table:table-cell office:value-type="string" calcext:value-type="string">
            <text:p>dwu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3</text:p>
          </table:table-cell>
          <table:table-cell table:number-columns-repeated="4"/>
          <table:table-cell office:value-type="string" calcext:value-type="string">
            <text:p>две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4</text:p>
          </table:table-cell>
          <table:table-cell table:number-columns-repeated="4"/>
          <table:table-cell office:value-type="string" calcext:value-type="string">
            <text:p>trzy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4</text:p>
          </table:table-cell>
          <table:table-cell table:number-columns-repeated="4"/>
          <table:table-cell office:value-type="string" calcext:value-type="string">
            <text:p>три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5</text:p>
          </table:table-cell>
          <table:table-cell table:number-columns-repeated="4"/>
          <table:table-cell office:value-type="string" calcext:value-type="string">
            <text:p>czter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5</text:p>
          </table:table-cell>
          <table:table-cell table:number-columns-repeated="4"/>
          <table:table-cell office:value-type="string" calcext:value-type="string">
            <text:p>четыр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6</text:p>
          </table:table-cell>
          <table:table-cell table:number-columns-repeated="4"/>
          <table:table-cell office:value-type="string" calcext:value-type="string">
            <text:p>pięt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6</text:p>
          </table:table-cell>
          <table:table-cell table:number-columns-repeated="4"/>
          <table:table-cell office:value-type="string" calcext:value-type="string">
            <text:p>пят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7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7</text:p>
          </table:table-cell>
          <table:table-cell table:number-columns-repeated="4"/>
          <table:table-cell office:value-type="string" calcext:value-type="string">
            <text:p>дв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8</text:p>
          </table:table-cell>
          <table:table-cell table:number-columns-repeated="4"/>
          <table:table-cell office:value-type="string" calcext:value-type="string">
            <text:p>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8</text:p>
          </table:table-cell>
          <table:table-cell table:number-columns-repeated="4"/>
          <table:table-cell office:value-type="string" calcext:value-type="string">
            <text:p>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9</text:p>
          </table:table-cell>
          <table:table-cell table:number-columns-repeated="4"/>
          <table:table-cell office:value-type="string" calcext:value-type="string">
            <text:p>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9</text:p>
          </table:table-cell>
          <table:table-cell table:number-columns-repeated="4"/>
          <table:table-cell office:value-type="string" calcext:value-type="string">
            <text:p>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0</text:p>
          </table:table-cell>
          <table:table-cell table:number-columns-repeated="4"/>
          <table:table-cell office:value-type="string" calcext:value-type="string">
            <text:p>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0</text:p>
          </table:table-cell>
          <table:table-cell table:number-columns-repeated="4"/>
          <table:table-cell office:value-type="string" calcext:value-type="string">
            <text:p>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1</text:p>
          </table:table-cell>
          <table:table-cell table:number-columns-repeated="4"/>
          <table:table-cell office:value-type="string" calcext:value-type="string">
            <text:p>czwar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1</text:p>
          </table:table-cell>
          <table:table-cell table:number-columns-repeated="4"/>
          <table:table-cell office:value-type="string" calcext:value-type="string">
            <text:p>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2</text:p>
          </table:table-cell>
          <table:table-cell table:number-columns-repeated="4"/>
          <table:table-cell office:value-type="string" calcext:value-type="string">
            <text:p>p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2</text:p>
          </table:table-cell>
          <table:table-cell table:number-columns-repeated="4"/>
          <table:table-cell office:value-type="string" calcext:value-type="string">
            <text:p>п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3</text:p>
          </table:table-cell>
          <table:table-cell table:number-columns-repeated="4"/>
          <table:table-cell office:value-type="string" calcext:value-type="string">
            <text:p>szó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3</text:p>
          </table:table-cell>
          <table:table-cell table:number-columns-repeated="4"/>
          <table:table-cell office:value-type="string" calcext:value-type="string">
            <text:p>шес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4</text:p>
          </table:table-cell>
          <table:table-cell table:number-columns-repeated="4"/>
          <table:table-cell office:value-type="string" calcext:value-type="string">
            <text:p>siód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4</text:p>
          </table:table-cell>
          <table:table-cell table:number-columns-repeated="4"/>
          <table:table-cell office:value-type="string" calcext:value-type="string">
            <text:p>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5</text:p>
          </table:table-cell>
          <table:table-cell table:number-columns-repeated="4"/>
          <table:table-cell office:value-type="string" calcext:value-type="string">
            <text:p>ós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5</text:p>
          </table:table-cell>
          <table:table-cell table:number-columns-repeated="4"/>
          <table:table-cell office:value-type="string" calcext:value-type="string">
            <text:p>во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6</text:p>
          </table:table-cell>
          <table:table-cell table:number-columns-repeated="4"/>
          <table:table-cell office:value-type="string" calcext:value-type="string">
            <text:p>dziew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6</text:p>
          </table:table-cell>
          <table:table-cell table:number-columns-repeated="4"/>
          <table:table-cell office:value-type="string" calcext:value-type="string">
            <text:p>дев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7</text:p>
          </table:table-cell>
          <table:table-cell table:number-columns-repeated="4"/>
          <table:table-cell office:value-type="string" calcext:value-type="string">
            <text:p>dzies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7</text:p>
          </table:table-cell>
          <table:table-cell table:number-columns-repeated="4"/>
          <table:table-cell office:value-type="string" calcext:value-type="string">
            <text:p>дес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8</text:p>
          </table:table-cell>
          <table:table-cell table:number-columns-repeated="4"/>
          <table:table-cell office:value-type="string" calcext:value-type="string">
            <text:p>jede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8</text:p>
          </table:table-cell>
          <table:table-cell table:number-columns-repeated="4"/>
          <table:table-cell office:value-type="string" calcext:value-type="string">
            <text:p>один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9</text:p>
          </table:table-cell>
          <table:table-cell table:number-columns-repeated="4"/>
          <table:table-cell office:value-type="string" calcext:value-type="string">
            <text:p>dwu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9</text:p>
          </table:table-cell>
          <table:table-cell table:number-columns-repeated="4"/>
          <table:table-cell office:value-type="string" calcext:value-type="string">
            <text:p>две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0</text:p>
          </table:table-cell>
          <table:table-cell table:number-columns-repeated="4"/>
          <table:table-cell office:value-type="string" calcext:value-type="string">
            <text:p>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0</text:p>
          </table:table-cell>
          <table:table-cell table:number-columns-repeated="4"/>
          <table:table-cell office:value-type="string" calcext:value-type="string">
            <text:p>три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1</text:p>
          </table:table-cell>
          <table:table-cell table:number-columns-repeated="4"/>
          <table:table-cell office:value-type="string" calcext:value-type="string">
            <text:p>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1</text:p>
          </table:table-cell>
          <table:table-cell table:number-columns-repeated="4"/>
          <table:table-cell office:value-type="string" calcext:value-type="string">
            <text:p>четыр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2</text:p>
          </table:table-cell>
          <table:table-cell table:number-columns-repeated="4"/>
          <table:table-cell office:value-type="string" calcext:value-type="string">
            <text:p>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2</text:p>
          </table:table-cell>
          <table:table-cell table:number-columns-repeated="4"/>
          <table:table-cell office:value-type="string" calcext:value-type="string">
            <text:p>п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3</text:p>
          </table:table-cell>
          <table:table-cell table:number-columns-repeated="4"/>
          <table:table-cell office:value-type="string" calcext:value-type="string">
            <text:p>czwar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3</text:p>
          </table:table-cell>
          <table:table-cell table:number-columns-repeated="4"/>
          <table:table-cell office:value-type="string" calcext:value-type="string">
            <text:p>шес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4</text:p>
          </table:table-cell>
          <table:table-cell table:number-columns-repeated="4"/>
          <table:table-cell office:value-type="string" calcext:value-type="string">
            <text:p>p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4</text:p>
          </table:table-cell>
          <table:table-cell table:number-columns-repeated="4"/>
          <table:table-cell office:value-type="string" calcext:value-type="string">
            <text:p>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5</text:p>
          </table:table-cell>
          <table:table-cell table:number-columns-repeated="4"/>
          <table:table-cell office:value-type="string" calcext:value-type="string">
            <text:p>szó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5</text:p>
          </table:table-cell>
          <table:table-cell table:number-columns-repeated="4"/>
          <table:table-cell office:value-type="string" calcext:value-type="string">
            <text:p>во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6</text:p>
          </table:table-cell>
          <table:table-cell table:number-columns-repeated="4"/>
          <table:table-cell office:value-type="string" calcext:value-type="string">
            <text:p>siód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6</text:p>
          </table:table-cell>
          <table:table-cell table:number-columns-repeated="4"/>
          <table:table-cell office:value-type="string" calcext:value-type="string">
            <text:p>дев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7</text:p>
          </table:table-cell>
          <table:table-cell table:number-columns-repeated="4"/>
          <table:table-cell office:value-type="string" calcext:value-type="string">
            <text:p>ós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7</text:p>
          </table:table-cell>
          <table:table-cell table:number-columns-repeated="4"/>
          <table:table-cell office:value-type="string" calcext:value-type="string">
            <text:p>дв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8</text:p>
          </table:table-cell>
          <table:table-cell table:number-columns-repeated="4"/>
          <table:table-cell office:value-type="string" calcext:value-type="string">
            <text:p>dziew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8</text:p>
          </table:table-cell>
          <table:table-cell table:number-columns-repeated="4"/>
          <table:table-cell office:value-type="string" calcext:value-type="string">
            <text:p>двадцать один час (девять)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9</text:p>
          </table:table-cell>
          <table:table-cell table:number-columns-repeated="4"/>
          <table:table-cell office:value-type="string" calcext:value-type="string">
            <text:p>dzies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9</text:p>
          </table:table-cell>
          <table:table-cell table:number-columns-repeated="4"/>
          <table:table-cell office:value-type="string" calcext:value-type="string">
            <text:p>двадцать два 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0</text:p>
          </table:table-cell>
          <table:table-cell table:number-columns-repeated="4"/>
          <table:table-cell office:value-type="string" calcext:value-type="string">
            <text:p>jede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0</text:p>
          </table:table-cell>
          <table:table-cell table:number-columns-repeated="4"/>
          <table:table-cell office:value-type="string" calcext:value-type="string">
            <text:p>двадцать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1</text:p>
          </table:table-cell>
          <table:table-cell table:number-columns-repeated="4"/>
          <table:table-cell office:value-type="string" calcext:value-type="string">
            <text:p>dwu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1</text:p>
          </table:table-cell>
          <table:table-cell table:number-columns-repeated="4"/>
          <table:table-cell office:value-type="string" calcext:value-type="string">
            <text:p>двадцать 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2</text:p>
          </table:table-cell>
          <table:table-cell table:number-columns-repeated="4"/>
          <table:table-cell office:value-type="string" calcext:value-type="string">
            <text:p>w noc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2</text:p>
          </table:table-cell>
          <table:table-cell table:number-columns-repeated="4"/>
          <table:table-cell office:value-type="string" calcext:value-type="string">
            <text:p>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3</text:p>
          </table:table-cell>
          <table:table-cell table:number-columns-repeated="4"/>
          <table:table-cell office:value-type="string" calcext:value-type="string">
            <text:p>o drugi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3</text:p>
          </table:table-cell>
          <table:table-cell table:number-columns-repeated="4"/>
          <table:table-cell office:value-type="string" calcext:value-type="string">
            <text:p>в 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4</text:p>
          </table:table-cell>
          <table:table-cell table:number-columns-repeated="4"/>
          <table:table-cell office:value-type="string" calcext:value-type="string">
            <text:p>o trzeci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4</text:p>
          </table:table-cell>
          <table:table-cell table:number-columns-repeated="4"/>
          <table:table-cell office:value-type="string" calcext:value-type="string">
            <text:p>в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5</text:p>
          </table:table-cell>
          <table:table-cell table:number-columns-repeated="4"/>
          <table:table-cell office:value-type="string" calcext:value-type="string">
            <text:p>o czwar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5</text:p>
          </table:table-cell>
          <table:table-cell table:number-columns-repeated="4"/>
          <table:table-cell office:value-type="string" calcext:value-type="string">
            <text:p>в 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6</text:p>
          </table:table-cell>
          <table:table-cell table:number-columns-repeated="4"/>
          <table:table-cell office:value-type="string" calcext:value-type="string">
            <text:p>o p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6</text:p>
          </table:table-cell>
          <table:table-cell table:number-columns-repeated="4"/>
          <table:table-cell office:value-type="string" calcext:value-type="string">
            <text:p>в п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7</text:p>
          </table:table-cell>
          <table:table-cell table:number-columns-repeated="4"/>
          <table:table-cell office:value-type="string" calcext:value-type="string">
            <text:p>o szó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7</text:p>
          </table:table-cell>
          <table:table-cell table:number-columns-repeated="4"/>
          <table:table-cell office:value-type="string" calcext:value-type="string">
            <text:p>в шес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8</text:p>
          </table:table-cell>
          <table:table-cell table:number-columns-repeated="4"/>
          <table:table-cell office:value-type="string" calcext:value-type="string">
            <text:p>o siódm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8</text:p>
          </table:table-cell>
          <table:table-cell table:number-columns-repeated="4"/>
          <table:table-cell office:value-type="string" calcext:value-type="string">
            <text:p>в 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9</text:p>
          </table:table-cell>
          <table:table-cell table:number-columns-repeated="4"/>
          <table:table-cell office:value-type="string" calcext:value-type="string">
            <text:p>o ósm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9</text:p>
          </table:table-cell>
          <table:table-cell table:number-columns-repeated="4"/>
          <table:table-cell office:value-type="string" calcext:value-type="string">
            <text:p>в во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0</text:p>
          </table:table-cell>
          <table:table-cell table:number-columns-repeated="4"/>
          <table:table-cell office:value-type="string" calcext:value-type="string">
            <text:p>o dziew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0</text:p>
          </table:table-cell>
          <table:table-cell table:number-columns-repeated="4"/>
          <table:table-cell office:value-type="string" calcext:value-type="string">
            <text:p>в дев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1</text:p>
          </table:table-cell>
          <table:table-cell table:number-columns-repeated="4"/>
          <table:table-cell office:value-type="string" calcext:value-type="string">
            <text:p>o dzies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1</text:p>
          </table:table-cell>
          <table:table-cell table:number-columns-repeated="4"/>
          <table:table-cell office:value-type="string" calcext:value-type="string">
            <text:p>в дес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2</text:p>
          </table:table-cell>
          <table:table-cell table:number-columns-repeated="4"/>
          <table:table-cell office:value-type="string" calcext:value-type="string">
            <text:p>o jedena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2</text:p>
          </table:table-cell>
          <table:table-cell table:number-columns-repeated="4"/>
          <table:table-cell office:value-type="string" calcext:value-type="string">
            <text:p>в один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3</text:p>
          </table:table-cell>
          <table:table-cell table:number-columns-repeated="4"/>
          <table:table-cell office:value-type="string" calcext:value-type="string">
            <text:p>o dwuna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3</text:p>
          </table:table-cell>
          <table:table-cell table:number-columns-repeated="4"/>
          <table:table-cell office:value-type="string" calcext:value-type="string">
            <text:p>в две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4</text:p>
          </table:table-cell>
          <table:table-cell table:number-columns-repeated="4"/>
          <table:table-cell office:value-type="string" calcext:value-type="string">
            <text:p>trzy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4</text:p>
          </table:table-cell>
          <table:table-cell table:number-columns-repeated="4"/>
          <table:table-cell office:value-type="string" calcext:value-type="string">
            <text:p>три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5</text:p>
          </table:table-cell>
          <table:table-cell table:number-columns-repeated="4"/>
          <table:table-cell office:value-type="string" calcext:value-type="string">
            <text:p>czter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5</text:p>
          </table:table-cell>
          <table:table-cell table:number-columns-repeated="4"/>
          <table:table-cell office:value-type="string" calcext:value-type="string">
            <text:p>четыр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6</text:p>
          </table:table-cell>
          <table:table-cell table:number-columns-repeated="4"/>
          <table:table-cell office:value-type="string" calcext:value-type="string">
            <text:p>pięt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6</text:p>
          </table:table-cell>
          <table:table-cell table:number-columns-repeated="4"/>
          <table:table-cell office:value-type="string" calcext:value-type="string">
            <text:p>п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7</text:p>
          </table:table-cell>
          <table:table-cell table:number-columns-repeated="4"/>
          <table:table-cell office:value-type="string" calcext:value-type="string">
            <text:p>szes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7</text:p>
          </table:table-cell>
          <table:table-cell table:number-columns-repeated="4"/>
          <table:table-cell office:value-type="string" calcext:value-type="string">
            <text:p>шес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8</text:p>
          </table:table-cell>
          <table:table-cell table:number-columns-repeated="4"/>
          <table:table-cell office:value-type="string" calcext:value-type="string">
            <text:p>siedem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8</text:p>
          </table:table-cell>
          <table:table-cell table:number-columns-repeated="4"/>
          <table:table-cell office:value-type="string" calcext:value-type="string">
            <text:p>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9</text:p>
          </table:table-cell>
          <table:table-cell table:number-columns-repeated="4"/>
          <table:table-cell office:value-type="string" calcext:value-type="string">
            <text:p>osiem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9</text:p>
          </table:table-cell>
          <table:table-cell table:number-columns-repeated="4"/>
          <table:table-cell office:value-type="string" calcext:value-type="string">
            <text:p>во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0</text:p>
          </table:table-cell>
          <table:table-cell table:number-columns-repeated="4"/>
          <table:table-cell office:value-type="string" calcext:value-type="string">
            <text:p>dziewięt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0</text:p>
          </table:table-cell>
          <table:table-cell table:number-columns-repeated="4"/>
          <table:table-cell office:value-type="string" calcext:value-type="string">
            <text:p>дев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1</text:p>
          </table:table-cell>
          <table:table-cell table:number-columns-repeated="4"/>
          <table:table-cell office:value-type="string" calcext:value-type="string">
            <text:p>dwudzie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1</text:p>
          </table:table-cell>
          <table:table-cell table:number-columns-repeated="4"/>
          <table:table-cell office:value-type="string" calcext:value-type="string">
            <text:p>дв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2</text:p>
          </table:table-cell>
          <table:table-cell table:number-columns-repeated="4"/>
          <table:table-cell office:value-type="string" calcext:value-type="string">
            <text:p>dwudziesta 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2</text:p>
          </table:table-cell>
          <table:table-cell table:number-columns-repeated="4"/>
          <table:table-cell office:value-type="string" calcext:value-type="string">
            <text:p>двадцать один 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3</text:p>
          </table:table-cell>
          <table:table-cell table:number-columns-repeated="4"/>
          <table:table-cell office:value-type="string" calcext:value-type="string">
            <text:p>dwudziesta 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3</text:p>
          </table:table-cell>
          <table:table-cell table:number-columns-repeated="4"/>
          <table:table-cell office:value-type="string" calcext:value-type="string">
            <text:p>двадцать 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4</text:p>
          </table:table-cell>
          <table:table-cell table:number-columns-repeated="4"/>
          <table:table-cell office:value-type="string" calcext:value-type="string">
            <text:p>dwudziesta 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4</text:p>
          </table:table-cell>
          <table:table-cell table:number-columns-repeated="4"/>
          <table:table-cell office:value-type="string" calcext:value-type="string">
            <text:p>двадцать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5</text:p>
          </table:table-cell>
          <table:table-cell table:number-columns-repeated="4"/>
          <table:table-cell office:value-type="string" calcext:value-type="string">
            <text:p>północ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5</text:p>
          </table:table-cell>
          <table:table-cell table:number-columns-repeated="4"/>
          <table:table-cell office:value-type="string" calcext:value-type="string">
            <text:p>двадцать четыре часа</text:p>
          </table:table-cell>
          <table:table-cell table:number-columns-repeated="1018"/>
        </table:table-row>
        <table:table-row table:style-name="ro2" table:number-rows-repeated="104836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iczebniki.I1:Liczebniki.L1 Liczebniki.A1:Liczebniki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O1:Liczebniki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H1:Liczebniki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M1:Liczebniki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5 Liczebniki.A7:Liczebniki.A7 Liczebniki.A9:Liczebniki.A9 Liczebniki.A11:Liczebniki.A11 Liczebniki.A13:Liczebniki.A13 Liczebniki.A15:Liczebniki.A15 Liczebniki.A17:Liczebniki.A17 Liczebniki.A19:Liczebniki.A19 Liczebniki.A21:Liczebniki.A21 Liczebniki.A23:Liczebniki.A23 Liczebniki.A25:Liczebniki.A25 Liczebniki.A27:Liczebniki.A27 Liczebniki.A29:Liczebniki.A29 Liczebniki.A31:Liczebniki.A31 Liczebniki.A33:Liczebniki.A33 Liczebniki.A35:Liczebniki.A35 Liczebniki.A37:Liczebniki.A37 Liczebniki.A39:Liczebniki.A39 Liczebniki.A41:Liczebniki.A41 Liczebniki.A43:Liczebniki.A43 Liczebniki.A45:Liczebniki.A45 Liczebniki.A47:Liczebniki.A47 Liczebniki.A49:Liczebniki.A49 Liczebniki.A51:Liczebniki.A51 Liczebniki.A53:Liczebniki.A53 Liczebniki.A55:Liczebniki.A55 Liczebniki.A57:Liczebniki.A57 Liczebniki.A59:Liczebniki.A59 Liczebniki.A61:Liczebniki.A61 Liczebniki.A63:Liczebniki.A63 Liczebniki.A65:Liczebniki.A65 Liczebniki.A67:Liczebniki.A67 Liczebniki.A69:Liczebniki.A69 Liczebniki.A71:Liczebniki.A71 Liczebniki.A73:Liczebniki.A73 Liczebniki.A75:Liczebniki.A75 Liczebniki.A77:Liczebniki.A77 Liczebniki.A79:Liczebniki.A79 Liczebniki.A81:Liczebniki.A81 Liczebniki.A83:Liczebniki.A83 Liczebniki.A85:Liczebniki.A85 Liczebniki.A87:Liczebniki.A87 Liczebniki.A89:Liczebniki.A89 Liczebniki.A91:Liczebniki.A91 Liczebniki.A93:Liczebniki.A93 Liczebniki.A95:Liczebniki.A95 Liczebniki.A97:Liczebniki.A97 Liczebniki.A99:Liczebniki.A99 Liczebniki.A101:Liczebniki.A101 Liczebniki.A103:Liczebniki.A103 Liczebniki.A105:Liczebniki.A105 Liczebniki.A107:Liczebniki.A107 Liczebniki.A109:Liczebniki.A109 Liczebniki.A111:Liczebniki.A111 Liczebniki.A113:Liczebniki.A113 Liczebniki.A115:Liczebniki.A115 Liczebniki.A117:Liczebniki.A117 Liczebniki.A119:Liczebniki.A119 Liczebniki.A121:Liczebniki.A121 Liczebniki.A123:Liczebniki.A123 Liczebniki.A125:Liczebniki.A125 Liczebniki.A127:Liczebniki.A127 Liczebniki.A129:Liczebniki.A129 Liczebniki.A131:Liczebniki.A131 Liczebniki.A133:Liczebniki.A133 Liczebniki.A135:Liczebniki.A135 Liczebniki.A137:Liczebniki.A137 Liczebniki.A139:Liczebniki.A139 Liczebniki.A141:Liczebniki.A141 Liczebniki.A143:Liczebniki.A143 Liczebniki.A145:Liczebniki.A145 Liczebniki.A147:Liczebniki.A147 Liczebniki.A149:Liczebniki.A149 Liczebniki.A151:Liczebniki.A151 Liczebniki.A153:Liczebniki.A153 Liczebniki.A155:Liczebniki.A155 Liczebniki.A157:Liczebniki.A157 Liczebniki.A159:Liczebniki.A159 Liczebniki.A161:Liczebniki.A161 Liczebniki.A163:Liczebniki.A163 Liczebniki.A165:Liczebniki.A165 Liczebniki.A167:Liczebniki.A167 Liczebniki.A169:Liczebniki.A169 Liczebniki.A171:Liczebniki.A171 Liczebniki.A173:Liczebniki.A173 Liczebniki.A175:Liczebniki.A175 Liczebniki.A177:Liczebniki.A177 Liczebniki.A179:Liczebniki.A179 Liczebniki.A181:Liczebniki.A181 Liczebniki.A183:Liczebniki.A183 Liczebniki.A185:Liczebniki.A185 Liczebniki.A187:Liczebniki.A187 Liczebniki.A189:Liczebniki.A189 Liczebniki.A191:Liczebniki.A191 Liczebniki.A193:Liczebniki.A193 Liczebniki.A195:Liczebniki.A195 Liczebniki.A197:Liczebniki.A197 Liczebniki.A199:Liczebniki.A199 Liczebniki.A201:Liczebniki.A201 Liczebniki.A203:Liczebniki.A203 Liczebniki.A205:Liczebniki.A205 Liczebniki.A207:Liczebniki.A207 Liczebniki.A209:Liczebniki.A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5 Liczebniki.A7:Liczebniki.A7 Liczebniki.A9:Liczebniki.A9 Liczebniki.A11:Liczebniki.A11 Liczebniki.A13:Liczebniki.A13 Liczebniki.A15:Liczebniki.A15 Liczebniki.A17:Liczebniki.A17 Liczebniki.A19:Liczebniki.A19 Liczebniki.A21:Liczebniki.A21 Liczebniki.A23:Liczebniki.A23 Liczebniki.A25:Liczebniki.A25 Liczebniki.A27:Liczebniki.A27 Liczebniki.A29:Liczebniki.A29 Liczebniki.A31:Liczebniki.A31 Liczebniki.A33:Liczebniki.A33 Liczebniki.A35:Liczebniki.A35 Liczebniki.A37:Liczebniki.A37 Liczebniki.A39:Liczebniki.A39 Liczebniki.A41:Liczebniki.A41 Liczebniki.A43:Liczebniki.A43 Liczebniki.A45:Liczebniki.A45 Liczebniki.A47:Liczebniki.A47 Liczebniki.A49:Liczebniki.A49 Liczebniki.A51:Liczebniki.A51 Liczebniki.A53:Liczebniki.A53 Liczebniki.A55:Liczebniki.A55 Liczebniki.A57:Liczebniki.A57 Liczebniki.A59:Liczebniki.A59 Liczebniki.A61:Liczebniki.A61 Liczebniki.A63:Liczebniki.A63 Liczebniki.A65:Liczebniki.A65 Liczebniki.A67:Liczebniki.A67 Liczebniki.A69:Liczebniki.A69 Liczebniki.A71:Liczebniki.A71 Liczebniki.A73:Liczebniki.A73 Liczebniki.A75:Liczebniki.A75 Liczebniki.A77:Liczebniki.A77 Liczebniki.A79:Liczebniki.A79 Liczebniki.A81:Liczebniki.A81 Liczebniki.A83:Liczebniki.A83 Liczebniki.A85:Liczebniki.A85 Liczebniki.A87:Liczebniki.A87 Liczebniki.A89:Liczebniki.A89 Liczebniki.A91:Liczebniki.A91 Liczebniki.A93:Liczebniki.A93 Liczebniki.A95:Liczebniki.A95 Liczebniki.A97:Liczebniki.A97 Liczebniki.A99:Liczebniki.A99 Liczebniki.A101:Liczebniki.A101 Liczebniki.A103:Liczebniki.A103 Liczebniki.A105:Liczebniki.A105 Liczebniki.A107:Liczebniki.A107 Liczebniki.A109:Liczebniki.A109 Liczebniki.A111:Liczebniki.A111 Liczebniki.A113:Liczebniki.A113 Liczebniki.A115:Liczebniki.A115 Liczebniki.A117:Liczebniki.A117 Liczebniki.A119:Liczebniki.A119 Liczebniki.A121:Liczebniki.A121 Liczebniki.A123:Liczebniki.A123 Liczebniki.A125:Liczebniki.A125 Liczebniki.A127:Liczebniki.A127 Liczebniki.A129:Liczebniki.A129 Liczebniki.A131:Liczebniki.A131 Liczebniki.A133:Liczebniki.A133 Liczebniki.A135:Liczebniki.A135 Liczebniki.A137:Liczebniki.A137 Liczebniki.A139:Liczebniki.A139 Liczebniki.A141:Liczebniki.A141 Liczebniki.A143:Liczebniki.A143 Liczebniki.A145:Liczebniki.A145 Liczebniki.A147:Liczebniki.A147 Liczebniki.A149:Liczebniki.A149 Liczebniki.A151:Liczebniki.A151 Liczebniki.A153:Liczebniki.A153 Liczebniki.A155:Liczebniki.A155 Liczebniki.A157:Liczebniki.A157 Liczebniki.A159:Liczebniki.A159 Liczebniki.A161:Liczebniki.A161 Liczebniki.A163:Liczebniki.A163 Liczebniki.A165:Liczebniki.A165 Liczebniki.A167:Liczebniki.A167 Liczebniki.A169:Liczebniki.A169 Liczebniki.A171:Liczebniki.A171 Liczebniki.A173:Liczebniki.A173 Liczebniki.A175:Liczebniki.A175 Liczebniki.A177:Liczebniki.A177 Liczebniki.A179:Liczebniki.A179 Liczebniki.A181:Liczebniki.A181 Liczebniki.A183:Liczebniki.A183 Liczebniki.A185:Liczebniki.A185 Liczebniki.A187:Liczebniki.A187 Liczebniki.A189:Liczebniki.A189 Liczebniki.A191:Liczebniki.A191 Liczebniki.A193:Liczebniki.A193 Liczebniki.A195:Liczebniki.A195 Liczebniki.A197:Liczebniki.A197 Liczebniki.A199:Liczebniki.A199 Liczebniki.A201:Liczebniki.A201 Liczebniki.A203:Liczebniki.A203 Liczebniki.A205:Liczebniki.A205 Liczebniki.A207:Liczebniki.A207 Liczebniki.A209:Liczebniki.A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4 Liczebniki.A6:Liczebniki.A6 Liczebniki.A8:Liczebniki.A8 Liczebniki.A10:Liczebniki.A10 Liczebniki.A12:Liczebniki.A12 Liczebniki.A14:Liczebniki.A14 Liczebniki.A16:Liczebniki.A16 Liczebniki.A18:Liczebniki.A18 Liczebniki.A20:Liczebniki.A20 Liczebniki.A22:Liczebniki.A22 Liczebniki.A24:Liczebniki.A24 Liczebniki.A26:Liczebniki.A26 Liczebniki.A28:Liczebniki.A28 Liczebniki.A30:Liczebniki.A30 Liczebniki.A32:Liczebniki.A32 Liczebniki.A34:Liczebniki.A34 Liczebniki.A36:Liczebniki.A36 Liczebniki.A38:Liczebniki.A38 Liczebniki.A40:Liczebniki.A40 Liczebniki.A42:Liczebniki.A42 Liczebniki.A44:Liczebniki.A44 Liczebniki.A46:Liczebniki.A46 Liczebniki.A48:Liczebniki.A48 Liczebniki.A50:Liczebniki.A50 Liczebniki.A52:Liczebniki.A52 Liczebniki.A54:Liczebniki.A54 Liczebniki.A56:Liczebniki.A56 Liczebniki.A58:Liczebniki.A58 Liczebniki.A60:Liczebniki.A60 Liczebniki.A62:Liczebniki.A62 Liczebniki.A64:Liczebniki.A64 Liczebniki.A66:Liczebniki.A66 Liczebniki.A68:Liczebniki.A68 Liczebniki.A70:Liczebniki.A70 Liczebniki.A72:Liczebniki.A72 Liczebniki.A74:Liczebniki.A74 Liczebniki.A76:Liczebniki.A76 Liczebniki.A78:Liczebniki.A78 Liczebniki.A80:Liczebniki.A80 Liczebniki.A82:Liczebniki.A82 Liczebniki.A84:Liczebniki.A84 Liczebniki.A86:Liczebniki.A86 Liczebniki.A88:Liczebniki.A88 Liczebniki.A90:Liczebniki.A90 Liczebniki.A92:Liczebniki.A92 Liczebniki.A94:Liczebniki.A94 Liczebniki.A96:Liczebniki.A96 Liczebniki.A98:Liczebniki.A98 Liczebniki.A100:Liczebniki.A100 Liczebniki.A102:Liczebniki.A102 Liczebniki.A104:Liczebniki.A104 Liczebniki.A106:Liczebniki.A106 Liczebniki.A108:Liczebniki.A108 Liczebniki.A110:Liczebniki.A110 Liczebniki.A112:Liczebniki.A112 Liczebniki.A114:Liczebniki.A114 Liczebniki.A116:Liczebniki.A116 Liczebniki.A118:Liczebniki.A118 Liczebniki.A120:Liczebniki.A120 Liczebniki.A122:Liczebniki.A122 Liczebniki.A124:Liczebniki.A124 Liczebniki.A126:Liczebniki.A126 Liczebniki.A128:Liczebniki.A128 Liczebniki.A130:Liczebniki.A130 Liczebniki.A132:Liczebniki.A132 Liczebniki.A134:Liczebniki.A134 Liczebniki.A136:Liczebniki.A136 Liczebniki.A138:Liczebniki.A138 Liczebniki.A140:Liczebniki.A140 Liczebniki.A142:Liczebniki.A142 Liczebniki.A144:Liczebniki.A144 Liczebniki.A146:Liczebniki.A146 Liczebniki.A148:Liczebniki.A148 Liczebniki.A150:Liczebniki.A150 Liczebniki.A152:Liczebniki.A152 Liczebniki.A154:Liczebniki.A154 Liczebniki.A156:Liczebniki.A156 Liczebniki.A158:Liczebniki.A158 Liczebniki.A160:Liczebniki.A160 Liczebniki.A162:Liczebniki.A162 Liczebniki.A164:Liczebniki.A164 Liczebniki.A166:Liczebniki.A166 Liczebniki.A168:Liczebniki.A168 Liczebniki.A170:Liczebniki.A170 Liczebniki.A172:Liczebniki.A172 Liczebniki.A174:Liczebniki.A174 Liczebniki.A176:Liczebniki.A176 Liczebniki.A178:Liczebniki.A178 Liczebniki.A180:Liczebniki.A180 Liczebniki.A182:Liczebniki.A182 Liczebniki.A184:Liczebniki.A184 Liczebniki.A186:Liczebniki.A186 Liczebniki.A188:Liczebniki.A188 Liczebniki.A190:Liczebniki.A190 Liczebniki.A192:Liczebniki.A192 Liczebniki.A194:Liczebniki.A194 Liczebniki.A196:Liczebniki.A196 Liczebniki.A198:Liczebniki.A198 Liczebniki.A200:Liczebniki.A200 Liczebniki.A202:Liczebniki.A202 Liczebniki.A204:Liczebniki.A204 Liczebniki.A206:Liczebniki.A206 Liczebniki.A208:Liczebniki.A208 Liczebniki.A210:Liczebniki.A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4 Liczebniki.A6:Liczebniki.A6 Liczebniki.A8:Liczebniki.A8 Liczebniki.A10:Liczebniki.A10 Liczebniki.A12:Liczebniki.A12 Liczebniki.A14:Liczebniki.A14 Liczebniki.A16:Liczebniki.A16 Liczebniki.A18:Liczebniki.A18 Liczebniki.A20:Liczebniki.A20 Liczebniki.A22:Liczebniki.A22 Liczebniki.A24:Liczebniki.A24 Liczebniki.A26:Liczebniki.A26 Liczebniki.A28:Liczebniki.A28 Liczebniki.A30:Liczebniki.A30 Liczebniki.A32:Liczebniki.A32 Liczebniki.A34:Liczebniki.A34 Liczebniki.A36:Liczebniki.A36 Liczebniki.A38:Liczebniki.A38 Liczebniki.A40:Liczebniki.A40 Liczebniki.A42:Liczebniki.A42 Liczebniki.A44:Liczebniki.A44 Liczebniki.A46:Liczebniki.A46 Liczebniki.A48:Liczebniki.A48 Liczebniki.A50:Liczebniki.A50 Liczebniki.A52:Liczebniki.A52 Liczebniki.A54:Liczebniki.A54 Liczebniki.A56:Liczebniki.A56 Liczebniki.A58:Liczebniki.A58 Liczebniki.A60:Liczebniki.A60 Liczebniki.A62:Liczebniki.A62 Liczebniki.A64:Liczebniki.A64 Liczebniki.A66:Liczebniki.A66 Liczebniki.A68:Liczebniki.A68 Liczebniki.A70:Liczebniki.A70 Liczebniki.A72:Liczebniki.A72 Liczebniki.A74:Liczebniki.A74 Liczebniki.A76:Liczebniki.A76 Liczebniki.A78:Liczebniki.A78 Liczebniki.A80:Liczebniki.A80 Liczebniki.A82:Liczebniki.A82 Liczebniki.A84:Liczebniki.A84 Liczebniki.A86:Liczebniki.A86 Liczebniki.A88:Liczebniki.A88 Liczebniki.A90:Liczebniki.A90 Liczebniki.A92:Liczebniki.A92 Liczebniki.A94:Liczebniki.A94 Liczebniki.A96:Liczebniki.A96 Liczebniki.A98:Liczebniki.A98 Liczebniki.A100:Liczebniki.A100 Liczebniki.A102:Liczebniki.A102 Liczebniki.A104:Liczebniki.A104 Liczebniki.A106:Liczebniki.A106 Liczebniki.A108:Liczebniki.A108 Liczebniki.A110:Liczebniki.A110 Liczebniki.A112:Liczebniki.A112 Liczebniki.A114:Liczebniki.A114 Liczebniki.A116:Liczebniki.A116 Liczebniki.A118:Liczebniki.A118 Liczebniki.A120:Liczebniki.A120 Liczebniki.A122:Liczebniki.A122 Liczebniki.A124:Liczebniki.A124 Liczebniki.A126:Liczebniki.A126 Liczebniki.A128:Liczebniki.A128 Liczebniki.A130:Liczebniki.A130 Liczebniki.A132:Liczebniki.A132 Liczebniki.A134:Liczebniki.A134 Liczebniki.A136:Liczebniki.A136 Liczebniki.A138:Liczebniki.A138 Liczebniki.A140:Liczebniki.A140 Liczebniki.A142:Liczebniki.A142 Liczebniki.A144:Liczebniki.A144 Liczebniki.A146:Liczebniki.A146 Liczebniki.A148:Liczebniki.A148 Liczebniki.A150:Liczebniki.A150 Liczebniki.A152:Liczebniki.A152 Liczebniki.A154:Liczebniki.A154 Liczebniki.A156:Liczebniki.A156 Liczebniki.A158:Liczebniki.A158 Liczebniki.A160:Liczebniki.A160 Liczebniki.A162:Liczebniki.A162 Liczebniki.A164:Liczebniki.A164 Liczebniki.A166:Liczebniki.A166 Liczebniki.A168:Liczebniki.A168 Liczebniki.A170:Liczebniki.A170 Liczebniki.A172:Liczebniki.A172 Liczebniki.A174:Liczebniki.A174 Liczebniki.A176:Liczebniki.A176 Liczebniki.A178:Liczebniki.A178 Liczebniki.A180:Liczebniki.A180 Liczebniki.A182:Liczebniki.A182 Liczebniki.A184:Liczebniki.A184 Liczebniki.A186:Liczebniki.A186 Liczebniki.A188:Liczebniki.A188 Liczebniki.A190:Liczebniki.A190 Liczebniki.A192:Liczebniki.A192 Liczebniki.A194:Liczebniki.A194 Liczebniki.A196:Liczebniki.A196 Liczebniki.A198:Liczebniki.A198 Liczebniki.A200:Liczebniki.A200 Liczebniki.A202:Liczebniki.A202 Liczebniki.A204:Liczebniki.A204 Liczebniki.A206:Liczebniki.A206 Liczebniki.A208:Liczebniki.A208 Liczebniki.A210:Liczebniki.A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J2:Liczebniki.N2 Liczebniki.E2:Liczebniki.H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2:Liczebniki.A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D2:Liczebniki.O2">
            <calcext:condition calcext:apply-style-name="Безымянный2" calcext:value="formula-is([$'falshCardA1-1'.$D2]=rzeczownik)" calcext:base-cell-address="Liczebniki.D2"/>
          </calcext:conditional-format>
          <calcext:conditional-format calcext:target-range-address="Liczebniki.D2:Liczebniki.O2">
            <calcext:condition calcext:apply-style-name="Безымянный2" calcext:value="=&quot;rzeczownik&quot;" calcext:base-cell-address="Liczebniki.D2"/>
          </calcext:conditional-format>
          <calcext:conditional-format calcext:target-range-address="Liczebniki.B2:Liczebniki.B2">
            <calcext:condition calcext:apply-style-name="Безымянный2" calcext:value="formula-is([$'falshCardA1-1'.$D2]=rzeczownik)" calcext:base-cell-address="Liczebniki.B2"/>
          </calcext:conditional-format>
          <calcext:conditional-format calcext:target-range-address="Liczebniki.B2:Liczebniki.B2">
            <calcext:condition calcext:apply-style-name="Безымянный2" calcext:value="=&quot;rzeczownik&quot;" calcext:base-cell-address="Liczebniki.B2"/>
          </calcext:conditional-format>
          <calcext:conditional-format calcext:target-range-address="Liczebniki.C2:Liczebniki.C2">
            <calcext:condition calcext:apply-style-name="Безымянный2" calcext:value="formula-is([$'falshCardA1-1'.$D2]=rzeczownik)" calcext:base-cell-address="Liczebniki.C2"/>
          </calcext:conditional-format>
          <calcext:conditional-format calcext:target-range-address="Liczebniki.C2:Liczebniki.C2">
            <calcext:condition calcext:apply-style-name="Безымянный2" calcext:value="=&quot;rzeczownik&quot;" calcext:base-cell-address="Liczebniki.C2"/>
          </calcext:conditional-format>
        </calcext:conditional-formats>
      </table:table>
      <table:table table:name="Slowki" table:style-name="ta1">
        <office:forms form:automatic-focus="false" form:apply-design-mode="false"/>
        <table:table-column table:style-name="co47" table:default-cell-style-name="ce413"/>
        <table:table-column table:style-name="co48" table:number-columns-repeated="6" table:default-cell-style-name="ce413"/>
        <table:table-column table:style-name="co5" table:number-columns-repeated="1017" table:default-cell-style-name="ce413"/>
        <table:table-row table:style-name="ro9">
          <table:table-cell table:style-name="ce690" office:value-type="string" calcext:value-type="string">
            <text:p>Есть</text:p>
          </table:table-cell>
          <table:table-cell table:style-name="ce690" office:value-type="string" calcext:value-type="string">
            <text:p>Часть речи</text:p>
          </table:table-cell>
          <table:table-cell table:style-name="ce690" office:value-type="string" calcext:value-type="string">
            <text:p>Pl</text:p>
          </table:table-cell>
          <table:table-cell table:style-name="ce690" office:value-type="string" calcext:value-type="string">
            <text:p>Ru</text:p>
          </table:table-cell>
          <table:table-cell table:number-columns-repeated="1020"/>
        </table:table-row>
        <table:table-row table:style-name="ro9">
          <table:table-cell table:style-name="ce412" table:formula="of:=IF(ISNA(VLOOKUP([.C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przymiotnik</text:p>
          </table:table-cell>
          <table:table-cell table:style-name="ce693" office:value-type="string" calcext:value-type="string">
            <text:p>Dumny</text:p>
          </table:table-cell>
          <table:table-cell table:style-name="ce693" office:value-type="string" calcext:value-type="string">
            <text:p>Гордый</text:p>
          </table:table-cell>
          <table:table-cell table:style-name="ce693"/>
          <table:table-cell table:number-columns-repeated="1019"/>
        </table:table-row>
        <table:table-row table:style-name="ro9">
          <table:table-cell table:style-name="ce412" table:formula="of:=IF(ISNA(VLOOKUP([.C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przymiotnik</text:p>
          </table:table-cell>
          <table:table-cell table:style-name="ce693" office:value-type="string" calcext:value-type="string">
            <text:p>Rozpromieniona</text:p>
          </table:table-cell>
          <table:table-cell table:style-name="ce415" office:value-type="string" calcext:value-type="string">
            <text:p>Светящаяся</text:p>
          </table:table-cell>
          <table:table-cell table:number-columns-repeated="1020"/>
        </table:table-row>
        <table:table-row table:style-name="ro9">
          <table:table-cell table:style-name="ce412" table:formula="of:=IF(ISNA(VLOOKUP([.C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przymiotnik</text:p>
          </table:table-cell>
          <table:table-cell table:style-name="ce693" office:value-type="string" calcext:value-type="string">
            <text:p>Rozpromieniony</text:p>
          </table:table-cell>
          <table:table-cell table:style-name="ce415" office:value-type="string" calcext:value-type="string">
            <text:p>Светящийся</text:p>
          </table:table-cell>
          <table:table-cell table:number-columns-repeated="1020"/>
        </table:table-row>
        <table:table-row table:style-name="ro9">
          <table:table-cell table:style-name="ce412" table:formula="of:=IF(ISNA(VLOOKUP([.C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przymiotnik</text:p>
          </table:table-cell>
          <table:table-cell table:style-name="ce693" office:value-type="string" calcext:value-type="string">
            <text:p>Przezioczysty</text:p>
          </table:table-cell>
          <table:table-cell table:style-name="ce693" office:value-type="string" calcext:value-type="string">
            <text:p>Прозрачный</text:p>
          </table:table-cell>
          <table:table-cell table:number-columns-repeated="1020"/>
        </table:table-row>
        <table:table-row table:style-name="ro9">
          <table:table-cell table:style-name="ce412" table:formula="of:=IF(ISNA(VLOOKUP([.C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przymiotnik</text:p>
          </table:table-cell>
          <table:table-cell table:style-name="ce693" office:value-type="string" calcext:value-type="string">
            <text:p>Opętany</text:p>
          </table:table-cell>
          <table:table-cell table:style-name="ce693" office:value-type="string" calcext:value-type="string">
            <text:p>Одержимый</text:p>
          </table:table-cell>
          <table:table-cell table:number-columns-repeated="1020"/>
        </table:table-row>
        <table:table-row table:style-name="ro9">
          <table:table-cell table:style-name="ce412" table:formula="of:=IF(ISNA(VLOOKUP([.C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przymiotnik</text:p>
          </table:table-cell>
          <table:table-cell table:style-name="ce693" office:value-type="string" calcext:value-type="string">
            <text:p>Stracony</text:p>
          </table:table-cell>
          <table:table-cell table:style-name="ce693" office:value-type="string" calcext:value-type="string">
            <text:p>Потеряный</text:p>
          </table:table-cell>
          <table:table-cell table:number-columns-repeated="1020"/>
        </table:table-row>
        <table:table-row table:style-name="ro9">
          <table:table-cell table:style-name="ce412" table:formula="of:=IF(ISNA(VLOOKUP([.C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przymiotnik</text:p>
          </table:table-cell>
          <table:table-cell table:style-name="ce693" office:value-type="string" calcext:value-type="string">
            <text:p>Zeszly</text:p>
          </table:table-cell>
          <table:table-cell table:style-name="ce693" office:value-type="string" calcext:value-type="string">
            <text:p>Прошлый</text:p>
          </table:table-cell>
          <table:table-cell table:number-columns-repeated="1020"/>
        </table:table-row>
        <table:table-row table:style-name="ro9">
          <table:table-cell table:style-name="ce412" table:formula="of:=IF(ISNA(VLOOKUP([.C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93" table:content-validation-name="val1" office:value-type="string" calcext:value-type="string">
            <text:p>rzeczownik </text:p>
          </table:table-cell>
          <table:table-cell table:style-name="ce693" office:value-type="string" calcext:value-type="string">
            <text:p>Błąd</text:p>
          </table:table-cell>
          <table:table-cell table:style-name="ce693" office:value-type="string" calcext:value-type="string">
            <text:p>Ошибка</text:p>
          </table:table-cell>
          <table:table-cell table:number-columns-repeated="1020"/>
        </table:table-row>
        <table:table-row table:style-name="ro9">
          <table:table-cell table:style-name="ce412" table:formula="of:=IF(ISNA(VLOOKUP([.C1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93" table:content-validation-name="val1" office:value-type="string" calcext:value-type="string">
            <text:p>rzeczownik </text:p>
          </table:table-cell>
          <table:table-cell table:style-name="ce693" office:value-type="string" calcext:value-type="string">
            <text:p>Zachowanie</text:p>
          </table:table-cell>
          <table:table-cell table:style-name="ce693" office:value-type="string" calcext:value-type="string">
            <text:p>Поведение</text:p>
          </table:table-cell>
          <table:table-cell table:number-columns-repeated="1020"/>
        </table:table-row>
        <table:table-row table:style-name="ro9">
          <table:table-cell table:style-name="ce412" table:formula="of:=IF(ISNA(VLOOKUP([.C1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93" table:content-validation-name="val1" office:value-type="string" calcext:value-type="string">
            <text:p>rzeczownik </text:p>
          </table:table-cell>
          <table:table-cell table:style-name="ce693" office:value-type="string" calcext:value-type="string">
            <text:p>Opinie</text:p>
          </table:table-cell>
          <table:table-cell table:style-name="ce693" office:value-type="string" calcext:value-type="string">
            <text:p>Мнение</text:p>
          </table:table-cell>
          <table:table-cell table:number-columns-repeated="1020"/>
        </table:table-row>
        <table:table-row table:style-name="ro9">
          <table:table-cell table:style-name="ce412" table:formula="of:=IF(ISNA(VLOOKUP([.C1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93" table:content-validation-name="val1" office:value-type="string" calcext:value-type="string">
            <text:p>rzeczownik </text:p>
          </table:table-cell>
          <table:table-cell table:style-name="ce693" office:value-type="string" calcext:value-type="string">
            <text:p>Opętanie</text:p>
          </table:table-cell>
          <table:table-cell table:style-name="ce693" office:value-type="string" calcext:value-type="string">
            <text:p>Одержимость</text:p>
          </table:table-cell>
          <table:table-cell table:number-columns-repeated="1020"/>
        </table:table-row>
        <table:table-row table:style-name="ro9">
          <table:table-cell table:style-name="ce412" table:formula="of:=IF(ISNA(VLOOKUP([.C1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93" table:content-validation-name="val1" office:value-type="string" calcext:value-type="string">
            <text:p>rzeczownik </text:p>
          </table:table-cell>
          <table:table-cell table:style-name="ce693" office:value-type="string" calcext:value-type="string">
            <text:p>Bezczelność</text:p>
          </table:table-cell>
          <table:table-cell table:style-name="ce693" office:value-type="string" calcext:value-type="string">
            <text:p>Наглость</text:p>
          </table:table-cell>
          <table:table-cell table:number-columns-repeated="1020"/>
        </table:table-row>
        <table:table-row table:style-name="ro9">
          <table:table-cell table:style-name="ce412" table:formula="of:=IF(ISNA(VLOOKUP([.C1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93" table:content-validation-name="val1" office:value-type="string" calcext:value-type="string">
            <text:p>rzeczownik </text:p>
          </table:table-cell>
          <table:table-cell table:style-name="ce693" office:value-type="string" calcext:value-type="string">
            <text:p>Czyn</text:p>
          </table:table-cell>
          <table:table-cell table:style-name="ce693" office:value-type="string" calcext:value-type="string">
            <text:p>Действие</text:p>
          </table:table-cell>
          <table:table-cell/>
          <table:table-cell table:style-name="ce693" table:number-columns-repeated="2"/>
          <table:table-cell table:number-columns-repeated="1017"/>
        </table:table-row>
        <table:table-row table:style-name="ro9">
          <table:table-cell table:style-name="ce412" table:formula="of:=IF(ISNA(VLOOKUP([.C1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93" table:content-validation-name="val1" office:value-type="string" calcext:value-type="string">
            <text:p>rzeczownik </text:p>
          </table:table-cell>
          <table:table-cell table:style-name="ce693" office:value-type="string" calcext:value-type="string">
            <text:p>Kłamstwo</text:p>
          </table:table-cell>
          <table:table-cell table:style-name="ce693" office:value-type="string" calcext:value-type="string">
            <text:p>Вранье</text:p>
          </table:table-cell>
          <table:table-cell/>
          <table:table-cell table:style-name="ce693" table:number-columns-repeated="2"/>
          <table:table-cell table:number-columns-repeated="1017"/>
        </table:table-row>
        <table:table-row table:style-name="ro9">
          <table:table-cell table:style-name="ce412" table:formula="of:=IF(ISNA(VLOOKUP([.C16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93" table:content-validation-name="val1" office:value-type="string" calcext:value-type="string">
            <text:p>rzeczownik </text:p>
          </table:table-cell>
          <table:table-cell table:style-name="ce693" office:value-type="string" calcext:value-type="string">
            <text:p>Rodzina</text:p>
          </table:table-cell>
          <table:table-cell table:style-name="ce693" office:value-type="string" calcext:value-type="string">
            <text:p>Семья</text:p>
          </table:table-cell>
          <table:table-cell/>
          <table:table-cell table:style-name="ce693" table:number-columns-repeated="2"/>
          <table:table-cell table:number-columns-repeated="1017"/>
        </table:table-row>
        <table:table-row table:style-name="ro9">
          <table:table-cell table:style-name="ce412" table:formula="of:=IF(ISNA(VLOOKUP([.C1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rzeczownik </text:p>
          </table:table-cell>
          <table:table-cell table:style-name="ce693" office:value-type="string" calcext:value-type="string">
            <text:p>Rodzice</text:p>
          </table:table-cell>
          <table:table-cell table:style-name="ce693" office:value-type="string" calcext:value-type="string">
            <text:p>Родители</text:p>
          </table:table-cell>
          <table:table-cell/>
          <table:table-cell table:style-name="ce693" table:number-columns-repeated="2"/>
          <table:table-cell table:number-columns-repeated="1017"/>
        </table:table-row>
        <table:table-row table:style-name="ro9">
          <table:table-cell table:style-name="ce412" table:formula="of:=IF(ISNA(VLOOKUP([.C1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93" table:content-validation-name="val1" office:value-type="string" calcext:value-type="string">
            <text:p>rzeczownik </text:p>
          </table:table-cell>
          <table:table-cell table:style-name="ce693" office:value-type="string" calcext:value-type="string">
            <text:p>Rodzeństwo</text:p>
          </table:table-cell>
          <table:table-cell table:style-name="ce693" office:value-type="string" calcext:value-type="string">
            <text:p>Братья сестры</text:p>
          </table:table-cell>
          <table:table-cell/>
          <table:table-cell table:style-name="ce693" table:number-columns-repeated="2"/>
          <table:table-cell table:number-columns-repeated="1017"/>
        </table:table-row>
        <table:table-row table:style-name="ro9">
          <table:table-cell table:style-name="ce412" table:formula="of:=IF(ISNA(VLOOKUP([.C1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93" table:content-validation-name="val1" office:value-type="string" calcext:value-type="string">
            <text:p>rzeczownik </text:p>
          </table:table-cell>
          <table:table-cell table:style-name="ce693" office:value-type="string" calcext:value-type="string">
            <text:p>Klisza</text:p>
          </table:table-cell>
          <table:table-cell table:style-name="ce693" office:value-type="string" calcext:value-type="string">
            <text:p>Фотопленка</text:p>
          </table:table-cell>
          <table:table-cell/>
          <table:table-cell table:style-name="ce693" table:number-columns-repeated="2"/>
          <table:table-cell table:number-columns-repeated="1017"/>
        </table:table-row>
        <table:table-row table:style-name="ro9">
          <table:table-cell table:style-name="ce412" table:formula="of:=IF(ISNA(VLOOKUP([.C2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93" table:content-validation-name="val1" office:value-type="string" calcext:value-type="string">
            <text:p>rzeczownik </text:p>
          </table:table-cell>
          <table:table-cell table:style-name="ce693" office:value-type="string" calcext:value-type="string">
            <text:p>Skutek</text:p>
          </table:table-cell>
          <table:table-cell table:style-name="ce693" office:value-type="string" calcext:value-type="string">
            <text:p>Эффект</text:p>
          </table:table-cell>
          <table:table-cell/>
          <table:table-cell table:style-name="ce693" table:number-columns-repeated="2"/>
          <table:table-cell table:number-columns-repeated="1017"/>
        </table:table-row>
        <table:table-row table:style-name="ro9">
          <table:table-cell table:style-name="ce412" table:formula="of:=IF(ISNA(VLOOKUP([.C2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93" table:content-validation-name="val1" office:value-type="string" calcext:value-type="string">
            <text:p>rzeczownik </text:p>
          </table:table-cell>
          <table:table-cell table:style-name="ce693" office:value-type="string" calcext:value-type="string">
            <text:p>Warunek</text:p>
          </table:table-cell>
          <table:table-cell table:style-name="ce693" office:value-type="string" calcext:value-type="string">
            <text:p>Условие</text:p>
          </table:table-cell>
          <table:table-cell/>
          <table:table-cell table:style-name="ce693" table:number-columns-repeated="2"/>
          <table:table-cell table:number-columns-repeated="1017"/>
        </table:table-row>
        <table:table-row table:style-name="ro9">
          <table:table-cell table:style-name="ce412" table:formula="of:=IF(ISNA(VLOOKUP([.C2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93" table:content-validation-name="val1" office:value-type="string" calcext:value-type="string">
            <text:p>rzeczownik </text:p>
          </table:table-cell>
          <table:table-cell table:style-name="ce693" office:value-type="string" calcext:value-type="string">
            <text:p>Przebieg</text:p>
          </table:table-cell>
          <table:table-cell table:style-name="ce693" office:value-type="string" calcext:value-type="string">
            <text:p>Процесс</text:p>
          </table:table-cell>
          <table:table-cell/>
          <table:table-cell table:style-name="ce693" table:number-columns-repeated="2"/>
          <table:table-cell table:number-columns-repeated="1017"/>
        </table:table-row>
        <table:table-row table:style-name="ro9">
          <table:table-cell table:style-name="ce412" table:formula="of:=IF(ISNA(VLOOKUP([.C2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93" table:content-validation-name="val1" office:value-type="string" calcext:value-type="string">
            <text:p>rzeczownik </text:p>
          </table:table-cell>
          <table:table-cell table:style-name="ce693" office:value-type="string" calcext:value-type="string">
            <text:p>Wydarzenie</text:p>
          </table:table-cell>
          <table:table-cell table:style-name="ce693" office:value-type="string" calcext:value-type="string">
            <text:p>Событие</text:p>
          </table:table-cell>
          <table:table-cell/>
          <table:table-cell table:style-name="ce693" table:number-columns-repeated="2"/>
          <table:table-cell table:number-columns-repeated="1017"/>
        </table:table-row>
        <table:table-row table:style-name="ro9">
          <table:table-cell table:style-name="ce412" table:formula="of:=IF(ISNA(VLOOKUP([.C2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93" table:content-validation-name="val1" office:value-type="string" calcext:value-type="string">
            <text:p>rzeczownik </text:p>
          </table:table-cell>
          <table:table-cell table:style-name="ce693" office:value-type="string" calcext:value-type="string">
            <text:p>Obojętność</text:p>
          </table:table-cell>
          <table:table-cell table:style-name="ce693" office:value-type="string" calcext:value-type="string">
            <text:p>Безразличие</text:p>
          </table:table-cell>
          <table:table-cell/>
          <table:table-cell table:style-name="ce693" table:number-columns-repeated="2"/>
          <table:table-cell table:number-columns-repeated="1017"/>
        </table:table-row>
        <table:table-row table:style-name="ro9">
          <table:table-cell table:style-name="ce412" table:formula="of:=IF(ISNA(VLOOKUP([.C2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93" table:content-validation-name="val1" office:value-type="string" calcext:value-type="string">
            <text:p>rzeczownik </text:p>
          </table:table-cell>
          <table:table-cell table:style-name="ce693" office:value-type="string" calcext:value-type="string">
            <text:p>Ustawienie</text:p>
          </table:table-cell>
          <table:table-cell table:style-name="ce693" office:value-type="string" calcext:value-type="string">
            <text:p>Параметр</text:p>
          </table:table-cell>
          <table:table-cell/>
          <table:table-cell table:style-name="ce693" table:number-columns-repeated="2"/>
          <table:table-cell table:number-columns-repeated="1017"/>
        </table:table-row>
        <table:table-row table:style-name="ro9">
          <table:table-cell table:style-name="ce412" table:formula="of:=IF(ISNA(VLOOKUP([.C26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93" table:content-validation-name="val1" office:value-type="string" calcext:value-type="string">
            <text:p>rzeczownik </text:p>
          </table:table-cell>
          <table:table-cell table:style-name="ce693" office:value-type="string" calcext:value-type="string">
            <text:p>Domysł </text:p>
          </table:table-cell>
          <table:table-cell table:style-name="ce693" office:value-type="string" calcext:value-type="string">
            <text:p>Догадка</text:p>
          </table:table-cell>
          <table:table-cell/>
          <table:table-cell table:style-name="ce693" table:number-columns-repeated="2"/>
          <table:table-cell table:number-columns-repeated="1017"/>
        </table:table-row>
        <table:table-row table:style-name="ro9">
          <table:table-cell table:style-name="ce412" table:formula="of:=IF(ISNA(VLOOKUP([.C27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93" table:content-validation-name="val1" office:value-type="string" calcext:value-type="string">
            <text:p>rzeczownik </text:p>
          </table:table-cell>
          <table:table-cell table:style-name="ce693" office:value-type="string" calcext:value-type="string">
            <text:p>Przydomek</text:p>
          </table:table-cell>
          <table:table-cell table:style-name="ce693" office:value-type="string" calcext:value-type="string">
            <text:p>Прозвище</text:p>
          </table:table-cell>
          <table:table-cell/>
          <table:table-cell table:style-name="ce693" table:number-columns-repeated="2"/>
          <table:table-cell table:number-columns-repeated="1017"/>
        </table:table-row>
        <table:table-row table:style-name="ro9">
          <table:table-cell table:style-name="ce412" table:formula="of:=IF(ISNA(VLOOKUP([.C2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93" table:content-validation-name="val1" office:value-type="string" calcext:value-type="string">
            <text:p>rzeczownik </text:p>
          </table:table-cell>
          <table:table-cell table:style-name="ce693" office:value-type="string" calcext:value-type="string">
            <text:p>Gałąź</text:p>
          </table:table-cell>
          <table:table-cell table:style-name="ce693" office:value-type="string" calcext:value-type="string">
            <text:p>Ветка</text:p>
          </table:table-cell>
          <table:table-cell/>
          <table:table-cell table:style-name="ce693" table:number-columns-repeated="2"/>
          <table:table-cell table:number-columns-repeated="1017"/>
        </table:table-row>
        <table:table-row table:style-name="ro9">
          <table:table-cell table:style-name="ce412" table:formula="of:=IF(ISNA(VLOOKUP([.C2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93" table:content-validation-name="val1" office:value-type="string" calcext:value-type="string">
            <text:p>rzeczownik </text:p>
          </table:table-cell>
          <table:table-cell table:style-name="ce693" office:value-type="string" calcext:value-type="string">
            <text:p>Lącznościowiec</text:p>
          </table:table-cell>
          <table:table-cell table:style-name="ce693" office:value-type="string" calcext:value-type="string">
            <text:p>Связист</text:p>
          </table:table-cell>
          <table:table-cell/>
          <table:table-cell table:style-name="ce693" table:number-columns-repeated="2"/>
          <table:table-cell table:number-columns-repeated="1017"/>
        </table:table-row>
        <table:table-row table:style-name="ro9">
          <table:table-cell table:style-name="ce412" table:formula="of:=IF(ISNA(VLOOKUP([.C3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93" table:content-validation-name="val1" office:value-type="string" calcext:value-type="string">
            <text:p>rzeczownik </text:p>
          </table:table-cell>
          <table:table-cell table:style-name="ce693" office:value-type="string" calcext:value-type="string">
            <text:p>Lączność</text:p>
          </table:table-cell>
          <table:table-cell table:style-name="ce693" office:value-type="string" calcext:value-type="string">
            <text:p>Связь</text:p>
          </table:table-cell>
          <table:table-cell table:style-name="ce693" table:number-columns-repeated="3"/>
          <table:table-cell table:number-columns-repeated="1017"/>
        </table:table-row>
        <table:table-row table:style-name="ro9">
          <table:table-cell table:style-name="ce412" table:formula="of:=IF(ISNA(VLOOKUP([.C3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93" table:content-validation-name="val1" office:value-type="string" calcext:value-type="string">
            <text:p>rzeczownik </text:p>
          </table:table-cell>
          <table:table-cell table:style-name="ce693" office:value-type="string" calcext:value-type="string">
            <text:p>Przyczyna</text:p>
          </table:table-cell>
          <table:table-cell table:style-name="ce693" office:value-type="string" calcext:value-type="string">
            <text:p>Причина</text:p>
          </table:table-cell>
          <table:table-cell table:style-name="ce693" table:number-columns-repeated="3"/>
          <table:table-cell table:number-columns-repeated="1017"/>
        </table:table-row>
        <table:table-row table:style-name="ro9">
          <table:table-cell table:style-name="ce412" table:formula="of:=IF(ISNA(VLOOKUP([.C3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93" table:content-validation-name="val1" office:value-type="string" calcext:value-type="string">
            <text:p>rzeczownik </text:p>
          </table:table-cell>
          <table:table-cell table:style-name="ce693" office:value-type="string" calcext:value-type="string">
            <text:p>Stosunek</text:p>
          </table:table-cell>
          <table:table-cell table:style-name="ce693" office:value-type="string" calcext:value-type="string">
            <text:p>Связь</text:p>
          </table:table-cell>
          <table:table-cell/>
          <table:table-cell table:style-name="ce693" table:number-columns-repeated="2"/>
          <table:table-cell table:number-columns-repeated="1017"/>
        </table:table-row>
        <table:table-row table:style-name="ro9">
          <table:table-cell table:style-name="ce412" table:formula="of:=IF(ISNA(VLOOKUP([.C3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93" table:content-validation-name="val1" office:value-type="string" calcext:value-type="string">
            <text:p>rzeczownik </text:p>
          </table:table-cell>
          <table:table-cell table:style-name="ce693" office:value-type="string" calcext:value-type="string">
            <text:p>Skutek</text:p>
          </table:table-cell>
          <table:table-cell table:style-name="ce693" office:value-type="string" calcext:value-type="string">
            <text:p>Следствие</text:p>
          </table:table-cell>
          <table:table-cell/>
          <table:table-cell table:style-name="ce693" table:number-columns-repeated="2"/>
          <table:table-cell table:number-columns-repeated="1017"/>
        </table:table-row>
        <table:table-row table:style-name="ro9">
          <table:table-cell table:style-name="ce412" table:formula="of:=IF(ISNA(VLOOKUP([.C3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93" table:content-validation-name="val1" office:value-type="string" calcext:value-type="string">
            <text:p>rzeczownik </text:p>
          </table:table-cell>
          <table:table-cell table:style-name="ce693" office:value-type="string" calcext:value-type="string">
            <text:p>Pojęcie</text:p>
          </table:table-cell>
          <table:table-cell table:style-name="ce693" office:value-type="string" calcext:value-type="string">
            <text:p>Понятие</text:p>
          </table:table-cell>
          <table:table-cell/>
          <table:table-cell table:style-name="ce693" table:number-columns-repeated="2"/>
          <table:table-cell table:number-columns-repeated="1017"/>
        </table:table-row>
        <table:table-row table:style-name="ro9">
          <table:table-cell table:style-name="ce412" table:formula="of:=IF(ISNA(VLOOKUP([.C3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93" table:content-validation-name="val1" office:value-type="string" calcext:value-type="string">
            <text:p>rzeczownik </text:p>
          </table:table-cell>
          <table:table-cell table:style-name="ce693" office:value-type="string" calcext:value-type="string">
            <text:p>Parawan</text:p>
          </table:table-cell>
          <table:table-cell table:style-name="ce693" office:value-type="string" calcext:value-type="string">
            <text:p>Ширма</text:p>
          </table:table-cell>
          <table:table-cell table:number-columns-repeated="1020"/>
        </table:table-row>
        <table:table-row table:style-name="ro9">
          <table:table-cell table:style-name="ce412" table:formula="of:=IF(ISNA(VLOOKUP([.C3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czasownik </text:p>
          </table:table-cell>
          <table:table-cell table:style-name="ce693" office:value-type="string" calcext:value-type="string">
            <text:p>Definować</text:p>
          </table:table-cell>
          <table:table-cell table:style-name="ce693" office:value-type="string" calcext:value-type="string">
            <text:p>Определять</text:p>
          </table:table-cell>
          <table:table-cell table:number-columns-repeated="1020"/>
        </table:table-row>
        <table:table-row table:style-name="ro9">
          <table:table-cell table:style-name="ce412" table:formula="of:=IF(ISNA(VLOOKUP([.C3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czasownik </text:p>
          </table:table-cell>
          <table:table-cell table:style-name="ce693" office:value-type="string" calcext:value-type="string">
            <text:p>Wyznaczać</text:p>
          </table:table-cell>
          <table:table-cell table:style-name="ce693" office:value-type="string" calcext:value-type="string">
            <text:p>Определять</text:p>
          </table:table-cell>
          <table:table-cell table:number-columns-repeated="1020"/>
        </table:table-row>
        <table:table-row table:style-name="ro9">
          <table:table-cell table:style-name="ce412" table:formula="of:=IF(ISNA(VLOOKUP([.C3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czasownik </text:p>
          </table:table-cell>
          <table:table-cell table:style-name="ce693" office:value-type="string" calcext:value-type="string">
            <text:p>Decydować</text:p>
          </table:table-cell>
          <table:table-cell table:style-name="ce693" office:value-type="string" calcext:value-type="string">
            <text:p>Решать</text:p>
          </table:table-cell>
          <table:table-cell table:number-columns-repeated="1020"/>
        </table:table-row>
        <table:table-row table:style-name="ro9">
          <table:table-cell table:style-name="ce412" table:formula="of:=IF(ISNA(VLOOKUP([.C3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czasownik </text:p>
          </table:table-cell>
          <table:table-cell table:style-name="ce693" office:value-type="string" calcext:value-type="string">
            <text:p>Potrafić</text:p>
          </table:table-cell>
          <table:table-cell table:style-name="ce693" office:value-type="string" calcext:value-type="string">
            <text:p>Суметь</text:p>
          </table:table-cell>
          <table:table-cell table:style-name="ce693"/>
          <table:table-cell table:number-columns-repeated="1019"/>
        </table:table-row>
        <table:table-row table:style-name="ro9">
          <table:table-cell table:style-name="ce412" table:formula="of:=IF(ISNA(VLOOKUP([.C4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czasownik </text:p>
          </table:table-cell>
          <table:table-cell table:style-name="ce693" office:value-type="string" calcext:value-type="string">
            <text:p>Zawierać</text:p>
          </table:table-cell>
          <table:table-cell table:style-name="ce693" office:value-type="string" calcext:value-type="string">
            <text:p>Завершать</text:p>
          </table:table-cell>
          <table:table-cell table:style-name="ce693"/>
          <table:table-cell table:number-columns-repeated="1019"/>
        </table:table-row>
        <table:table-row table:style-name="ro9">
          <table:table-cell table:style-name="ce412" table:formula="of:=IF(ISNA(VLOOKUP([.C4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czasownik </text:p>
          </table:table-cell>
          <table:table-cell table:style-name="ce693" office:value-type="string" calcext:value-type="string">
            <text:p>Przesadzać</text:p>
          </table:table-cell>
          <table:table-cell table:style-name="ce693" office:value-type="string" calcext:value-type="string">
            <text:p>Преувеличивать</text:p>
          </table:table-cell>
          <table:table-cell table:style-name="ce693"/>
          <table:table-cell table:number-columns-repeated="1019"/>
        </table:table-row>
        <table:table-row table:style-name="ro9">
          <table:table-cell table:style-name="ce412" table:formula="of:=IF(ISNA(VLOOKUP([.C4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czasownik </text:p>
          </table:table-cell>
          <table:table-cell table:style-name="ce693" office:value-type="string" calcext:value-type="string">
            <text:p>Pada deść</text:p>
          </table:table-cell>
          <table:table-cell table:style-name="ce693" office:value-type="string" calcext:value-type="string">
            <text:p>Идет дождь</text:p>
          </table:table-cell>
          <table:table-cell table:style-name="ce693"/>
          <table:table-cell table:number-columns-repeated="1019"/>
        </table:table-row>
        <table:table-row table:style-name="ro9">
          <table:table-cell table:style-name="ce412" table:formula="of:=IF(ISNA(VLOOKUP([.C4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czasownik </text:p>
          </table:table-cell>
          <table:table-cell table:style-name="ce693" office:value-type="string" calcext:value-type="string">
            <text:p>Polecać</text:p>
          </table:table-cell>
          <table:table-cell table:style-name="ce693" office:value-type="string" calcext:value-type="string">
            <text:p>Рекомендовать</text:p>
          </table:table-cell>
          <table:table-cell table:number-columns-repeated="1020"/>
        </table:table-row>
        <table:table-row table:style-name="ro9">
          <table:table-cell table:style-name="ce412" table:formula="of:=IF(ISNA(VLOOKUP([.C4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czasownik </text:p>
          </table:table-cell>
          <table:table-cell table:style-name="ce693" office:value-type="string" calcext:value-type="string">
            <text:p>Spędzać</text:p>
          </table:table-cell>
          <table:table-cell table:style-name="ce693" office:value-type="string" calcext:value-type="string">
            <text:p>Проводить</text:p>
          </table:table-cell>
          <table:table-cell table:number-columns-repeated="1020"/>
        </table:table-row>
        <table:table-row table:style-name="ro9">
          <table:table-cell table:style-name="ce412" table:formula="of:=IF(ISNA(VLOOKUP([.C4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czasownik </text:p>
          </table:table-cell>
          <table:table-cell table:style-name="ce693" office:value-type="string" calcext:value-type="string">
            <text:p>Spędzić</text:p>
          </table:table-cell>
          <table:table-cell table:style-name="ce693" office:value-type="string" calcext:value-type="string">
            <text:p>Провести</text:p>
          </table:table-cell>
          <table:table-cell table:style-name="ce693"/>
          <table:table-cell table:number-columns-repeated="1019"/>
        </table:table-row>
        <table:table-row table:style-name="ro9">
          <table:table-cell table:style-name="ce412" table:formula="of:=IF(ISNA(VLOOKUP([.C4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czasownik </text:p>
          </table:table-cell>
          <table:table-cell table:style-name="ce693" office:value-type="string" calcext:value-type="string">
            <text:p>Krzątać</text:p>
          </table:table-cell>
          <table:table-cell table:style-name="ce693" office:value-type="string" calcext:value-type="string">
            <text:p>Вертеться</text:p>
          </table:table-cell>
          <table:table-cell table:number-columns-repeated="1020"/>
        </table:table-row>
        <table:table-row table:style-name="ro9">
          <table:table-cell table:style-name="ce412" table:formula="of:=IF(ISNA(VLOOKUP([.C4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czasownik </text:p>
          </table:table-cell>
          <table:table-cell table:style-name="ce693" office:value-type="string" calcext:value-type="string">
            <text:p>Ufać</text:p>
          </table:table-cell>
          <table:table-cell table:style-name="ce693" office:value-type="string" calcext:value-type="string">
            <text:p>Доверять</text:p>
          </table:table-cell>
          <table:table-cell table:number-columns-repeated="1020"/>
        </table:table-row>
        <table:table-row table:style-name="ro9">
          <table:table-cell table:style-name="ce412" table:formula="of:=IF(ISNA(VLOOKUP([.C4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czasownik </text:p>
          </table:table-cell>
          <table:table-cell table:style-name="ce693" office:value-type="string" calcext:value-type="string">
            <text:p>Zwinac</text:p>
          </table:table-cell>
          <table:table-cell table:style-name="ce693" office:value-type="string" calcext:value-type="string">
            <text:p>Сворачивать</text:p>
          </table:table-cell>
          <table:table-cell table:number-columns-repeated="1020"/>
        </table:table-row>
        <table:table-row table:style-name="ro9">
          <table:table-cell table:style-name="ce412" table:formula="of:=IF(ISNA(VLOOKUP([.C4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czasownik </text:p>
          </table:table-cell>
          <table:table-cell table:style-name="ce693" office:value-type="string" calcext:value-type="string">
            <text:p>Pomylic się</text:p>
          </table:table-cell>
          <table:table-cell table:style-name="ce693" office:value-type="string" calcext:value-type="string">
            <text:p>Ошибаться</text:p>
          </table:table-cell>
          <table:table-cell table:number-columns-repeated="1020"/>
        </table:table-row>
        <table:table-row table:style-name="ro9">
          <table:table-cell table:style-name="ce412" table:formula="of:=IF(ISNA(VLOOKUP([.C5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czasownik </text:p>
          </table:table-cell>
          <table:table-cell table:style-name="ce693" office:value-type="string" calcext:value-type="string">
            <text:p>Wylączyć</text:p>
          </table:table-cell>
          <table:table-cell table:style-name="ce693" office:value-type="string" calcext:value-type="string">
            <text:p>Выключить</text:p>
          </table:table-cell>
          <table:table-cell table:number-columns-repeated="1020"/>
        </table:table-row>
        <table:table-row table:style-name="ro9">
          <table:table-cell table:style-name="ce412" table:formula="of:=IF(ISNA(VLOOKUP([.C5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czasownik </text:p>
          </table:table-cell>
          <table:table-cell table:style-name="ce693" office:value-type="string" calcext:value-type="string">
            <text:p>Sądzić</text:p>
          </table:table-cell>
          <table:table-cell table:style-name="ce693" office:value-type="string" calcext:value-type="string">
            <text:p>Полагать</text:p>
          </table:table-cell>
          <table:table-cell table:number-columns-repeated="1020"/>
        </table:table-row>
        <table:table-row table:style-name="ro9">
          <table:table-cell table:style-name="ce412" table:formula="of:=IF(ISNA(VLOOKUP([.C5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czasownik </text:p>
          </table:table-cell>
          <table:table-cell table:style-name="ce693" office:value-type="string" calcext:value-type="string">
            <text:p>Zwyciężać</text:p>
          </table:table-cell>
          <table:table-cell table:style-name="ce693" office:value-type="string" calcext:value-type="string">
            <text:p>Побеждать</text:p>
          </table:table-cell>
          <table:table-cell table:number-columns-repeated="1020"/>
        </table:table-row>
        <table:table-row table:style-name="ro9">
          <table:table-cell table:style-name="ce412" table:formula="of:=IF(ISNA(VLOOKUP([.C5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czasownik </text:p>
          </table:table-cell>
          <table:table-cell table:style-name="ce693" office:value-type="string" calcext:value-type="string">
            <text:p>Sugerować</text:p>
          </table:table-cell>
          <table:table-cell table:style-name="ce693" office:value-type="string" calcext:value-type="string">
            <text:p>Предполагать</text:p>
          </table:table-cell>
          <table:table-cell table:number-columns-repeated="1020"/>
        </table:table-row>
        <table:table-row table:style-name="ro9">
          <table:table-cell table:style-name="ce412" table:formula="of:=IF(ISNA(VLOOKUP([.C5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czasownik </text:p>
          </table:table-cell>
          <table:table-cell table:style-name="ce693" office:value-type="string" calcext:value-type="string">
            <text:p>Obserwować</text:p>
          </table:table-cell>
          <table:table-cell table:style-name="ce693" office:value-type="string" calcext:value-type="string">
            <text:p>Наблюдать</text:p>
          </table:table-cell>
          <table:table-cell table:number-columns-repeated="1020"/>
        </table:table-row>
        <table:table-row table:style-name="ro9">
          <table:table-cell table:style-name="ce412" table:formula="of:=IF(ISNA(VLOOKUP([.C5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czasownik </text:p>
          </table:table-cell>
          <table:table-cell table:style-name="ce693" office:value-type="string" calcext:value-type="string">
            <text:p>Precyzować</text:p>
          </table:table-cell>
          <table:table-cell table:style-name="ce693" office:value-type="string" calcext:value-type="string">
            <text:p>Уточнять</text:p>
          </table:table-cell>
          <table:table-cell table:number-columns-repeated="1020"/>
        </table:table-row>
        <table:table-row table:style-name="ro9">
          <table:table-cell table:style-name="ce412" table:formula="of:=IF(ISNA(VLOOKUP([.C5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czasownik </text:p>
          </table:table-cell>
          <table:table-cell table:style-name="ce693" office:value-type="string" calcext:value-type="string">
            <text:p>Znależć</text:p>
          </table:table-cell>
          <table:table-cell table:style-name="ce693" office:value-type="string" calcext:value-type="string">
            <text:p>Найти</text:p>
          </table:table-cell>
          <table:table-cell table:number-columns-repeated="1020"/>
        </table:table-row>
        <table:table-row table:style-name="ro9">
          <table:table-cell table:style-name="ce412" table:formula="of:=IF(ISNA(VLOOKUP([.C5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czasownik </text:p>
          </table:table-cell>
          <table:table-cell table:style-name="ce693" office:value-type="string" calcext:value-type="string">
            <text:p>Prezkadżać</text:p>
          </table:table-cell>
          <table:table-cell table:style-name="ce693" office:value-type="string" calcext:value-type="string">
            <text:p>Мешать</text:p>
          </table:table-cell>
          <table:table-cell table:number-columns-repeated="1020"/>
        </table:table-row>
        <table:table-row table:style-name="ro9">
          <table:table-cell table:style-name="ce412" table:formula="of:=IF(ISNA(VLOOKUP([.C5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przyimek</text:p>
          </table:table-cell>
          <table:table-cell table:style-name="ce693" office:value-type="string" calcext:value-type="string">
            <text:p>Wraz </text:p>
          </table:table-cell>
          <table:table-cell table:style-name="ce693" office:value-type="string" calcext:value-type="string">
            <text:p>Вместе</text:p>
          </table:table-cell>
          <table:table-cell table:number-columns-repeated="1020"/>
        </table:table-row>
        <table:table-row table:style-name="ro9">
          <table:table-cell table:style-name="ce412" table:formula="of:=IF(ISNA(VLOOKUP([.C5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przysłówek</text:p>
          </table:table-cell>
          <table:table-cell table:style-name="ce693" office:value-type="string" calcext:value-type="string">
            <text:p>Koniecznie</text:p>
          </table:table-cell>
          <table:table-cell table:style-name="ce693" office:value-type="string" calcext:value-type="string">
            <text:p>Обязательно</text:p>
          </table:table-cell>
          <table:table-cell table:number-columns-repeated="1020"/>
        </table:table-row>
        <table:table-row table:style-name="ro9">
          <table:table-cell table:style-name="ce412" table:formula="of:=IF(ISNA(VLOOKUP([.C6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przysłówek</text:p>
          </table:table-cell>
          <table:table-cell table:style-name="ce693" office:value-type="string" calcext:value-type="string">
            <text:p>Prędko</text:p>
          </table:table-cell>
          <table:table-cell table:style-name="ce693" office:value-type="string" calcext:value-type="string">
            <text:p>Скоро</text:p>
          </table:table-cell>
          <table:table-cell table:number-columns-repeated="1020"/>
        </table:table-row>
        <table:table-row table:style-name="ro9">
          <table:table-cell table:style-name="ce412" table:formula="of:=IF(ISNA(VLOOKUP([.C6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przysłówek</text:p>
          </table:table-cell>
          <table:table-cell table:style-name="ce693" office:value-type="string" calcext:value-type="string">
            <text:p>Obojętnie</text:p>
          </table:table-cell>
          <table:table-cell table:style-name="ce693" office:value-type="string" calcext:value-type="string">
            <text:p>Безразлично</text:p>
          </table:table-cell>
          <table:table-cell table:number-columns-repeated="1020"/>
        </table:table-row>
        <table:table-row table:style-name="ro9">
          <table:table-cell table:style-name="ce412" table:formula="of:=IF(ISNA(VLOOKUP([.C6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przysłówek</text:p>
          </table:table-cell>
          <table:table-cell table:style-name="ce693" office:value-type="string" calcext:value-type="string">
            <text:p>Zwykłe</text:p>
          </table:table-cell>
          <table:table-cell table:style-name="ce693" office:value-type="string" calcext:value-type="string">
            <text:p>Обычно</text:p>
          </table:table-cell>
          <table:table-cell table:number-columns-repeated="1020"/>
        </table:table-row>
        <table:table-row table:style-name="ro9">
          <table:table-cell table:style-name="ce412" table:formula="of:=IF(ISNA(VLOOKUP([.C6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przysłówek</text:p>
          </table:table-cell>
          <table:table-cell table:style-name="ce693" office:value-type="string" calcext:value-type="string">
            <text:p>Wcześniej</text:p>
          </table:table-cell>
          <table:table-cell table:style-name="ce693" office:value-type="string" calcext:value-type="string">
            <text:p>Раньше</text:p>
          </table:table-cell>
          <table:table-cell table:number-columns-repeated="1020"/>
        </table:table-row>
        <table:table-row table:style-name="ro9">
          <table:table-cell table:style-name="ce412" table:formula="of:=IF(ISNA(VLOOKUP([.C6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przysłówek</text:p>
          </table:table-cell>
          <table:table-cell table:style-name="ce693" office:value-type="string" calcext:value-type="string">
            <text:p>Wszędzie</text:p>
          </table:table-cell>
          <table:table-cell table:style-name="ce693" office:value-type="string" calcext:value-type="string">
            <text:p>Везде</text:p>
          </table:table-cell>
          <table:table-cell table:number-columns-repeated="1020"/>
        </table:table-row>
        <table:table-row table:style-name="ro9">
          <table:table-cell table:style-name="ce412" table:formula="of:=IF(ISNA(VLOOKUP([.C6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przysłówek</text:p>
          </table:table-cell>
          <table:table-cell table:style-name="ce693" office:value-type="string" calcext:value-type="string">
            <text:p>Szczególnie</text:p>
          </table:table-cell>
          <table:table-cell table:style-name="ce693" office:value-type="string" calcext:value-type="string">
            <text:p>Особенно</text:p>
          </table:table-cell>
          <table:table-cell table:number-columns-repeated="1020"/>
        </table:table-row>
        <table:table-row table:style-name="ro9">
          <table:table-cell table:style-name="ce412" table:formula="of:=IF(ISNA(VLOOKUP([.C6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przysłówek</text:p>
          </table:table-cell>
          <table:table-cell office:value-type="string" calcext:value-type="string">
            <text:p>Ewentualnie </text:p>
          </table:table-cell>
          <table:table-cell office:value-type="string" calcext:value-type="string">
            <text:p>Возможно</text:p>
          </table:table-cell>
          <table:table-cell table:number-columns-repeated="1020"/>
        </table:table-row>
        <table:table-row table:style-name="ro9">
          <table:table-cell table:style-name="ce412" table:formula="of:=IF(ISNA(VLOOKUP([.C6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zaimek</text:p>
          </table:table-cell>
          <table:table-cell table:style-name="ce693" office:value-type="string" calcext:value-type="string">
            <text:p>Moje</text:p>
          </table:table-cell>
          <table:table-cell table:style-name="ce693" office:value-type="string" calcext:value-type="string">
            <text:p>Мое</text:p>
          </table:table-cell>
          <table:table-cell table:number-columns-repeated="1020"/>
        </table:table-row>
        <table:table-row table:style-name="ro9">
          <table:table-cell table:style-name="ce412" table:formula="of:=IF(ISNA(VLOOKUP([.C6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przyimek</text:p>
          </table:table-cell>
          <table:table-cell table:style-name="ce693" office:value-type="string" calcext:value-type="string">
            <text:p>Na razie</text:p>
          </table:table-cell>
          <table:table-cell table:style-name="ce693" office:value-type="string" calcext:value-type="string">
            <text:p>Пока</text:p>
          </table:table-cell>
          <table:table-cell table:number-columns-repeated="1020"/>
        </table:table-row>
        <table:table-row table:style-name="ro9">
          <table:table-cell table:style-name="ce412" table:formula="of:=IF(ISNA(VLOOKUP([.C6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przysłówek</text:p>
          </table:table-cell>
          <table:table-cell table:style-name="ce693" office:value-type="string" calcext:value-type="string">
            <text:p>Chętnie</text:p>
          </table:table-cell>
          <table:table-cell table:style-name="ce693" office:value-type="string" calcext:value-type="string">
            <text:p>Охотно</text:p>
          </table:table-cell>
          <table:table-cell table:number-columns-repeated="1020"/>
        </table:table-row>
        <table:table-row table:style-name="ro9">
          <table:table-cell table:style-name="ce412" table:formula="of:=IF(ISNA(VLOOKUP([.C7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przysłówek</text:p>
          </table:table-cell>
          <table:table-cell table:style-name="ce693" office:value-type="string" calcext:value-type="string">
            <text:p>Po</text:p>
          </table:table-cell>
          <table:table-cell table:style-name="ce693" office:value-type="string" calcext:value-type="string">
            <text:p>После</text:p>
          </table:table-cell>
          <table:table-cell table:number-columns-repeated="1020"/>
        </table:table-row>
        <table:table-row table:style-name="ro9">
          <table:table-cell table:style-name="ce412" table:formula="of:=IF(ISNA(VLOOKUP([.C7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zaimek</text:p>
          </table:table-cell>
          <table:table-cell table:style-name="ce693" office:value-type="string" calcext:value-type="string">
            <text:p>Żadеn</text:p>
          </table:table-cell>
          <table:table-cell table:style-name="ce693" office:value-type="string" calcext:value-type="string">
            <text:p>Никакой</text:p>
          </table:table-cell>
          <table:table-cell table:number-columns-repeated="1020"/>
        </table:table-row>
        <table:table-row table:style-name="ro9">
          <table:table-cell table:style-name="ce412" table:formula="of:=IF(ISNA(VLOOKUP([.C7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przysłówek</text:p>
          </table:table-cell>
          <table:table-cell table:style-name="ce693" office:value-type="string" calcext:value-type="string">
            <text:p>Obecnie</text:p>
          </table:table-cell>
          <table:table-cell table:style-name="ce693" office:value-type="string" calcext:value-type="string">
            <text:p>Обычно</text:p>
          </table:table-cell>
          <table:table-cell table:number-columns-repeated="1020"/>
        </table:table-row>
        <table:table-row table:style-name="ro9">
          <table:table-cell table:style-name="ce412" table:formula="of:=IF(ISNA(VLOOKUP([.C7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przysłówek</text:p>
          </table:table-cell>
          <table:table-cell table:style-name="ce693" office:value-type="string" calcext:value-type="string">
            <text:p>Dopiero</text:p>
          </table:table-cell>
          <table:table-cell table:style-name="ce693" office:value-type="string" calcext:value-type="string">
            <text:p>Лишь только</text:p>
          </table:table-cell>
          <table:table-cell table:number-columns-repeated="1020"/>
        </table:table-row>
        <table:table-row table:style-name="ro9">
          <table:table-cell table:style-name="ce412" table:formula="of:=IF(ISNA(VLOOKUP([.C7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93" table:content-validation-name="val1" office:value-type="string" calcext:value-type="string">
            <text:p>spójnik</text:p>
          </table:table-cell>
          <table:table-cell table:style-name="ce693" office:value-type="string" calcext:value-type="string">
            <text:p>Ponieważ</text:p>
          </table:table-cell>
          <table:table-cell table:style-name="ce693" office:value-type="string" calcext:value-type="string">
            <text:p>Так как</text:p>
          </table:table-cell>
          <table:table-cell table:number-columns-repeated="1020"/>
        </table:table-row>
        <table:table-row table:style-name="ro9">
          <table:table-cell table:style-name="ce412" table:formula="of:=IF(ISNA(VLOOKUP([.C7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spójnik</text:p>
          </table:table-cell>
          <table:table-cell table:style-name="ce693" office:value-type="string" calcext:value-type="string">
            <text:p>Natomiast</text:p>
          </table:table-cell>
          <table:table-cell table:style-name="ce693" office:value-type="string" calcext:value-type="string">
            <text:p>Однако</text:p>
          </table:table-cell>
          <table:table-cell table:number-columns-repeated="1020"/>
        </table:table-row>
        <table:table-row table:style-name="ro9">
          <table:table-cell table:style-name="ce412" table:formula="of:=IF(ISNA(VLOOKUP([.C7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przysłówek</text:p>
          </table:table-cell>
          <table:table-cell table:style-name="ce693" office:value-type="string" calcext:value-type="string">
            <text:p>Natychmiast</text:p>
          </table:table-cell>
          <table:table-cell table:style-name="ce693" office:value-type="string" calcext:value-type="string">
            <text:p>Немедленно</text:p>
          </table:table-cell>
          <table:table-cell table:number-columns-repeated="1020"/>
        </table:table-row>
        <table:table-row table:style-name="ro9">
          <table:table-cell table:style-name="ce412" table:formula="of:=IF(ISNA(VLOOKUP([.C7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93" table:content-validation-name="val1" office:value-type="string" calcext:value-type="string">
            <text:p>przysłówek</text:p>
          </table:table-cell>
          <table:table-cell table:style-name="ce693" office:value-type="string" calcext:value-type="string">
            <text:p>Wielokrotnie</text:p>
          </table:table-cell>
          <table:table-cell table:style-name="ce693" office:value-type="string" calcext:value-type="string">
            <text:p>Неоднократно</text:p>
          </table:table-cell>
          <table:table-cell table:number-columns-repeated="1020"/>
        </table:table-row>
        <table:table-row table:style-name="ro9">
          <table:table-cell table:style-name="ce412" table:formula="of:=IF(ISNA(VLOOKUP([.C7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93" table:content-validation-name="val1" office:value-type="string" calcext:value-type="string">
            <text:p>rzeczownik </text:p>
          </table:table-cell>
          <table:table-cell office:value-type="string" calcext:value-type="string">
            <text:p>Uczucie</text:p>
          </table:table-cell>
          <table:table-cell office:value-type="string" calcext:value-type="string">
            <text:p>Чувство</text:p>
          </table:table-cell>
          <table:table-cell table:number-columns-repeated="1020"/>
        </table:table-row>
        <table:table-row table:style-name="ro9">
          <table:table-cell table:style-name="ce412"/>
          <table:table-cell table:style-name="ce693" table:content-validation-name="val1"/>
          <table:table-cell table:number-columns-repeated="1022"/>
        </table:table-row>
        <table:table-row table:style-name="ro9" table:number-rows-repeated="104849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ista" table:style-name="ta1">
        <table:table-column table:style-name="co23" table:default-cell-style-name="ce425"/>
        <table:table-column table:style-name="co24" table:default-cell-style-name="ce425"/>
        <table:table-column table:style-name="co25" table:default-cell-style-name="ce425"/>
        <table:table-column table:style-name="co26" table:default-cell-style-name="ce425"/>
        <table:table-column table:style-name="co27" table:default-cell-style-name="ce425"/>
        <table:table-column table:style-name="co28" table:default-cell-style-name="ce425"/>
        <table:table-column table:style-name="co29" table:default-cell-style-name="ce425"/>
        <table:table-column table:style-name="co26" table:default-cell-style-name="ce425"/>
        <table:table-column table:style-name="co5" table:number-columns-repeated="1016" table:default-cell-style-name="ce425"/>
        <table:table-row table:style-name="ro5">
          <table:table-cell table:number-columns-repeated="1024"/>
        </table:table-row>
        <table:table-row table:style-name="ro5">
          <table:table-cell/>
          <table:table-cell table:style-name="ce426" table:number-columns-repeated="2"/>
          <table:table-cell table:style-name="ce426" office:value-type="string" calcext:value-type="string">
            <text:p>przypadek </text:p>
          </table:table-cell>
          <table:table-cell table:style-name="ce426"/>
          <table:table-cell table:style-name="ce426" office:value-type="string" calcext:value-type="string">
            <text:p>падеж</text:p>
          </table:table-cell>
          <table:table-cell table:style-name="ce426"/>
          <table:table-cell table:style-name="ce426" office:value-type="string" calcext:value-type="string">
            <text:p>відмінки</text:p>
          </table:table-cell>
          <table:table-cell table:style-name="ce426"/>
          <table:table-cell table:style-name="ce426" office:value-type="string" calcext:value-type="string">
            <text:p>lp</text:p>
          </table:table-cell>
          <table:table-cell table:style-name="ce426" office:value-type="string" calcext:value-type="string">
            <text:p>lm</text:p>
          </table:table-cell>
          <table:table-cell table:style-name="ce431" table:number-columns-repeated="1009"/>
          <table:table-cell table:number-columns-repeated="4"/>
        </table:table-row>
        <table:table-row table:style-name="ro5">
          <table:table-cell/>
          <table:table-cell table:style-name="ce427" office:value-type="string" calcext:value-type="string">
            <text:p>M</text:p>
          </table:table-cell>
          <table:table-cell table:style-name="ce427" office:value-type="string" calcext:value-type="string">
            <text:p>Mian</text:p>
          </table:table-cell>
          <table:table-cell table:style-name="ce427" office:value-type="string" calcext:value-type="string">
            <text:p>Mianownik </text:p>
          </table:table-cell>
          <table:table-cell table:style-name="ce427" office:value-type="string" calcext:value-type="string">
            <text:p>Име</text:p>
          </table:table-cell>
          <table:table-cell table:style-name="ce427" office:value-type="string" calcext:value-type="string">
            <text:p>Именительный </text:p>
          </table:table-cell>
          <table:table-cell table:style-name="ce427" office:value-type="string" calcext:value-type="string">
            <text:p>Наз</text:p>
          </table:table-cell>
          <table:table-cell table:style-name="ce427" office:value-type="string" calcext:value-type="string">
            <text:p>Називний </text:p>
          </table:table-cell>
          <table:table-cell table:style-name="ce427" office:value-type="string" calcext:value-type="string">
            <text:p>nominative </text:p>
          </table:table-cell>
          <table:table-cell table:style-name="ce427" office:value-type="string" calcext:value-type="string">
            <text:p>sufit </text:p>
          </table:table-cell>
          <table:table-cell table:style-name="ce427" office:value-type="string" calcext:value-type="string">
            <text:p>sufity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D</text:p>
          </table:table-cell>
          <table:table-cell table:style-name="ce427" office:value-type="string" calcext:value-type="string">
            <text:p>Dop</text:p>
          </table:table-cell>
          <table:table-cell table:style-name="ce427" office:value-type="string" calcext:value-type="string">
            <text:p>Dopełniacz </text:p>
          </table:table-cell>
          <table:table-cell table:style-name="ce427" office:value-type="string" calcext:value-type="string">
            <text:p>Род</text:p>
          </table:table-cell>
          <table:table-cell table:style-name="ce427" office:value-type="string" calcext:value-type="string">
            <text:p>Родительный </text:p>
          </table:table-cell>
          <table:table-cell table:style-name="ce427" office:value-type="string" calcext:value-type="string">
            <text:p>Род</text:p>
          </table:table-cell>
          <table:table-cell table:style-name="ce427" office:value-type="string" calcext:value-type="string">
            <text:p>Родовий <text:s/></text:p>
          </table:table-cell>
          <table:table-cell table:style-name="ce427" office:value-type="string" calcext:value-type="string">
            <text:p>genitive </text:p>
          </table:table-cell>
          <table:table-cell table:style-name="ce427" office:value-type="string" calcext:value-type="string">
            <text:p>sufitu </text:p>
          </table:table-cell>
          <table:table-cell table:style-name="ce427" office:value-type="string" calcext:value-type="string">
            <text:p>sufitów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C</text:p>
          </table:table-cell>
          <table:table-cell table:style-name="ce427" office:value-type="string" calcext:value-type="string">
            <text:p>Cel</text:p>
          </table:table-cell>
          <table:table-cell table:style-name="ce427" office:value-type="string" calcext:value-type="string">
            <text:p>Celownik </text:p>
          </table:table-cell>
          <table:table-cell table:style-name="ce427" office:value-type="string" calcext:value-type="string">
            <text:p>Дат</text:p>
          </table:table-cell>
          <table:table-cell table:style-name="ce427" office:value-type="string" calcext:value-type="string">
            <text:p>Дательный </text:p>
          </table:table-cell>
          <table:table-cell table:style-name="ce427" office:value-type="string" calcext:value-type="string">
            <text:p>Дав</text:p>
          </table:table-cell>
          <table:table-cell table:style-name="ce427" office:value-type="string" calcext:value-type="string">
            <text:p>Давальний </text:p>
          </table:table-cell>
          <table:table-cell table:style-name="ce427" office:value-type="string" calcext:value-type="string">
            <text:p>dative </text:p>
          </table:table-cell>
          <table:table-cell table:style-name="ce427" office:value-type="string" calcext:value-type="string">
            <text:p>sufitowi </text:p>
          </table:table-cell>
          <table:table-cell table:style-name="ce427" office:value-type="string" calcext:value-type="string">
            <text:p>sufitom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B</text:p>
          </table:table-cell>
          <table:table-cell table:style-name="ce427" office:value-type="string" calcext:value-type="string">
            <text:p>Bier</text:p>
          </table:table-cell>
          <table:table-cell table:style-name="ce427" office:value-type="string" calcext:value-type="string">
            <text:p>Biernik </text:p>
          </table:table-cell>
          <table:table-cell table:style-name="ce427" office:value-type="string" calcext:value-type="string">
            <text:p>Вин</text:p>
          </table:table-cell>
          <table:table-cell table:style-name="ce427" office:value-type="string" calcext:value-type="string">
            <text:p>Винительный </text:p>
          </table:table-cell>
          <table:table-cell table:style-name="ce427" office:value-type="string" calcext:value-type="string">
            <text:p>Зн</text:p>
          </table:table-cell>
          <table:table-cell table:style-name="ce427" office:value-type="string" calcext:value-type="string">
            <text:p>Знахідний </text:p>
          </table:table-cell>
          <table:table-cell table:style-name="ce427" office:value-type="string" calcext:value-type="string">
            <text:p>accusative </text:p>
          </table:table-cell>
          <table:table-cell table:style-name="ce427" office:value-type="string" calcext:value-type="string">
            <text:p>sufit </text:p>
          </table:table-cell>
          <table:table-cell table:style-name="ce427" office:value-type="string" calcext:value-type="string">
            <text:p>sufity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N</text:p>
          </table:table-cell>
          <table:table-cell table:style-name="ce427" office:value-type="string" calcext:value-type="string">
            <text:p>Narz</text:p>
          </table:table-cell>
          <table:table-cell table:style-name="ce427" office:value-type="string" calcext:value-type="string">
            <text:p>Narzędnik </text:p>
          </table:table-cell>
          <table:table-cell table:style-name="ce427" office:value-type="string" calcext:value-type="string">
            <text:p>Тво</text:p>
          </table:table-cell>
          <table:table-cell table:style-name="ce427" office:value-type="string" calcext:value-type="string">
            <text:p>Творительный </text:p>
          </table:table-cell>
          <table:table-cell table:style-name="ce427" office:value-type="string" calcext:value-type="string">
            <text:p>Ор</text:p>
          </table:table-cell>
          <table:table-cell table:style-name="ce427" office:value-type="string" calcext:value-type="string">
            <text:p>Орудний</text:p>
          </table:table-cell>
          <table:table-cell table:style-name="ce427" office:value-type="string" calcext:value-type="string">
            <text:p>instrumental </text:p>
          </table:table-cell>
          <table:table-cell table:style-name="ce427" office:value-type="string" calcext:value-type="string">
            <text:p>sufitem </text:p>
          </table:table-cell>
          <table:table-cell table:style-name="ce427" office:value-type="string" calcext:value-type="string">
            <text:p>sufitami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Ms</text:p>
          </table:table-cell>
          <table:table-cell table:style-name="ce427" office:value-type="string" calcext:value-type="string">
            <text:p>Msc</text:p>
          </table:table-cell>
          <table:table-cell table:style-name="ce427" office:value-type="string" calcext:value-type="string">
            <text:p>Miejscownik </text:p>
          </table:table-cell>
          <table:table-cell table:style-name="ce427" office:value-type="string" calcext:value-type="string">
            <text:p>Пре</text:p>
          </table:table-cell>
          <table:table-cell table:style-name="ce427" office:value-type="string" calcext:value-type="string">
            <text:p>Предложный</text:p>
          </table:table-cell>
          <table:table-cell table:style-name="ce427" office:value-type="string" calcext:value-type="string">
            <text:p>Міс</text:p>
          </table:table-cell>
          <table:table-cell table:style-name="ce427" office:value-type="string" calcext:value-type="string">
            <text:p>Місцевий </text:p>
          </table:table-cell>
          <table:table-cell table:style-name="ce427" office:value-type="string" calcext:value-type="string">
            <text:p>locative </text:p>
          </table:table-cell>
          <table:table-cell table:style-name="ce427" office:value-type="string" calcext:value-type="string">
            <text:p>suficie </text:p>
          </table:table-cell>
          <table:table-cell table:style-name="ce427" office:value-type="string" calcext:value-type="string">
            <text:p>sufitach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W</text:p>
          </table:table-cell>
          <table:table-cell table:style-name="ce427" office:value-type="string" calcext:value-type="string">
            <text:p>Wol</text:p>
          </table:table-cell>
          <table:table-cell table:style-name="ce427" office:value-type="string" calcext:value-type="string">
            <text:p>Wołacz </text:p>
          </table:table-cell>
          <table:table-cell table:style-name="ce427" office:value-type="string" calcext:value-type="string">
            <text:p>Зва</text:p>
          </table:table-cell>
          <table:table-cell table:style-name="ce427" office:value-type="string" calcext:value-type="string">
            <text:p>Звательный</text:p>
          </table:table-cell>
          <table:table-cell table:style-name="ce427" office:value-type="string" calcext:value-type="string">
            <text:p>Ор</text:p>
          </table:table-cell>
          <table:table-cell table:style-name="ce427" office:value-type="string" calcext:value-type="string">
            <text:p>Орудний</text:p>
          </table:table-cell>
          <table:table-cell table:style-name="ce427" office:value-type="string" calcext:value-type="string">
            <text:p>vocative </text:p>
          </table:table-cell>
          <table:table-cell table:style-name="ce427" office:value-type="string" calcext:value-type="string">
            <text:p>suficie </text:p>
          </table:table-cell>
          <table:table-cell table:style-name="ce427" office:value-type="string" calcext:value-type="string">
            <text:p>sufity 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string" calcext:value-type="string">
            <text:p>Ja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T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Default" office:value-type="string" calcext:value-type="string">
            <text:p>On/Ona/Ono</text:p>
          </table:table-cell>
          <table:table-cell table:style-name="Default" table:number-columns-repeated="3"/>
          <table:table-cell table:style-name="ce429" office:value-type="string" calcext:value-type="string">
            <text:p>rzecz.</text:p>
          </table:table-cell>
          <table:table-cell table:style-name="ce429" office:value-type="string" calcext:value-type="string">
            <text:p>rzeczownik</text:p>
          </table:table-cell>
          <table:table-cell table:style-name="ce429" office:value-type="string" calcext:value-type="string">
            <text:p>сущ.</text:p>
          </table:table-cell>
          <table:table-cell table:style-name="ce282" office:value-type="string" calcext:value-type="string">
            <text:p>существи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My</text:p>
          </table:table-cell>
          <table:table-cell table:style-name="Default" table:number-columns-repeated="3"/>
          <table:table-cell table:style-name="ce429" office:value-type="string" calcext:value-type="string">
            <text:p>przym.</text:p>
          </table:table-cell>
          <table:table-cell table:style-name="ce429" office:value-type="string" calcext:value-type="string">
            <text:p>przymiotnik</text:p>
          </table:table-cell>
          <table:table-cell table:style-name="ce429" office:value-type="string" calcext:value-type="string">
            <text:p>прил</text:p>
          </table:table-cell>
          <table:table-cell table:style-name="ce282" office:value-type="string" calcext:value-type="string">
            <text:p>прилага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Wy</text:p>
          </table:table-cell>
          <table:table-cell table:style-name="Default" table:number-columns-repeated="3"/>
          <table:table-cell table:style-name="ce429" office:value-type="string" calcext:value-type="string">
            <text:p>czas.</text:p>
          </table:table-cell>
          <table:table-cell table:style-name="ce429" office:value-type="string" calcext:value-type="string">
            <text:p>czasownik</text:p>
          </table:table-cell>
          <table:table-cell table:style-name="ce429" office:value-type="string" calcext:value-type="string">
            <text:p>глаг.</text:p>
          </table:table-cell>
          <table:table-cell table:style-name="ce282" office:value-type="string" calcext:value-type="string">
            <text:p>глагол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Oni</text:p>
          </table:table-cell>
          <table:table-cell table:style-name="Default" table:number-columns-repeated="3"/>
          <table:table-cell table:style-name="ce429" office:value-type="string" calcext:value-type="string">
            <text:p>przys.</text:p>
          </table:table-cell>
          <table:table-cell table:style-name="ce429" office:value-type="string" calcext:value-type="string">
            <text:p>przysłówek</text:p>
          </table:table-cell>
          <table:table-cell table:style-name="ce429" office:value-type="string" calcext:value-type="string">
            <text:p>нареч.</text:p>
          </table:table-cell>
          <table:table-cell table:style-name="ce282" office:value-type="string" calcext:value-type="string">
            <text:p>наречи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429" office:value-type="string" calcext:value-type="string">
            <text:p>przm.</text:p>
          </table:table-cell>
          <table:table-cell table:style-name="ce429" office:value-type="string" calcext:value-type="string">
            <text:p>przyimek</text:p>
          </table:table-cell>
          <table:table-cell table:style-name="ce429" office:value-type="string" calcext:value-type="string">
            <text:p>предл.</text:p>
          </table:table-cell>
          <table:table-cell table:style-name="ce282" office:value-type="string" calcext:value-type="string">
            <text:p>предлог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429" office:value-type="string" calcext:value-type="string">
            <text:p>zaim.</text:p>
          </table:table-cell>
          <table:table-cell table:style-name="ce429" office:value-type="string" calcext:value-type="string">
            <text:p>zaimek</text:p>
          </table:table-cell>
          <table:table-cell table:style-name="ce429" office:value-type="string" calcext:value-type="string">
            <text:p>мест.</text:p>
          </table:table-cell>
          <table:table-cell table:style-name="ce282" office:value-type="string" calcext:value-type="string">
            <text:p>местоимени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429" office:value-type="string" calcext:value-type="string">
            <text:p>spoj.</text:p>
          </table:table-cell>
          <table:table-cell table:style-name="ce429" office:value-type="string" calcext:value-type="string">
            <text:p>spójnik</text:p>
          </table:table-cell>
          <table:table-cell table:style-name="ce429" office:value-type="string" calcext:value-type="string">
            <text:p>кон.</text:p>
          </table:table-cell>
          <table:table-cell table:style-name="ce282" office:value-type="string" calcext:value-type="string">
            <text:p>союз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429" office:value-type="string" calcext:value-type="string">
            <text:p>licz.</text:p>
          </table:table-cell>
          <table:table-cell table:style-name="ce429" office:value-type="string" calcext:value-type="string">
            <text:p>liczebnik</text:p>
          </table:table-cell>
          <table:table-cell table:style-name="ce429" office:value-type="string" calcext:value-type="string">
            <text:p>числ.</text:p>
          </table:table-cell>
          <table:table-cell table:style-name="ce282" office:value-type="string" calcext:value-type="string">
            <text:p>числи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number-columns-repeated="2" table:style-name="ce429" office:value-type="string" calcext:value-type="string">
            <text:p>inne</text:p>
          </table:table-cell>
          <table:table-cell table:style-name="ce429" office:value-type="string" calcext:value-type="string">
            <text:p>др.</text:p>
          </table:table-cell>
          <table:table-cell table:style-name="ce282" office:value-type="string" calcext:value-type="string">
            <text:p>другое</text:p>
          </table:table-cell>
          <table:table-cell table:number-columns-repeated="1014"/>
        </table:table-row>
        <table:table-row table:style-name="ro5">
          <table:table-cell table:number-columns-repeated="5"/>
          <table:table-cell table:style-name="ce428"/>
          <table:table-cell table:number-columns-repeated="1018"/>
        </table:table-row>
        <table:table-row table:style-name="ro5">
          <table:table-cell table:number-columns-repeated="5"/>
          <table:table-cell table:style-name="ce428"/>
          <table:table-cell/>
          <table:table-cell table:style-name="ce430" office:value-type="string" calcext:value-type="string">
            <text:p>Teraźniejszy: ter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428"/>
          <table:table-cell/>
          <table:table-cell table:style-name="ce430" office:value-type="string" calcext:value-type="string">
            <text:p>przeszły:prze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430" office:value-type="string" calcext:value-type="string">
            <text:p>przyszły:przy</text:p>
          </table:table-cell>
          <table:table-cell table:number-columns-repeated="1016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st" table:style-name="ta1">
        <table:table-column table:style-name="co30" table:number-columns-repeated="2" table:default-cell-style-name="ce178"/>
        <table:table-row table:style-name="ro6">
          <table:table-cell office:value-type="string" calcext:value-type="string">
            <text:p>dumny</text:p>
          </table:table-cell>
          <table:table-cell office:value-type="string" calcext:value-type="string">
            <text:p>гордый</text:p>
          </table:table-cell>
        </table:table-row>
        <table:table-row table:style-name="ro6">
          <table:table-cell office:value-type="string" calcext:value-type="string">
            <text:p>гордый</text:p>
          </table:table-cell>
          <table:table-cell/>
        </table:table-row>
        <table:table-row table:style-name="ro6">
          <table:table-cell office:value-type="string" calcext:value-type="string">
            <text:p>rozpromieniona</text:p>
          </table:table-cell>
          <table:table-cell table:style-name="ce423" office:value-type="string" calcext:value-type="string">
            <text:p>светящаяся</text:p>
          </table:table-cell>
        </table:table-row>
        <table:table-row table:style-name="ro6">
          <table:table-cell office:value-type="string" calcext:value-type="string">
            <text:p>светящаяся</text:p>
          </table:table-cell>
          <table:table-cell table:style-name="ce423"/>
        </table:table-row>
        <table:table-row table:style-name="ro6">
          <table:table-cell office:value-type="string" calcext:value-type="string">
            <text:p>rozpromieniony</text:p>
          </table:table-cell>
          <table:table-cell table:style-name="ce423" office:value-type="string" calcext:value-type="string">
            <text:p>светящийся</text:p>
          </table:table-cell>
        </table:table-row>
        <table:table-row table:style-name="ro6">
          <table:table-cell office:value-type="string" calcext:value-type="string">
            <text:p>светящийся</text:p>
          </table:table-cell>
          <table:table-cell table:style-name="ce423"/>
        </table:table-row>
        <table:table-row table:style-name="ro6">
          <table:table-cell office:value-type="string" calcext:value-type="string">
            <text:p>przezioczysty</text:p>
          </table:table-cell>
          <table:table-cell office:value-type="string" calcext:value-type="string">
            <text:p>прозрачный</text:p>
          </table:table-cell>
        </table:table-row>
        <table:table-row table:style-name="ro6">
          <table:table-cell office:value-type="string" calcext:value-type="string">
            <text:p>прозрачный</text:p>
          </table:table-cell>
          <table:table-cell/>
        </table:table-row>
        <table:table-row table:style-name="ro6">
          <table:table-cell office:value-type="string" calcext:value-type="string">
            <text:p>opętany</text:p>
          </table:table-cell>
          <table:table-cell office:value-type="string" calcext:value-type="string">
            <text:p>одержимый</text:p>
          </table:table-cell>
        </table:table-row>
        <table:table-row table:style-name="ro6">
          <table:table-cell office:value-type="string" calcext:value-type="string">
            <text:p>одержимый</text:p>
          </table:table-cell>
          <table:table-cell/>
        </table:table-row>
        <table:table-row table:style-name="ro6">
          <table:table-cell office:value-type="string" calcext:value-type="string">
            <text:p>stracony</text:p>
          </table:table-cell>
          <table:table-cell office:value-type="string" calcext:value-type="string">
            <text:p>потеряный</text:p>
          </table:table-cell>
        </table:table-row>
        <table:table-row table:style-name="ro6">
          <table:table-cell office:value-type="string" calcext:value-type="string">
            <text:p>потеряный</text:p>
          </table:table-cell>
          <table:table-cell/>
        </table:table-row>
        <table:table-row table:style-name="ro6">
          <table:table-cell office:value-type="string" calcext:value-type="string">
            <text:p>zeszlym</text:p>
          </table:table-cell>
          <table:table-cell office:value-type="string" calcext:value-type="string">
            <text:p>прошлом</text:p>
          </table:table-cell>
        </table:table-row>
        <table:table-row table:style-name="ro6">
          <table:table-cell office:value-type="string" calcext:value-type="string">
            <text:p>прошлом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style-name="ce432" office:value-type="string" calcext:value-type="string">
            <text:p>© star 2017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cechy" table:style-name="ta1">
        <table:table-column table:style-name="co31" table:number-columns-repeated="2" table:default-cell-style-name="Default"/>
        <table:table-row table:style-name="ro7">
          <table:table-cell table:style-name="ce430" office:value-type="string" calcext:value-type="string">
            <text:p>zły</text:p>
          </table:table-cell>
          <table:table-cell table:style-name="ce430" office:value-type="string" calcext:value-type="string">
            <text:p>плохой</text:p>
          </table:table-cell>
        </table:table-row>
        <table:table-row table:style-name="ro7">
          <table:table-cell table:style-name="ce430" office:value-type="string" calcext:value-type="string">
            <text:p>плохо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dobry</text:p>
          </table:table-cell>
          <table:table-cell table:style-name="ce430" office:value-type="string" calcext:value-type="string">
            <text:p>хороший</text:p>
          </table:table-cell>
        </table:table-row>
        <table:table-row table:style-name="ro7">
          <table:table-cell table:style-name="ce430" office:value-type="string" calcext:value-type="string">
            <text:p>хорош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bezczełny</text:p>
          </table:table-cell>
          <table:table-cell table:style-name="ce430" office:value-type="string" calcext:value-type="string">
            <text:p>нахальный</text:p>
          </table:table-cell>
        </table:table-row>
        <table:table-row table:style-name="ro7">
          <table:table-cell table:style-name="ce430" office:value-type="string" calcext:value-type="string">
            <text:p>наха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brutałny</text:p>
          </table:table-cell>
          <table:table-cell table:style-name="ce430" office:value-type="string" calcext:value-type="string">
            <text:p>зверский</text:p>
          </table:table-cell>
        </table:table-row>
        <table:table-row table:style-name="ro7">
          <table:table-cell table:style-name="ce430" office:value-type="string" calcext:value-type="string">
            <text:p>зверс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chamski</text:p>
          </table:table-cell>
          <table:table-cell table:style-name="ce430" office:value-type="string" calcext:value-type="string">
            <text:p>невоспитанный</text:p>
          </table:table-cell>
        </table:table-row>
        <table:table-row table:style-name="ro7">
          <table:table-cell table:style-name="ce430" office:value-type="string" calcext:value-type="string">
            <text:p>невоспитан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ulgarny</text:p>
          </table:table-cell>
          <table:table-cell table:style-name="ce430" office:value-type="string" calcext:value-type="string">
            <text:p>вульгарный</text:p>
          </table:table-cell>
        </table:table-row>
        <table:table-row table:style-name="ro7">
          <table:table-cell table:style-name="ce430" office:value-type="string" calcext:value-type="string">
            <text:p>вульгар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agresywny</text:p>
          </table:table-cell>
          <table:table-cell table:style-name="ce430" office:value-type="string" calcext:value-type="string">
            <text:p>агрессивный</text:p>
          </table:table-cell>
        </table:table-row>
        <table:table-row table:style-name="ro7">
          <table:table-cell table:style-name="ce430" office:value-type="string" calcext:value-type="string">
            <text:p>агрессив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rażliwy</text:p>
          </table:table-cell>
          <table:table-cell table:style-name="ce430" office:value-type="string" calcext:value-type="string">
            <text:p>чувствительный</text:p>
          </table:table-cell>
        </table:table-row>
        <table:table-row table:style-name="ro7">
          <table:table-cell table:style-name="ce430" office:value-type="string" calcext:value-type="string">
            <text:p>чувствите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koleźenski</text:p>
          </table:table-cell>
          <table:table-cell table:style-name="ce430" office:value-type="string" calcext:value-type="string">
            <text:p>компанейский</text:p>
          </table:table-cell>
        </table:table-row>
        <table:table-row table:style-name="ro7">
          <table:table-cell table:style-name="ce430" office:value-type="string" calcext:value-type="string">
            <text:p>компанейс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miły</text:p>
          </table:table-cell>
          <table:table-cell table:style-name="ce430" office:value-type="string" calcext:value-type="string">
            <text:p>приятный</text:p>
          </table:table-cell>
        </table:table-row>
        <table:table-row table:style-name="ro7">
          <table:table-cell table:style-name="ce430" office:value-type="string" calcext:value-type="string">
            <text:p>прият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naiwny</text:p>
          </table:table-cell>
          <table:table-cell table:style-name="ce430" office:value-type="string" calcext:value-type="string">
            <text:p>наивный</text:p>
          </table:table-cell>
        </table:table-row>
        <table:table-row table:style-name="ro7">
          <table:table-cell table:style-name="ce430" office:value-type="string" calcext:value-type="string">
            <text:p>наив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nieśmialy</text:p>
          </table:table-cell>
          <table:table-cell table:style-name="ce430" office:value-type="string" calcext:value-type="string">
            <text:p>застенчивый</text:p>
          </table:table-cell>
        </table:table-row>
        <table:table-row table:style-name="ro7">
          <table:table-cell table:style-name="ce430" office:value-type="string" calcext:value-type="string">
            <text:p>застен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stydliwy</text:p>
          </table:table-cell>
          <table:table-cell table:style-name="ce430" office:value-type="string" calcext:value-type="string">
            <text:p>застенчивый</text:p>
          </table:table-cell>
        </table:table-row>
        <table:table-row table:style-name="ro7">
          <table:table-cell table:style-name="ce430" office:value-type="string" calcext:value-type="string">
            <text:p>застенчивый</text:p>
          </table:table-cell>
          <table:table-cell table:style-name="ce430"/>
        </table:table-row>
        <table:table-row table:style-name="ro7">
          <table:table-cell table:number-columns-repeated="2" table:style-name="ce430" office:value-type="string" calcext:value-type="string">
            <text:p>obojœtny</text:p>
          </table:table-cell>
        </table:table-row>
        <table:table-row table:style-name="ro7">
          <table:table-cell table:style-name="ce430" office:value-type="string" calcext:value-type="string">
            <text:p>obojœtny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dwaźny</text:p>
          </table:table-cell>
          <table:table-cell table:style-name="ce430" office:value-type="string" calcext:value-type="string">
            <text:p>отважный</text:p>
          </table:table-cell>
        </table:table-row>
        <table:table-row table:style-name="ro7">
          <table:table-cell table:style-name="ce430" office:value-type="string" calcext:value-type="string">
            <text:p>отваж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tchórzliwy</text:p>
          </table:table-cell>
          <table:table-cell table:style-name="ce430" office:value-type="string" calcext:value-type="string">
            <text:p>трусливый</text:p>
          </table:table-cell>
        </table:table-row>
        <table:table-row table:style-name="ro7">
          <table:table-cell table:style-name="ce430" office:value-type="string" calcext:value-type="string">
            <text:p>трусл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amolubny </text:p>
          </table:table-cell>
          <table:table-cell table:style-name="ce430" office:value-type="string" calcext:value-type="string">
            <text:p>эгоистичный</text:p>
          </table:table-cell>
        </table:table-row>
        <table:table-row table:style-name="ro7">
          <table:table-cell table:style-name="ce430" office:value-type="string" calcext:value-type="string">
            <text:p>эгоистич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egoista</text:p>
          </table:table-cell>
          <table:table-cell table:style-name="ce430" office:value-type="string" calcext:value-type="string">
            <text:p>эгоист</text:p>
          </table:table-cell>
        </table:table-row>
        <table:table-row table:style-name="ro7">
          <table:table-cell table:style-name="ce430" office:value-type="string" calcext:value-type="string">
            <text:p>эгоист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interesowny</text:p>
          </table:table-cell>
          <table:table-cell table:style-name="ce430" office:value-type="string" calcext:value-type="string">
            <text:p>любознательный</text:p>
          </table:table-cell>
        </table:table-row>
        <table:table-row table:style-name="ro7">
          <table:table-cell table:style-name="ce430" office:value-type="string" calcext:value-type="string">
            <text:p>любознате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urowy</text:p>
          </table:table-cell>
          <table:table-cell table:style-name="ce430" office:value-type="string" calcext:value-type="string">
            <text:p>суровый</text:p>
          </table:table-cell>
        </table:table-row>
        <table:table-row table:style-name="ro7">
          <table:table-cell table:style-name="ce430" office:value-type="string" calcext:value-type="string">
            <text:p>суро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łagodny</text:p>
          </table:table-cell>
          <table:table-cell table:style-name="ce430" office:value-type="string" calcext:value-type="string">
            <text:p>нежный</text:p>
          </table:table-cell>
        </table:table-row>
        <table:table-row table:style-name="ro7">
          <table:table-cell table:style-name="ce430" office:value-type="string" calcext:value-type="string">
            <text:p>неж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kromny</text:p>
          </table:table-cell>
          <table:table-cell table:style-name="ce430" office:value-type="string" calcext:value-type="string">
            <text:p>скромный</text:p>
          </table:table-cell>
        </table:table-row>
        <table:table-row table:style-name="ro7">
          <table:table-cell table:style-name="ce430" office:value-type="string" calcext:value-type="string">
            <text:p>скром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zczery</text:p>
          </table:table-cell>
          <table:table-cell table:style-name="ce430" office:value-type="string" calcext:value-type="string">
            <text:p>честный</text:p>
          </table:table-cell>
        </table:table-row>
        <table:table-row table:style-name="ro7">
          <table:table-cell table:style-name="ce430" office:value-type="string" calcext:value-type="string">
            <text:p>чест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fałszywy</text:p>
          </table:table-cell>
          <table:table-cell table:style-name="ce430" office:value-type="string" calcext:value-type="string">
            <text:p>ложный</text:p>
          </table:table-cell>
        </table:table-row>
        <table:table-row table:style-name="ro7">
          <table:table-cell table:style-name="ce430" office:value-type="string" calcext:value-type="string">
            <text:p>лож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błudny</text:p>
          </table:table-cell>
          <table:table-cell table:style-name="ce430" office:value-type="string" calcext:value-type="string">
            <text:p>лицемерный</text:p>
          </table:table-cell>
        </table:table-row>
        <table:table-row table:style-name="ro7">
          <table:table-cell table:style-name="ce430" office:value-type="string" calcext:value-type="string">
            <text:p>лицемер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dwulicowy</text:p>
          </table:table-cell>
          <table:table-cell table:style-name="ce430" office:value-type="string" calcext:value-type="string">
            <text:p>двуликий</text:p>
          </table:table-cell>
        </table:table-row>
        <table:table-row table:style-name="ro7">
          <table:table-cell table:style-name="ce430" office:value-type="string" calcext:value-type="string">
            <text:p>двули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źyczliwy</text:p>
          </table:table-cell>
          <table:table-cell table:style-name="ce430" office:value-type="string" calcext:value-type="string">
            <text:p>дружелюбный</text:p>
          </table:table-cell>
        </table:table-row>
        <table:table-row table:style-name="ro7">
          <table:table-cell table:style-name="ce430" office:value-type="string" calcext:value-type="string">
            <text:p>дружелюб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ympatyczny</text:p>
          </table:table-cell>
          <table:table-cell table:style-name="ce430" office:value-type="string" calcext:value-type="string">
            <text:p>симпатический</text:p>
          </table:table-cell>
        </table:table-row>
        <table:table-row table:style-name="ro7">
          <table:table-cell table:style-name="ce430" office:value-type="string" calcext:value-type="string">
            <text:p>симпатичес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uroczy</text:p>
          </table:table-cell>
          <table:table-cell table:style-name="ce430" office:value-type="string" calcext:value-type="string">
            <text:p>очаровательный</text:p>
          </table:table-cell>
        </table:table-row>
        <table:table-row table:style-name="ro7">
          <table:table-cell table:style-name="ce430" office:value-type="string" calcext:value-type="string">
            <text:p>очаровате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kryty</text:p>
          </table:table-cell>
          <table:table-cell table:style-name="ce430" office:value-type="string" calcext:value-type="string">
            <text:p>скрытный</text:p>
          </table:table-cell>
        </table:table-row>
        <table:table-row table:style-name="ro7">
          <table:table-cell table:style-name="ce430" office:value-type="string" calcext:value-type="string">
            <text:p>скрыт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cierpliwy</text:p>
          </table:table-cell>
          <table:table-cell table:style-name="ce430" office:value-type="string" calcext:value-type="string">
            <text:p>терпели́вый</text:p>
          </table:table-cell>
        </table:table-row>
        <table:table-row table:style-name="ro7">
          <table:table-cell table:style-name="ce430" office:value-type="string" calcext:value-type="string">
            <text:p>терпели́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pokojny</text:p>
          </table:table-cell>
          <table:table-cell table:style-name="ce430" office:value-type="string" calcext:value-type="string">
            <text:p>спокойный</text:p>
          </table:table-cell>
        </table:table-row>
        <table:table-row table:style-name="ro7">
          <table:table-cell table:style-name="ce430" office:value-type="string" calcext:value-type="string">
            <text:p>спокой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nerwowy</text:p>
          </table:table-cell>
          <table:table-cell table:style-name="ce430" office:value-type="string" calcext:value-type="string">
            <text:p>нервный</text:p>
          </table:table-cell>
        </table:table-row>
        <table:table-row table:style-name="ro7">
          <table:table-cell table:style-name="ce430" office:value-type="string" calcext:value-type="string">
            <text:p>нерв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ybuchowy</text:p>
          </table:table-cell>
          <table:table-cell table:style-name="ce430" office:value-type="string" calcext:value-type="string">
            <text:p>вспыльчивый</text:p>
          </table:table-cell>
        </table:table-row>
        <table:table-row table:style-name="ro7">
          <table:table-cell table:style-name="ce430" office:value-type="string" calcext:value-type="string">
            <text:p>вспыль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uprzejmy</text:p>
          </table:table-cell>
          <table:table-cell table:style-name="ce430" office:value-type="string" calcext:value-type="string">
            <text:p>учтивый</text:p>
          </table:table-cell>
        </table:table-row>
        <table:table-row table:style-name="ro7">
          <table:table-cell table:style-name="ce430" office:value-type="string" calcext:value-type="string">
            <text:p>учт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grzeczny</text:p>
          </table:table-cell>
          <table:table-cell table:style-name="ce430" office:value-type="string" calcext:value-type="string">
            <text:p>вежливый</text:p>
          </table:table-cell>
        </table:table-row>
        <table:table-row table:style-name="ro7">
          <table:table-cell table:style-name="ce430" office:value-type="string" calcext:value-type="string">
            <text:p>вежл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zdolny</text:p>
          </table:table-cell>
          <table:table-cell table:style-name="ce430" office:value-type="string" calcext:value-type="string">
            <text:p>способный</text:p>
          </table:table-cell>
        </table:table-row>
        <table:table-row table:style-name="ro7">
          <table:table-cell table:style-name="ce430" office:value-type="string" calcext:value-type="string">
            <text:p>способ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dumny</text:p>
          </table:table-cell>
          <table:table-cell table:style-name="ce430" office:value-type="string" calcext:value-type="string">
            <text:p>гордый</text:p>
          </table:table-cell>
        </table:table-row>
        <table:table-row table:style-name="ro7">
          <table:table-cell table:style-name="ce430" office:value-type="string" calcext:value-type="string">
            <text:p>горд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utalentowany</text:p>
          </table:table-cell>
          <table:table-cell table:style-name="ce430" office:value-type="string" calcext:value-type="string">
            <text:p>одаренный</text:p>
          </table:table-cell>
        </table:table-row>
        <table:table-row table:style-name="ro7">
          <table:table-cell table:style-name="ce430" office:value-type="string" calcext:value-type="string">
            <text:p>одарен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ilny</text:p>
          </table:table-cell>
          <table:table-cell table:style-name="ce430" office:value-type="string" calcext:value-type="string">
            <text:p>срочный</text:p>
          </table:table-cell>
        </table:table-row>
        <table:table-row table:style-name="ro7">
          <table:table-cell table:style-name="ce430" office:value-type="string" calcext:value-type="string">
            <text:p>сроч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ambitny</text:p>
          </table:table-cell>
          <table:table-cell table:style-name="ce430" office:value-type="string" calcext:value-type="string">
            <text:p>честолюбивый</text:p>
          </table:table-cell>
        </table:table-row>
        <table:table-row table:style-name="ro7">
          <table:table-cell table:style-name="ce430" office:value-type="string" calcext:value-type="string">
            <text:p>честолюб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racowity</text:p>
          </table:table-cell>
          <table:table-cell table:style-name="ce430" office:value-type="string" calcext:value-type="string">
            <text:p>трудолюбивый</text:p>
          </table:table-cell>
        </table:table-row>
        <table:table-row table:style-name="ro7">
          <table:table-cell table:style-name="ce430" office:value-type="string" calcext:value-type="string">
            <text:p>трудолюб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leniwy</text:p>
          </table:table-cell>
          <table:table-cell table:style-name="ce430" office:value-type="string" calcext:value-type="string">
            <text:p>ленивый</text:p>
          </table:table-cell>
        </table:table-row>
        <table:table-row table:style-name="ro7">
          <table:table-cell table:style-name="ce430" office:value-type="string" calcext:value-type="string">
            <text:p>лен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bowiązkowy</text:p>
          </table:table-cell>
          <table:table-cell table:style-name="ce430" office:value-type="string" calcext:value-type="string">
            <text:p>принудительная</text:p>
          </table:table-cell>
        </table:table-row>
        <table:table-row table:style-name="ro7">
          <table:table-cell table:style-name="ce430" office:value-type="string" calcext:value-type="string">
            <text:p>принудительная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olidny</text:p>
          </table:table-cell>
          <table:table-cell table:style-name="ce430" office:value-type="string" calcext:value-type="string">
            <text:p>твердый</text:p>
          </table:table-cell>
        </table:table-row>
        <table:table-row table:style-name="ro7">
          <table:table-cell table:style-name="ce430" office:value-type="string" calcext:value-type="string">
            <text:p>тверд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unktualny</text:p>
          </table:table-cell>
          <table:table-cell table:style-name="ce430" office:value-type="string" calcext:value-type="string">
            <text:p>пунктуальный</text:p>
          </table:table-cell>
        </table:table-row>
        <table:table-row table:style-name="ro7">
          <table:table-cell table:style-name="ce430" office:value-type="string" calcext:value-type="string">
            <text:p>пунктуа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madry</text:p>
          </table:table-cell>
          <table:table-cell table:style-name="ce430" office:value-type="string" calcext:value-type="string">
            <text:p>мудрый</text:p>
          </table:table-cell>
        </table:table-row>
        <table:table-row table:style-name="ro7">
          <table:table-cell table:style-name="ce430" office:value-type="string" calcext:value-type="string">
            <text:p>мудр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rozwaźny</text:p>
          </table:table-cell>
          <table:table-cell table:style-name="ce430" office:value-type="string" calcext:value-type="string">
            <text:p>вдумчивый</text:p>
          </table:table-cell>
        </table:table-row>
        <table:table-row table:style-name="ro7">
          <table:table-cell table:style-name="ce430" office:value-type="string" calcext:value-type="string">
            <text:p>вдум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rozsądny</text:p>
          </table:table-cell>
          <table:table-cell table:style-name="ce430" office:value-type="string" calcext:value-type="string">
            <text:p>рассуди́тельный</text:p>
          </table:table-cell>
        </table:table-row>
        <table:table-row table:style-name="ro7">
          <table:table-cell table:style-name="ce430" office:value-type="string" calcext:value-type="string">
            <text:p>рассуди́те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głupi</text:p>
          </table:table-cell>
          <table:table-cell table:style-name="ce430" office:value-type="string" calcext:value-type="string">
            <text:p>глупый</text:p>
          </table:table-cell>
        </table:table-row>
        <table:table-row table:style-name="ro7">
          <table:table-cell table:style-name="ce430" office:value-type="string" calcext:value-type="string">
            <text:p>глуп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inteligentny</text:p>
          </table:table-cell>
          <table:table-cell table:style-name="ce430" office:value-type="string" calcext:value-type="string">
            <text:p>умный</text:p>
          </table:table-cell>
        </table:table-row>
        <table:table-row table:style-name="ro7">
          <table:table-cell table:style-name="ce430" office:value-type="string" calcext:value-type="string">
            <text:p>ум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kulturalny</text:p>
          </table:table-cell>
          <table:table-cell table:style-name="ce430" office:value-type="string" calcext:value-type="string">
            <text:p>культурный</text:p>
          </table:table-cell>
        </table:table-row>
        <table:table-row table:style-name="ro7">
          <table:table-cell table:style-name="ce430" office:value-type="string" calcext:value-type="string">
            <text:p>культур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ychowany</text:p>
          </table:table-cell>
          <table:table-cell table:style-name="ce430" office:value-type="string" calcext:value-type="string">
            <text:p>образованный</text:p>
          </table:table-cell>
        </table:table-row>
        <table:table-row table:style-name="ro7">
          <table:table-cell table:style-name="ce430" office:value-type="string" calcext:value-type="string">
            <text:p>образован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prytny</text:p>
          </table:table-cell>
          <table:table-cell table:style-name="ce430" office:value-type="string" calcext:value-type="string">
            <text:p>умный</text:p>
          </table:table-cell>
        </table:table-row>
        <table:table-row table:style-name="ro7">
          <table:table-cell table:style-name="ce430" office:value-type="string" calcext:value-type="string">
            <text:p>ум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bystry</text:p>
          </table:table-cell>
          <table:table-cell table:style-name="ce430" office:value-type="string" calcext:value-type="string">
            <text:p>яркий</text:p>
          </table:table-cell>
        </table:table-row>
        <table:table-row table:style-name="ro7">
          <table:table-cell table:style-name="ce430" office:value-type="string" calcext:value-type="string">
            <text:p>яр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uparty</text:p>
          </table:table-cell>
          <table:table-cell table:style-name="ce430" office:value-type="string" calcext:value-type="string">
            <text:p>упрямый</text:p>
          </table:table-cell>
        </table:table-row>
        <table:table-row table:style-name="ro7">
          <table:table-cell table:style-name="ce430" office:value-type="string" calcext:value-type="string">
            <text:p>упрям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elokwentny</text:p>
          </table:table-cell>
          <table:table-cell table:style-name="ce430" office:value-type="string" calcext:value-type="string">
            <text:p>красноречивый</text:p>
          </table:table-cell>
        </table:table-row>
        <table:table-row table:style-name="ro7">
          <table:table-cell table:style-name="ce430" office:value-type="string" calcext:value-type="string">
            <text:p>красноре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mutny</text:p>
          </table:table-cell>
          <table:table-cell table:style-name="ce430" office:value-type="string" calcext:value-type="string">
            <text:p>грустный</text:p>
          </table:table-cell>
        </table:table-row>
        <table:table-row table:style-name="ro7">
          <table:table-cell table:style-name="ce430" office:value-type="string" calcext:value-type="string">
            <text:p>груст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onury</text:p>
          </table:table-cell>
          <table:table-cell table:style-name="ce430" office:value-type="string" calcext:value-type="string">
            <text:p>тоскливый</text:p>
          </table:table-cell>
        </table:table-row>
        <table:table-row table:style-name="ro7">
          <table:table-cell table:style-name="ce430" office:value-type="string" calcext:value-type="string">
            <text:p>тоскл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esoły</text:p>
          </table:table-cell>
          <table:table-cell table:style-name="ce430" office:value-type="string" calcext:value-type="string">
            <text:p>веселый</text:p>
          </table:table-cell>
        </table:table-row>
        <table:table-row table:style-name="ro7">
          <table:table-cell table:style-name="ce430" office:value-type="string" calcext:value-type="string">
            <text:p>весел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dowcipny z humorem</text:p>
          </table:table-cell>
          <table:table-cell table:style-name="ce430" office:value-type="string" calcext:value-type="string">
            <text:p>с остроумным юмором</text:p>
          </table:table-cell>
        </table:table-row>
        <table:table-row table:style-name="ro7">
          <table:table-cell table:style-name="ce430" office:value-type="string" calcext:value-type="string">
            <text:p>с остроумным юмором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ogodny</text:p>
          </table:table-cell>
          <table:table-cell table:style-name="ce430" office:value-type="string" calcext:value-type="string">
            <text:p>веселый</text:p>
          </table:table-cell>
        </table:table-row>
        <table:table-row table:style-name="ro7">
          <table:table-cell table:style-name="ce430" office:value-type="string" calcext:value-type="string">
            <text:p>весел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kąpy</text:p>
          </table:table-cell>
          <table:table-cell table:style-name="ce430" office:value-type="string" calcext:value-type="string">
            <text:p>скупой</text:p>
          </table:table-cell>
        </table:table-row>
        <table:table-row table:style-name="ro7">
          <table:table-cell table:style-name="ce430" office:value-type="string" calcext:value-type="string">
            <text:p>скупо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szczędny</text:p>
          </table:table-cell>
          <table:table-cell table:style-name="ce430" office:value-type="string" calcext:value-type="string">
            <text:p>скудный</text:p>
          </table:table-cell>
        </table:table-row>
        <table:table-row table:style-name="ro7">
          <table:table-cell table:style-name="ce430" office:value-type="string" calcext:value-type="string">
            <text:p>скуд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rozrzutny</text:p>
          </table:table-cell>
          <table:table-cell table:style-name="ce430" office:value-type="string" calcext:value-type="string">
            <text:p>расточать</text:p>
          </table:table-cell>
        </table:table-row>
        <table:table-row table:style-name="ro7">
          <table:table-cell table:style-name="ce430" office:value-type="string" calcext:value-type="string">
            <text:p>расточать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gościnny</text:p>
          </table:table-cell>
          <table:table-cell table:style-name="ce430" office:value-type="string" calcext:value-type="string">
            <text:p>гостеприимный</text:p>
          </table:table-cell>
        </table:table-row>
        <table:table-row table:style-name="ro7">
          <table:table-cell table:style-name="ce430" office:value-type="string" calcext:value-type="string">
            <text:p>гостеприимный</text:p>
          </table:table-cell>
          <table:table-cell table:style-name="ce430"/>
        </table:table-row>
        <table:table-row table:style-name="ro7">
          <table:table-cell table:number-columns-repeated="2" table:style-name="ce430" office:value-type="string" calcext:value-type="string">
            <text:p>tolerancijny</text:p>
          </table:table-cell>
        </table:table-row>
        <table:table-row table:style-name="ro7">
          <table:table-cell table:style-name="ce430" office:value-type="string" calcext:value-type="string">
            <text:p>tolerancijny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zarozumiały</text:p>
          </table:table-cell>
          <table:table-cell table:style-name="ce430" office:value-type="string" calcext:value-type="string">
            <text:p>тщеславный</text:p>
          </table:table-cell>
        </table:table-row>
        <table:table-row table:style-name="ro7">
          <table:table-cell table:style-name="ce430" office:value-type="string" calcext:value-type="string">
            <text:p>тщеслав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ewny sobie</text:p>
          </table:table-cell>
          <table:table-cell table:style-name="ce430" office:value-type="string" calcext:value-type="string">
            <text:p>уверенный в себе</text:p>
          </table:table-cell>
        </table:table-row>
        <table:table-row table:style-name="ro7">
          <table:table-cell table:style-name="ce430" office:value-type="string" calcext:value-type="string">
            <text:p>уверенный в себе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gadatliwy</text:p>
          </table:table-cell>
          <table:table-cell table:style-name="ce430" office:value-type="string" calcext:value-type="string">
            <text:p>разговорчивый</text:p>
          </table:table-cell>
        </table:table-row>
        <table:table-row table:style-name="ro7">
          <table:table-cell table:style-name="ce430" office:value-type="string" calcext:value-type="string">
            <text:p>разговор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małomowny</text:p>
          </table:table-cell>
          <table:table-cell table:style-name="ce430" office:value-type="string" calcext:value-type="string">
            <text:p>неразговорчивый</text:p>
          </table:table-cell>
        </table:table-row>
        <table:table-row table:style-name="ro7">
          <table:table-cell table:style-name="ce430" office:value-type="string" calcext:value-type="string">
            <text:p>неразговор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ptymista</text:p>
          </table:table-cell>
          <table:table-cell table:style-name="ce430" office:value-type="string" calcext:value-type="string">
            <text:p>оптимист</text:p>
          </table:table-cell>
        </table:table-row>
        <table:table-row table:style-name="ro7">
          <table:table-cell table:style-name="ce430" office:value-type="string" calcext:value-type="string">
            <text:p>оптимист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esymista</text:p>
          </table:table-cell>
          <table:table-cell table:style-name="ce430" office:value-type="string" calcext:value-type="string">
            <text:p>пессимист</text:p>
          </table:table-cell>
        </table:table-row>
        <table:table-row table:style-name="ro7">
          <table:table-cell table:style-name="ce430" office:value-type="string" calcext:value-type="string">
            <text:p>пессимист</text:p>
          </table:table-cell>
          <table:table-cell table:style-name="ce430"/>
        </table:table-row>
        <table:table-row table:style-name="ro7">
          <table:table-cell table:style-name="ce430" table:number-columns-repeated="2"/>
        </table:table-row>
        <table:table-row table:style-name="ro7" table:number-rows-repeated="1048428">
          <table:table-cell table:number-columns-repeated="2"/>
        </table:table-row>
        <table:table-row table:style-name="ro7">
          <table:table-cell table:number-columns-repeated="2"/>
        </table:table-row>
      </table:table>
      <table:table table:name="flashCard1" table:style-name="ta1"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3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8" table:default-cell-style-name="Default"/>
        <table:table-column table:style-name="co53" table:default-cell-style-name="Default"/>
        <table:table-column table:style-name="co49" table:default-cell-style-name="Default"/>
        <table:table-column table:style-name="co55" table:default-cell-style-name="Default"/>
        <table:table-column table:style-name="co53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" table:number-columns-repeated="1000" table:default-cell-style-name="Default"/>
        <table:table-row table:style-name="ro3">
          <table:table-cell table:style-name="ce7" office:value-type="string" calcext:value-type="string">
            <text:p>L1_level</text:p>
          </table:table-cell>
          <table:table-cell table:style-name="ce7" office:value-type="string" calcext:value-type="string">
            <text:p>L1_title</text:p>
          </table:table-cell>
          <table:table-cell table:style-name="ce7" office:value-type="string" calcext:value-type="string">
            <text:p>L1_ident</text:p>
          </table:table-cell>
          <table:table-cell table:style-name="ce7" office:value-type="string" calcext:value-type="string">
            <text:p>L1_type</text:p>
          </table:table-cell>
          <table:table-cell table:style-name="ce7" office:value-type="string" calcext:value-type="string">
            <text:p>L1_single</text:p>
          </table:table-cell>
          <table:table-cell table:style-name="ce7" office:value-type="string" calcext:value-type="string">
            <text:p>L1_word</text:p>
          </table:table-cell>
          <table:table-cell table:style-name="ce7" office:value-type="string" calcext:value-type="string">
            <text:p>L1_plural</text:p>
          </table:table-cell>
          <table:table-cell table:style-name="ce7" office:value-type="string" calcext:value-type="string">
            <text:p>L1_aword</text:p>
          </table:table-cell>
          <table:table-cell table:style-name="ce7" office:value-type="string" calcext:value-type="string">
            <text:p>L1_p1desc</text:p>
          </table:table-cell>
          <table:table-cell table:style-name="ce7" office:value-type="string" calcext:value-type="string">
            <text:p>L1_p1word</text:p>
          </table:table-cell>
          <table:table-cell table:style-name="ce7" office:value-type="string" calcext:value-type="string">
            <text:p>L1_p2desc</text:p>
          </table:table-cell>
          <table:table-cell table:style-name="ce7" office:value-type="string" calcext:value-type="string">
            <text:p>L1_p2word</text:p>
          </table:table-cell>
          <table:table-cell table:style-name="ce7" office:value-type="string" calcext:value-type="string">
            <text:p>L2_level</text:p>
          </table:table-cell>
          <table:table-cell table:style-name="ce7" office:value-type="string" calcext:value-type="string">
            <text:p>L2_title</text:p>
          </table:table-cell>
          <table:table-cell table:style-name="ce7" office:value-type="string" calcext:value-type="string">
            <text:p>L2_ident</text:p>
          </table:table-cell>
          <table:table-cell table:style-name="ce7" office:value-type="string" calcext:value-type="string">
            <text:p>L2_type</text:p>
          </table:table-cell>
          <table:table-cell table:style-name="ce7" office:value-type="string" calcext:value-type="string">
            <text:p>L2_single</text:p>
          </table:table-cell>
          <table:table-cell table:style-name="ce7" office:value-type="string" calcext:value-type="string">
            <text:p>L2_word</text:p>
          </table:table-cell>
          <table:table-cell table:style-name="ce7" office:value-type="string" calcext:value-type="string">
            <text:p>L2_plural</text:p>
          </table:table-cell>
          <table:table-cell table:style-name="ce7" office:value-type="string" calcext:value-type="string">
            <text:p>L2_aword</text:p>
          </table:table-cell>
          <table:table-cell table:style-name="ce7" office:value-type="string" calcext:value-type="string">
            <text:p>L2_p1desc</text:p>
          </table:table-cell>
          <table:table-cell table:style-name="ce7" office:value-type="string" calcext:value-type="string">
            <text:p>L2_p1word</text:p>
          </table:table-cell>
          <table:table-cell table:style-name="ce7" office:value-type="string" calcext:value-type="string">
            <text:p>L2_p2desc</text:p>
          </table:table-cell>
          <table:table-cell table:style-name="ce7" office:value-type="string" calcext:value-type="string">
            <text:p>L2_p2word</text:p>
          </table:table-cell>
          <table:table-cell table:style-name="ce7" table:number-columns-repeated="1000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ogrodu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ogrodz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00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społeczności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książki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książ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ieniądz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ieniądze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pieniądze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pieniądz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нь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деньг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ufit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ufit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sufitu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sufic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толк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потолке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потолк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rzeł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rl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orl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рл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орл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орл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księżyc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księżyc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dkn</text:p>
          </table:table-cell>
          <table:table-cell office:value-type="string" calcext:value-type="string">
            <text:p>czasownik </text:p>
          </table:table-cell>
          <table:table-cell/>
          <table:table-cell office:value-type="string" calcext:value-type="string">
            <text:p>Uruchomić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ę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uruchomies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łe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глагол</text:p>
          </table:table-cell>
          <table:table-cell/>
          <table:table-cell office:value-type="string" calcext:value-type="string">
            <text:p>запустить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каю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тил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запустил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błęd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шибки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zachowa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zachowania</text:p>
          </table:table-cell>
          <table:table-cell table:number-columns-repeated="2"/>
          <table:table-cell table:content-validation-name="val3" office:value-type="string" calcext:value-type="string">
            <text:p>Ms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мн.ч</text:p>
          </table:table-cell>
          <table:table-cell/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i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pi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нен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ętanie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держимост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ezczelność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наглост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czyn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йст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łam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рань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емья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c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родитель</text:p>
          </table:table-cell>
          <table:table-cell/>
          <table:table-cell office:value-type="string" calcext:value-type="string">
            <text:p>родители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eń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eństwo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ратья сестры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lisz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lisz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фотоплен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эффект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ar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ar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усло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ebieg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ebieg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цесс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ydarz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ydarz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быт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bojęt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bojęt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езразлич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ustawi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ustawi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араметры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domysł 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domysły 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огад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dom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dom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звищ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gałąź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gałęzi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ет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ciowie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ciowc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ист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czy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ичин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tos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tos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ледст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ojęc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ojęcia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pojęci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pojęci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нятие</text:p>
          </table:table-cell>
          <table:table-cell table:number-columns-repeated="1006"/>
        </table:table-row>
      </table:table>
      <table:table table:name="Лист10" table:style-name="ta1">
        <table:table-column table:style-name="co42" table:number-columns-repeated="1024" table:default-cell-style-name="ce571"/>
        <table:table-row table:style-name="ro8" table:number-rows-repeated="2">
          <table:table-cell table:style-name="ce569"/>
          <table:table-cell table:number-columns-repeated="1023"/>
        </table:table-row>
        <table:table-row table:style-name="ro8">
          <table:table-cell table:style-name="ce570" office:value-type="string" calcext:value-type="string">
            <text:p>przypadek</text:p>
          </table:table-cell>
          <table:table-cell table:style-name="ce570" office:value-type="string" calcext:value-type="string">
            <text:p>liczba pojedyncza</text:p>
          </table:table-cell>
          <table:table-cell table:style-name="ce570" office:value-type="string" calcext:value-type="string">
            <text:p>liczba mnoga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mianownik</text:p>
          </table:table-cell>
          <table:table-cell table:style-name="ce570" office:value-type="string" calcext:value-type="string">
            <text:p>tysiąc</text:p>
          </table:table-cell>
          <table:table-cell table:style-name="ce570" office:value-type="string" calcext:value-type="string">
            <text:p>tysiące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dopełniacz</text:p>
          </table:table-cell>
          <table:table-cell table:style-name="ce570" office:value-type="string" calcext:value-type="string">
            <text:p>tysiąca</text:p>
          </table:table-cell>
          <table:table-cell table:style-name="ce570" office:value-type="string" calcext:value-type="string">
            <text:p>tysięcy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celownik</text:p>
          </table:table-cell>
          <table:table-cell table:style-name="ce570" office:value-type="string" calcext:value-type="string">
            <text:p>tysiącowi</text:p>
          </table:table-cell>
          <table:table-cell table:style-name="ce570" office:value-type="string" calcext:value-type="string">
            <text:p>tysiącom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biernik</text:p>
          </table:table-cell>
          <table:table-cell table:style-name="ce570" office:value-type="string" calcext:value-type="string">
            <text:p>tysiąc</text:p>
          </table:table-cell>
          <table:table-cell table:style-name="ce570" office:value-type="string" calcext:value-type="string">
            <text:p>tysiące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narzędnik</text:p>
          </table:table-cell>
          <table:table-cell table:style-name="ce570" office:value-type="string" calcext:value-type="string">
            <text:p>tysiącem</text:p>
          </table:table-cell>
          <table:table-cell table:style-name="ce570" office:value-type="string" calcext:value-type="string">
            <text:p>tysiącami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miejscownik</text:p>
          </table:table-cell>
          <table:table-cell table:style-name="ce570" office:value-type="string" calcext:value-type="string">
            <text:p>tysiącu</text:p>
          </table:table-cell>
          <table:table-cell table:style-name="ce570" office:value-type="string" calcext:value-type="string">
            <text:p>tysiącach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wołacz</text:p>
          </table:table-cell>
          <table:table-cell table:style-name="ce570" office:value-type="string" calcext:value-type="string">
            <text:p>tysiącu</text:p>
          </table:table-cell>
          <table:table-cell table:style-name="ce570" office:value-type="string" calcext:value-type="string">
            <text:p>tysiąc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/>
          <table:table-cell table:style-name="ce569"/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jeden tysiąc <text:s text:c="2"/>(M l.p)</text:p>
          </table:table-cell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dwa tysiące <text:s text:c="2"/>(M l.m)</text:p>
          </table:table-cell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trzy tysiące <text:s text:c="2"/>(M l.m)</text:p>
          </table:table-cell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cztery tysiące (M l.m)</text:p>
          </table:table-cell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pięć tysięcy <text:s text:c="2"/>(D l.m)</text:p>
          </table:table-cell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sześć tysięcy <text:s text:c="2"/>(D l.m)</text:p>
          </table:table-cell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sto tysięcy <text:s text:c="2"/>(D l.m)</text:p>
          </table:table-cell>
          <table:table-cell table:number-columns-repeated="1022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Type" table:target-range-address="Lista.H12:Lista.H17" table:on-update-keep-styles="true" table:on-update-keep-size="false" table:orientation="column"/>
        <table:database-range table:name="__Anonymous_Sheet_DB__0" table:target-range-address="'falshCardA1-1'.A1:'falshCardA1-1'.O73" table:display-filter-buttons="true" table:orientation="column"/>
        <table:database-range table:name="__Anonymous_Sheet_DB__4" table:target-range-address="Slowki.A1:Slowki.D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Безымянный1" style:family="table-cell" style:parent-style-name="Default">
      <style:table-cell-properties fo:background-color="#d2d02b"/>
    </style:style>
    <style:style style:name="Безымянный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.00.0000</text:date>, <text:time style:data-style-name="N2" text:time-value="12:04:55.9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3T12:16:18.699000000</dc:date>
    <meta:editing-duration>PT12H59M29S</meta:editing-duration>
    <meta:editing-cycles>178</meta:editing-cycles>
    <meta:generator>LibreOffice/5.3.4.2$Windows_X86_64 LibreOffice_project/f82d347ccc0be322489bf7da61d7e4ad13fe2ff3</meta:generator>
    <dc:creator>Д В С</dc:creator>
    <meta:document-statistic meta:table-count="10" meta:cell-count="3756" meta:object-count="0"/>
    <meta:user-defined meta:name="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
End Sub


Sub insertOneRow (vPos As Long)

Dim oDoc As Object
Dim oSheet As Object

Dim oCellRange As Object
Dim rowsSelected As Long
Dim rowIndex As Long

   oDoc = ThisComponent
   oSheet = oDoc.getCurrentController().ActiveSheet

   oCellRange    = ThisComponent.getCurrentSelection()
   rowsSelected  = oCellRange.Rows.GetCount()
   
   rowIndex = oCellRange.getCellByPosition(0,0).getCellAddress().Row 

   oSheet.Rows.insertByIndex(vPos,1)

End Sub



Sub getCellInfo(vCol As Long, vRow As Long) As String
Dim oDoc As Object
Dim oSheet As Object
Dim oCell As Object

   	oDoc = ThisComponent
   	oSheet = oDoc.getCurrentController().ActiveSheet


	oCell = oSheet.getCellByPosition(vCol-1, vRow-1)
	'msgbox "Selected["+vCol+"]["+vRow+"]: "+oCell.string

	getCellInfo = oCell.string

	'It has a numeric value, a string 2 versions of a formula and an error:
	'print oCell.value, oCell.string,oCell.formula, oCell.FormulaLocal, oCell.Error

End Sub


sub test
	theSelection=ThisComponent.CurrentSelection
	if NOT theSelection.SupportsService("com.sun.star.sheet.SheetCell")  then exit sub
	theCell=theSelection
	'msgbox "Selected: "+theCell.AbsoluteName
	msgbox "Selected ["+CurrentRow+"]["+CurrentCol+"]-&gt;"+getCellInfo(CurrentCol, CurrentRow)

   	oDoc = ThisComponent
   	oSheet = oDoc.getCurrentController().ActiveSheet
	
	msgbox "EndRow ["+CurrentCol+"]-&gt; "+LastRowInColonna(oSheet, CurrentCol)

end sub

Function CurrentRow() As Long
Dim ODoc As Object
Dim OSel As Object
	oDoc = ThisComponent
	oSel = oDoc.GetCurrentSelection()
	If Not oSel.supportsService("com.sun.star.sheet.SheetCellRange") Then Exit Function
	If (oSel.Rows().Count() &gt; 1) Then Exit Function
	CurrentRow = oSel.CellAddress.Row()+1
End Function

Function CurrentCol() As Long
Dim ODoc As Object
Dim OSel As Object
	oDoc = ThisComponent
	oSel = oDoc.GetCurrentSelection()
	If Not oSel.supportsService("com.sun.star.sheet.SheetCellRange") Then Exit Function
	If (oSel.Columns().Count() &gt; 1) Then Exit Function
	CurrentCol = oSel.CellAddress.Column()+1
End Function


Function LastRowInColonna(oSheet As Object, aCol As Long) As Long
  Dim c As Object, oRangePiena As Object, LastRow As Long
  Col = aCol - 1
  c = oSheet.createCursor
  c.gotoEndOfUsedArea(false)
  LastRow = c.RangeAddress.EndRow
  oRangePiena = oSheet.getCellRangeByPosition(Col, 0, Col, LastRow).queryContentCells(1+2+4).RangeAddresses
    If Ubound(oRangePiena) &lt; 0 Then
       LastRowInColonna = - 1  ' 0
    Else   
       LastRowInColonna = oRangePiena(Ubound(oRangePiena)).EndRow+1
    End if 
    'print LastRowInColonna   
End Function

Sub AddOddRows
Dim oDoc As Object
Dim oSheet As Object

   	oDoc = ThisComponent
	oSheet = oDoc.getCurrentController().ActiveSheet

	rowsData = LastRowInColonna(oSheet, CurrentCol())
	
	For iCount = rowsData To 1 Step -1

		aVal = getCellInfo(2, iCount)
		'print aVal
		insertOneRow(iCount)
		oCell = oSheet.getCellByPosition(CurrentCol()-1, iCount)
        oCell.string = aVal
        
    Next iCount
	
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